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E48F7954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2.1953in"/>
    </style:style>
    <style:style style:name="co5" style:family="table-column">
      <style:table-column-properties fo:break-before="auto" style:column-width="1.4311in"/>
    </style:style>
    <style:style style:name="co6" style:family="table-column">
      <style:table-column-properties fo:break-before="auto" style:column-width="1.8402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2047in"/>
    </style:style>
    <style:style style:name="co9" style:family="table-column">
      <style:table-column-properties fo:break-before="auto" style:column-width="1.1728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3882in"/>
    </style:style>
    <style:style style:name="co16" style:family="table-column">
      <style:table-column-properties fo:break-before="auto" style:column-width="1.2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1" table:number-columns-repeated="16" table:default-cell-style-name="Default"/>
        <table:table-row table:style-name="ro1">
          <table:table-cell table:number-columns-repeated="33"/>
        </table:table-row>
        <table:table-row table:style-name="ro1">
          <table:table-cell/>
          <table:table-cell table:style-name="ce2" office:value-type="string">
            <text:p>Bulkload times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table:style-name="ce5"/>
          <table:table-cell table:style-name="ce8" office:value-type="string" table:number-columns-spanned="10" table:number-rows-spanned="1">
            <text:p>minutes</text:p>
          </table:table-cell>
          <table:covered-table-cell/>
          <table:covered-table-cell table:number-columns-repeated="8" table:style-name="ce5"/>
          <table:table-cell table:style-name="ce8" office:value-type="string" table:number-columns-spanned="18" table:number-rows-spanned="1">
            <text:p>miliseconds</text:p>
          </table:table-cell>
          <table:covered-table-cell table:number-columns-repeated="9" table:style-name="ce5"/>
          <table:covered-table-cell table:number-columns-repeated="8"/>
          <table:table-cell/>
        </table:table-row>
        <table:table-row table:style-name="ro1">
          <table:table-cell table:style-name="ce1" office:value-type="string">
            <text:p>Nr. Sec Indexes</text:p>
          </table:table-cell>
          <table:table-cell table:style-name="ce1" office:value-type="string">
            <text:p>Bk type</text:p>
          </table:table-cell>
          <table:table-cell table:style-name="ce1" office:value-type="string">
            <text:p>Dataset size</text:p>
          </table:table-cell>
          <table:table-cell table:style-name="ce3" office:value-type="string">
            <text:p>Total Time</text:p>
          </table:table-cell>
          <table:table-cell table:style-name="ce3" office:value-type="string">
            <text:p>Id generation</text:p>
          </table:table-cell>
          <table:table-cell table:style-name="ce3" office:value-type="string">
            <text:p>TableLoading</text:p>
          </table:table-cell>
          <table:table-cell table:style-name="ce5" office:value-type="string">
            <text:p>CacheWarmUp</text:p>
          </table:table-cell>
          <table:table-cell table:style-name="ce3" office:value-type="string">
            <text:p>String2Id</text:p>
          </table:table-cell>
          <table:table-cell table:style-name="ce3" office:value-type="string">
            <text:p>Id2String</text:p>
          </table:table-cell>
          <table:table-cell table:style-name="ce3" office:value-type="string">
            <text:p>SPOC</text:p>
          </table:table-cell>
          <table:table-cell table:style-name="ce3" office:value-type="string">
            <text:p>CSPO</text:p>
          </table:table-cell>
          <table:table-cell table:style-name="ce3" office:value-type="string">
            <text:p>CPSO</text:p>
          </table:table-cell>
          <table:table-cell table:style-name="ce3" office:value-type="string">
            <text:p>OCSP</text:p>
          </table:table-cell>
          <table:table-cell table:style-name="ce3" office:value-type="string">
            <text:p>OSPC</text:p>
          </table:table-cell>
          <table:table-cell table:style-name="ce3" office:value-type="string">
            <text:p>POCS</text:p>
          </table:table-cell>
          <table:table-cell table:style-name="ce3" office:value-type="string">
            <text:p>TripleToResource</text:p>
          </table:table-cell>
          <table:table-cell table:style-name="ce5" office:value-type="string">
            <text:p>ResourceToTriple</text:p>
          </table:table-cell>
          <table:table-cell table:style-name="ce17" office:value-type="string" table:number-columns-spanned="2" table:number-rows-spanned="1">
            <text:p>String2Id</text:p>
          </table:table-cell>
          <table:covered-table-cell/>
          <table:table-cell table:style-name="ce17" office:value-type="string" table:number-columns-spanned="2" table:number-rows-spanned="1">
            <text:p>Id2String</text:p>
          </table:table-cell>
          <table:covered-table-cell/>
          <table:table-cell table:style-name="ce17" office:value-type="string" table:number-columns-spanned="2" table:number-rows-spanned="1">
            <text:p>SPOC</text:p>
          </table:table-cell>
          <table:covered-table-cell/>
          <table:table-cell table:style-name="ce17" office:value-type="string" table:number-columns-spanned="2" table:number-rows-spanned="1">
            <text:p>CSPO</text:p>
          </table:table-cell>
          <table:covered-table-cell/>
          <table:table-cell table:style-name="ce17" office:value-type="string" table:number-columns-spanned="2" table:number-rows-spanned="1">
            <text:p>CPSO</text:p>
          </table:table-cell>
          <table:covered-table-cell/>
          <table:table-cell table:style-name="ce17" office:value-type="string" table:number-columns-spanned="2" table:number-rows-spanned="1">
            <text:p>OCSP</text:p>
          </table:table-cell>
          <table:covered-table-cell/>
          <table:table-cell table:style-name="ce17" office:value-type="string" table:number-columns-spanned="2" table:number-rows-spanned="1">
            <text:p>OSPC</text:p>
          </table:table-cell>
          <table:covered-table-cell/>
          <table:table-cell table:style-name="ce17" office:value-type="string" table:number-columns-spanned="2" table:number-rows-spanned="1">
            <text:p>POCS</text:p>
          </table:table-cell>
          <table:covered-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MR</text:p>
          </table:table-cell>
          <table:table-cell table:style-name="ce1" office:value-type="float" office:value="11482778">
            <text:p>11482778</text:p>
          </table:table-cell>
          <table:table-cell table:style-name="ce1" office:value-type="string">
            <text:p>16m46.785s</text:p>
          </table:table-cell>
          <table:table-cell table:style-name="ce1" table:formula="of:=([.P6]+[.Q6])/1000/60" office:value-type="float" office:value="5.07796666666667">
            <text:p>5.0779666667</text:p>
          </table:table-cell>
          <table:table-cell table:style-name="ce1" table:formula="of:=([.H6]+[.I6]+[.J6]+[.K6]+[.L6]+[.M6]+[.N6]+[.O6])" office:value-type="float" office:value="11.2227">
            <text:p>11.2227</text:p>
          </table:table-cell>
          <table:table-cell/>
          <table:table-cell table:style-name="ce1" table:formula="of:=([.R6]+[.S6])/1000/60" office:value-type="float" office:value="1.23163333333333">
            <text:p>1.2316333333</text:p>
          </table:table-cell>
          <table:table-cell table:style-name="ce1" table:formula="of:=([.T6]+[.U6])/1000/60" office:value-type="float" office:value="1.3894">
            <text:p>1.3894</text:p>
          </table:table-cell>
          <table:table-cell table:style-name="ce1" table:formula="of:=([.V6]+[.W6])/1000/60" office:value-type="float" office:value="1.33181666666667">
            <text:p>1.3318166667</text:p>
          </table:table-cell>
          <table:table-cell table:style-name="ce1" table:formula="of:=([.X6]+[.Y6])/1000/60" office:value-type="float" office:value="1.5082">
            <text:p>1.5082</text:p>
          </table:table-cell>
          <table:table-cell table:style-name="ce1" table:formula="of:=([.Z6]+[.AA6])/1000/60" office:value-type="float" office:value="1.34735">
            <text:p>1.34735</text:p>
          </table:table-cell>
          <table:table-cell table:style-name="ce1" table:formula="of:=([.AB6]+[.AC6])/1000/60" office:value-type="float" office:value="1.5523">
            <text:p>1.5523</text:p>
          </table:table-cell>
          <table:table-cell table:style-name="ce1" table:formula="of:=([.AD6]+[.AE6])/1000/60" office:value-type="float" office:value="1.3905">
            <text:p>1.3905</text:p>
          </table:table-cell>
          <table:table-cell table:style-name="ce1" table:formula="of:=([.AF6]+[.AG6])/1000/60" office:value-type="float" office:value="1.4715">
            <text:p>1.4715</text:p>
          </table:table-cell>
          <table:table-cell table:style-name="ce1" office:value-type="float" office:value="167892">
            <text:p>167892</text:p>
          </table:table-cell>
          <table:table-cell table:style-name="ce1" office:value-type="float" office:value="136786">
            <text:p>136786</text:p>
          </table:table-cell>
          <table:table-cell table:style-name="ce1" office:value-type="float" office:value="72657">
            <text:p>72657</text:p>
          </table:table-cell>
          <table:table-cell table:style-name="ce1" office:value-type="float" office:value="1241">
            <text:p>1241</text:p>
          </table:table-cell>
          <table:table-cell table:style-name="ce1" office:value-type="float" office:value="83043">
            <text:p>83043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79601">
            <text:p>7960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90236">
            <text:p>90236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80374">
            <text:p>80374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92846">
            <text:p>92846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83096">
            <text:p>83096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88091">
            <text:p>88091</text:p>
          </table:table-cell>
          <table:table-cell table:style-name="ce1" office:value-type="float" office:value="199">
            <text:p>199</text:p>
          </table:table-cell>
        </table:table-row>
        <table:table-row table:style-name="ro1">
          <table:table-cell table:number-columns-repeated="2"/>
          <table:table-cell table:style-name="ce1" office:value-type="string">
            <text:p>100mil</text:p>
          </table:table-cell>
          <table:table-cell table:style-name="ce1" office:value-type="float" office:value="59.058066667">
            <text:p>59.058066667</text:p>
          </table:table-cell>
          <table:table-cell table:style-name="ce1" table:formula="of:=([.P7]+[.Q7])/1000/60" office:value-type="float" office:value="24.7536666666667">
            <text:p>24.7536666667</text:p>
          </table:table-cell>
          <table:table-cell table:style-name="ce1" table:formula="of:=([.H7]+[.I7]+[.J7]+[.K7]+[.L7]+[.M7]+[.N7]+[.O7])" office:value-type="float" office:value="33.5265">
            <text:p>33.5265</text:p>
          </table:table-cell>
          <table:table-cell table:style-name="ce1" office:value-type="float" office:value="3.91">
            <text:p>3.91</text:p>
          </table:table-cell>
          <table:table-cell table:style-name="ce1" table:formula="of:=([.R7]+[.S7])/1000/60" office:value-type="float" office:value="2.41348333333333">
            <text:p>2.4134833333</text:p>
          </table:table-cell>
          <table:table-cell table:style-name="ce1" table:formula="of:=([.T7]+[.U7])/1000/60" office:value-type="float" office:value="3.35066666666667">
            <text:p>3.3506666667</text:p>
          </table:table-cell>
          <table:table-cell table:style-name="ce1" table:formula="of:=([.V7]+[.W7])/1000/60" office:value-type="float" office:value="4.07251666666667">
            <text:p>4.0725166667</text:p>
          </table:table-cell>
          <table:table-cell table:style-name="ce1" table:formula="of:=([.X7]+[.Y7])/1000/60" office:value-type="float" office:value="4.20038333333333">
            <text:p>4.2003833333</text:p>
          </table:table-cell>
          <table:table-cell table:style-name="ce1" table:formula="of:=([.Z7]+[.AA7])/1000/60" office:value-type="float" office:value="3.56318333333333">
            <text:p>3.5631833333</text:p>
          </table:table-cell>
          <table:table-cell table:style-name="ce1" table:formula="of:=([.AB7]+[.AC7])/1000/60" office:value-type="float" office:value="5.03205">
            <text:p>5.03205</text:p>
          </table:table-cell>
          <table:table-cell table:style-name="ce1" table:formula="of:=([.AD7]+[.AE7])/1000/60" office:value-type="float" office:value="5.50448333333333">
            <text:p>5.5044833333</text:p>
          </table:table-cell>
          <table:table-cell table:style-name="ce1" table:formula="of:=([.AF7]+[.AG7])/1000/60" office:value-type="float" office:value="5.38973333333333">
            <text:p>5.3897333333</text:p>
          </table:table-cell>
          <table:table-cell table:style-name="ce1" office:value-type="float" office:value="1105239">
            <text:p>1105239</text:p>
          </table:table-cell>
          <table:table-cell table:style-name="ce1" office:value-type="float" office:value="379981">
            <text:p>379981</text:p>
          </table:table-cell>
          <table:table-cell table:style-name="ce1" office:value-type="float" office:value="143085">
            <text:p>143085</text:p>
          </table:table-cell>
          <table:table-cell table:style-name="ce1" office:value-type="float" office:value="1724">
            <text:p>1724</text:p>
          </table:table-cell>
          <table:table-cell table:style-name="ce1" office:value-type="float" office:value="200502">
            <text:p>200502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243917">
            <text:p>243917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251667">
            <text:p>251667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213289">
            <text:p>213289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301188">
            <text:p>301188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328432">
            <text:p>328432</text:p>
          </table:table-cell>
          <table:table-cell table:style-name="ce1" office:value-type="float" office:value="1837">
            <text:p>1837</text:p>
          </table:table-cell>
          <table:table-cell table:style-name="ce1" office:value-type="float" office:value="322763">
            <text:p>322763</text:p>
          </table:table-cell>
          <table:table-cell table:style-name="ce1" office:value-type="float" office:value="621">
            <text:p>621</text:p>
          </table:table-cell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DBPedia</text:p>
          </table:table-cell>
          <table:table-cell/>
          <table:table-cell table:style-name="ce9"/>
          <table:table-cell/>
          <table:table-cell table:style-name="ce9" table:number-columns-spanned="5" table:number-rows-spanned="1"/>
          <table:covered-table-cell table:number-columns-repeated="4"/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>
            <text:p>QueryFinder</text:p>
          </table:table-cell>
          <table:table-cell table:number-columns-repeated="30"/>
        </table:table-row>
        <table:table-row table:style-name="ro1">
          <table:table-cell table:number-columns-repeated="9"/>
          <table:table-cell table:style-name="ce1" office:value-type="string">
            <text:p>FlushTime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>
            <text:p>Coprocessors</text:p>
          </table:table-cell>
          <table:table-cell table:style-name="ce1" office:value-type="float" office:value="11482778">
            <text:p>11482778</text:p>
          </table:table-cell>
          <table:table-cell table:number-columns-repeated="13"/>
          <table:table-cell office:value-type="string">
            <text:p>2ndPass+SPO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100mil</text:p>
          </table:table-cell>
          <table:table-cell table:style-name="ce1" table:formula="of:=[.E14]+[.F14]+[.J14]" office:value-type="float" office:value="70.7043833333333">
            <text:p>70.7043833333</text:p>
          </table:table-cell>
          <table:table-cell table:style-name="ce1" table:formula="of:=([.P14]+[.Q14])/1000/60" office:value-type="float" office:value="30.6224666666667">
            <text:p>30.6224666667</text:p>
          </table:table-cell>
          <table:table-cell table:style-name="ce11" table:formula="of:=[.X14]/1000/60" office:value-type="float" office:value="37.9219166666667">
            <text:p>37.9219166667</text:p>
          </table:table-cell>
          <table:table-cell table:style-name="ce1" office:value-type="float" office:value="4.62">
            <text:p>4.62</text:p>
          </table:table-cell>
          <table:table-cell table:style-name="ce1" table:formula="of:=([.R14]+[.S14])/1000/60" office:value-type="float" office:value="3.49566666666667">
            <text:p>3.4956666667</text:p>
          </table:table-cell>
          <table:table-cell table:style-name="ce1" table:formula="of:=([.T14]+[.U14])/1000/60" office:value-type="float" office:value="5.1494">
            <text:p>5.1494</text:p>
          </table:table-cell>
          <table:table-cell table:style-name="ce1" office:value-type="float" office:value="2.16">
            <text:p>2.16</text:p>
          </table:table-cell>
          <table:table-cell/>
          <table:table-cell table:style-name="ce1" table:number-columns-repeated="4"/>
          <table:table-cell table:style-name="ce1" office:value-type="float" office:value="1145061">
            <text:p>1145061</text:p>
          </table:table-cell>
          <table:table-cell table:style-name="ce1" office:value-type="float" office:value="692287">
            <text:p>692287</text:p>
          </table:table-cell>
          <table:table-cell table:style-name="ce1" office:value-type="float" office:value="205677">
            <text:p>205677</text:p>
          </table:table-cell>
          <table:table-cell table:style-name="ce1" office:value-type="float" office:value="4063">
            <text:p>4063</text:p>
          </table:table-cell>
          <table:table-cell table:style-name="ce1" office:value-type="float" office:value="282806">
            <text:p>282806</text:p>
          </table:table-cell>
          <table:table-cell office:value-type="float" office:value="26158">
            <text:p>26158</text:p>
          </table:table-cell>
          <table:table-cell table:number-columns-repeated="2"/>
          <table:table-cell table:style-name="ce11" office:value-type="float" office:value="2275315" table:number-columns-spanned="10" table:number-rows-spanned="1">
            <text:p>2275315</text:p>
          </table:table-cell>
          <table:covered-table-cell table:number-columns-repeated="9" table:style-name="ce1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/>
          <table:table-cell table:style-name="ce1"/>
          <table:table-cell table:number-columns-repeated="10"/>
          <table:table-cell table:style-name="ce1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>
            <text:p>DBPedia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QueryFinder</text:p>
          </table:table-cell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MR</text:p>
          </table:table-cell>
          <table:table-cell table:style-name="ce1" office:value-type="float" office:value="11482778">
            <text:p>11482778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00m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DBPedia</text:p>
          </table:table-cell>
          <table:table-cell table:number-columns-repeated="30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1" office:value-type="string">
            <text:p>Coprocessors</text:p>
          </table:table-cell>
          <table:table-cell table:style-name="ce1" office:value-type="float" office:value="11482778">
            <text:p>11482778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00m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bil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>
            <text:p>10 bil</text:p>
          </table:table-cell>
          <table:table-cell table:number-columns-repeated="30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style-name="ce2"/>
          <table:table-cell table:number-columns-repeated="32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style-name="ce3" office:value-type="string">
            <text:p>Disk Size</text:p>
          </table:table-cell>
          <table:table-cell table:style-name="ce3" office:value-type="string">
            <text:p>Dataset size</text:p>
          </table:table-cell>
          <table:table-cell table:style-name="ce3" office:value-type="string">
            <text:p>Total (GB)</text:p>
          </table:table-cell>
          <table:table-cell table:style-name="ce3" office:value-type="string">
            <text:p>Total (MB)</text:p>
          </table:table-cell>
          <table:table-cell table:style-name="ce3" office:value-type="string">
            <text:p>String2Id</text:p>
          </table:table-cell>
          <table:table-cell table:style-name="ce3" office:value-type="string">
            <text:p>Id2String</text:p>
          </table:table-cell>
          <table:table-cell table:style-name="ce3" office:value-type="string">
            <text:p>SPOC</text:p>
          </table:table-cell>
          <table:table-cell table:style-name="ce3" office:value-type="string">
            <text:p>CSPO</text:p>
          </table:table-cell>
          <table:table-cell table:style-name="ce3" office:value-type="string">
            <text:p>CPSO</text:p>
          </table:table-cell>
          <table:table-cell table:style-name="ce3" office:value-type="string">
            <text:p>OCSP</text:p>
          </table:table-cell>
          <table:table-cell table:style-name="ce3" office:value-type="string">
            <text:p>OSPC</text:p>
          </table:table-cell>
          <table:table-cell table:style-name="ce3" office:value-type="string">
            <text:p>POCS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>
            <text:p>11482778(40k)</text:p>
          </table:table-cell>
          <table:table-cell table:style-name="ce1" table:formula="of:=[.D48]/1024" office:value-type="float" office:value="4.13955635298044">
            <text:p>4.139556353</text:p>
          </table:table-cell>
          <table:table-cell table:style-name="ce1" table:formula="of:=SUM([.E48:.L48])/1024/1024" office:value-type="float" office:value="4238.90570545197">
            <text:p>4238.905705452</text:p>
          </table:table-cell>
          <table:table-cell table:style-name="ce1" office:value-type="float" office:value="174130745">
            <text:p>174130745</text:p>
          </table:table-cell>
          <table:table-cell table:style-name="ce1" office:value-type="float" office:value="476390539">
            <text:p>476390539</text:p>
          </table:table-cell>
          <table:table-cell table:style-name="ce1" office:value-type="float" office:value="632381923">
            <text:p>632381923</text:p>
          </table:table-cell>
          <table:table-cell table:number-columns-repeated="2" table:style-name="ce1" office:value-type="float" office:value="632382006">
            <text:p>632382006</text:p>
          </table:table-cell>
          <table:table-cell table:number-columns-repeated="2" table:style-name="ce1" office:value-type="float" office:value="632382699">
            <text:p>632382699</text:p>
          </table:table-cell>
          <table:table-cell table:style-name="ce1" office:value-type="float" office:value="632382172">
            <text:p>63238217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>
            <text:p>100mil</text:p>
          </table:table-cell>
          <table:table-cell table:style-name="ce1" table:formula="of:=[.D49]/1024" office:value-type="float" office:value="41.1193711087108">
            <text:p>41.1193711087</text:p>
          </table:table-cell>
          <table:table-cell table:style-name="ce1" table:formula="of:=SUM([.E49:.L49])/1024/1024" office:value-type="float" office:value="42106.2360153198">
            <text:p>42106.2360153198</text:p>
          </table:table-cell>
          <table:table-cell table:style-name="ce1" office:value-type="float" office:value="1509928707">
            <text:p>1509928707</text:p>
          </table:table-cell>
          <table:table-cell table:style-name="ce1" office:value-type="float" office:value="5165928425">
            <text:p>5165928425</text:p>
          </table:table-cell>
          <table:table-cell table:style-name="ce1" office:value-type="float" office:value="6245956844">
            <text:p>6245956844</text:p>
          </table:table-cell>
          <table:table-cell table:number-columns-repeated="2" table:style-name="ce1" office:value-type="float" office:value="6245957336">
            <text:p>6245957336</text:p>
          </table:table-cell>
          <table:table-cell table:number-columns-repeated="2" table:style-name="ce1" office:value-type="float" office:value="6245954429">
            <text:p>6245954429</text:p>
          </table:table-cell>
          <table:table-cell table:style-name="ce1" office:value-type="float" office:value="6245951030">
            <text:p>6245951030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>
            <text:p>1bil</text:p>
          </table:table-cell>
          <table:table-cell table:number-columns-repeated="31"/>
        </table:table-row>
        <table:table-row table:style-name="ro1">
          <table:table-cell/>
          <table:table-cell table:style-name="ce1" office:value-type="string">
            <text:p>10 bil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5"/>
          <table:table-cell table:style-name="ce2" office:value-type="string">
            <text:p>Cluster parameters</text:p>
          </table:table-cell>
          <table:table-cell table:style-name="ce9" office:value-type="string" table:number-columns-spanned="2" table:number-rows-spanned="1">
            <text:p>hdfsBlocksLocalityIndex</text:p>
          </table:table-cell>
          <table:covered-table-cell/>
          <table:table-cell table:style-name="ce9" office:value-type="string" table:number-columns-spanned="2" table:number-rows-spanned="1">
            <text:p>numberOfStorefiles</text:p>
          </table:table-cell>
          <table:covered-table-cell table:style-name="ce9"/>
          <table:table-cell table:style-name="ce15" office:value-type="string" table:number-columns-spanned="2" table:number-rows-spanned="1">
            <text:p>numberOfStores</text:p>
          </table:table-cell>
          <table:covered-table-cell/>
          <table:table-cell office:value-type="string">
            <text:p>MajorCompactionTime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iation</text:p>
          </table:table-cell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>
            <text:p>Dataset size</text:p>
          </table:table-cell>
          <table:table-cell table:style-name="ce1" office:value-type="string">
            <text:p>Deviations</text:p>
          </table:table-cell>
          <table:table-cell table:style-name="ce1" office:value-type="string">
            <text:p>Squared Deviations</text:p>
          </table:table-cell>
          <table:table-cell table:style-name="ce1" office:value-type="string">
            <text:p>6 MR</text:p>
          </table:table-cell>
          <table:table-cell table:style-name="ce1" office:value-type="float" office:value="11482778">
            <text:p>11482778</text:p>
          </table:table-cell>
          <table:table-cell table:style-name="ce1" office:value-type="float" office:value="28.143">
            <text:p>28.143</text:p>
          </table:table-cell>
          <table:table-cell table:style-name="ce1" office:value-type="float" office:value="25.814">
            <text:p>25.814</text:p>
          </table:table-cell>
          <table:table-cell table:style-name="ce1" office:value-type="float" office:value="9.214">
            <text:p>9.214</text:p>
          </table:table-cell>
          <table:table-cell table:style-name="ce1" office:value-type="float" office:value="1.013">
            <text:p>1.013</text:p>
          </table:table-cell>
          <table:table-cell table:style-name="ce1" office:value-type="float" office:value="16.214">
            <text:p>16.214</text:p>
          </table:table-cell>
          <table:table-cell table:style-name="ce1" office:value-type="float" office:value="0.41">
            <text:p>0.41</text:p>
          </table:table-cell>
          <table:table-cell/>
          <table:table-cell table:style-name="ce16"/>
          <table:table-cell table:number-columns-repeated="19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9">
            <text:p>9</text:p>
          </table:table-cell>
          <table:table-cell table:style-name="ce1" table:formula="of:=[.B70]-[.B56]" office:value-type="float" office:value="1.71428571428571">
            <text:p>1.7142857143</text:p>
          </table:table-cell>
          <table:table-cell table:style-name="ce1" table:formula="of:=[.C56]*[.C56]" office:value-type="float" office:value="2.93877551020408">
            <text:p>2.9387755102</text:p>
          </table:table-cell>
          <table:table-cell/>
          <table:table-cell table:style-name="ce1" office:value-type="string">
            <text:p>100mil</text:p>
          </table:table-cell>
          <table:table-cell office:value-type="float" office:value="20.1428571428571">
            <text:p>20.1428571429</text:p>
          </table:table-cell>
          <table:table-cell office:value-type="float" office:value="8.49249368440106">
            <text:p>8.4924936844</text:p>
          </table:table-cell>
          <table:table-cell office:value-type="float" office:value="19.8571428571429">
            <text:p>19.8571428571</text:p>
          </table:table-cell>
          <table:table-cell office:value-type="float" office:value="3.1134992453862">
            <text:p>3.1134992454</text:p>
          </table:table-cell>
          <table:table-cell office:value-type="float" office:value="16.2142857142857">
            <text:p>16.2142857143</text:p>
          </table:table-cell>
          <table:table-cell office:value-type="float" office:value="0.410325903324145">
            <text:p>0.4103259033</text:p>
          </table:table-cell>
          <table:table-cell table:style-name="ce1" office:value-type="string">
            <text:p>17min 43s</text:p>
          </table:table-cell>
          <table:table-cell table:number-columns-repeated="2"/>
          <table:table-cell>
            <draw:frame table:end-cell-address="Sheet1.AA88" table:end-x="0.424in" table:end-y="0.0209in" draw:z-index="0" draw:style-name="gr1" svg:width="10.0524in" svg:height="5.615in" svg:x="0.8594in" svg:y="0.0736in">
              <draw:object draw:notify-on-update-of-ranges="Sheet1.F111:Sheet1.F790 Sheet1.F109:Sheet1.F109 Sheet1.H111:Sheet1.H790 Sheet1.I109:Sheet1.I109 Sheet1.K110:Sheet1.K319 Sheet1.I110:Sheet1.I319 Sheet1.C110:Sheet1.C315 Sheet1.C109:Sheet1.C109 Sheet1.E110:Sheet1.E3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2">
            <text:p>12</text:p>
          </table:table-cell>
          <table:table-cell table:style-name="ce1" table:formula="of:=[.B70]-[.B57]" office:value-type="float" office:value="-1.28571428571429">
            <text:p>-1.2857142857</text:p>
          </table:table-cell>
          <table:table-cell table:style-name="ce1" table:formula="of:=[.C57]*[.C57]" office:value-type="float" office:value="1.6530612244898">
            <text:p>1.6530612245</text:p>
          </table:table-cell>
          <table:table-cell/>
          <table:table-cell table:style-name="ce1" office:value-type="string">
            <text:p>1bil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1">
            <text:p>11</text:p>
          </table:table-cell>
          <table:table-cell table:style-name="ce1" table:formula="of:=[.B70]-[.B58]" office:value-type="float" office:value="-0.285714285714286">
            <text:p>-0.2857142857</text:p>
          </table:table-cell>
          <table:table-cell table:style-name="ce1" table:formula="of:=[.C58]*[.C58]" office:value-type="float" office:value="0.0816326530612249">
            <text:p>0.0816326531</text:p>
          </table:table-cell>
          <table:table-cell/>
          <table:table-cell table:style-name="ce1" office:value-type="string">
            <text:p>10 bil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9">
            <text:p>9</text:p>
          </table:table-cell>
          <table:table-cell table:style-name="ce1" table:formula="of:=[.B70]-[.B59]" office:value-type="float" office:value="1.71428571428571">
            <text:p>1.7142857143</text:p>
          </table:table-cell>
          <table:table-cell table:style-name="ce1" table:formula="of:=[.C59]*[.C59]" office:value-type="float" office:value="2.93877551020408">
            <text:p>2.9387755102</text:p>
          </table:table-cell>
          <table:table-cell/>
          <table:table-cell table:style-name="ce1" office:value-type="string">
            <text:p>DBPedia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3">
            <text:p>13</text:p>
          </table:table-cell>
          <table:table-cell table:style-name="ce1" table:formula="of:=[.B70]-[.B60]" office:value-type="float" office:value="-2.28571428571429">
            <text:p>-2.2857142857</text:p>
          </table:table-cell>
          <table:table-cell table:style-name="ce1" table:formula="of:=[.C60]*[.C60]" office:value-type="float" office:value="5.22448979591837">
            <text:p>5.2244897959</text:p>
          </table:table-cell>
          <table:table-cell/>
          <table:table-cell table:style-name="ce1" office:value-type="string">
            <text:p>QueryFinder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0">
            <text:p>10</text:p>
          </table:table-cell>
          <table:table-cell table:style-name="ce1" table:formula="of:=[.B70]-[.B61]" office:value-type="float" office:value="0.714285714285714">
            <text:p>0.7142857143</text:p>
          </table:table-cell>
          <table:table-cell table:style-name="ce1" table:formula="of:=[.C61]*[.C61]" office:value-type="float" office:value="0.510204081632652">
            <text:p>0.5102040816</text:p>
          </table:table-cell>
          <table:table-cell table:number-columns-repeated="29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1">
            <text:p>11</text:p>
          </table:table-cell>
          <table:table-cell table:style-name="ce1" table:formula="of:=[.B70]-[.B62]" office:value-type="float" office:value="-0.285714285714286">
            <text:p>-0.2857142857</text:p>
          </table:table-cell>
          <table:table-cell table:style-name="ce1" table:formula="of:=[.C62]*[.C62]" office:value-type="float" office:value="0.0816326530612249">
            <text:p>0.0816326531</text:p>
          </table:table-cell>
          <table:table-cell table:number-columns-repeated="29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1">
            <text:p>11</text:p>
          </table:table-cell>
          <table:table-cell table:style-name="ce1" table:formula="of:=[.B70]-[.B63]" office:value-type="float" office:value="-0.285714285714286">
            <text:p>-0.2857142857</text:p>
          </table:table-cell>
          <table:table-cell table:style-name="ce1" table:formula="of:=[.C63]*[.C63]" office:value-type="float" office:value="0.0816326530612249">
            <text:p>0.0816326531</text:p>
          </table:table-cell>
          <table:table-cell table:style-name="ce1" office:value-type="string">
            <text:p>6 Coprocessors</text:p>
          </table:table-cell>
          <table:table-cell table:style-name="ce1" office:value-type="float" office:value="11482778">
            <text:p>11482778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3">
            <text:p>13</text:p>
          </table:table-cell>
          <table:table-cell table:style-name="ce1" table:formula="of:=[.B70]-[.B64]" office:value-type="float" office:value="-2.28571428571429">
            <text:p>-2.2857142857</text:p>
          </table:table-cell>
          <table:table-cell table:style-name="ce1" table:formula="of:=[.C64]*[.C64]" office:value-type="float" office:value="5.22448979591837">
            <text:p>5.2244897959</text:p>
          </table:table-cell>
          <table:table-cell/>
          <table:table-cell table:style-name="ce1" office:value-type="string">
            <text:p>100mil</text:p>
          </table:table-cell>
          <table:table-cell office:value-type="float" office:value="86.2142857142857">
            <text:p>86.2142857143</text:p>
          </table:table-cell>
          <table:table-cell office:value-type="float" office:value="3.56928507104257">
            <text:p>3.569285071</text:p>
          </table:table-cell>
          <table:table-cell office:value-type="float" office:value="40.8571428571429">
            <text:p>40.8571428571</text:p>
          </table:table-cell>
          <table:table-cell table:style-name="ce1" office:value-type="float" office:value="8.00764940413801">
            <text:p>8.0076494041</text:p>
          </table:table-cell>
          <table:table-cell office:value-type="float" office:value="10.7142857142857">
            <text:p>10.7142857143</text:p>
          </table:table-cell>
          <table:table-cell office:value-type="float" office:value="1.57790871674104">
            <text:p>1.5779087167</text:p>
          </table:table-cell>
          <table:table-cell table:number-columns-repeated="21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0">
            <text:p>10</text:p>
          </table:table-cell>
          <table:table-cell table:style-name="ce1" table:formula="of:=[.B70]-[.B65]" office:value-type="float" office:value="0.714285714285714">
            <text:p>0.7142857143</text:p>
          </table:table-cell>
          <table:table-cell table:style-name="ce1" table:formula="of:=[.C65]*[.C65]" office:value-type="float" office:value="0.510204081632652">
            <text:p>0.5102040816</text:p>
          </table:table-cell>
          <table:table-cell/>
          <table:table-cell table:style-name="ce1" office:value-type="string">
            <text:p>1bil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3">
            <text:p>13</text:p>
          </table:table-cell>
          <table:table-cell table:style-name="ce1" table:formula="of:=[.B70]-[.B66]" office:value-type="float" office:value="-2.28571428571429">
            <text:p>-2.2857142857</text:p>
          </table:table-cell>
          <table:table-cell table:style-name="ce1" table:formula="of:=[.C66]*[.C66]" office:value-type="float" office:value="5.22448979591837">
            <text:p>5.2244897959</text:p>
          </table:table-cell>
          <table:table-cell/>
          <table:table-cell table:style-name="ce1" office:value-type="string">
            <text:p>DBPedia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9">
            <text:p>9</text:p>
          </table:table-cell>
          <table:table-cell table:style-name="ce1" table:formula="of:=[.B70]-[.B67]" office:value-type="float" office:value="1.71428571428571">
            <text:p>1.7142857143</text:p>
          </table:table-cell>
          <table:table-cell table:style-name="ce1" table:formula="of:=[.C67]*[.C67]" office:value-type="float" office:value="2.93877551020408">
            <text:p>2.9387755102</text:p>
          </table:table-cell>
          <table:table-cell/>
          <table:table-cell table:style-name="ce1" office:value-type="string">
            <text:p>QueryFinder</text:p>
          </table:table-cell>
          <table:table-cell table:number-columns-repeated="27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11">
            <text:p>11</text:p>
          </table:table-cell>
          <table:table-cell table:style-name="ce1" table:formula="of:=[.B70]-[.B68]" office:value-type="float" office:value="-0.285714285714286">
            <text:p>-0.2857142857</text:p>
          </table:table-cell>
          <table:table-cell table:style-name="ce1" table:formula="of:=[.C68]*[.C68]" office:value-type="float" office:value="0.0816326530612249">
            <text:p>0.0816326531</text:p>
          </table:table-cell>
          <table:table-cell table:number-columns-repeated="29"/>
        </table:table-row>
        <table:table-row table:style-name="ro1">
          <table:table-cell office:value-type="string">
            <text:p>numberOfStores</text:p>
          </table:table-cell>
          <table:table-cell table:style-name="ce1" office:value-type="float" office:value="8">
            <text:p>8</text:p>
          </table:table-cell>
          <table:table-cell table:style-name="ce1" table:formula="of:=[.B70]-[.B69]" office:value-type="float" office:value="2.71428571428571">
            <text:p>2.7142857143</text:p>
          </table:table-cell>
          <table:table-cell table:style-name="ce1" table:formula="of:=[.C69]*[.C69]" office:value-type="float" office:value="7.36734693877551">
            <text:p>7.3673469388</text:p>
          </table:table-cell>
          <table:table-cell table:number-columns-repeated="29"/>
        </table:table-row>
        <table:table-row table:style-name="ro1">
          <table:table-cell office:value-type="string">
            <text:p>Mean</text:p>
          </table:table-cell>
          <table:table-cell table:style-name="ce1" table:formula="of:=SUM([.B56:.B69])/14" office:value-type="float" office:value="10.7142857142857">
            <text:p>10.7142857143</text:p>
          </table:table-cell>
          <table:table-cell table:style-name="ce1"/>
          <table:table-cell table:style-name="ce1" table:formula="of:=SUM([.D56:.D69])" office:value-type="float" office:value="34.8571428571429">
            <text:p>34.8571428571</text:p>
          </table:table-cell>
          <table:table-cell/>
          <table:table-cell table:style-name="ce2" office:value-type="string">
            <text:p>QueryRelevantParameters</text:p>
          </table:table-cell>
          <table:table-cell table:style-name="ce12" office:value-type="string" table:number-columns-spanned="2" table:number-rows-spanned="1">
            <text:p>blockCacheHitCachingRatio</text:p>
          </table:table-cell>
          <table:covered-table-cell/>
          <table:table-cell table:style-name="ce12" office:value-type="string" table:number-columns-spanned="2" table:number-rows-spanned="1">
            <text:p>readRequestsCount</text:p>
          </table:table-cell>
          <table:covered-table-cell/>
          <table:table-cell table:style-name="ce12" office:value-type="string" table:number-columns-spanned="2" table:number-rows-spanned="1">
            <text:p>blockCacheSizeMB/800MB</text:p>
          </table:table-cell>
          <table:covered-table-cell/>
          <table:table-cell table:number-columns-repeated="21"/>
        </table:table-row>
        <table:table-row table:style-name="ro1">
          <table:table-cell office:value-type="string">
            <text:p>Variance</text:p>
          </table:table-cell>
          <table:table-cell table:style-name="ce1" table:formula="of:=[.D70]/14" office:value-type="float" office:value="2.48979591836735">
            <text:p>2.4897959184</text:p>
          </table:table-cell>
          <table:table-cell table:number-columns-repeated="3"/>
          <table:table-cell table:style-name="ce1" office:value-type="float" office:value="11482778">
            <text:p>11482778</text:p>
          </table:table-cell>
          <table:table-cell table:style-name="ce13" office:value-type="float" office:value="95.1428571428571">
            <text:p>95.1429</text:p>
          </table:table-cell>
          <table:table-cell table:style-name="ce13" office:value-type="float" office:value="4.24023487990167">
            <text:p>4.2402</text:p>
          </table:table-cell>
          <table:table-cell table:style-name="ce13" office:value-type="float" office:value="12668948.8571429">
            <text:p>12668948.8571</text:p>
          </table:table-cell>
          <table:table-cell table:style-name="ce13" office:value-type="float" office:value="13008130.3740087">
            <text:p>13008130.3740</text:p>
          </table:table-cell>
          <table:table-cell table:style-name="ce13" office:value-type="float" office:value="75.2142857142857">
            <text:p>75.2143</text:p>
          </table:table-cell>
          <table:table-cell table:style-name="ce13" office:value-type="float" office:value="68.3595312315999">
            <text:p>68.3595</text:p>
          </table:table-cell>
          <table:table-cell table:number-columns-repeated="21"/>
        </table:table-row>
        <table:table-row table:style-name="ro1">
          <table:table-cell office:value-type="string">
            <text:p>Standard Deviation</text:p>
          </table:table-cell>
          <table:table-cell table:style-name="ce1" table:formula="of:=SQRT([.B71])" office:value-type="float" office:value="1.57790871674104">
            <text:p>1.5779087167</text:p>
          </table:table-cell>
          <table:table-cell table:number-columns-repeated="3"/>
          <table:table-cell table:style-name="ce1" office:value-type="string">
            <text:p>100mil</text:p>
          </table:table-cell>
          <table:table-cell table:style-name="ce13" office:value-type="float" office:value="99">
            <text:p>99.0000</text:p>
          </table:table-cell>
          <table:table-cell table:style-name="ce13" office:value-type="float" office:value="0">
            <text:p>0.0000</text:p>
          </table:table-cell>
          <table:table-cell table:style-name="ce13" office:value-type="float" office:value="17387238.6428571">
            <text:p>17387238.6429</text:p>
          </table:table-cell>
          <table:table-cell table:style-name="ce13" office:value-type="float" office:value="4141768.06053108">
            <text:p>4141768.0605</text:p>
          </table:table-cell>
          <table:table-cell table:style-name="ce13" office:value-type="float" office:value="655.071428571429">
            <text:p>655.0714</text:p>
          </table:table-cell>
          <table:table-cell table:style-name="ce13" office:value-type="float" office:value="42.184059761469">
            <text:p>42.1841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1" office:value-type="string">
            <text:p>1bil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LATEST</text:p>
          </table:table-cell>
          <table:table-cell table:number-columns-repeated="3"/>
          <table:table-cell table:style-name="ce1" office:value-type="string">
            <text:p>10 bil</text:p>
          </table:table-cell>
          <table:table-cell table:number-columns-repeated="27"/>
        </table:table-row>
        <table:table-row table:style-name="ro1">
          <table:table-cell table:number-columns-repeated="5"/>
          <table:table-cell table:style-name="ce1" office:value-type="string">
            <text:p>DBPedia</text:p>
          </table:table-cell>
          <table:table-cell table:number-columns-repeated="27"/>
        </table:table-row>
        <table:table-row table:style-name="ro1">
          <table:table-cell table:number-columns-repeated="5"/>
          <table:table-cell table:style-name="ce1" office:value-type="string">
            <text:p>QueryFinder</text:p>
          </table:table-cell>
          <table:table-cell table:number-columns-repeated="27"/>
        </table:table-row>
        <table:table-row table:style-name="ro1" table:number-rows-repeated="30">
          <table:table-cell table:number-columns-repeated="33"/>
        </table:table-row>
        <table:table-row table:style-name="ro1">
          <table:table-cell table:style-name="ce2"/>
          <table:table-cell table:number-columns-repeated="32"/>
        </table:table-row>
        <table:table-row table:style-name="ro1">
          <table:table-cell/>
          <table:table-cell table:style-name="ce1"/>
          <table:table-cell table:style-name="ce4" office:value-type="string" table:number-columns-spanned="9" table:number-rows-spanned="1">
            <text:p>100mil</text:p>
          </table:table-cell>
          <table:covered-table-cell table:style-name="ce6"/>
          <table:covered-table-cell table:number-columns-repeated="4" table:style-name="ce7"/>
          <table:covered-table-cell table:number-columns-repeated="3"/>
          <table:table-cell table:number-columns-repeated="22"/>
        </table:table-row>
        <table:table-row table:style-name="ro1">
          <table:table-cell/>
          <table:table-cell table:style-name="ce1"/>
          <table:table-cell table:style-name="ce4" office:value-type="string" table:number-columns-spanned="3" table:number-rows-spanned="1">
            <text:p>MR Before major compaction</text:p>
          </table:table-cell>
          <table:covered-table-cell table:number-columns-repeated="2" table:style-name="ce7"/>
          <table:table-cell table:style-name="ce4" office:value-type="string" table:number-columns-spanned="3" table:number-rows-spanned="1">
            <text:p>MR After Major Compaction</text:p>
          </table:table-cell>
          <table:covered-table-cell table:number-columns-repeated="2" table:style-name="ce7"/>
          <table:table-cell table:style-name="ce14" office:value-type="string" table:number-columns-spanned="3" table:number-rows-spanned="1">
            <text:p>Coprocessors Before Major Compaction</text:p>
          </table:table-cell>
          <table:covered-table-cell table:number-columns-repeated="2"/>
          <table:table-cell table:style-name="ce1" office:value-type="string">
            <text:p>1bil</text:p>
          </table:table-cell>
          <table:table-cell table:style-name="ce1" office:value-type="string">
            <text:p>10 bil</text:p>
          </table:table-cell>
          <table:table-cell table:style-name="ce1" office:value-type="float" office:value="11482778">
            <text:p>11482778</text:p>
          </table:table-cell>
          <table:table-cell table:style-name="ce1" office:value-type="string">
            <text:p>100mil</text:p>
          </table:table-cell>
          <table:table-cell table:style-name="ce1" office:value-type="string">
            <text:p>1bil</text:p>
          </table:table-cell>
          <table:table-cell table:style-name="ce1" office:value-type="string">
            <text:p>10 bil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10" table:formula="of:=([.C110]/[.D110])*100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.16">
            <text:p>16.16</text:p>
          </table:table-cell>
          <table:table-cell table:formula="of:=([.F110]/[.G110])*100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8">
            <text:p>271.8</text:p>
          </table:table-cell>
          <table:table-cell/>
          <table:table-cell office:value-type="float" office:value="0">
            <text:p>0</text:p>
          </table:table-cell>
          <table:table-cell office:value-type="float" office:value="316.4">
            <text:p>316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2.106">
            <text:p>32.106</text:p>
          </table:table-cell>
          <table:table-cell table:style-name="ce10" table:formula="of:=([.C111]/[.D111])*1000" office:value-type="float" office:value="31.1468261384165">
            <text:p>31.1468261384</text:p>
          </table:table-cell>
          <table:table-cell office:value-type="float" office:value="1">
            <text:p>1</text:p>
          </table:table-cell>
          <table:table-cell office:value-type="float" office:value="18.525">
            <text:p>18.525</text:p>
          </table:table-cell>
          <table:table-cell table:formula="of:=([.F111]/[.G111])*1000" office:value-type="float" office:value="53.9811066126856">
            <text:p>53.9811066127</text:p>
          </table:table-cell>
          <table:table-cell office:value-type="float" office:value="1">
            <text:p>1</text:p>
          </table:table-cell>
          <table:table-cell office:value-type="float" office:value="120.101">
            <text:p>120.101</text:p>
          </table:table-cell>
          <table:table-cell table:formula="of:=([.I111]/[.J111])*1000" office:value-type="float" office:value="8.32632534283645">
            <text:p>8.3263253428</text:p>
          </table:table-cell>
          <table:table-cell office:value-type="float" office:value="1">
            <text:p>1</text:p>
          </table:table-cell>
          <table:table-cell office:value-type="float" office:value="123.487">
            <text:p>123.487</text:p>
          </table:table-cell>
          <table:table-cell table:formula="of:=([.L111]/[.M111])*1000" office:value-type="float" office:value="8.09801841489388">
            <text:p>8.09801841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7.333">
            <text:p>67.333</text:p>
          </table:table-cell>
          <table:table-cell table:style-name="ce10" table:formula="of:=([.C112]/[.D112])*1000" office:value-type="float" office:value="29.7031173421651">
            <text:p>29.7031173422</text:p>
          </table:table-cell>
          <table:table-cell office:value-type="float" office:value="2">
            <text:p>2</text:p>
          </table:table-cell>
          <table:table-cell office:value-type="float" office:value="29.5">
            <text:p>29.5</text:p>
          </table:table-cell>
          <table:table-cell table:formula="of:=([.F112]/[.G112])*1000" office:value-type="float" office:value="67.7966101694915">
            <text:p>67.7966101695</text:p>
          </table:table-cell>
          <table:table-cell office:value-type="float" office:value="2">
            <text:p>2</text:p>
          </table:table-cell>
          <table:table-cell office:value-type="float" office:value="97.167">
            <text:p>97.167</text:p>
          </table:table-cell>
          <table:table-cell table:formula="of:=([.I112]/[.J112])*1000" office:value-type="float" office:value="20.5831197834656">
            <text:p>20.5831197835</text:p>
          </table:table-cell>
          <table:table-cell office:value-type="float" office:value="3">
            <text:p>3</text:p>
          </table:table-cell>
          <table:table-cell office:value-type="float" office:value="92.667">
            <text:p>92.667</text:p>
          </table:table-cell>
          <table:table-cell table:formula="of:=([.L112]/[.M112])*1000" office:value-type="float" office:value="32.3739842662436">
            <text:p>32.37398426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76.5">
            <text:p>676.5</text:p>
          </table:table-cell>
          <table:table-cell table:style-name="ce10" table:formula="of:=([.C113]/[.D113])*1000" office:value-type="float" office:value="4.43458980044346">
            <text:p>4.4345898004</text:p>
          </table:table-cell>
          <table:table-cell office:value-type="float" office:value="3">
            <text:p>3</text:p>
          </table:table-cell>
          <table:table-cell office:value-type="float" office:value="47.625">
            <text:p>47.625</text:p>
          </table:table-cell>
          <table:table-cell table:formula="of:=([.F113]/[.G113])*1000" office:value-type="float" office:value="62.992125984252">
            <text:p>62.9921259843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([.I113]/[.J113])*1000" office:value-type="float" office:value="52.6315789473684">
            <text:p>52.6315789474</text:p>
          </table:table-cell>
          <table:table-cell office:value-type="float" office:value="4">
            <text:p>4</text:p>
          </table:table-cell>
          <table:table-cell office:value-type="float" office:value="160.565">
            <text:p>160.565</text:p>
          </table:table-cell>
          <table:table-cell table:formula="of:=([.L113]/[.M113])*1000" office:value-type="float" office:value="24.9120293961947">
            <text:p>24.91202939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54.769">
            <text:p>154.769</text:p>
          </table:table-cell>
          <table:table-cell table:style-name="ce10" table:formula="of:=([.C114]/[.D114])*1000" office:value-type="float" office:value="25.844968953731">
            <text:p>25.8449689537</text:p>
          </table:table-cell>
          <table:table-cell office:value-type="float" office:value="4">
            <text:p>4</text:p>
          </table:table-cell>
          <table:table-cell office:value-type="float" office:value="26.738">
            <text:p>26.738</text:p>
          </table:table-cell>
          <table:table-cell table:formula="of:=([.F114]/[.G114])*1000" office:value-type="float" office:value="149.599820480215">
            <text:p>149.5998204802</text:p>
          </table:table-cell>
          <table:table-cell office:value-type="float" office:value="4">
            <text:p>4</text:p>
          </table:table-cell>
          <table:table-cell office:value-type="float" office:value="170.409">
            <text:p>170.409</text:p>
          </table:table-cell>
          <table:table-cell table:formula="of:=([.I114]/[.J114])*1000" office:value-type="float" office:value="23.4729386358702">
            <text:p>23.4729386359</text:p>
          </table:table-cell>
          <table:table-cell office:value-type="float" office:value="5">
            <text:p>5</text:p>
          </table:table-cell>
          <table:table-cell office:value-type="float" office:value="255.65">
            <text:p>255.65</text:p>
          </table:table-cell>
          <table:table-cell table:formula="of:=([.L114]/[.M114])*1000" office:value-type="float" office:value="19.5579894386857">
            <text:p>19.55798943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3.4">
            <text:p>43.4</text:p>
          </table:table-cell>
          <table:table-cell table:style-name="ce10" table:formula="of:=([.C115]/[.D115])*1000" office:value-type="float" office:value="115.207373271889">
            <text:p>115.2073732719</text:p>
          </table:table-cell>
          <table:table-cell office:value-type="float" office:value="5">
            <text:p>5</text:p>
          </table:table-cell>
          <table:table-cell office:value-type="float" office:value="28.01">
            <text:p>28.01</text:p>
          </table:table-cell>
          <table:table-cell table:formula="of:=([.F115]/[.G115])*1000" office:value-type="float" office:value="178.507675830061">
            <text:p>178.5076758301</text:p>
          </table:table-cell>
          <table:table-cell office:value-type="float" office:value="5">
            <text:p>5</text:p>
          </table:table-cell>
          <table:table-cell office:value-type="float" office:value="345.13">
            <text:p>345.13</text:p>
          </table:table-cell>
          <table:table-cell table:formula="of:=([.I115]/[.J115])*1000" office:value-type="float" office:value="14.4872946425984">
            <text:p>14.4872946426</text:p>
          </table:table-cell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  <table:table-cell table:formula="of:=([.L115]/[.M115])*1000" office:value-type="float" office:value="17.5438596491228">
            <text:p>17.543859649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0.061">
            <text:p>50.061</text:p>
          </table:table-cell>
          <table:table-cell table:style-name="ce10" table:formula="of:=([.C116]/[.D116])*1000" office:value-type="float" office:value="159.805037853818">
            <text:p>159.8050378538</text:p>
          </table:table-cell>
          <table:table-cell office:value-type="float" office:value="6">
            <text:p>6</text:p>
          </table:table-cell>
          <table:table-cell office:value-type="float" office:value="26.25">
            <text:p>26.25</text:p>
          </table:table-cell>
          <table:table-cell table:formula="of:=([.F116]/[.G116])*1000" office:value-type="float" office:value="228.571428571429">
            <text:p>228.5714285714</text:p>
          </table:table-cell>
          <table:table-cell office:value-type="float" office:value="6">
            <text:p>6</text:p>
          </table:table-cell>
          <table:table-cell office:value-type="float" office:value="329.4">
            <text:p>329.4</text:p>
          </table:table-cell>
          <table:table-cell table:formula="of:=([.I116]/[.J116])*1000" office:value-type="float" office:value="18.2149362477231">
            <text:p>18.2149362477</text:p>
          </table:table-cell>
          <table:table-cell office:value-type="float" office:value="8">
            <text:p>8</text:p>
          </table:table-cell>
          <table:table-cell office:value-type="float" office:value="303.346">
            <text:p>303.346</text:p>
          </table:table-cell>
          <table:table-cell table:formula="of:=([.L116]/[.M116])*1000" office:value-type="float" office:value="26.3725251033473">
            <text:p>26.37252510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7.556">
            <text:p>57.556</text:p>
          </table:table-cell>
          <table:table-cell table:style-name="ce10" table:formula="of:=([.C117]/[.D117])*1000" office:value-type="float" office:value="156.369448884565">
            <text:p>156.369448884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([.F117]/[.G117])*1000" office:value-type="float" office:value="205.882352941176">
            <text:p>205.8823529412</text:p>
          </table:table-cell>
          <table:table-cell office:value-type="float" office:value="7">
            <text:p>7</text:p>
          </table:table-cell>
          <table:table-cell office:value-type="float" office:value="243.8">
            <text:p>243.8</text:p>
          </table:table-cell>
          <table:table-cell table:formula="of:=([.I117]/[.J117])*1000" office:value-type="float" office:value="28.7120590648072">
            <text:p>28.7120590648</text:p>
          </table:table-cell>
          <table:table-cell office:value-type="float" office:value="9">
            <text:p>9</text:p>
          </table:table-cell>
          <table:table-cell office:value-type="float" office:value="341.1">
            <text:p>341.1</text:p>
          </table:table-cell>
          <table:table-cell table:formula="of:=([.L117]/[.M117])*1000" office:value-type="float" office:value="26.3852242744063">
            <text:p>26.38522427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5.25">
            <text:p>55.25</text:p>
          </table:table-cell>
          <table:table-cell table:style-name="ce10" table:formula="of:=([.C118]/[.D118])*1000" office:value-type="float" office:value="180.995475113122">
            <text:p>180.9954751131</text:p>
          </table:table-cell>
          <table:table-cell office:value-type="float" office:value="8">
            <text:p>8</text:p>
          </table:table-cell>
          <table:table-cell office:value-type="float" office:value="30.969">
            <text:p>30.969</text:p>
          </table:table-cell>
          <table:table-cell table:formula="of:=([.F118]/[.G118])*1000" office:value-type="float" office:value="258.322838968">
            <text:p>258.322838968</text:p>
          </table:table-cell>
          <table:table-cell office:value-type="float" office:value="8">
            <text:p>8</text:p>
          </table:table-cell>
          <table:table-cell office:value-type="float" office:value="190.469">
            <text:p>190.469</text:p>
          </table:table-cell>
          <table:table-cell table:formula="of:=([.I118]/[.J118])*1000" office:value-type="float" office:value="42.0015855598549">
            <text:p>42.0015855599</text:p>
          </table:table-cell>
          <table:table-cell office:value-type="float" office:value="10">
            <text:p>10</text:p>
          </table:table-cell>
          <table:table-cell office:value-type="float" office:value="102.667">
            <text:p>102.667</text:p>
          </table:table-cell>
          <table:table-cell table:formula="of:=([.L118]/[.M118])*1000" office:value-type="float" office:value="97.4022811614248">
            <text:p>97.40228116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8.5">
            <text:p>88.5</text:p>
          </table:table-cell>
          <table:table-cell table:style-name="ce10" table:formula="of:=([.C119]/[.D119])*1000" office:value-type="float" office:value="124.293785310734">
            <text:p>124.2937853107</text:p>
          </table:table-cell>
          <table:table-cell office:value-type="float" office:value="9">
            <text:p>9</text:p>
          </table:table-cell>
          <table:table-cell office:value-type="float" office:value="26.079">
            <text:p>26.079</text:p>
          </table:table-cell>
          <table:table-cell table:formula="of:=([.F119]/[.G119])*1000" office:value-type="float" office:value="345.105257103417">
            <text:p>345.1052571034</text:p>
          </table:table-cell>
          <table:table-cell office:value-type="float" office:value="9">
            <text:p>9</text:p>
          </table:table-cell>
          <table:table-cell office:value-type="float" office:value="97.5">
            <text:p>97.5</text:p>
          </table:table-cell>
          <table:table-cell table:formula="of:=([.I119]/[.J119])*1000" office:value-type="float" office:value="92.3076923076923">
            <text:p>92.3076923077</text:p>
          </table:table-cell>
          <table:table-cell office:value-type="float" office:value="12">
            <text:p>12</text:p>
          </table:table-cell>
          <table:table-cell office:value-type="float" office:value="418.5">
            <text:p>418.5</text:p>
          </table:table-cell>
          <table:table-cell table:formula="of:=([.L119]/[.M119])*1000" office:value-type="float" office:value="28.673835125448">
            <text:p>28.673835125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32.5">
            <text:p>32.5</text:p>
          </table:table-cell>
          <table:table-cell table:style-name="ce10" table:formula="of:=([.C120]/[.D120])*1000" office:value-type="float" office:value="369.230769230769">
            <text:p>369.2307692308</text:p>
          </table:table-cell>
          <table:table-cell office:value-type="float" office:value="10">
            <text:p>10</text:p>
          </table:table-cell>
          <table:table-cell office:value-type="float" office:value="28.114">
            <text:p>28.114</text:p>
          </table:table-cell>
          <table:table-cell table:formula="of:=([.F120]/[.G120])*1000" office:value-type="float" office:value="355.694671693818">
            <text:p>355.6946716938</text:p>
          </table:table-cell>
          <table:table-cell office:value-type="float" office:value="10">
            <text:p>10</text:p>
          </table:table-cell>
          <table:table-cell office:value-type="float" office:value="236.571">
            <text:p>236.571</text:p>
          </table:table-cell>
          <table:table-cell table:formula="of:=([.I120]/[.J120])*1000" office:value-type="float" office:value="42.2706079781546">
            <text:p>42.2706079782</text:p>
          </table:table-cell>
          <table:table-cell office:value-type="float" office:value="13">
            <text:p>13</text:p>
          </table:table-cell>
          <table:table-cell office:value-type="float" office:value="357.667">
            <text:p>357.667</text:p>
          </table:table-cell>
          <table:table-cell table:formula="of:=([.L120]/[.M120])*1000" office:value-type="float" office:value="36.3466576452398">
            <text:p>36.346657645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style-name="ce10" table:formula="of:=([.C121]/[.D121])*1000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57.5">
            <text:p>57.5</text:p>
          </table:table-cell>
          <table:table-cell table:formula="of:=([.F121]/[.G121])*1000" office:value-type="float" office:value="191.304347826087">
            <text:p>191.3043478261</text:p>
          </table:table-cell>
          <table:table-cell office:value-type="float" office:value="11">
            <text:p>11</text:p>
          </table:table-cell>
          <table:table-cell office:value-type="float" office:value="313.5">
            <text:p>313.5</text:p>
          </table:table-cell>
          <table:table-cell table:formula="of:=([.I121]/[.J121])*1000" office:value-type="float" office:value="35.0877192982456">
            <text:p>35.0877192982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table:formula="of:=([.L121]/[.M121])*1000" office:value-type="float" office:value="189.189189189189">
            <text:p>189.189189189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style-name="ce10" table:formula="of:=([.C122]/[.D122])*1000" office:value-type="float" office:value="355.555555555556">
            <text:p>355.5555555556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F122]/[.G122])*1000" office:value-type="float" office:value="413.793103448276">
            <text:p>413.7931034483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table:formula="of:=([.I122]/[.J122])*1000" office:value-type="float" office:value="29.8507462686567">
            <text:p>29.8507462687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table:formula="of:=([.L122]/[.M122])*1000" office:value-type="float" office:value="140.18691588785">
            <text:p>140.186915887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style-name="ce10" table:formula="of:=([.C123]/[.D123])*1000" office:value-type="float" office:value="358.490566037736">
            <text:p>358.4905660377</text:p>
          </table:table-cell>
          <table:table-cell office:value-type="float" office:value="13">
            <text:p>13</text:p>
          </table:table-cell>
          <table:table-cell office:value-type="float" office:value="19.333">
            <text:p>19.333</text:p>
          </table:table-cell>
          <table:table-cell table:formula="of:=([.F123]/[.G123])*1000" office:value-type="float" office:value="672.425386644597">
            <text:p>672.4253866446</text:p>
          </table:table-cell>
          <table:table-cell office:value-type="float" office:value="14">
            <text:p>14</text:p>
          </table:table-cell>
          <table:table-cell office:value-type="float" office:value="241">
            <text:p>241</text:p>
          </table:table-cell>
          <table:table-cell table:formula="of:=([.I123]/[.J123])*1000" office:value-type="float" office:value="58.0912863070539">
            <text:p>58.0912863071</text:p>
          </table:table-cell>
          <table:table-cell office:value-type="float" office:value="16">
            <text:p>16</text:p>
          </table:table-cell>
          <table:table-cell office:value-type="float" office:value="288.333">
            <text:p>288.333</text:p>
          </table:table-cell>
          <table:table-cell table:formula="of:=([.L123]/[.M123])*1000" office:value-type="float" office:value="55.4913936316689">
            <text:p>55.49139363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10" table:formula="of:=([.C124]/[.D124])*1000" office:value-type="float" office:value="625">
            <text:p>625</text:p>
          </table:table-cell>
          <table:table-cell office:value-type="float" office:value="14">
            <text:p>14</text:p>
          </table:table-cell>
          <table:table-cell office:value-type="float" office:value="18.75">
            <text:p>18.75</text:p>
          </table:table-cell>
          <table:table-cell table:formula="of:=([.F124]/[.G124])*1000" office:value-type="float" office:value="746.666666666667">
            <text:p>746.6666666667</text:p>
          </table:table-cell>
          <table:table-cell office:value-type="float" office:value="15">
            <text:p>15</text:p>
          </table:table-cell>
          <table:table-cell office:value-type="float" office:value="922">
            <text:p>922</text:p>
          </table:table-cell>
          <table:table-cell table:formula="of:=([.I124]/[.J124])*1000" office:value-type="float" office:value="16.2689804772234">
            <text:p>16.2689804772</text:p>
          </table:table-cell>
          <table:table-cell office:value-type="float" office:value="17">
            <text:p>17</text:p>
          </table:table-cell>
          <table:table-cell office:value-type="float" office:value="442">
            <text:p>442</text:p>
          </table:table-cell>
          <table:table-cell table:formula="of:=([.L124]/[.M124])*1000" office:value-type="float" office:value="38.4615384615385">
            <text:p>38.46153846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66.5">
            <text:p>66.5</text:p>
          </table:table-cell>
          <table:table-cell table:formula="of:=([.C125]/[.D125])*1000" office:value-type="float" office:value="315.789473684211">
            <text:p>315.7894736842</text:p>
          </table:table-cell>
          <table:table-cell office:value-type="float" office:value="15">
            <text:p>15</text:p>
          </table:table-cell>
          <table:table-cell office:value-type="float" office:value="35.286">
            <text:p>35.286</text:p>
          </table:table-cell>
          <table:table-cell table:formula="of:=([.F125]/[.G125])*1000" office:value-type="float" office:value="425.097772487672">
            <text:p>425.0977724877</text:p>
          </table:table-cell>
          <table:table-cell office:value-type="float" office:value="16">
            <text:p>16</text:p>
          </table:table-cell>
          <table:table-cell office:value-type="float" office:value="311.5">
            <text:p>311.5</text:p>
          </table:table-cell>
          <table:table-cell table:formula="of:=([.I125]/[.J125])*1000" office:value-type="float" office:value="51.3643659711075">
            <text:p>51.3643659711</text:p>
          </table:table-cell>
          <table:table-cell office:value-type="float" office:value="18">
            <text:p>18</text:p>
          </table:table-cell>
          <table:table-cell office:value-type="float" office:value="476.5">
            <text:p>476.5</text:p>
          </table:table-cell>
          <table:table-cell table:formula="of:=([.L125]/[.M125])*1000" office:value-type="float" office:value="37.7754459601259">
            <text:p>37.77544596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43.5">
            <text:p>43.5</text:p>
          </table:table-cell>
          <table:table-cell table:formula="of:=([.C126]/[.D126])*1000" office:value-type="float" office:value="505.747126436782">
            <text:p>505.7471264368</text:p>
          </table:table-cell>
          <table:table-cell office:value-type="float" office:value="16">
            <text:p>16</text:p>
          </table:table-cell>
          <table:table-cell office:value-type="float" office:value="21.5">
            <text:p>21.5</text:p>
          </table:table-cell>
          <table:table-cell table:formula="of:=([.F126]/[.G126])*1000" office:value-type="float" office:value="744.186046511628">
            <text:p>744.1860465116</text:p>
          </table:table-cell>
          <table:table-cell office:value-type="float" office:value="18">
            <text:p>18</text:p>
          </table:table-cell>
          <table:table-cell office:value-type="float" office:value="620">
            <text:p>620</text:p>
          </table:table-cell>
          <table:table-cell table:formula="of:=([.I126]/[.J126])*1000" office:value-type="float" office:value="29.0322580645161">
            <text:p>29.0322580645</text:p>
          </table:table-cell>
          <table:table-cell office:value-type="float" office:value="26">
            <text:p>26</text:p>
          </table:table-cell>
          <table:table-cell office:value-type="float" office:value="305.571">
            <text:p>305.571</text:p>
          </table:table-cell>
          <table:table-cell table:formula="of:=([.L126]/[.M126])*1000" office:value-type="float" office:value="85.0866083496143">
            <text:p>85.08660834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22">
            <text:p>122</text:p>
          </table:table-cell>
          <table:table-cell table:formula="of:=([.C127]/[.D127])*1000" office:value-type="float" office:value="188.524590163934">
            <text:p>188.524590163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F127]/[.G127])*1000"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table:formula="of:=([.I127]/[.J127])*1000" office:value-type="float" office:value="146.153846153846">
            <text:p>146.1538461538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 table:formula="of:=([.L127]/[.M127])*1000" office:value-type="float" office:value="159.763313609467">
            <text:p>159.76331360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C128]/[.D128])*1000" office:value-type="float" office:value="757.575757575758">
            <text:p>757.575757575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F128]/[.G128])*1000" office:value-type="float" office:value="857.142857142857">
            <text:p>857.1428571429</text:p>
          </table:table-cell>
          <table:table-cell office:value-type="float" office:value="21">
            <text:p>21</text:p>
          </table:table-cell>
          <table:table-cell office:value-type="float" office:value="345">
            <text:p>345</text:p>
          </table:table-cell>
          <table:table-cell table:formula="of:=([.I128]/[.J128])*1000" office:value-type="float" office:value="60.8695652173913">
            <text:p>60.8695652174</text:p>
          </table:table-cell>
          <table:table-cell office:value-type="float" office:value="28">
            <text:p>28</text:p>
          </table:table-cell>
          <table:table-cell office:value-type="float" office:value="810.5">
            <text:p>810.5</text:p>
          </table:table-cell>
          <table:table-cell table:formula="of:=([.L128]/[.M128])*1000" office:value-type="float" office:value="34.5465761875386">
            <text:p>34.546576187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C129]/[.D129])*1000" office:value-type="float" office:value="838.709677419355">
            <text:p>838.7096774194</text:p>
          </table:table-cell>
          <table:table-cell office:value-type="float" office:value="19">
            <text:p>19</text:p>
          </table:table-cell>
          <table:table-cell office:value-type="float" office:value="52.667">
            <text:p>52.667</text:p>
          </table:table-cell>
          <table:table-cell table:formula="of:=([.F129]/[.G129])*1000" office:value-type="float" office:value="360.757210397403">
            <text:p>360.7572103974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([.I129]/[.J129])*1000" office:value-type="float" office:value="423.076923076923">
            <text:p>423.0769230769</text:p>
          </table:table-cell>
          <table:table-cell office:value-type="float" office:value="29">
            <text:p>29</text:p>
          </table:table-cell>
          <table:table-cell office:value-type="float" office:value="839">
            <text:p>839</text:p>
          </table:table-cell>
          <table:table-cell table:formula="of:=([.L129]/[.M129])*1000" office:value-type="float" office:value="34.564958283671">
            <text:p>34.56495828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7.667">
            <text:p>27.667</text:p>
          </table:table-cell>
          <table:table-cell table:formula="of:=([.C130]/[.D130])*1000" office:value-type="float" office:value="975.891856724618">
            <text:p>975.8918567246</text:p>
          </table:table-cell>
          <table:table-cell office:value-type="float" office:value="20">
            <text:p>20</text:p>
          </table:table-cell>
          <table:table-cell office:value-type="float" office:value="15.5">
            <text:p>15.5</text:p>
          </table:table-cell>
          <table:table-cell table:formula="of:=([.F130]/[.G130])*1000" office:value-type="float" office:value="1290.32258064516">
            <text:p>1290.3225806452</text:p>
          </table:table-cell>
          <table:table-cell office:value-type="float" office:value="23">
            <text:p>23</text:p>
          </table:table-cell>
          <table:table-cell office:value-type="float" office:value="503">
            <text:p>503</text:p>
          </table:table-cell>
          <table:table-cell table:formula="of:=([.I130]/[.J130])*1000" office:value-type="float" office:value="45.7256461232604">
            <text:p>45.7256461233</text:p>
          </table:table-cell>
          <table:table-cell office:value-type="float" office:value="31">
            <text:p>31</text:p>
          </table:table-cell>
          <table:table-cell office:value-type="float" office:value="969">
            <text:p>969</text:p>
          </table:table-cell>
          <table:table-cell table:formula="of:=([.L130]/[.M130])*1000" office:value-type="float" office:value="31.9917440660475">
            <text:p>31.99174406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76.667">
            <text:p>76.667</text:p>
          </table:table-cell>
          <table:table-cell table:formula="of:=([.C131]/[.D131])*1000" office:value-type="float" office:value="365.21580340955">
            <text:p>365.2158034096</text:p>
          </table:table-cell>
          <table:table-cell office:value-type="float" office:value="21">
            <text:p>21</text:p>
          </table:table-cell>
          <table:table-cell office:value-type="float" office:value="46.25">
            <text:p>46.25</text:p>
          </table:table-cell>
          <table:table-cell table:formula="of:=([.F131]/[.G131])*1000" office:value-type="float" office:value="454.054054054054">
            <text:p>454.0540540541</text:p>
          </table:table-cell>
          <table:table-cell office:value-type="float" office:value="24">
            <text:p>24</text:p>
          </table:table-cell>
          <table:table-cell office:value-type="float" office:value="279.667">
            <text:p>279.667</text:p>
          </table:table-cell>
          <table:table-cell table:formula="of:=([.I131]/[.J131])*1000" office:value-type="float" office:value="85.8163458684793">
            <text:p>85.8163458685</text:p>
          </table:table-cell>
          <table:table-cell office:value-type="float" office:value="32">
            <text:p>32</text:p>
          </table:table-cell>
          <table:table-cell office:value-type="float" office:value="275.167">
            <text:p>275.167</text:p>
          </table:table-cell>
          <table:table-cell table:formula="of:=([.L131]/[.M131])*1000" office:value-type="float" office:value="116.293014787384">
            <text:p>116.29301478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5.667">
            <text:p>55.667</text:p>
          </table:table-cell>
          <table:table-cell table:formula="of:=([.C132]/[.D132])*1000" office:value-type="float" office:value="520.954964341531">
            <text:p>520.9549643415</text:p>
          </table:table-cell>
          <table:table-cell table:number-columns-repeated="2" office:value-type="float" office:value="22">
            <text:p>22</text:p>
          </table:table-cell>
          <table:table-cell table:formula="of:=([.F132]/[.G132])*1000" office:value-type="float" office:value="1000">
            <text:p>1000</text:p>
          </table:table-cell>
          <table:table-cell office:value-type="float" office:value="25">
            <text:p>25</text:p>
          </table:table-cell>
          <table:table-cell office:value-type="float" office:value="293">
            <text:p>293</text:p>
          </table:table-cell>
          <table:table-cell table:formula="of:=([.I132]/[.J132])*1000" office:value-type="float" office:value="85.3242320819113">
            <text:p>85.3242320819</text:p>
          </table:table-cell>
          <table:table-cell office:value-type="float" office:value="33">
            <text:p>33</text:p>
          </table:table-cell>
          <table:table-cell office:value-type="float" office:value="491.4">
            <text:p>491.4</text:p>
          </table:table-cell>
          <table:table-cell table:formula="of:=([.L132]/[.M132])*1000" office:value-type="float" office:value="67.1550671550672">
            <text:p>67.155067155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38.667">
            <text:p>38.667</text:p>
          </table:table-cell>
          <table:table-cell table:formula="of:=([.C133]/[.D133])*1000" office:value-type="float" office:value="775.855380557064">
            <text:p>775.8553805571</text:p>
          </table:table-cell>
          <table:table-cell office:value-type="float" office:value="23">
            <text:p>23</text:p>
          </table:table-cell>
          <table:table-cell office:value-type="float" office:value="49.667">
            <text:p>49.667</text:p>
          </table:table-cell>
          <table:table-cell table:formula="of:=([.F133]/[.G133])*1000" office:value-type="float" office:value="463.084140374897">
            <text:p>463.0841403749</text:p>
          </table:table-cell>
          <table:table-cell office:value-type="float" office:value="26">
            <text:p>26</text:p>
          </table:table-cell>
          <table:table-cell office:value-type="float" office:value="116">
            <text:p>116</text:p>
          </table:table-cell>
          <table:table-cell table:formula="of:=([.I133]/[.J133])*1000" office:value-type="float" office:value="224.137931034483">
            <text:p>224.1379310345</text:p>
          </table:table-cell>
          <table:table-cell office:value-type="float" office:value="35">
            <text:p>35</text:p>
          </table:table-cell>
          <table:table-cell office:value-type="float" office:value="326.667">
            <text:p>326.667</text:p>
          </table:table-cell>
          <table:table-cell table:formula="of:=([.L133]/[.M133])*1000" office:value-type="float" office:value="107.142747813523">
            <text:p>107.142747813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41.5">
            <text:p>41.5</text:p>
          </table:table-cell>
          <table:table-cell table:formula="of:=([.C134]/[.D134])*1000" office:value-type="float" office:value="746.987951807229">
            <text:p>746.9879518072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formula="of:=([.F134]/[.G134])*1000" office:value-type="float" office:value="615.384615384616">
            <text:p>615.3846153846</text:p>
          </table:table-cell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 table:formula="of:=([.I134]/[.J134])*1000" office:value-type="float" office:value="119.341563786008">
            <text:p>119.341563786</text:p>
          </table:table-cell>
          <table:table-cell office:value-type="float" office:value="36">
            <text:p>36</text:p>
          </table:table-cell>
          <table:table-cell office:value-type="float" office:value="154.667">
            <text:p>154.667</text:p>
          </table:table-cell>
          <table:table-cell table:formula="of:=([.L134]/[.M134])*1000" office:value-type="float" office:value="232.758119055778">
            <text:p>232.758119055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32.667">
            <text:p>32.667</text:p>
          </table:table-cell>
          <table:table-cell table:formula="of:=([.C135]/[.D135])*1000" office:value-type="float" office:value="1010.19377353292">
            <text:p>1010.19377353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F135]/[.G135])*1000" office:value-type="float" office:value="1041.66666666667">
            <text:p>1041.6666666667</text:p>
          </table:table-cell>
          <table:table-cell office:value-type="float" office:value="30">
            <text:p>30</text:p>
          </table:table-cell>
          <table:table-cell office:value-type="float" office:value="367">
            <text:p>367</text:p>
          </table:table-cell>
          <table:table-cell table:formula="of:=([.I135]/[.J135])*1000" office:value-type="float" office:value="81.7438692098093">
            <text:p>81.7438692098</text:p>
          </table:table-cell>
          <table:table-cell office:value-type="float" office:value="37">
            <text:p>37</text:p>
          </table:table-cell>
          <table:table-cell office:value-type="float" office:value="314.6">
            <text:p>314.6</text:p>
          </table:table-cell>
          <table:table-cell table:formula="of:=([.L135]/[.M135])*1000" office:value-type="float" office:value="117.609663064209">
            <text:p>117.60966306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32.333">
            <text:p>32.333</text:p>
          </table:table-cell>
          <table:table-cell table:formula="of:=([.C136]/[.D136])*1000" office:value-type="float" office:value="1082.48538644728">
            <text:p>1082.4853864473</text:p>
          </table:table-cell>
          <table:table-cell office:value-type="float" office:value="26">
            <text:p>26</text:p>
          </table:table-cell>
          <table:table-cell office:value-type="float" office:value="34.167">
            <text:p>34.167</text:p>
          </table:table-cell>
          <table:table-cell table:formula="of:=([.F136]/[.G136])*1000" office:value-type="float" office:value="760.968185676237">
            <text:p>760.9681856762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table:formula="of:=([.I136]/[.J136])*1000" office:value-type="float" office:value="116.541353383459">
            <text:p>116.5413533835</text:p>
          </table:table-cell>
          <table:table-cell office:value-type="float" office:value="40">
            <text:p>40</text:p>
          </table:table-cell>
          <table:table-cell office:value-type="float" office:value="430">
            <text:p>430</text:p>
          </table:table-cell>
          <table:table-cell table:formula="of:=([.L136]/[.M136])*1000" office:value-type="float" office:value="93.0232558139535">
            <text:p>93.0232558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30.5">
            <text:p>30.5</text:p>
          </table:table-cell>
          <table:table-cell table:formula="of:=([.C137]/[.D137])*1000" office:value-type="float" office:value="1180.32786885246">
            <text:p>1180.32786885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F137]/[.G137])*1000" office:value-type="float" office:value="931.034482758621">
            <text:p>931.0344827586</text:p>
          </table:table-cell>
          <table:table-cell office:value-type="float" office:value="32">
            <text:p>32</text:p>
          </table:table-cell>
          <table:table-cell office:value-type="float" office:value="249">
            <text:p>249</text:p>
          </table:table-cell>
          <table:table-cell table:formula="of:=([.I137]/[.J137])*1000" office:value-type="float" office:value="128.5140562249">
            <text:p>128.5140562249</text:p>
          </table:table-cell>
          <table:table-cell office:value-type="float" office:value="41">
            <text:p>41</text:p>
          </table:table-cell>
          <table:table-cell office:value-type="float" office:value="387">
            <text:p>387</text:p>
          </table:table-cell>
          <table:table-cell table:formula="of:=([.L137]/[.M137])*1000" office:value-type="float" office:value="105.94315245478">
            <text:p>105.943152454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float" office:value="39">
            <text:p>39</text:p>
          </table:table-cell>
          <table:table-cell table:formula="of:=([.C138]/[.D138])*1000" office:value-type="float" office:value="1000">
            <text:p>1000</text:p>
          </table:table-cell>
          <table:table-cell office:value-type="float" office:value="28">
            <text:p>28</text:p>
          </table:table-cell>
          <table:table-cell office:value-type="float" office:value="45.4">
            <text:p>45.4</text:p>
          </table:table-cell>
          <table:table-cell table:formula="of:=([.F138]/[.G138])*1000" office:value-type="float" office:value="616.740088105727">
            <text:p>616.7400881057</text:p>
          </table:table-cell>
          <table:table-cell office:value-type="float" office:value="33">
            <text:p>33</text:p>
          </table:table-cell>
          <table:table-cell office:value-type="float" office:value="303.143">
            <text:p>303.143</text:p>
          </table:table-cell>
          <table:table-cell table:formula="of:=([.I138]/[.J138])*1000" office:value-type="float" office:value="108.859515146317">
            <text:p>108.8595151463</text:p>
          </table:table-cell>
          <table:table-cell office:value-type="float" office:value="42">
            <text:p>42</text:p>
          </table:table-cell>
          <table:table-cell office:value-type="float" office:value="283">
            <text:p>283</text:p>
          </table:table-cell>
          <table:table-cell table:formula="of:=([.L138]/[.M138])*1000" office:value-type="float" office:value="148.409893992933">
            <text:p>148.40989399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41.5">
            <text:p>41.5</text:p>
          </table:table-cell>
          <table:table-cell table:formula="of:=([.C139]/[.D139])*1000" office:value-type="float" office:value="987.951807228916">
            <text:p>987.9518072289</text:p>
          </table:table-cell>
          <table:table-cell office:value-type="float" office:value="29">
            <text:p>29</text:p>
          </table:table-cell>
          <table:table-cell office:value-type="float" office:value="22.5">
            <text:p>22.5</text:p>
          </table:table-cell>
          <table:table-cell table:formula="of:=([.F139]/[.G139])*1000" office:value-type="float" office:value="1288.88888888889">
            <text:p>1288.8888888889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formula="of:=([.I139]/[.J139])*1000" office:value-type="float" office:value="465.753424657534">
            <text:p>465.7534246575</text:p>
          </table:table-cell>
          <table:table-cell office:value-type="float" office:value="45">
            <text:p>45</text:p>
          </table:table-cell>
          <table:table-cell office:value-type="float" office:value="355">
            <text:p>355</text:p>
          </table:table-cell>
          <table:table-cell table:formula="of:=([.L139]/[.M139])*1000" office:value-type="float" office:value="126.760563380282">
            <text:p>126.76056338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formula="of:=([.C140]/[.D140])*1000" office:value-type="float" office:value="777.777777777778">
            <text:p>777.7777777778</text:p>
          </table:table-cell>
          <table:table-cell office:value-type="float" office:value="30">
            <text:p>30</text:p>
          </table:table-cell>
          <table:table-cell office:value-type="float" office:value="26.688">
            <text:p>26.688</text:p>
          </table:table-cell>
          <table:table-cell table:formula="of:=([.F140]/[.G140])*1000" office:value-type="float" office:value="1124.10071942446">
            <text:p>1124.1007194245</text:p>
          </table:table-cell>
          <table:table-cell office:value-type="float" office:value="36">
            <text:p>36</text:p>
          </table:table-cell>
          <table:table-cell office:value-type="float" office:value="335.333">
            <text:p>335.333</text:p>
          </table:table-cell>
          <table:table-cell table:formula="of:=([.I140]/[.J140])*1000" office:value-type="float" office:value="107.355971526811">
            <text:p>107.355971526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table:formula="of:=([.L140]/[.M140])*1000" office:value-type="float" office:value="446.601941747573">
            <text:p>446.601941747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table:formula="of:=([.C141]/[.D141])*1000" office:value-type="float" office:value="607.594936708861">
            <text:p>607.5949367089</text:p>
          </table:table-cell>
          <table:table-cell office:value-type="float" office:value="31">
            <text:p>31</text:p>
          </table:table-cell>
          <table:table-cell office:value-type="float" office:value="33.077">
            <text:p>33.077</text:p>
          </table:table-cell>
          <table:table-cell table:formula="of:=([.F141]/[.G141])*1000" office:value-type="float" office:value="937.207122774133">
            <text:p>937.2071227741</text:p>
          </table:table-cell>
          <table:table-cell office:value-type="float" office:value="37">
            <text:p>37</text:p>
          </table:table-cell>
          <table:table-cell office:value-type="float" office:value="101.333">
            <text:p>101.333</text:p>
          </table:table-cell>
          <table:table-cell table:formula="of:=([.I141]/[.J141])*1000" office:value-type="float" office:value="365.13278004204">
            <text:p>365.132780042</text:p>
          </table:table-cell>
          <table:table-cell office:value-type="float" office:value="52">
            <text:p>52</text:p>
          </table:table-cell>
          <table:table-cell office:value-type="float" office:value="290">
            <text:p>290</text:p>
          </table:table-cell>
          <table:table-cell table:formula="of:=([.L141]/[.M141])*1000" office:value-type="float" office:value="179.310344827586">
            <text:p>179.310344827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formula="of:=([.C142]/[.D142])*1000" office:value-type="float" office:value="1884.61538461538">
            <text:p>1884.6153846154</text:p>
          </table:table-cell>
          <table:table-cell office:value-type="float" office:value="32">
            <text:p>32</text:p>
          </table:table-cell>
          <table:table-cell office:value-type="float" office:value="31.071">
            <text:p>31.071</text:p>
          </table:table-cell>
          <table:table-cell table:formula="of:=([.F142]/[.G142])*1000" office:value-type="float" office:value="1029.89926297834">
            <text:p>1029.8992629783</text:p>
          </table:table-cell>
          <table:table-cell office:value-type="float" office:value="39">
            <text:p>39</text:p>
          </table:table-cell>
          <table:table-cell office:value-type="float" office:value="310">
            <text:p>310</text:p>
          </table:table-cell>
          <table:table-cell table:formula="of:=([.I142]/[.J142])*1000" office:value-type="float" office:value="125.806451612903">
            <text:p>125.8064516129</text:p>
          </table:table-cell>
          <table:table-cell office:value-type="float" office:value="54">
            <text:p>54</text:p>
          </table:table-cell>
          <table:table-cell office:value-type="float" office:value="285">
            <text:p>285</text:p>
          </table:table-cell>
          <table:table-cell table:formula="of:=([.L142]/[.M142])*1000" office:value-type="float" office:value="189.473684210526">
            <text:p>189.47368421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48.667">
            <text:p>48.667</text:p>
          </table:table-cell>
          <table:table-cell table:formula="of:=([.C143]/[.D143])*1000" office:value-type="float" office:value="1150.67705015719">
            <text:p>1150.6770501572</text:p>
          </table:table-cell>
          <table:table-cell office:value-type="float" office:value="33">
            <text:p>33</text:p>
          </table:table-cell>
          <table:table-cell office:value-type="float" office:value="24.071">
            <text:p>24.071</text:p>
          </table:table-cell>
          <table:table-cell table:formula="of:=([.F143]/[.G143])*1000" office:value-type="float" office:value="1370.94428980931">
            <text:p>1370.9442898093</text:p>
          </table:table-cell>
          <table:table-cell office:value-type="float" office:value="43">
            <text:p>43</text:p>
          </table:table-cell>
          <table:table-cell office:value-type="float" office:value="89.667">
            <text:p>89.667</text:p>
          </table:table-cell>
          <table:table-cell table:formula="of:=([.I143]/[.J143])*1000" office:value-type="float" office:value="479.552120624087">
            <text:p>479.5521206241</text:p>
          </table:table-cell>
          <table:table-cell office:value-type="float" office:value="55">
            <text:p>55</text:p>
          </table:table-cell>
          <table:table-cell office:value-type="float" office:value="485.5">
            <text:p>485.5</text:p>
          </table:table-cell>
          <table:table-cell table:formula="of:=([.L143]/[.M143])*1000" office:value-type="float" office:value="113.285272914521">
            <text:p>113.28527291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6.333">
            <text:p>26.333</text:p>
          </table:table-cell>
          <table:table-cell table:formula="of:=([.C144]/[.D144])*1000" office:value-type="float" office:value="2164.58436182736">
            <text:p>2164.5843618274</text:p>
          </table:table-cell>
          <table:table-cell office:value-type="float" office:value="34">
            <text:p>34</text:p>
          </table:table-cell>
          <table:table-cell office:value-type="float" office:value="22.875">
            <text:p>22.875</text:p>
          </table:table-cell>
          <table:table-cell table:formula="of:=([.F144]/[.G144])*1000" office:value-type="float" office:value="1486.33879781421">
            <text:p>1486.3387978142</text:p>
          </table:table-cell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table:formula="of:=([.I144]/[.J144])*1000" office:value-type="float" office:value="276.729559748428">
            <text:p>276.7295597484</text:p>
          </table:table-cell>
          <table:table-cell office:value-type="float" office:value="56">
            <text:p>56</text:p>
          </table:table-cell>
          <table:table-cell office:value-type="float" office:value="266">
            <text:p>266</text:p>
          </table:table-cell>
          <table:table-cell table:formula="of:=([.L144]/[.M144])*1000" office:value-type="float" office:value="210.526315789474">
            <text:p>210.52631578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table:formula="of:=([.C145]/[.D145])*1000" office:value-type="float" office:value="1137.25490196078">
            <text:p>1137.2549019608</text:p>
          </table:table-cell>
          <table:table-cell office:value-type="float" office:value="35">
            <text:p>35</text:p>
          </table:table-cell>
          <table:table-cell office:value-type="float" office:value="24.818">
            <text:p>24.818</text:p>
          </table:table-cell>
          <table:table-cell table:formula="of:=([.F145]/[.G145])*1000" office:value-type="float" office:value="1410.26674188089">
            <text:p>1410.2667418809</text:p>
          </table:table-cell>
          <table:table-cell office:value-type="float" office:value="45">
            <text:p>45</text:p>
          </table:table-cell>
          <table:table-cell office:value-type="float" office:value="209.75">
            <text:p>209.75</text:p>
          </table:table-cell>
          <table:table-cell table:formula="of:=([.I145]/[.J145])*1000" office:value-type="float" office:value="214.541120381406">
            <text:p>214.5411203814</text:p>
          </table:table-cell>
          <table:table-cell office:value-type="float" office:value="57">
            <text:p>57</text:p>
          </table:table-cell>
          <table:table-cell office:value-type="float" office:value="142.333">
            <text:p>142.333</text:p>
          </table:table-cell>
          <table:table-cell table:formula="of:=([.L145]/[.M145])*1000" office:value-type="float" office:value="400.469321942206">
            <text:p>400.46932194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table:formula="of:=([.C146]/[.D146])*1000" office:value-type="float" office:value="1666.66666666667">
            <text:p>1666.666666666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formula="of:=([.F146]/[.G146])*1000" office:value-type="float" office:value="1333.33333333333">
            <text:p>1333.3333333333</text:p>
          </table:table-cell>
          <table:table-cell office:value-type="float" office:value="47">
            <text:p>47</text:p>
          </table:table-cell>
          <table:table-cell office:value-type="float" office:value="849">
            <text:p>849</text:p>
          </table:table-cell>
          <table:table-cell table:formula="of:=([.I146]/[.J146])*1000" office:value-type="float" office:value="55.359246171967">
            <text:p>55.359246172</text:p>
          </table:table-cell>
          <table:table-cell office:value-type="float" office:value="58">
            <text:p>58</text:p>
          </table:table-cell>
          <table:table-cell office:value-type="float" office:value="640">
            <text:p>640</text:p>
          </table:table-cell>
          <table:table-cell table:formula="of:=([.L146]/[.M146])*1000" office:value-type="float" office:value="90.625">
            <text:p>90.6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([.C147]/[.D147])*1000" office:value-type="float" office:value="986.486486486487">
            <text:p>986.4864864865</text:p>
          </table:table-cell>
          <table:table-cell office:value-type="float" office:value="37">
            <text:p>37</text:p>
          </table:table-cell>
          <table:table-cell office:value-type="float" office:value="28.556">
            <text:p>28.556</text:p>
          </table:table-cell>
          <table:table-cell table:formula="of:=([.F147]/[.G147])*1000" office:value-type="float" office:value="1295.69967782603">
            <text:p>1295.699677826</text:p>
          </table:table-cell>
          <table:table-cell office:value-type="float" office:value="50">
            <text:p>50</text:p>
          </table:table-cell>
          <table:table-cell office:value-type="float" office:value="399.333">
            <text:p>399.333</text:p>
          </table:table-cell>
          <table:table-cell table:formula="of:=([.I147]/[.J147])*1000" office:value-type="float" office:value="125.208785650072">
            <text:p>125.2087856501</text:p>
          </table:table-cell>
          <table:table-cell office:value-type="float" office:value="60">
            <text:p>60</text:p>
          </table:table-cell>
          <table:table-cell office:value-type="float" office:value="212.667">
            <text:p>212.667</text:p>
          </table:table-cell>
          <table:table-cell table:formula="of:=([.L147]/[.M147])*1000" office:value-type="float" office:value="282.131219230064">
            <text:p>282.1312192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31.333">
            <text:p>31.333</text:p>
          </table:table-cell>
          <table:table-cell table:formula="of:=([.C148]/[.D148])*1000" office:value-type="float" office:value="2425.55771869914">
            <text:p>2425.5577186991</text:p>
          </table:table-cell>
          <table:table-cell office:value-type="float" office:value="38">
            <text:p>38</text:p>
          </table:table-cell>
          <table:table-cell office:value-type="float" office:value="25.727">
            <text:p>25.727</text:p>
          </table:table-cell>
          <table:table-cell table:formula="of:=([.F148]/[.G148])*1000" office:value-type="float" office:value="1477.04745986707">
            <text:p>1477.0474598671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([.I148]/[.J148])*1000" office:value-type="float" office:value="550">
            <text:p>550</text:p>
          </table:table-cell>
          <table:table-cell office:value-type="float" office:value="63">
            <text:p>63</text:p>
          </table:table-cell>
          <table:table-cell office:value-type="float" office:value="134">
            <text:p>134</text:p>
          </table:table-cell>
          <table:table-cell table:formula="of:=([.L148]/[.M148])*1000" office:value-type="float" office:value="470.149253731343">
            <text:p>470.14925373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65.333">
            <text:p>65.333</text:p>
          </table:table-cell>
          <table:table-cell table:formula="of:=([.C149]/[.D149])*1000" office:value-type="float" office:value="1209.18984280532">
            <text:p>1209.189842805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formula="of:=([.F149]/[.G149])*1000" office:value-type="float" office:value="1300">
            <text:p>1300</text:p>
          </table:table-cell>
          <table:table-cell office:value-type="float" office:value="56">
            <text:p>56</text:p>
          </table:table-cell>
          <table:table-cell office:value-type="float" office:value="183.333">
            <text:p>183.333</text:p>
          </table:table-cell>
          <table:table-cell table:formula="of:=([.I149]/[.J149])*1000" office:value-type="float" office:value="305.455100827456">
            <text:p>305.4551008275</text:p>
          </table:table-cell>
          <table:table-cell office:value-type="float" office:value="66">
            <text:p>66</text:p>
          </table:table-cell>
          <table:table-cell office:value-type="float" office:value="293">
            <text:p>293</text:p>
          </table:table-cell>
          <table:table-cell table:formula="of:=([.L149]/[.M149])*1000" office:value-type="float" office:value="225.255972696246">
            <text:p>225.25597269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formula="of:=([.C150]/[.D150])*1000" office:value-type="float" office:value="1223.88059701493">
            <text:p>1223.8805970149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formula="of:=([.F150]/[.G150])*1000" office:value-type="float" office:value="1481.48148148148">
            <text:p>1481.4814814815</text:p>
          </table:table-cell>
          <table:table-cell office:value-type="float" office:value="59">
            <text:p>59</text:p>
          </table:table-cell>
          <table:table-cell office:value-type="float" office:value="301.25">
            <text:p>301.25</text:p>
          </table:table-cell>
          <table:table-cell table:formula="of:=([.I150]/[.J150])*1000" office:value-type="float" office:value="195.850622406639">
            <text:p>195.8506224066</text:p>
          </table:table-cell>
          <table:table-cell office:value-type="float" office:value="68">
            <text:p>68</text:p>
          </table:table-cell>
          <table:table-cell office:value-type="float" office:value="251.333">
            <text:p>251.333</text:p>
          </table:table-cell>
          <table:table-cell table:formula="of:=([.L150]/[.M150])*1000" office:value-type="float" office:value="270.557388007146">
            <text:p>270.55738800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31.333">
            <text:p>31.333</text:p>
          </table:table-cell>
          <table:table-cell table:formula="of:=([.C151]/[.D151])*1000" office:value-type="float" office:value="2840.45574952925">
            <text:p>2840.4557495293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table:formula="of:=([.F151]/[.G151])*1000" office:value-type="float" office:value="694.915254237288">
            <text:p>694.9152542373</text:p>
          </table:table-cell>
          <table:table-cell office:value-type="float" office:value="60">
            <text:p>60</text:p>
          </table:table-cell>
          <table:table-cell office:value-type="float" office:value="351">
            <text:p>351</text:p>
          </table:table-cell>
          <table:table-cell table:formula="of:=([.I151]/[.J151])*1000" office:value-type="float" office:value="170.940170940171">
            <text:p>170.9401709402</text:p>
          </table:table-cell>
          <table:table-cell office:value-type="float" office:value="70">
            <text:p>70</text:p>
          </table:table-cell>
          <table:table-cell office:value-type="float" office:value="180.25">
            <text:p>180.25</text:p>
          </table:table-cell>
          <table:table-cell table:formula="of:=([.L151]/[.M151])*1000" office:value-type="float" office:value="388.349514563107">
            <text:p>388.349514563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table:formula="of:=([.C152]/[.D152])*1000" office:value-type="float" office:value="3264.70588235294">
            <text:p>3264.705882353</text:p>
          </table:table-cell>
          <table:table-cell office:value-type="float" office:value="42">
            <text:p>42</text:p>
          </table:table-cell>
          <table:table-cell office:value-type="float" office:value="32.5">
            <text:p>32.5</text:p>
          </table:table-cell>
          <table:table-cell table:formula="of:=([.F152]/[.G152])*1000" office:value-type="float" office:value="1292.30769230769">
            <text:p>1292.3076923077</text:p>
          </table:table-cell>
          <table:table-cell office:value-type="float" office:value="63">
            <text:p>63</text:p>
          </table:table-cell>
          <table:table-cell office:value-type="float" office:value="525.667">
            <text:p>525.667</text:p>
          </table:table-cell>
          <table:table-cell table:formula="of:=([.I152]/[.J152])*1000" office:value-type="float" office:value="119.847736304543">
            <text:p>119.8477363045</text:p>
          </table:table-cell>
          <table:table-cell office:value-type="float" office:value="76">
            <text:p>76</text:p>
          </table:table-cell>
          <table:table-cell office:value-type="float" office:value="567">
            <text:p>567</text:p>
          </table:table-cell>
          <table:table-cell table:formula="of:=([.L152]/[.M152])*1000" office:value-type="float" office:value="134.038800705467">
            <text:p>134.03880070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84">
            <text:p>84</text:p>
          </table:table-cell>
          <table:table-cell table:formula="of:=([.C153]/[.D153])*1000" office:value-type="float" office:value="1535.71428571429">
            <text:p>1535.7142857143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formula="of:=([.F153]/[.G153])*1000" office:value-type="float" office:value="1387.09677419355">
            <text:p>1387.0967741936</text:p>
          </table:table-cell>
          <table:table-cell office:value-type="float" office:value="70">
            <text:p>70</text:p>
          </table:table-cell>
          <table:table-cell office:value-type="float" office:value="79.667">
            <text:p>79.667</text:p>
          </table:table-cell>
          <table:table-cell table:formula="of:=([.I153]/[.J153])*1000" office:value-type="float" office:value="878.657411475266">
            <text:p>878.6574114753</text:p>
          </table:table-cell>
          <table:table-cell office:value-type="float" office:value="104">
            <text:p>104</text:p>
          </table:table-cell>
          <table:table-cell office:value-type="float" office:value="330">
            <text:p>330</text:p>
          </table:table-cell>
          <table:table-cell table:formula="of:=([.L153]/[.M153])*1000" office:value-type="float" office:value="315.151515151515">
            <text:p>315.15151515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62">
            <text:p>62</text:p>
          </table:table-cell>
          <table:table-cell table:formula="of:=([.C154]/[.D154])*1000" office:value-type="float" office:value="2145.16129032258">
            <text:p>2145.161290322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formula="of:=([.F154]/[.G154])*1000" office:value-type="float" office:value="1629.62962962963">
            <text:p>1629.6296296296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table:formula="of:=([.I154]/[.J154])*1000" office:value-type="float" office:value="1141.02564102564">
            <text:p>1141.0256410256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table:formula="of:=([.L154]/[.M154])*1000" office:value-type="float" office:value="1068.62745098039">
            <text:p>1068.62745098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office:value-type="float" office:value="132">
            <text:p>132</text:p>
          </table:table-cell>
          <table:table-cell table:formula="of:=([.C155]/[.D155])*1000" office:value-type="float" office:value="1318.18181818182">
            <text:p>1318.1818181818</text:p>
          </table:table-cell>
          <table:table-cell office:value-type="float" office:value="45">
            <text:p>45</text:p>
          </table:table-cell>
          <table:table-cell office:value-type="float" office:value="21.364">
            <text:p>21.364</text:p>
          </table:table-cell>
          <table:table-cell table:formula="of:=([.F155]/[.G155])*1000" office:value-type="float" office:value="2106.34712600637">
            <text:p>2106.3471260064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table:formula="of:=([.I155]/[.J155])*1000" office:value-type="float" office:value="543.859649122807">
            <text:p>543.8596491228</text:p>
          </table:table-cell>
          <table:table-cell office:value-type="float" office:value="121">
            <text:p>121</text:p>
          </table:table-cell>
          <table:table-cell office:value-type="float" office:value="71">
            <text:p>71</text:p>
          </table:table-cell>
          <table:table-cell table:formula="of:=([.L155]/[.M155])*1000" office:value-type="float" office:value="1704.22535211268">
            <text:p>1704.22535211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47">
            <text:p>47</text:p>
          </table:table-cell>
          <table:table-cell table:formula="of:=([.C156]/[.D156])*1000" office:value-type="float" office:value="3808.51063829787">
            <text:p>3808.5106382979</text:p>
          </table:table-cell>
          <table:table-cell office:value-type="float" office:value="46">
            <text:p>46</text:p>
          </table:table-cell>
          <table:table-cell office:value-type="float" office:value="25.857">
            <text:p>25.857</text:p>
          </table:table-cell>
          <table:table-cell table:formula="of:=([.F156]/[.G156])*1000" office:value-type="float" office:value="1779.01535367599">
            <text:p>1779.015353676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table:formula="of:=([.I156]/[.J156])*1000" office:value-type="float" office:value="853.846153846154">
            <text:p>853.8461538462</text:p>
          </table:table-cell>
          <table:table-cell office:value-type="float" office:value="128">
            <text:p>128</text:p>
          </table:table-cell>
          <table:table-cell office:value-type="float" office:value="185">
            <text:p>185</text:p>
          </table:table-cell>
          <table:table-cell table:formula="of:=([.L156]/[.M156])*1000" office:value-type="float" office:value="691.891891891892">
            <text:p>691.89189189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73">
            <text:p>73</text:p>
          </table:table-cell>
          <table:table-cell table:formula="of:=([.C157]/[.D157])*1000" office:value-type="float" office:value="2657.53424657534">
            <text:p>2657.534246575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formula="of:=([.F157]/[.G157])*1000" office:value-type="float" office:value="2611.11111111111">
            <text:p>2611.1111111111</text:p>
          </table:table-cell>
          <table:table-cell office:value-type="float" office:value="116">
            <text:p>116</text:p>
          </table:table-cell>
          <table:table-cell office:value-type="float" office:value="113.5">
            <text:p>113.5</text:p>
          </table:table-cell>
          <table:table-cell table:formula="of:=([.I157]/[.J157])*1000" office:value-type="float" office:value="1022.02643171806">
            <text:p>1022.0264317181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([.L157]/[.M157])*1000" office:value-type="float" office:value="984.126984126984">
            <text:p>984.1269841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table:formula="of:=([.C158]/[.D158])*1000" office:value-type="float" office:value="6000">
            <text:p>6000</text:p>
          </table:table-cell>
          <table:table-cell office:value-type="float" office:value="48">
            <text:p>48</text:p>
          </table:table-cell>
          <table:table-cell office:value-type="float" office:value="31.2">
            <text:p>31.2</text:p>
          </table:table-cell>
          <table:table-cell table:formula="of:=([.F158]/[.G158])*1000" office:value-type="float" office:value="1538.46153846154">
            <text:p>1538.4615384615</text:p>
          </table:table-cell>
          <table:table-cell office:value-type="float" office:value="120">
            <text:p>120</text:p>
          </table:table-cell>
          <table:table-cell office:value-type="float" office:value="233">
            <text:p>233</text:p>
          </table:table-cell>
          <table:table-cell table:formula="of:=([.I158]/[.J158])*1000" office:value-type="float" office:value="515.021459227468">
            <text:p>515.0214592275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 table:formula="of:=([.L158]/[.M158])*1000" office:value-type="float" office:value="831.417624521073">
            <text:p>831.41762452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office:value-type="float" office:value="50.5">
            <text:p>50.5</text:p>
          </table:table-cell>
          <table:table-cell table:formula="of:=([.C159]/[.D159])*1000" office:value-type="float" office:value="4950.49504950495">
            <text:p>4950.49504950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formula="of:=([.F159]/[.G159])*1000" office:value-type="float" office:value="1136.36363636364">
            <text:p>1136.3636363636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table:formula="of:=([.I159]/[.J159])*1000" office:value-type="float" office:value="1666.66666666667">
            <text:p>1666.6666666667</text:p>
          </table:table-cell>
          <table:table-cell office:value-type="float" office:value="307">
            <text:p>307</text:p>
          </table:table-cell>
          <table:table-cell office:value-type="float" office:value="190">
            <text:p>190</text:p>
          </table:table-cell>
          <table:table-cell table:formula="of:=([.L159]/[.M159])*1000" office:value-type="float" office:value="1615.78947368421">
            <text:p>1615.78947368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office:value-type="float" office:value="35">
            <text:p>35</text:p>
          </table:table-cell>
          <table:table-cell table:formula="of:=([.C160]/[.D160])*1000" office:value-type="float" office:value="9485.71428571429">
            <text:p>9485.7142857143</text:p>
          </table:table-cell>
          <table:table-cell office:value-type="float" office:value="51">
            <text:p>51</text:p>
          </table:table-cell>
          <table:table-cell office:value-type="float" office:value="26.857">
            <text:p>26.857</text:p>
          </table:table-cell>
          <table:table-cell table:formula="of:=([.F160]/[.G160])*1000" office:value-type="float" office:value="1898.9462709908">
            <text:p>1898.9462709908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table:formula="of:=([.I160]/[.J160])*1000" office:value-type="float" office:value="912.162162162162">
            <text:p>912.1621621622</text:p>
          </table:table-cell>
          <table:table-cell office:value-type="float" office:value="344">
            <text:p>344</text:p>
          </table:table-cell>
          <table:table-cell office:value-type="float" office:value="213.5">
            <text:p>213.5</text:p>
          </table:table-cell>
          <table:table-cell table:formula="of:=([.L160]/[.M160])*1000" office:value-type="float" office:value="1611.2412177986">
            <text:p>1611.24121779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office:value-type="float" office:value="38">
            <text:p>38</text:p>
          </table:table-cell>
          <table:table-cell table:formula="of:=([.C161]/[.D161])*1000" office:value-type="float" office:value="8868.42105263158">
            <text:p>8868.4210526316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formula="of:=([.F161]/[.G161])*1000" office:value-type="float" office:value="896.551724137931">
            <text:p>896.5517241379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table:formula="of:=([.I161]/[.J161])*1000" office:value-type="float" office:value="3408.16326530612">
            <text:p>3408.1632653061</text:p>
          </table:table-cell>
          <table:table-cell office:value-type="float" office:value="379">
            <text:p>379</text:p>
          </table:table-cell>
          <table:table-cell office:value-type="float" office:value="163">
            <text:p>163</text:p>
          </table:table-cell>
          <table:table-cell table:formula="of:=([.L161]/[.M161])*1000" office:value-type="float" office:value="2325.15337423313">
            <text:p>2325.153374233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office:value-type="float" office:value="71">
            <text:p>71</text:p>
          </table:table-cell>
          <table:table-cell table:formula="of:=([.C162]/[.D162])*1000" office:value-type="float" office:value="4957.74647887324">
            <text:p>4957.7464788732</text:p>
          </table:table-cell>
          <table:table-cell office:value-type="float" office:value="53">
            <text:p>53</text:p>
          </table:table-cell>
          <table:table-cell office:value-type="float" office:value="22.667">
            <text:p>22.667</text:p>
          </table:table-cell>
          <table:table-cell table:formula="of:=([.F162]/[.G162])*1000" office:value-type="float" office:value="2338.20090881016">
            <text:p>2338.2009088102</text:p>
          </table:table-cell>
          <table:table-cell office:value-type="float" office:value="187">
            <text:p>187</text:p>
          </table:table-cell>
          <table:table-cell office:value-type="float" office:value="844">
            <text:p>844</text:p>
          </table:table-cell>
          <table:table-cell table:formula="of:=([.I162]/[.J162])*1000" office:value-type="float" office:value="221.563981042654">
            <text:p>221.5639810427</text:p>
          </table:table-cell>
          <table:table-cell office:value-type="float" office:value="439">
            <text:p>439</text:p>
          </table:table-cell>
          <table:table-cell office:value-type="float" office:value="86">
            <text:p>86</text:p>
          </table:table-cell>
          <table:table-cell table:formula="of:=([.L162]/[.M162])*1000" office:value-type="float" office:value="5104.6511627907">
            <text:p>5104.65116279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98">
            <text:p>398</text:p>
          </table:table-cell>
          <table:table-cell office:value-type="float" office:value="38">
            <text:p>38</text:p>
          </table:table-cell>
          <table:table-cell table:formula="of:=([.C163]/[.D163])*1000" office:value-type="float" office:value="10473.6842105263">
            <text:p>10473.6842105263</text:p>
          </table:table-cell>
          <table:table-cell office:value-type="float" office:value="55">
            <text:p>55</text:p>
          </table:table-cell>
          <table:table-cell office:value-type="float" office:value="35.25">
            <text:p>35.25</text:p>
          </table:table-cell>
          <table:table-cell table:formula="of:=([.F163]/[.G163])*1000" office:value-type="float" office:value="1560.28368794326">
            <text:p>1560.2836879433</text:p>
          </table:table-cell>
          <table:table-cell office:value-type="float" office:value="201">
            <text:p>201</text:p>
          </table:table-cell>
          <table:table-cell office:value-type="float" office:value="104">
            <text:p>104</text:p>
          </table:table-cell>
          <table:table-cell table:formula="of:=([.I163]/[.J163])*1000" office:value-type="float" office:value="1932.69230769231">
            <text:p>1932.6923076923</text:p>
          </table:table-cell>
          <table:table-cell office:value-type="float" office:value="441">
            <text:p>441</text:p>
          </table:table-cell>
          <table:table-cell office:value-type="float" office:value="49.5">
            <text:p>49.5</text:p>
          </table:table-cell>
          <table:table-cell table:formula="of:=([.L163]/[.M163])*1000" office:value-type="float" office:value="8909.09090909091">
            <text:p>8909.09090909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99">
            <text:p>399</text:p>
          </table:table-cell>
          <table:table-cell office:value-type="float" office:value="35.5">
            <text:p>35.5</text:p>
          </table:table-cell>
          <table:table-cell table:formula="of:=([.C164]/[.D164])*1000" office:value-type="float" office:value="11239.4366197183">
            <text:p>11239.4366197183</text:p>
          </table:table-cell>
          <table:table-cell office:value-type="float" office:value="56">
            <text:p>56</text:p>
          </table:table-cell>
          <table:table-cell office:value-type="float" office:value="13.333">
            <text:p>13.333</text:p>
          </table:table-cell>
          <table:table-cell table:formula="of:=([.F164]/[.G164])*1000" office:value-type="float" office:value="4200.10500262507">
            <text:p>4200.1050026251</text:p>
          </table:table-cell>
          <table:table-cell office:value-type="float" office:value="314">
            <text:p>314</text:p>
          </table:table-cell>
          <table:table-cell office:value-type="float" office:value="154">
            <text:p>154</text:p>
          </table:table-cell>
          <table:table-cell table:formula="of:=([.I164]/[.J164])*1000" office:value-type="float" office:value="2038.96103896104">
            <text:p>2038.961038961</text:p>
          </table:table-cell>
          <table:table-cell office:value-type="float" office:value="449">
            <text:p>449</text:p>
          </table:table-cell>
          <table:table-cell office:value-type="float" office:value="169">
            <text:p>169</text:p>
          </table:table-cell>
          <table:table-cell table:formula="of:=([.L164]/[.M164])*1000" office:value-type="float" office:value="2656.80473372781">
            <text:p>2656.804733727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03">
            <text:p>503</text:p>
          </table:table-cell>
          <table:table-cell office:value-type="float" office:value="37.5">
            <text:p>37.5</text:p>
          </table:table-cell>
          <table:table-cell table:formula="of:=([.C165]/[.D165])*1000" office:value-type="float" office:value="13413.3333333333">
            <text:p>13413.3333333333</text:p>
          </table:table-cell>
          <table:table-cell office:value-type="float" office:value="59">
            <text:p>59</text:p>
          </table:table-cell>
          <table:table-cell office:value-type="float" office:value="26.333">
            <text:p>26.333</text:p>
          </table:table-cell>
          <table:table-cell table:formula="of:=([.F165]/[.G165])*1000" office:value-type="float" office:value="2240.53469031254">
            <text:p>2240.5346903125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table:formula="of:=([.I165]/[.J165])*1000" office:value-type="float" office:value="7666.66666666667">
            <text:p>7666.6666666667</text:p>
          </table:table-cell>
          <table:table-cell office:value-type="float" office:value="455">
            <text:p>455</text:p>
          </table:table-cell>
          <table:table-cell office:value-type="float" office:value="82.5">
            <text:p>82.5</text:p>
          </table:table-cell>
          <table:table-cell table:formula="of:=([.L165]/[.M165])*1000" office:value-type="float" office:value="5515.15151515152">
            <text:p>5515.15151515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office:value-type="float" office:value="59.5">
            <text:p>59.5</text:p>
          </table:table-cell>
          <table:table-cell table:formula="of:=([.C166]/[.D166])*1000" office:value-type="float" office:value="8823.52941176471">
            <text:p>8823.5294117647</text:p>
          </table:table-cell>
          <table:table-cell office:value-type="float" office:value="60">
            <text:p>60</text:p>
          </table:table-cell>
          <table:table-cell office:value-type="float" office:value="17.667">
            <text:p>17.667</text:p>
          </table:table-cell>
          <table:table-cell table:formula="of:=([.F166]/[.G166])*1000" office:value-type="float" office:value="3396.16233655969">
            <text:p>3396.1623365597</text:p>
          </table:table-cell>
          <table:table-cell office:value-type="float" office:value="384">
            <text:p>384</text:p>
          </table:table-cell>
          <table:table-cell office:value-type="float" office:value="68.5">
            <text:p>68.5</text:p>
          </table:table-cell>
          <table:table-cell table:formula="of:=([.I166]/[.J166])*1000" office:value-type="float" office:value="5605.83941605839">
            <text:p>5605.8394160584</text:p>
          </table:table-cell>
          <table:table-cell office:value-type="float" office:value="486">
            <text:p>486</text:p>
          </table:table-cell>
          <table:table-cell office:value-type="float" office:value="285">
            <text:p>285</text:p>
          </table:table-cell>
          <table:table-cell table:formula="of:=([.L166]/[.M166])*1000" office:value-type="float" office:value="1705.26315789474">
            <text:p>1705.263157894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46">
            <text:p>46</text:p>
          </table:table-cell>
          <table:table-cell table:formula="of:=([.C167]/[.D167])*1000" office:value-type="float" office:value="12804.347826087">
            <text:p>12804.347826087</text:p>
          </table:table-cell>
          <table:table-cell office:value-type="float" office:value="61">
            <text:p>61</text:p>
          </table:table-cell>
          <table:table-cell office:value-type="float" office:value="27.16">
            <text:p>27.16</text:p>
          </table:table-cell>
          <table:table-cell table:formula="of:=([.F167]/[.G167])*1000" office:value-type="float" office:value="2245.9499263623">
            <text:p>2245.9499263623</text:p>
          </table:table-cell>
          <table:table-cell office:value-type="float" office:value="456">
            <text:p>456</text:p>
          </table:table-cell>
          <table:table-cell office:value-type="float" office:value="194">
            <text:p>194</text:p>
          </table:table-cell>
          <table:table-cell table:formula="of:=([.I167]/[.J167])*1000" office:value-type="float" office:value="2350.51546391753">
            <text:p>2350.5154639175</text:p>
          </table:table-cell>
          <table:table-cell office:value-type="float" office:value="577">
            <text:p>577</text:p>
          </table:table-cell>
          <table:table-cell office:value-type="float" office:value="131">
            <text:p>131</text:p>
          </table:table-cell>
          <table:table-cell table:formula="of:=([.L167]/[.M167])*1000" office:value-type="float" office:value="4404.58015267176">
            <text:p>4404.58015267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09">
            <text:p>609</text:p>
          </table:table-cell>
          <table:table-cell office:value-type="float" office:value="58.5">
            <text:p>58.5</text:p>
          </table:table-cell>
          <table:table-cell table:formula="of:=([.C168]/[.D168])*1000" office:value-type="float" office:value="10410.2564102564">
            <text:p>10410.2564102564</text:p>
          </table:table-cell>
          <table:table-cell office:value-type="float" office:value="63">
            <text:p>63</text:p>
          </table:table-cell>
          <table:table-cell office:value-type="float" office:value="28.667">
            <text:p>28.667</text:p>
          </table:table-cell>
          <table:table-cell table:formula="of:=([.F168]/[.G168])*1000" office:value-type="float" office:value="2197.64886454809">
            <text:p>2197.6488645481</text:p>
          </table:table-cell>
          <table:table-cell office:value-type="float" office:value="469">
            <text:p>469</text:p>
          </table:table-cell>
          <table:table-cell office:value-type="float" office:value="93.5">
            <text:p>93.5</text:p>
          </table:table-cell>
          <table:table-cell table:formula="of:=([.I168]/[.J168])*1000" office:value-type="float" office:value="5016.04278074866">
            <text:p>5016.0427807487</text:p>
          </table:table-cell>
          <table:table-cell office:value-type="float" office:value="619">
            <text:p>619</text:p>
          </table:table-cell>
          <table:table-cell office:value-type="float" office:value="80">
            <text:p>80</text:p>
          </table:table-cell>
          <table:table-cell table:formula="of:=([.L168]/[.M168])*1000" office:value-type="float" office:value="7737.5">
            <text:p>7737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81">
            <text:p>681</text:p>
          </table:table-cell>
          <table:table-cell office:value-type="float" office:value="60.5">
            <text:p>60.5</text:p>
          </table:table-cell>
          <table:table-cell table:formula="of:=([.C169]/[.D169])*1000" office:value-type="float" office:value="11256.1983471074">
            <text:p>11256.1983471074</text:p>
          </table:table-cell>
          <table:table-cell office:value-type="float" office:value="64">
            <text:p>64</text:p>
          </table:table-cell>
          <table:table-cell office:value-type="float" office:value="20.667">
            <text:p>20.667</text:p>
          </table:table-cell>
          <table:table-cell table:formula="of:=([.F169]/[.G169])*1000" office:value-type="float" office:value="3096.72424638312">
            <text:p>3096.7242463831</text:p>
          </table:table-cell>
          <table:table-cell office:value-type="float" office:value="486">
            <text:p>486</text:p>
          </table:table-cell>
          <table:table-cell office:value-type="float" office:value="451.5">
            <text:p>451.5</text:p>
          </table:table-cell>
          <table:table-cell table:formula="of:=([.I169]/[.J169])*1000" office:value-type="float" office:value="1076.41196013289">
            <text:p>1076.4119601329</text:p>
          </table:table-cell>
          <table:table-cell office:value-type="float" office:value="648">
            <text:p>648</text:p>
          </table:table-cell>
          <table:table-cell office:value-type="float" office:value="54.5">
            <text:p>54.5</text:p>
          </table:table-cell>
          <table:table-cell table:formula="of:=([.L169]/[.M169])*1000" office:value-type="float" office:value="11889.9082568807">
            <text:p>11889.90825688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30">
            <text:p>730</text:p>
          </table:table-cell>
          <table:table-cell office:value-type="float" office:value="83">
            <text:p>83</text:p>
          </table:table-cell>
          <table:table-cell table:formula="of:=([.C170]/[.D170])*1000" office:value-type="float" office:value="8795.18072289157">
            <text:p>8795.1807228916</text:p>
          </table:table-cell>
          <table:table-cell office:value-type="float" office:value="67">
            <text:p>67</text:p>
          </table:table-cell>
          <table:table-cell office:value-type="float" office:value="34.333">
            <text:p>34.333</text:p>
          </table:table-cell>
          <table:table-cell table:formula="of:=([.F170]/[.G170])*1000" office:value-type="float" office:value="1951.47525704133">
            <text:p>1951.4752570413</text:p>
          </table:table-cell>
          <table:table-cell office:value-type="float" office:value="491">
            <text:p>491</text:p>
          </table:table-cell>
          <table:table-cell office:value-type="float" office:value="137.5">
            <text:p>137.5</text:p>
          </table:table-cell>
          <table:table-cell table:formula="of:=([.I170]/[.J170])*1000" office:value-type="float" office:value="3570.90909090909">
            <text:p>3570.9090909091</text:p>
          </table:table-cell>
          <table:table-cell office:value-type="float" office:value="651">
            <text:p>651</text:p>
          </table:table-cell>
          <table:table-cell office:value-type="float" office:value="71">
            <text:p>71</text:p>
          </table:table-cell>
          <table:table-cell table:formula="of:=([.L170]/[.M170])*1000" office:value-type="float" office:value="9169.01408450704">
            <text:p>9169.01408450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41">
            <text:p>741</text:p>
          </table:table-cell>
          <table:table-cell office:value-type="float" office:value="65.5">
            <text:p>65.5</text:p>
          </table:table-cell>
          <table:table-cell table:formula="of:=([.C171]/[.D171])*1000" office:value-type="float" office:value="11312.9770992366">
            <text:p>11312.9770992366</text:p>
          </table:table-cell>
          <table:table-cell office:value-type="float" office:value="68">
            <text:p>68</text:p>
          </table:table-cell>
          <table:table-cell office:value-type="float" office:value="23.75">
            <text:p>23.75</text:p>
          </table:table-cell>
          <table:table-cell table:formula="of:=([.F171]/[.G171])*1000" office:value-type="float" office:value="2863.15789473684">
            <text:p>2863.1578947369</text:p>
          </table:table-cell>
          <table:table-cell office:value-type="float" office:value="548">
            <text:p>548</text:p>
          </table:table-cell>
          <table:table-cell office:value-type="float" office:value="108.5">
            <text:p>108.5</text:p>
          </table:table-cell>
          <table:table-cell table:formula="of:=([.I171]/[.J171])*1000" office:value-type="float" office:value="5050.69124423963">
            <text:p>5050.6912442396</text:p>
          </table:table-cell>
          <table:table-cell office:value-type="float" office:value="708">
            <text:p>708</text:p>
          </table:table-cell>
          <table:table-cell office:value-type="float" office:value="169.5">
            <text:p>169.5</text:p>
          </table:table-cell>
          <table:table-cell table:formula="of:=([.L171]/[.M171])*1000" office:value-type="float" office:value="4176.99115044248">
            <text:p>4176.99115044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95">
            <text:p>1095</text:p>
          </table:table-cell>
          <table:table-cell office:value-type="float" office:value="95">
            <text:p>95</text:p>
          </table:table-cell>
          <table:table-cell table:formula="of:=([.C172]/[.D172])*1000" office:value-type="float" office:value="11526.3157894737">
            <text:p>11526.3157894737</text:p>
          </table:table-cell>
          <table:table-cell office:value-type="float" office:value="69">
            <text:p>69</text:p>
          </table:table-cell>
          <table:table-cell office:value-type="float" office:value="28.333">
            <text:p>28.333</text:p>
          </table:table-cell>
          <table:table-cell table:formula="of:=([.F172]/[.G172])*1000" office:value-type="float" office:value="2435.32276850316">
            <text:p>2435.3227685032</text:p>
          </table:table-cell>
          <table:table-cell office:value-type="float" office:value="613">
            <text:p>613</text:p>
          </table:table-cell>
          <table:table-cell office:value-type="float" office:value="57">
            <text:p>57</text:p>
          </table:table-cell>
          <table:table-cell table:formula="of:=([.I172]/[.J172])*1000" office:value-type="float" office:value="10754.3859649123">
            <text:p>10754.3859649123</text:p>
          </table:table-cell>
          <table:table-cell office:value-type="float" office:value="786">
            <text:p>786</text:p>
          </table:table-cell>
          <table:table-cell office:value-type="float" office:value="96">
            <text:p>96</text:p>
          </table:table-cell>
          <table:table-cell table:formula="of:=([.L172]/[.M172])*1000" office:value-type="float" office:value="8187.5">
            <text:p>8187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14">
            <text:p>1114</text:p>
          </table:table-cell>
          <table:table-cell office:value-type="float" office:value="93">
            <text:p>93</text:p>
          </table:table-cell>
          <table:table-cell table:formula="of:=([.C173]/[.D173])*1000" office:value-type="float" office:value="11978.4946236559">
            <text:p>11978.4946236559</text:p>
          </table:table-cell>
          <table:table-cell office:value-type="float" office:value="70">
            <text:p>70</text:p>
          </table:table-cell>
          <table:table-cell office:value-type="float" office:value="20.667">
            <text:p>20.667</text:p>
          </table:table-cell>
          <table:table-cell table:formula="of:=([.F173]/[.G173])*1000" office:value-type="float" office:value="3387.04214448154">
            <text:p>3387.0421444815</text:p>
          </table:table-cell>
          <table:table-cell office:value-type="float" office:value="619">
            <text:p>619</text:p>
          </table:table-cell>
          <table:table-cell office:value-type="float" office:value="59">
            <text:p>59</text:p>
          </table:table-cell>
          <table:table-cell table:formula="of:=([.I173]/[.J173])*1000" office:value-type="float" office:value="10491.5254237288">
            <text:p>10491.5254237288</text:p>
          </table:table-cell>
          <table:table-cell office:value-type="float" office:value="839">
            <text:p>839</text:p>
          </table:table-cell>
          <table:table-cell office:value-type="float" office:value="704">
            <text:p>704</text:p>
          </table:table-cell>
          <table:table-cell table:formula="of:=([.L173]/[.M173])*1000" office:value-type="float" office:value="1191.76136363636">
            <text:p>1191.761363636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35">
            <text:p>1135</text:p>
          </table:table-cell>
          <table:table-cell office:value-type="float" office:value="79">
            <text:p>79</text:p>
          </table:table-cell>
          <table:table-cell table:formula="of:=([.C174]/[.D174])*1000" office:value-type="float" office:value="14367.0886075949">
            <text:p>14367.0886075949</text:p>
          </table:table-cell>
          <table:table-cell office:value-type="float" office:value="71">
            <text:p>71</text:p>
          </table:table-cell>
          <table:table-cell office:value-type="float" office:value="18.667">
            <text:p>18.667</text:p>
          </table:table-cell>
          <table:table-cell table:formula="of:=([.F174]/[.G174])*1000" office:value-type="float" office:value="3803.50350886591">
            <text:p>3803.5035088659</text:p>
          </table:table-cell>
          <table:table-cell office:value-type="float" office:value="853">
            <text:p>853</text:p>
          </table:table-cell>
          <table:table-cell office:value-type="float" office:value="82.5">
            <text:p>82.5</text:p>
          </table:table-cell>
          <table:table-cell table:formula="of:=([.I174]/[.J174])*1000" office:value-type="float" office:value="10339.3939393939">
            <text:p>10339.3939393939</text:p>
          </table:table-cell>
          <table:table-cell office:value-type="float" office:value="931">
            <text:p>931</text:p>
          </table:table-cell>
          <table:table-cell office:value-type="float" office:value="625">
            <text:p>625</text:p>
          </table:table-cell>
          <table:table-cell table:formula="of:=([.L174]/[.M174])*1000" office:value-type="float" office:value="1489.6">
            <text:p>1489.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office:value-type="float" office:value="349">
            <text:p>349</text:p>
          </table:table-cell>
          <table:table-cell table:formula="of:=([.C175]/[.D175])*1000" office:value-type="float" office:value="4011.46131805158">
            <text:p>4011.4613180516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table:formula="of:=([.F175]/[.G175])*1000" office:value-type="float" office:value="4235.29411764706">
            <text:p>4235.2941176471</text:p>
          </table:table-cell>
          <table:table-cell office:value-type="float" office:value="1032">
            <text:p>1032</text:p>
          </table:table-cell>
          <table:table-cell office:value-type="float" office:value="234">
            <text:p>234</text:p>
          </table:table-cell>
          <table:table-cell table:formula="of:=([.I175]/[.J175])*1000" office:value-type="float" office:value="4410.25641025641">
            <text:p>4410.2564102564</text:p>
          </table:table-cell>
          <table:table-cell office:value-type="float" office:value="1040">
            <text:p>1040</text:p>
          </table:table-cell>
          <table:table-cell office:value-type="float" office:value="72">
            <text:p>72</text:p>
          </table:table-cell>
          <table:table-cell table:formula="of:=([.L175]/[.M175])*1000" office:value-type="float" office:value="14444.4444444444">
            <text:p>14444.44444444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52">
            <text:p>1452</text:p>
          </table:table-cell>
          <table:table-cell office:value-type="float" office:value="304">
            <text:p>304</text:p>
          </table:table-cell>
          <table:table-cell table:formula="of:=([.C176]/[.D176])*1000" office:value-type="float" office:value="4776.31578947368">
            <text:p>4776.3157894737</text:p>
          </table:table-cell>
          <table:table-cell office:value-type="float" office:value="73">
            <text:p>73</text:p>
          </table:table-cell>
          <table:table-cell office:value-type="float" office:value="21.667">
            <text:p>21.667</text:p>
          </table:table-cell>
          <table:table-cell table:formula="of:=([.F176]/[.G176])*1000" office:value-type="float" office:value="3369.17893570868">
            <text:p>3369.1789357087</text:p>
          </table:table-cell>
          <table:table-cell office:value-type="float" office:value="1107">
            <text:p>1107</text:p>
          </table:table-cell>
          <table:table-cell office:value-type="float" office:value="643">
            <text:p>643</text:p>
          </table:table-cell>
          <table:table-cell table:formula="of:=([.I176]/[.J176])*1000" office:value-type="float" office:value="1721.61741835148">
            <text:p>1721.6174183515</text:p>
          </table:table-cell>
          <table:table-cell office:value-type="float" office:value="1059">
            <text:p>1059</text:p>
          </table:table-cell>
          <table:table-cell office:value-type="float" office:value="195">
            <text:p>195</text:p>
          </table:table-cell>
          <table:table-cell table:formula="of:=([.L176]/[.M176])*1000" office:value-type="float" office:value="5430.76923076923">
            <text:p>5430.769230769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53">
            <text:p>1453</text:p>
          </table:table-cell>
          <table:table-cell office:value-type="float" office:value="117">
            <text:p>117</text:p>
          </table:table-cell>
          <table:table-cell table:formula="of:=([.C177]/[.D177])*1000" office:value-type="float" office:value="12418.8034188034">
            <text:p>12418.8034188034</text:p>
          </table:table-cell>
          <table:table-cell office:value-type="float" office:value="75">
            <text:p>75</text:p>
          </table:table-cell>
          <table:table-cell office:value-type="float" office:value="58.333">
            <text:p>58.333</text:p>
          </table:table-cell>
          <table:table-cell table:formula="of:=([.F177]/[.G177])*1000" office:value-type="float" office:value="1285.72163269504">
            <text:p>1285.7216326951</text:p>
          </table:table-cell>
          <table:table-cell office:value-type="float" office:value="1166">
            <text:p>1166</text:p>
          </table:table-cell>
          <table:table-cell office:value-type="float" office:value="116">
            <text:p>116</text:p>
          </table:table-cell>
          <table:table-cell table:formula="of:=([.I177]/[.J177])*1000" office:value-type="float" office:value="10051.724137931">
            <text:p>10051.724137931</text:p>
          </table:table-cell>
          <table:table-cell office:value-type="float" office:value="1096">
            <text:p>1096</text:p>
          </table:table-cell>
          <table:table-cell office:value-type="float" office:value="192">
            <text:p>192</text:p>
          </table:table-cell>
          <table:table-cell table:formula="of:=([.L177]/[.M177])*1000" office:value-type="float" office:value="5708.33333333333">
            <text:p>5708.33333333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54">
            <text:p>1454</text:p>
          </table:table-cell>
          <table:table-cell office:value-type="float" office:value="109.5">
            <text:p>109.5</text:p>
          </table:table-cell>
          <table:table-cell table:formula="of:=([.C178]/[.D178])*1000" office:value-type="float" office:value="13278.5388127854">
            <text:p>13278.5388127854</text:p>
          </table:table-cell>
          <table:table-cell office:value-type="float" office:value="76">
            <text:p>76</text:p>
          </table:table-cell>
          <table:table-cell office:value-type="float" office:value="19.833">
            <text:p>19.833</text:p>
          </table:table-cell>
          <table:table-cell table:formula="of:=([.F178]/[.G178])*1000" office:value-type="float" office:value="3831.99717642313">
            <text:p>3831.9971764231</text:p>
          </table:table-cell>
          <table:table-cell office:value-type="float" office:value="1200">
            <text:p>1200</text:p>
          </table:table-cell>
          <table:table-cell office:value-type="float" office:value="513.333">
            <text:p>513.333</text:p>
          </table:table-cell>
          <table:table-cell table:formula="of:=([.I178]/[.J178])*1000" office:value-type="float" office:value="2337.66385562588">
            <text:p>2337.6638556259</text:p>
          </table:table-cell>
          <table:table-cell office:value-type="float" office:value="1097">
            <text:p>1097</text:p>
          </table:table-cell>
          <table:table-cell office:value-type="float" office:value="148">
            <text:p>148</text:p>
          </table:table-cell>
          <table:table-cell table:formula="of:=([.L178]/[.M178])*1000" office:value-type="float" office:value="7412.16216216216">
            <text:p>7412.16216216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66">
            <text:p>1466</text:p>
          </table:table-cell>
          <table:table-cell office:value-type="float" office:value="81.333">
            <text:p>81.333</text:p>
          </table:table-cell>
          <table:table-cell table:formula="of:=([.C179]/[.D179])*1000" office:value-type="float" office:value="18024.6640355083">
            <text:p>18024.6640355083</text:p>
          </table:table-cell>
          <table:table-cell office:value-type="float" office:value="78">
            <text:p>78</text:p>
          </table:table-cell>
          <table:table-cell office:value-type="float" office:value="26.667">
            <text:p>26.667</text:p>
          </table:table-cell>
          <table:table-cell table:formula="of:=([.F179]/[.G179])*1000" office:value-type="float" office:value="2924.96343795703">
            <text:p>2924.963437957</text:p>
          </table:table-cell>
          <table:table-cell office:value-type="float" office:value="1201">
            <text:p>1201</text:p>
          </table:table-cell>
          <table:table-cell office:value-type="float" office:value="138">
            <text:p>138</text:p>
          </table:table-cell>
          <table:table-cell table:formula="of:=([.I179]/[.J179])*1000" office:value-type="float" office:value="8702.89855072464">
            <text:p>8702.8985507246</text:p>
          </table:table-cell>
          <table:table-cell office:value-type="float" office:value="1343">
            <text:p>1343</text:p>
          </table:table-cell>
          <table:table-cell office:value-type="float" office:value="385">
            <text:p>385</text:p>
          </table:table-cell>
          <table:table-cell table:formula="of:=([.L179]/[.M179])*1000" office:value-type="float" office:value="3488.31168831169">
            <text:p>3488.31168831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67">
            <text:p>1467</text:p>
          </table:table-cell>
          <table:table-cell office:value-type="float" office:value="94">
            <text:p>94</text:p>
          </table:table-cell>
          <table:table-cell table:formula="of:=([.C180]/[.D180])*1000" office:value-type="float" office:value="15606.3829787234">
            <text:p>15606.3829787234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table:formula="of:=([.F180]/[.G180])*1000" office:value-type="float" office:value="4388.88888888889">
            <text:p>4388.8888888889</text:p>
          </table:table-cell>
          <table:table-cell office:value-type="float" office:value="1274">
            <text:p>1274</text:p>
          </table:table-cell>
          <table:table-cell office:value-type="float" office:value="106.5">
            <text:p>106.5</text:p>
          </table:table-cell>
          <table:table-cell table:formula="of:=([.I180]/[.J180])*1000" office:value-type="float" office:value="11962.441314554">
            <text:p>11962.441314554</text:p>
          </table:table-cell>
          <table:table-cell office:value-type="float" office:value="1486">
            <text:p>1486</text:p>
          </table:table-cell>
          <table:table-cell office:value-type="float" office:value="176.5">
            <text:p>176.5</text:p>
          </table:table-cell>
          <table:table-cell table:formula="of:=([.L180]/[.M180])*1000" office:value-type="float" office:value="8419.26345609065">
            <text:p>8419.26345609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41">
            <text:p>1541</text:p>
          </table:table-cell>
          <table:table-cell office:value-type="float" office:value="110">
            <text:p>110</text:p>
          </table:table-cell>
          <table:table-cell table:formula="of:=([.C181]/[.D181])*1000" office:value-type="float" office:value="14009.0909090909">
            <text:p>14009.0909090909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table:formula="of:=([.F181]/[.G181])*1000" office:value-type="float" office:value="1883.72093023256">
            <text:p>1883.7209302326</text:p>
          </table:table-cell>
          <table:table-cell office:value-type="float" office:value="1275">
            <text:p>1275</text:p>
          </table:table-cell>
          <table:table-cell office:value-type="float" office:value="121">
            <text:p>121</text:p>
          </table:table-cell>
          <table:table-cell table:formula="of:=([.I181]/[.J181])*1000" office:value-type="float" office:value="10537.1900826446">
            <text:p>10537.1900826446</text:p>
          </table:table-cell>
          <table:table-cell office:value-type="float" office:value="1487">
            <text:p>1487</text:p>
          </table:table-cell>
          <table:table-cell office:value-type="float" office:value="212">
            <text:p>212</text:p>
          </table:table-cell>
          <table:table-cell table:formula="of:=([.L181]/[.M181])*1000" office:value-type="float" office:value="7014.15094339623">
            <text:p>7014.15094339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79">
            <text:p>1579</text:p>
          </table:table-cell>
          <table:table-cell office:value-type="float" office:value="174">
            <text:p>174</text:p>
          </table:table-cell>
          <table:table-cell table:formula="of:=([.C182]/[.D182])*1000" office:value-type="float" office:value="9074.71264367816">
            <text:p>9074.7126436782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formula="of:=([.F182]/[.G182])*1000" office:value-type="float" office:value="3875">
            <text:p>3875</text:p>
          </table:table-cell>
          <table:table-cell office:value-type="float" office:value="1399">
            <text:p>1399</text:p>
          </table:table-cell>
          <table:table-cell office:value-type="float" office:value="223">
            <text:p>223</text:p>
          </table:table-cell>
          <table:table-cell table:formula="of:=([.I182]/[.J182])*1000" office:value-type="float" office:value="6273.54260089686">
            <text:p>6273.5426008969</text:p>
          </table:table-cell>
          <table:table-cell office:value-type="float" office:value="1496">
            <text:p>1496</text:p>
          </table:table-cell>
          <table:table-cell office:value-type="float" office:value="284">
            <text:p>284</text:p>
          </table:table-cell>
          <table:table-cell table:formula="of:=([.L182]/[.M182])*1000" office:value-type="float" office:value="5267.60563380282">
            <text:p>5267.60563380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87">
            <text:p>1587</text:p>
          </table:table-cell>
          <table:table-cell office:value-type="float" office:value="99">
            <text:p>99</text:p>
          </table:table-cell>
          <table:table-cell table:formula="of:=([.C183]/[.D183])*1000" office:value-type="float" office:value="16030.303030303">
            <text:p>16030.303030303</text:p>
          </table:table-cell>
          <table:table-cell office:value-type="float" office:value="95">
            <text:p>95</text:p>
          </table:table-cell>
          <table:table-cell office:value-type="float" office:value="22">
            <text:p>22</text:p>
          </table:table-cell>
          <table:table-cell table:formula="of:=([.F183]/[.G183])*1000" office:value-type="float" office:value="4318.18181818182">
            <text:p>4318.1818181818</text:p>
          </table:table-cell>
          <table:table-cell office:value-type="float" office:value="1409">
            <text:p>1409</text:p>
          </table:table-cell>
          <table:table-cell office:value-type="float" office:value="471.5">
            <text:p>471.5</text:p>
          </table:table-cell>
          <table:table-cell table:formula="of:=([.I183]/[.J183])*1000" office:value-type="float" office:value="2988.33510074231">
            <text:p>2988.3351007423</text:p>
          </table:table-cell>
          <table:table-cell office:value-type="float" office:value="1517">
            <text:p>1517</text:p>
          </table:table-cell>
          <table:table-cell office:value-type="float" office:value="707">
            <text:p>707</text:p>
          </table:table-cell>
          <table:table-cell table:formula="of:=([.L183]/[.M183])*1000" office:value-type="float" office:value="2145.68599717115">
            <text:p>2145.68599717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82">
            <text:p>1682</text:p>
          </table:table-cell>
          <table:table-cell office:value-type="float" office:value="67.5">
            <text:p>67.5</text:p>
          </table:table-cell>
          <table:table-cell table:formula="of:=([.C184]/[.D184])*1000" office:value-type="float" office:value="24918.5185185185">
            <text:p>24918.5185185185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table:formula="of:=([.F184]/[.G184])*1000" office:value-type="float" office:value="1959.18367346939">
            <text:p>1959.1836734694</text:p>
          </table:table-cell>
          <table:table-cell office:value-type="float" office:value="1418">
            <text:p>1418</text:p>
          </table:table-cell>
          <table:table-cell office:value-type="float" office:value="491.5">
            <text:p>491.5</text:p>
          </table:table-cell>
          <table:table-cell table:formula="of:=([.I184]/[.J184])*1000" office:value-type="float" office:value="2885.04577822991">
            <text:p>2885.0457782299</text:p>
          </table:table-cell>
          <table:table-cell office:value-type="float" office:value="1705">
            <text:p>1705</text:p>
          </table:table-cell>
          <table:table-cell office:value-type="float" office:value="502">
            <text:p>502</text:p>
          </table:table-cell>
          <table:table-cell table:formula="of:=([.L184]/[.M184])*1000" office:value-type="float" office:value="3396.41434262948">
            <text:p>3396.41434262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83">
            <text:p>1683</text:p>
          </table:table-cell>
          <table:table-cell office:value-type="float" office:value="86">
            <text:p>86</text:p>
          </table:table-cell>
          <table:table-cell table:formula="of:=([.C185]/[.D185])*1000" office:value-type="float" office:value="19569.7674418605">
            <text:p>19569.767441860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table:formula="of:=([.F185]/[.G185])*1000" office:value-type="float" office:value="1940">
            <text:p>1940</text:p>
          </table:table-cell>
          <table:table-cell office:value-type="float" office:value="1487">
            <text:p>1487</text:p>
          </table:table-cell>
          <table:table-cell office:value-type="float" office:value="65">
            <text:p>65</text:p>
          </table:table-cell>
          <table:table-cell table:formula="of:=([.I185]/[.J185])*1000" office:value-type="float" office:value="22876.9230769231">
            <text:p>22876.9230769231</text:p>
          </table:table-cell>
          <table:table-cell office:value-type="float" office:value="1759">
            <text:p>1759</text:p>
          </table:table-cell>
          <table:table-cell office:value-type="float" office:value="221">
            <text:p>221</text:p>
          </table:table-cell>
          <table:table-cell table:formula="of:=([.L185]/[.M185])*1000" office:value-type="float" office:value="7959.27601809955">
            <text:p>7959.27601809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16">
            <text:p>1716</text:p>
          </table:table-cell>
          <table:table-cell office:value-type="float" office:value="75">
            <text:p>75</text:p>
          </table:table-cell>
          <table:table-cell table:formula="of:=([.C186]/[.D186])*1000" office:value-type="float" office:value="22880">
            <text:p>22880</text:p>
          </table:table-cell>
          <table:table-cell office:value-type="float" office:value="115">
            <text:p>115</text:p>
          </table:table-cell>
          <table:table-cell office:value-type="float" office:value="58.5">
            <text:p>58.5</text:p>
          </table:table-cell>
          <table:table-cell table:formula="of:=([.F186]/[.G186])*1000" office:value-type="float" office:value="1965.81196581197">
            <text:p>1965.811965812</text:p>
          </table:table-cell>
          <table:table-cell office:value-type="float" office:value="1532">
            <text:p>1532</text:p>
          </table:table-cell>
          <table:table-cell office:value-type="float" office:value="205">
            <text:p>205</text:p>
          </table:table-cell>
          <table:table-cell table:formula="of:=([.I186]/[.J186])*1000" office:value-type="float" office:value="7473.17073170732">
            <text:p>7473.1707317073</text:p>
          </table:table-cell>
          <table:table-cell office:value-type="float" office:value="1791">
            <text:p>1791</text:p>
          </table:table-cell>
          <table:table-cell office:value-type="float" office:value="144">
            <text:p>144</text:p>
          </table:table-cell>
          <table:table-cell table:formula="of:=([.L186]/[.M186])*1000" office:value-type="float" office:value="12437.5">
            <text:p>12437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17">
            <text:p>1717</text:p>
          </table:table-cell>
          <table:table-cell office:value-type="float" office:value="93">
            <text:p>93</text:p>
          </table:table-cell>
          <table:table-cell table:formula="of:=([.C187]/[.D187])*1000" office:value-type="float" office:value="18462.3655913978">
            <text:p>18462.3655913978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table:formula="of:=([.F187]/[.G187])*1000" office:value-type="float" office:value="2521.73913043478">
            <text:p>2521.7391304348</text:p>
          </table:table-cell>
          <table:table-cell office:value-type="float" office:value="1550">
            <text:p>1550</text:p>
          </table:table-cell>
          <table:table-cell office:value-type="float" office:value="336.5">
            <text:p>336.5</text:p>
          </table:table-cell>
          <table:table-cell table:formula="of:=([.I187]/[.J187])*1000" office:value-type="float" office:value="4606.24071322437">
            <text:p>4606.2407132244</text:p>
          </table:table-cell>
          <table:table-cell office:value-type="float" office:value="1792">
            <text:p>1792</text:p>
          </table:table-cell>
          <table:table-cell office:value-type="float" office:value="170">
            <text:p>170</text:p>
          </table:table-cell>
          <table:table-cell table:formula="of:=([.L187]/[.M187])*1000" office:value-type="float" office:value="10541.1764705882">
            <text:p>10541.17647058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72">
            <text:p>1772</text:p>
          </table:table-cell>
          <table:table-cell office:value-type="float" office:value="179.667">
            <text:p>179.667</text:p>
          </table:table-cell>
          <table:table-cell table:formula="of:=([.C188]/[.D188])*1000" office:value-type="float" office:value="9862.69042172463">
            <text:p>9862.6904217246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table:formula="of:=([.F188]/[.G188])*1000" office:value-type="float" office:value="3388.88888888889">
            <text:p>3388.8888888889</text:p>
          </table:table-cell>
          <table:table-cell office:value-type="float" office:value="1551">
            <text:p>1551</text:p>
          </table:table-cell>
          <table:table-cell office:value-type="float" office:value="761">
            <text:p>761</text:p>
          </table:table-cell>
          <table:table-cell table:formula="of:=([.I188]/[.J188])*1000" office:value-type="float" office:value="2038.10775295664">
            <text:p>2038.1077529566</text:p>
          </table:table-cell>
          <table:table-cell office:value-type="float" office:value="1821">
            <text:p>1821</text:p>
          </table:table-cell>
          <table:table-cell office:value-type="float" office:value="126">
            <text:p>126</text:p>
          </table:table-cell>
          <table:table-cell table:formula="of:=([.L188]/[.M188])*1000" office:value-type="float" office:value="14452.380952381">
            <text:p>14452.38095238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73">
            <text:p>1773</text:p>
          </table:table-cell>
          <table:table-cell office:value-type="float" office:value="121">
            <text:p>121</text:p>
          </table:table-cell>
          <table:table-cell table:formula="of:=([.C189]/[.D189])*1000" office:value-type="float" office:value="14652.8925619835">
            <text:p>14652.892561983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table:formula="of:=([.F189]/[.G189])*1000" office:value-type="float" office:value="2272.72727272727">
            <text:p>2272.7272727273</text:p>
          </table:table-cell>
          <table:table-cell office:value-type="float" office:value="1574">
            <text:p>1574</text:p>
          </table:table-cell>
          <table:table-cell office:value-type="float" office:value="131.5">
            <text:p>131.5</text:p>
          </table:table-cell>
          <table:table-cell table:formula="of:=([.I189]/[.J189])*1000" office:value-type="float" office:value="11969.5817490494">
            <text:p>11969.5817490494</text:p>
          </table:table-cell>
          <table:table-cell office:value-type="float" office:value="1822">
            <text:p>1822</text:p>
          </table:table-cell>
          <table:table-cell office:value-type="float" office:value="155">
            <text:p>155</text:p>
          </table:table-cell>
          <table:table-cell table:formula="of:=([.L189]/[.M189])*1000" office:value-type="float" office:value="11754.8387096774">
            <text:p>11754.83870967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25">
            <text:p>1825</text:p>
          </table:table-cell>
          <table:table-cell office:value-type="float" office:value="142">
            <text:p>142</text:p>
          </table:table-cell>
          <table:table-cell table:formula="of:=([.C190]/[.D190])*1000" office:value-type="float" office:value="12852.1126760563">
            <text:p>12852.1126760563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table:formula="of:=([.F190]/[.G190])*1000" office:value-type="float" office:value="2744.68085106383">
            <text:p>2744.6808510638</text:p>
          </table:table-cell>
          <table:table-cell office:value-type="float" office:value="1575">
            <text:p>1575</text:p>
          </table:table-cell>
          <table:table-cell office:value-type="float" office:value="395">
            <text:p>395</text:p>
          </table:table-cell>
          <table:table-cell table:formula="of:=([.I190]/[.J190])*1000" office:value-type="float" office:value="3987.3417721519">
            <text:p>3987.3417721519</text:p>
          </table:table-cell>
          <table:table-cell office:value-type="float" office:value="1832">
            <text:p>1832</text:p>
          </table:table-cell>
          <table:table-cell office:value-type="float" office:value="666">
            <text:p>666</text:p>
          </table:table-cell>
          <table:table-cell table:formula="of:=([.L190]/[.M190])*1000" office:value-type="float" office:value="2750.75075075075">
            <text:p>2750.750750750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65">
            <text:p>1865</text:p>
          </table:table-cell>
          <table:table-cell office:value-type="float" office:value="128">
            <text:p>128</text:p>
          </table:table-cell>
          <table:table-cell table:formula="of:=([.C191]/[.D191])*1000" office:value-type="float" office:value="14570.3125">
            <text:p>14570.3125</text:p>
          </table:table-cell>
          <table:table-cell office:value-type="float" office:value="139">
            <text:p>139</text:p>
          </table:table-cell>
          <table:table-cell office:value-type="float" office:value="41.5">
            <text:p>41.5</text:p>
          </table:table-cell>
          <table:table-cell table:formula="of:=([.F191]/[.G191])*1000" office:value-type="float" office:value="3349.39759036145">
            <text:p>3349.3975903615</text:p>
          </table:table-cell>
          <table:table-cell office:value-type="float" office:value="1632">
            <text:p>1632</text:p>
          </table:table-cell>
          <table:table-cell office:value-type="float" office:value="197">
            <text:p>197</text:p>
          </table:table-cell>
          <table:table-cell table:formula="of:=([.I191]/[.J191])*1000" office:value-type="float" office:value="8284.26395939086">
            <text:p>8284.2639593909</text:p>
          </table:table-cell>
          <table:table-cell office:value-type="float" office:value="1833">
            <text:p>1833</text:p>
          </table:table-cell>
          <table:table-cell office:value-type="float" office:value="480">
            <text:p>480</text:p>
          </table:table-cell>
          <table:table-cell table:formula="of:=([.L191]/[.M191])*1000" office:value-type="float" office:value="3818.75">
            <text:p>3818.7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66">
            <text:p>1866</text:p>
          </table:table-cell>
          <table:table-cell office:value-type="float" office:value="313">
            <text:p>313</text:p>
          </table:table-cell>
          <table:table-cell table:formula="of:=([.C192]/[.D192])*1000" office:value-type="float" office:value="5961.66134185304">
            <text:p>5961.661341853</text:p>
          </table:table-cell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F192]/[.G192])*1000" office:value-type="float" office:value="6454.54545454545">
            <text:p>6454.5454545455</text:p>
          </table:table-cell>
          <table:table-cell office:value-type="float" office:value="1700">
            <text:p>1700</text:p>
          </table:table-cell>
          <table:table-cell office:value-type="float" office:value="324">
            <text:p>324</text:p>
          </table:table-cell>
          <table:table-cell table:formula="of:=([.I192]/[.J192])*1000" office:value-type="float" office:value="5246.91358024691">
            <text:p>5246.9135802469</text:p>
          </table:table-cell>
          <table:table-cell office:value-type="float" office:value="1895">
            <text:p>1895</text:p>
          </table:table-cell>
          <table:table-cell office:value-type="float" office:value="215">
            <text:p>215</text:p>
          </table:table-cell>
          <table:table-cell table:formula="of:=([.L192]/[.M192])*1000" office:value-type="float" office:value="8813.95348837209">
            <text:p>8813.95348837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70">
            <text:p>1870</text:p>
          </table:table-cell>
          <table:table-cell office:value-type="float" office:value="127.5">
            <text:p>127.5</text:p>
          </table:table-cell>
          <table:table-cell table:formula="of:=([.C193]/[.D193])*1000" office:value-type="float" office:value="14666.6666666667">
            <text:p>14666.6666666667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  <table:table-cell table:formula="of:=([.F193]/[.G193])*1000" office:value-type="float" office:value="3422.22222222222">
            <text:p>3422.2222222222</text:p>
          </table:table-cell>
          <table:table-cell office:value-type="float" office:value="1740">
            <text:p>1740</text:p>
          </table:table-cell>
          <table:table-cell office:value-type="float" office:value="217">
            <text:p>217</text:p>
          </table:table-cell>
          <table:table-cell table:formula="of:=([.I193]/[.J193])*1000" office:value-type="float" office:value="8018.4331797235">
            <text:p>8018.4331797235</text:p>
          </table:table-cell>
          <table:table-cell office:value-type="float" office:value="1896">
            <text:p>1896</text:p>
          </table:table-cell>
          <table:table-cell office:value-type="float" office:value="158">
            <text:p>158</text:p>
          </table:table-cell>
          <table:table-cell table:formula="of:=([.L193]/[.M193])*1000" office:value-type="float" office:value="12000">
            <text:p>120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21">
            <text:p>1921</text:p>
          </table:table-cell>
          <table:table-cell office:value-type="float" office:value="151">
            <text:p>151</text:p>
          </table:table-cell>
          <table:table-cell table:formula="of:=([.C194]/[.D194])*1000" office:value-type="float" office:value="12721.8543046358">
            <text:p>12721.8543046358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table:formula="of:=([.F194]/[.G194])*1000" office:value-type="float" office:value="2378.37837837838">
            <text:p>2378.3783783784</text:p>
          </table:table-cell>
          <table:table-cell office:value-type="float" office:value="1741">
            <text:p>1741</text:p>
          </table:table-cell>
          <table:table-cell office:value-type="float" office:value="178">
            <text:p>178</text:p>
          </table:table-cell>
          <table:table-cell table:formula="of:=([.I194]/[.J194])*1000" office:value-type="float" office:value="9780.89887640449">
            <text:p>9780.8988764045</text:p>
          </table:table-cell>
          <table:table-cell office:value-type="float" office:value="1922">
            <text:p>1922</text:p>
          </table:table-cell>
          <table:table-cell office:value-type="float" office:value="187">
            <text:p>187</text:p>
          </table:table-cell>
          <table:table-cell table:formula="of:=([.L194]/[.M194])*1000" office:value-type="float" office:value="10278.0748663102">
            <text:p>10278.07486631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32">
            <text:p>1932</text:p>
          </table:table-cell>
          <table:table-cell office:value-type="float" office:value="75">
            <text:p>75</text:p>
          </table:table-cell>
          <table:table-cell table:formula="of:=([.C195]/[.D195])*1000" office:value-type="float" office:value="25760">
            <text:p>25760</text:p>
          </table:table-cell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 table:formula="of:=([.F195]/[.G195])*1000" office:value-type="float" office:value="6923.07692307692">
            <text:p>6923.0769230769</text:p>
          </table:table-cell>
          <table:table-cell office:value-type="float" office:value="1749">
            <text:p>1749</text:p>
          </table:table-cell>
          <table:table-cell office:value-type="float" office:value="514">
            <text:p>514</text:p>
          </table:table-cell>
          <table:table-cell table:formula="of:=([.I195]/[.J195])*1000" office:value-type="float" office:value="3402.72373540856">
            <text:p>3402.7237354086</text:p>
          </table:table-cell>
          <table:table-cell office:value-type="float" office:value="1945">
            <text:p>1945</text:p>
          </table:table-cell>
          <table:table-cell office:value-type="float" office:value="452.5">
            <text:p>452.5</text:p>
          </table:table-cell>
          <table:table-cell table:formula="of:=([.L195]/[.M195])*1000" office:value-type="float" office:value="4298.34254143646">
            <text:p>4298.342541436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69">
            <text:p>1969</text:p>
          </table:table-cell>
          <table:table-cell office:value-type="float" office:value="157.5">
            <text:p>157.5</text:p>
          </table:table-cell>
          <table:table-cell table:formula="of:=([.C196]/[.D196])*1000" office:value-type="float" office:value="12501.5873015873">
            <text:p>12501.5873015873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table:formula="of:=([.F196]/[.G196])*1000" office:value-type="float" office:value="2967.2131147541">
            <text:p>2967.2131147541</text:p>
          </table:table-cell>
          <table:table-cell office:value-type="float" office:value="1766">
            <text:p>1766</text:p>
          </table:table-cell>
          <table:table-cell office:value-type="float" office:value="545">
            <text:p>545</text:p>
          </table:table-cell>
          <table:table-cell table:formula="of:=([.I196]/[.J196])*1000" office:value-type="float" office:value="3240.36697247706">
            <text:p>3240.3669724771</text:p>
          </table:table-cell>
          <table:table-cell office:value-type="float" office:value="1971">
            <text:p>1971</text:p>
          </table:table-cell>
          <table:table-cell office:value-type="float" office:value="588">
            <text:p>588</text:p>
          </table:table-cell>
          <table:table-cell table:formula="of:=([.L196]/[.M196])*1000" office:value-type="float" office:value="3352.04081632653">
            <text:p>3352.040816326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89">
            <text:p>1989</text:p>
          </table:table-cell>
          <table:table-cell office:value-type="float" office:value="131">
            <text:p>131</text:p>
          </table:table-cell>
          <table:table-cell table:formula="of:=([.C197]/[.D197])*1000" office:value-type="float" office:value="15183.2061068702">
            <text:p>15183.2061068702</text:p>
          </table:table-cell>
          <table:table-cell office:value-type="float" office:value="226">
            <text:p>226</text:p>
          </table:table-cell>
          <table:table-cell office:value-type="float" office:value="19">
            <text:p>19</text:p>
          </table:table-cell>
          <table:table-cell table:formula="of:=([.F197]/[.G197])*1000" office:value-type="float" office:value="11894.7368421053">
            <text:p>11894.7368421053</text:p>
          </table:table-cell>
          <table:table-cell office:value-type="float" office:value="1824">
            <text:p>1824</text:p>
          </table:table-cell>
          <table:table-cell office:value-type="float" office:value="213">
            <text:p>213</text:p>
          </table:table-cell>
          <table:table-cell table:formula="of:=([.I197]/[.J197])*1000" office:value-type="float" office:value="8563.38028169014">
            <text:p>8563.3802816901</text:p>
          </table:table-cell>
          <table:table-cell office:value-type="float" office:value="2023">
            <text:p>2023</text:p>
          </table:table-cell>
          <table:table-cell office:value-type="float" office:value="506">
            <text:p>506</text:p>
          </table:table-cell>
          <table:table-cell table:formula="of:=([.L197]/[.M197])*1000" office:value-type="float" office:value="3998.02371541502">
            <text:p>3998.0237154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34">
            <text:p>2034</text:p>
          </table:table-cell>
          <table:table-cell office:value-type="float" office:value="246.667">
            <text:p>246.667</text:p>
          </table:table-cell>
          <table:table-cell table:formula="of:=([.C198]/[.D198])*1000" office:value-type="float" office:value="8245.93480279081">
            <text:p>8245.9348027908</text:p>
          </table:table-cell>
          <table:table-cell office:value-type="float" office:value="240">
            <text:p>240</text:p>
          </table:table-cell>
          <table:table-cell office:value-type="float" office:value="21.5">
            <text:p>21.5</text:p>
          </table:table-cell>
          <table:table-cell table:formula="of:=([.F198]/[.G198])*1000" office:value-type="float" office:value="11162.7906976744">
            <text:p>11162.7906976744</text:p>
          </table:table-cell>
          <table:table-cell office:value-type="float" office:value="1832">
            <text:p>1832</text:p>
          </table:table-cell>
          <table:table-cell office:value-type="float" office:value="89">
            <text:p>89</text:p>
          </table:table-cell>
          <table:table-cell table:formula="of:=([.I198]/[.J198])*1000" office:value-type="float" office:value="20584.2696629213">
            <text:p>20584.2696629213</text:p>
          </table:table-cell>
          <table:table-cell office:value-type="float" office:value="2082">
            <text:p>2082</text:p>
          </table:table-cell>
          <table:table-cell office:value-type="float" office:value="222">
            <text:p>222</text:p>
          </table:table-cell>
          <table:table-cell table:formula="of:=([.L198]/[.M198])*1000" office:value-type="float" office:value="9378.37837837838">
            <text:p>9378.37837837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35">
            <text:p>2035</text:p>
          </table:table-cell>
          <table:table-cell office:value-type="float" office:value="116">
            <text:p>116</text:p>
          </table:table-cell>
          <table:table-cell table:formula="of:=([.C199]/[.D199])*1000" office:value-type="float" office:value="17543.1034482759">
            <text:p>17543.1034482759</text:p>
          </table:table-cell>
          <table:table-cell office:value-type="float" office:value="251">
            <text:p>251</text:p>
          </table:table-cell>
          <table:table-cell office:value-type="float" office:value="61">
            <text:p>61</text:p>
          </table:table-cell>
          <table:table-cell table:formula="of:=([.F199]/[.G199])*1000" office:value-type="float" office:value="4114.75409836066">
            <text:p>4114.7540983607</text:p>
          </table:table-cell>
          <table:table-cell office:value-type="float" office:value="1833">
            <text:p>1833</text:p>
          </table:table-cell>
          <table:table-cell office:value-type="float" office:value="551">
            <text:p>551</text:p>
          </table:table-cell>
          <table:table-cell table:formula="of:=([.I199]/[.J199])*1000" office:value-type="float" office:value="3326.67876588022">
            <text:p>3326.6787658802</text:p>
          </table:table-cell>
          <table:table-cell office:value-type="float" office:value="2205">
            <text:p>2205</text:p>
          </table:table-cell>
          <table:table-cell office:value-type="float" office:value="256">
            <text:p>256</text:p>
          </table:table-cell>
          <table:table-cell table:formula="of:=([.L199]/[.M199])*1000" office:value-type="float" office:value="8613.28125">
            <text:p>8613.281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69">
            <text:p>2169</text:p>
          </table:table-cell>
          <table:table-cell office:value-type="float" office:value="112">
            <text:p>112</text:p>
          </table:table-cell>
          <table:table-cell table:formula="of:=([.C200]/[.D200])*1000" office:value-type="float" office:value="19366.0714285714">
            <text:p>19366.0714285714</text:p>
          </table:table-cell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table:formula="of:=([.F200]/[.G200])*1000" office:value-type="float" office:value="11681.8181818182">
            <text:p>11681.8181818182</text:p>
          </table:table-cell>
          <table:table-cell office:value-type="float" office:value="1837">
            <text:p>1837</text:p>
          </table:table-cell>
          <table:table-cell office:value-type="float" office:value="527">
            <text:p>527</text:p>
          </table:table-cell>
          <table:table-cell table:formula="of:=([.I200]/[.J200])*1000" office:value-type="float" office:value="3485.76850094877">
            <text:p>3485.7685009488</text:p>
          </table:table-cell>
          <table:table-cell office:value-type="float" office:value="2248">
            <text:p>2248</text:p>
          </table:table-cell>
          <table:table-cell office:value-type="float" office:value="948">
            <text:p>948</text:p>
          </table:table-cell>
          <table:table-cell table:formula="of:=([.L200]/[.M200])*1000" office:value-type="float" office:value="2371.30801687764">
            <text:p>2371.308016877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70">
            <text:p>2170</text:p>
          </table:table-cell>
          <table:table-cell office:value-type="float" office:value="126">
            <text:p>126</text:p>
          </table:table-cell>
          <table:table-cell table:formula="of:=([.C201]/[.D201])*1000" office:value-type="float" office:value="17222.2222222222">
            <text:p>17222.2222222222</text:p>
          </table:table-cell>
          <table:table-cell office:value-type="float" office:value="267">
            <text:p>267</text:p>
          </table:table-cell>
          <table:table-cell office:value-type="float" office:value="20">
            <text:p>20</text:p>
          </table:table-cell>
          <table:table-cell table:formula="of:=([.F201]/[.G201])*1000" office:value-type="float" office:value="13350">
            <text:p>13350</text:p>
          </table:table-cell>
          <table:table-cell office:value-type="float" office:value="1917">
            <text:p>1917</text:p>
          </table:table-cell>
          <table:table-cell office:value-type="float" office:value="302">
            <text:p>302</text:p>
          </table:table-cell>
          <table:table-cell table:formula="of:=([.I201]/[.J201])*1000" office:value-type="float" office:value="6347.6821192053">
            <text:p>6347.6821192053</text:p>
          </table:table-cell>
          <table:table-cell office:value-type="float" office:value="2264">
            <text:p>2264</text:p>
          </table:table-cell>
          <table:table-cell office:value-type="float" office:value="98">
            <text:p>98</text:p>
          </table:table-cell>
          <table:table-cell table:formula="of:=([.L201]/[.M201])*1000" office:value-type="float" office:value="23102.0408163265">
            <text:p>23102.040816326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72">
            <text:p>2272</text:p>
          </table:table-cell>
          <table:table-cell office:value-type="float" office:value="194.5">
            <text:p>194.5</text:p>
          </table:table-cell>
          <table:table-cell table:formula="of:=([.C202]/[.D202])*1000" office:value-type="float" office:value="11681.233933162">
            <text:p>11681.233933162</text:p>
          </table:table-cell>
          <table:table-cell office:value-type="float" office:value="301">
            <text:p>301</text:p>
          </table:table-cell>
          <table:table-cell office:value-type="float" office:value="27">
            <text:p>27</text:p>
          </table:table-cell>
          <table:table-cell table:formula="of:=([.F202]/[.G202])*1000" office:value-type="float" office:value="11148.1481481482">
            <text:p>11148.1481481482</text:p>
          </table:table-cell>
          <table:table-cell office:value-type="float" office:value="1934">
            <text:p>1934</text:p>
          </table:table-cell>
          <table:table-cell office:value-type="float" office:value="433">
            <text:p>433</text:p>
          </table:table-cell>
          <table:table-cell table:formula="of:=([.I202]/[.J202])*1000" office:value-type="float" office:value="4466.51270207852">
            <text:p>4466.5127020785</text:p>
          </table:table-cell>
          <table:table-cell office:value-type="float" office:value="2271">
            <text:p>2271</text:p>
          </table:table-cell>
          <table:table-cell office:value-type="float" office:value="343">
            <text:p>343</text:p>
          </table:table-cell>
          <table:table-cell table:formula="of:=([.L202]/[.M202])*1000" office:value-type="float" office:value="6620.99125364431">
            <text:p>6620.99125364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73">
            <text:p>2273</text:p>
          </table:table-cell>
          <table:table-cell office:value-type="float" office:value="104">
            <text:p>104</text:p>
          </table:table-cell>
          <table:table-cell table:formula="of:=([.C203]/[.D203])*1000" office:value-type="float" office:value="21855.7692307692">
            <text:p>21855.7692307692</text:p>
          </table:table-cell>
          <table:table-cell office:value-type="float" office:value="333">
            <text:p>333</text:p>
          </table:table-cell>
          <table:table-cell office:value-type="float" office:value="22">
            <text:p>22</text:p>
          </table:table-cell>
          <table:table-cell table:formula="of:=([.F203]/[.G203])*1000" office:value-type="float" office:value="15136.3636363636">
            <text:p>15136.3636363636</text:p>
          </table:table-cell>
          <table:table-cell office:value-type="float" office:value="1981">
            <text:p>1981</text:p>
          </table:table-cell>
          <table:table-cell office:value-type="float" office:value="312.333">
            <text:p>312.333</text:p>
          </table:table-cell>
          <table:table-cell table:formula="of:=([.I203]/[.J203])*1000" office:value-type="float" office:value="6342.58947981801">
            <text:p>6342.589479818</text:p>
          </table:table-cell>
          <table:table-cell office:value-type="float" office:value="2272">
            <text:p>2272</text:p>
          </table:table-cell>
          <table:table-cell office:value-type="float" office:value="355">
            <text:p>355</text:p>
          </table:table-cell>
          <table:table-cell table:formula="of:=([.L203]/[.M203])*1000" office:value-type="float" office:value="6400">
            <text:p>64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96">
            <text:p>2296</text:p>
          </table:table-cell>
          <table:table-cell office:value-type="float" office:value="350">
            <text:p>350</text:p>
          </table:table-cell>
          <table:table-cell table:formula="of:=([.C204]/[.D204])*1000" office:value-type="float" office:value="6560">
            <text:p>6560</text:p>
          </table:table-cell>
          <table:table-cell office:value-type="float" office:value="368">
            <text:p>368</text:p>
          </table:table-cell>
          <table:table-cell office:value-type="float" office:value="25.5">
            <text:p>25.5</text:p>
          </table:table-cell>
          <table:table-cell table:formula="of:=([.F204]/[.G204])*1000" office:value-type="float" office:value="14431.3725490196">
            <text:p>14431.3725490196</text:p>
          </table:table-cell>
          <table:table-cell office:value-type="float" office:value="1982">
            <text:p>1982</text:p>
          </table:table-cell>
          <table:table-cell office:value-type="float" office:value="1354">
            <text:p>1354</text:p>
          </table:table-cell>
          <table:table-cell table:formula="of:=([.I204]/[.J204])*1000" office:value-type="float" office:value="1463.81093057607">
            <text:p>1463.8109305761</text:p>
          </table:table-cell>
          <table:table-cell office:value-type="float" office:value="2353">
            <text:p>2353</text:p>
          </table:table-cell>
          <table:table-cell office:value-type="float" office:value="273.333">
            <text:p>273.333</text:p>
          </table:table-cell>
          <table:table-cell table:formula="of:=([.L204]/[.M204])*1000" office:value-type="float" office:value="8608.547083594">
            <text:p>8608.5470835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06">
            <text:p>2406</text:p>
          </table:table-cell>
          <table:table-cell office:value-type="float" office:value="254.5">
            <text:p>254.5</text:p>
          </table:table-cell>
          <table:table-cell table:formula="of:=([.C205]/[.D205])*1000" office:value-type="float" office:value="9453.83104125737">
            <text:p>9453.8310412574</text:p>
          </table:table-cell>
          <table:table-cell office:value-type="float" office:value="372">
            <text:p>372</text:p>
          </table:table-cell>
          <table:table-cell office:value-type="float" office:value="23.5">
            <text:p>23.5</text:p>
          </table:table-cell>
          <table:table-cell table:formula="of:=([.F205]/[.G205])*1000" office:value-type="float" office:value="15829.7872340426">
            <text:p>15829.7872340426</text:p>
          </table:table-cell>
          <table:table-cell office:value-type="float" office:value="2096">
            <text:p>2096</text:p>
          </table:table-cell>
          <table:table-cell office:value-type="float" office:value="550">
            <text:p>550</text:p>
          </table:table-cell>
          <table:table-cell table:formula="of:=([.I205]/[.J205])*1000" office:value-type="float" office:value="3810.90909090909">
            <text:p>3810.9090909091</text:p>
          </table:table-cell>
          <table:table-cell office:value-type="float" office:value="2354">
            <text:p>2354</text:p>
          </table:table-cell>
          <table:table-cell office:value-type="float" office:value="319">
            <text:p>319</text:p>
          </table:table-cell>
          <table:table-cell table:formula="of:=([.L205]/[.M205])*1000" office:value-type="float" office:value="7379.31034482759">
            <text:p>7379.310344827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09">
            <text:p>2509</text:p>
          </table:table-cell>
          <table:table-cell office:value-type="float" office:value="118">
            <text:p>118</text:p>
          </table:table-cell>
          <table:table-cell table:formula="of:=([.C206]/[.D206])*1000" office:value-type="float" office:value="21262.7118644068">
            <text:p>21262.7118644068</text:p>
          </table:table-cell>
          <table:table-cell office:value-type="float" office:value="384">
            <text:p>384</text:p>
          </table:table-cell>
          <table:table-cell office:value-type="float" office:value="23">
            <text:p>23</text:p>
          </table:table-cell>
          <table:table-cell table:formula="of:=([.F206]/[.G206])*1000" office:value-type="float" office:value="16695.652173913">
            <text:p>16695.652173913</text:p>
          </table:table-cell>
          <table:table-cell office:value-type="float" office:value="2133">
            <text:p>2133</text:p>
          </table:table-cell>
          <table:table-cell office:value-type="float" office:value="350">
            <text:p>350</text:p>
          </table:table-cell>
          <table:table-cell table:formula="of:=([.I206]/[.J206])*1000" office:value-type="float" office:value="6094.28571428571">
            <text:p>6094.2857142857</text:p>
          </table:table-cell>
          <table:table-cell office:value-type="float" office:value="2393">
            <text:p>2393</text:p>
          </table:table-cell>
          <table:table-cell office:value-type="float" office:value="407">
            <text:p>407</text:p>
          </table:table-cell>
          <table:table-cell table:formula="of:=([.L206]/[.M206])*1000" office:value-type="float" office:value="5879.60687960688">
            <text:p>5879.606879606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88">
            <text:p>2588</text:p>
          </table:table-cell>
          <table:table-cell office:value-type="float" office:value="113">
            <text:p>113</text:p>
          </table:table-cell>
          <table:table-cell table:formula="of:=([.C207]/[.D207])*1000" office:value-type="float" office:value="22902.6548672566">
            <text:p>22902.6548672566</text:p>
          </table:table-cell>
          <table:table-cell office:value-type="float" office:value="395">
            <text:p>395</text:p>
          </table:table-cell>
          <table:table-cell office:value-type="float" office:value="24.5">
            <text:p>24.5</text:p>
          </table:table-cell>
          <table:table-cell table:formula="of:=([.F207]/[.G207])*1000" office:value-type="float" office:value="16122.4489795918">
            <text:p>16122.4489795918</text:p>
          </table:table-cell>
          <table:table-cell office:value-type="float" office:value="2135">
            <text:p>2135</text:p>
          </table:table-cell>
          <table:table-cell office:value-type="float" office:value="469">
            <text:p>469</text:p>
          </table:table-cell>
          <table:table-cell table:formula="of:=([.I207]/[.J207])*1000" office:value-type="float" office:value="4552.23880597015">
            <text:p>4552.2388059702</text:p>
          </table:table-cell>
          <table:table-cell office:value-type="float" office:value="2394">
            <text:p>2394</text:p>
          </table:table-cell>
          <table:table-cell office:value-type="float" office:value="378">
            <text:p>378</text:p>
          </table:table-cell>
          <table:table-cell table:formula="of:=([.L207]/[.M207])*1000" office:value-type="float" office:value="6333.33333333333">
            <text:p>6333.33333333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46">
            <text:p>2646</text:p>
          </table:table-cell>
          <table:table-cell office:value-type="float" office:value="235">
            <text:p>235</text:p>
          </table:table-cell>
          <table:table-cell table:formula="of:=([.C208]/[.D208])*1000" office:value-type="float" office:value="11259.5744680851">
            <text:p>11259.5744680851</text:p>
          </table:table-cell>
          <table:table-cell office:value-type="float" office:value="400">
            <text:p>400</text:p>
          </table:table-cell>
          <table:table-cell office:value-type="float" office:value="21">
            <text:p>21</text:p>
          </table:table-cell>
          <table:table-cell table:formula="of:=([.F208]/[.G208])*1000" office:value-type="float" office:value="19047.619047619">
            <text:p>19047.619047619</text:p>
          </table:table-cell>
          <table:table-cell office:value-type="float" office:value="2245">
            <text:p>2245</text:p>
          </table:table-cell>
          <table:table-cell office:value-type="float" office:value="489.5">
            <text:p>489.5</text:p>
          </table:table-cell>
          <table:table-cell table:formula="of:=([.I208]/[.J208])*1000" office:value-type="float" office:value="4586.31256384065">
            <text:p>4586.3125638407</text:p>
          </table:table-cell>
          <table:table-cell office:value-type="float" office:value="2444">
            <text:p>2444</text:p>
          </table:table-cell>
          <table:table-cell office:value-type="float" office:value="557.5">
            <text:p>557.5</text:p>
          </table:table-cell>
          <table:table-cell table:formula="of:=([.L208]/[.M208])*1000" office:value-type="float" office:value="4383.85650224215">
            <text:p>4383.85650224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47">
            <text:p>2647</text:p>
          </table:table-cell>
          <table:table-cell office:value-type="float" office:value="157">
            <text:p>157</text:p>
          </table:table-cell>
          <table:table-cell table:formula="of:=([.C209]/[.D209])*1000" office:value-type="float" office:value="16859.872611465">
            <text:p>16859.872611465</text:p>
          </table:table-cell>
          <table:table-cell office:value-type="float" office:value="401">
            <text:p>401</text:p>
          </table:table-cell>
          <table:table-cell office:value-type="float" office:value="37">
            <text:p>37</text:p>
          </table:table-cell>
          <table:table-cell table:formula="of:=([.F209]/[.G209])*1000" office:value-type="float" office:value="10837.8378378378">
            <text:p>10837.8378378378</text:p>
          </table:table-cell>
          <table:table-cell office:value-type="float" office:value="2288">
            <text:p>2288</text:p>
          </table:table-cell>
          <table:table-cell office:value-type="float" office:value="348">
            <text:p>348</text:p>
          </table:table-cell>
          <table:table-cell table:formula="of:=([.I209]/[.J209])*1000" office:value-type="float" office:value="6574.71264367816">
            <text:p>6574.7126436782</text:p>
          </table:table-cell>
          <table:table-cell office:value-type="float" office:value="2623">
            <text:p>2623</text:p>
          </table:table-cell>
          <table:table-cell office:value-type="float" office:value="278.5">
            <text:p>278.5</text:p>
          </table:table-cell>
          <table:table-cell table:formula="of:=([.L209]/[.M209])*1000" office:value-type="float" office:value="9418.31238779174">
            <text:p>9418.31238779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37">
            <text:p>2837</text:p>
          </table:table-cell>
          <table:table-cell office:value-type="float" office:value="172.5">
            <text:p>172.5</text:p>
          </table:table-cell>
          <table:table-cell table:formula="of:=([.C210]/[.D210])*1000" office:value-type="float" office:value="16446.3768115942">
            <text:p>16446.3768115942</text:p>
          </table:table-cell>
          <table:table-cell office:value-type="float" office:value="413">
            <text:p>413</text:p>
          </table:table-cell>
          <table:table-cell office:value-type="float" office:value="84">
            <text:p>84</text:p>
          </table:table-cell>
          <table:table-cell table:formula="of:=([.F210]/[.G210])*1000" office:value-type="float" office:value="4916.66666666667">
            <text:p>4916.6666666667</text:p>
          </table:table-cell>
          <table:table-cell office:value-type="float" office:value="2289">
            <text:p>2289</text:p>
          </table:table-cell>
          <table:table-cell office:value-type="float" office:value="328">
            <text:p>328</text:p>
          </table:table-cell>
          <table:table-cell table:formula="of:=([.I210]/[.J210])*1000" office:value-type="float" office:value="6978.65853658537">
            <text:p>6978.6585365854</text:p>
          </table:table-cell>
          <table:table-cell office:value-type="float" office:value="2624">
            <text:p>2624</text:p>
          </table:table-cell>
          <table:table-cell office:value-type="float" office:value="713">
            <text:p>713</text:p>
          </table:table-cell>
          <table:table-cell table:formula="of:=([.L210]/[.M210])*1000" office:value-type="float" office:value="3680.22440392707">
            <text:p>3680.22440392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51">
            <text:p>2851</text:p>
          </table:table-cell>
          <table:table-cell office:value-type="float" office:value="259">
            <text:p>259</text:p>
          </table:table-cell>
          <table:table-cell table:formula="of:=([.C211]/[.D211])*1000" office:value-type="float" office:value="11007.722007722">
            <text:p>11007.722007722</text:p>
          </table:table-cell>
          <table:table-cell office:value-type="float" office:value="436">
            <text:p>436</text:p>
          </table:table-cell>
          <table:table-cell office:value-type="float" office:value="26.5">
            <text:p>26.5</text:p>
          </table:table-cell>
          <table:table-cell table:formula="of:=([.F211]/[.G211])*1000" office:value-type="float" office:value="16452.8301886792">
            <text:p>16452.8301886792</text:p>
          </table:table-cell>
          <table:table-cell office:value-type="float" office:value="2305">
            <text:p>2305</text:p>
          </table:table-cell>
          <table:table-cell office:value-type="float" office:value="211">
            <text:p>211</text:p>
          </table:table-cell>
          <table:table-cell table:formula="of:=([.I211]/[.J211])*1000" office:value-type="float" office:value="10924.1706161137">
            <text:p>10924.1706161137</text:p>
          </table:table-cell>
          <table:table-cell office:value-type="float" office:value="2629">
            <text:p>2629</text:p>
          </table:table-cell>
          <table:table-cell office:value-type="float" office:value="457.5">
            <text:p>457.5</text:p>
          </table:table-cell>
          <table:table-cell table:formula="of:=([.L211]/[.M211])*1000" office:value-type="float" office:value="5746.44808743169">
            <text:p>5746.44808743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52">
            <text:p>2852</text:p>
          </table:table-cell>
          <table:table-cell office:value-type="float" office:value="137">
            <text:p>137</text:p>
          </table:table-cell>
          <table:table-cell table:formula="of:=([.C212]/[.D212])*1000" office:value-type="float" office:value="20817.5182481752">
            <text:p>20817.5182481752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table:formula="of:=([.F212]/[.G212])*1000" office:value-type="float" office:value="15678.5714285714">
            <text:p>15678.5714285714</text:p>
          </table:table-cell>
          <table:table-cell office:value-type="float" office:value="2363">
            <text:p>2363</text:p>
          </table:table-cell>
          <table:table-cell office:value-type="float" office:value="905">
            <text:p>905</text:p>
          </table:table-cell>
          <table:table-cell table:formula="of:=([.I212]/[.J212])*1000" office:value-type="float" office:value="2611.04972375691">
            <text:p>2611.0497237569</text:p>
          </table:table-cell>
          <table:table-cell office:value-type="float" office:value="2705">
            <text:p>2705</text:p>
          </table:table-cell>
          <table:table-cell office:value-type="float" office:value="540">
            <text:p>540</text:p>
          </table:table-cell>
          <table:table-cell table:formula="of:=([.L212]/[.M212])*1000" office:value-type="float" office:value="5009.25925925926">
            <text:p>5009.259259259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62">
            <text:p>2962</text:p>
          </table:table-cell>
          <table:table-cell office:value-type="float" office:value="134">
            <text:p>134</text:p>
          </table:table-cell>
          <table:table-cell table:formula="of:=([.C213]/[.D213])*1000" office:value-type="float" office:value="22104.4776119403">
            <text:p>22104.4776119403</text:p>
          </table:table-cell>
          <table:table-cell office:value-type="float" office:value="445">
            <text:p>445</text:p>
          </table:table-cell>
          <table:table-cell office:value-type="float" office:value="44">
            <text:p>44</text:p>
          </table:table-cell>
          <table:table-cell table:formula="of:=([.F213]/[.G213])*1000" office:value-type="float" office:value="10113.6363636364">
            <text:p>10113.6363636364</text:p>
          </table:table-cell>
          <table:table-cell office:value-type="float" office:value="2477">
            <text:p>2477</text:p>
          </table:table-cell>
          <table:table-cell office:value-type="float" office:value="240.5">
            <text:p>240.5</text:p>
          </table:table-cell>
          <table:table-cell table:formula="of:=([.I213]/[.J213])*1000" office:value-type="float" office:value="10299.3762993763">
            <text:p>10299.3762993763</text:p>
          </table:table-cell>
          <table:table-cell office:value-type="float" office:value="2816">
            <text:p>2816</text:p>
          </table:table-cell>
          <table:table-cell office:value-type="float" office:value="400">
            <text:p>400</text:p>
          </table:table-cell>
          <table:table-cell table:formula="of:=([.L213]/[.M213])*1000" office:value-type="float" office:value="7040">
            <text:p>704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04">
            <text:p>3204</text:p>
          </table:table-cell>
          <table:table-cell office:value-type="float" office:value="351">
            <text:p>351</text:p>
          </table:table-cell>
          <table:table-cell table:formula="of:=([.C214]/[.D214])*1000" office:value-type="float" office:value="9128.20512820513">
            <text:p>9128.2051282051</text:p>
          </table:table-cell>
          <table:table-cell office:value-type="float" office:value="457">
            <text:p>457</text:p>
          </table:table-cell>
          <table:table-cell office:value-type="float" office:value="27.5">
            <text:p>27.5</text:p>
          </table:table-cell>
          <table:table-cell table:formula="of:=([.F214]/[.G214])*1000" office:value-type="float" office:value="16618.1818181818">
            <text:p>16618.1818181818</text:p>
          </table:table-cell>
          <table:table-cell office:value-type="float" office:value="2478">
            <text:p>2478</text:p>
          </table:table-cell>
          <table:table-cell office:value-type="float" office:value="454">
            <text:p>454</text:p>
          </table:table-cell>
          <table:table-cell table:formula="of:=([.I214]/[.J214])*1000" office:value-type="float" office:value="5458.14977973568">
            <text:p>5458.1497797357</text:p>
          </table:table-cell>
          <table:table-cell office:value-type="float" office:value="2949">
            <text:p>2949</text:p>
          </table:table-cell>
          <table:table-cell office:value-type="float" office:value="242.5">
            <text:p>242.5</text:p>
          </table:table-cell>
          <table:table-cell table:formula="of:=([.L214]/[.M214])*1000" office:value-type="float" office:value="12160.824742268">
            <text:p>12160.8247422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office:value-type="float" office:value="389">
            <text:p>389</text:p>
          </table:table-cell>
          <table:table-cell table:formula="of:=([.C215]/[.D215])*1000" office:value-type="float" office:value="8354.7557840617">
            <text:p>8354.7557840617</text:p>
          </table:table-cell>
          <table:table-cell office:value-type="float" office:value="463">
            <text:p>463</text:p>
          </table:table-cell>
          <table:table-cell office:value-type="float" office:value="25">
            <text:p>25</text:p>
          </table:table-cell>
          <table:table-cell table:formula="of:=([.F215]/[.G215])*1000" office:value-type="float" office:value="18520">
            <text:p>18520</text:p>
          </table:table-cell>
          <table:table-cell office:value-type="float" office:value="2483">
            <text:p>2483</text:p>
          </table:table-cell>
          <table:table-cell office:value-type="float" office:value="312.5">
            <text:p>312.5</text:p>
          </table:table-cell>
          <table:table-cell table:formula="of:=([.I215]/[.J215])*1000" office:value-type="float" office:value="7945.6">
            <text:p>7945.6</text:p>
          </table:table-cell>
          <table:table-cell office:value-type="float" office:value="2950">
            <text:p>2950</text:p>
          </table:table-cell>
          <table:table-cell office:value-type="float" office:value="644">
            <text:p>644</text:p>
          </table:table-cell>
          <table:table-cell table:formula="of:=([.L215]/[.M215])*1000" office:value-type="float" office:value="4580.74534161491">
            <text:p>4580.74534161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60">
            <text:p>3260</text:p>
          </table:table-cell>
          <table:table-cell office:value-type="float" office:value="263">
            <text:p>263</text:p>
          </table:table-cell>
          <table:table-cell table:formula="of:=([.C216]/[.D216])*1000" office:value-type="float" office:value="12395.4372623574">
            <text:p>12395.4372623574</text:p>
          </table:table-cell>
          <table:table-cell office:value-type="float" office:value="465">
            <text:p>465</text:p>
          </table:table-cell>
          <table:table-cell office:value-type="float" office:value="36">
            <text:p>36</text:p>
          </table:table-cell>
          <table:table-cell table:formula="of:=([.F216]/[.G216])*1000" office:value-type="float" office:value="12916.6666666667">
            <text:p>12916.6666666667</text:p>
          </table:table-cell>
          <table:table-cell office:value-type="float" office:value="2830">
            <text:p>2830</text:p>
          </table:table-cell>
          <table:table-cell office:value-type="float" office:value="627">
            <text:p>627</text:p>
          </table:table-cell>
          <table:table-cell table:formula="of:=([.I216]/[.J216])*1000" office:value-type="float" office:value="4513.55661881978">
            <text:p>4513.5566188198</text:p>
          </table:table-cell>
          <table:table-cell office:value-type="float" office:value="3118">
            <text:p>3118</text:p>
          </table:table-cell>
          <table:table-cell office:value-type="float" office:value="190">
            <text:p>190</text:p>
          </table:table-cell>
          <table:table-cell table:formula="of:=([.L216]/[.M216])*1000" office:value-type="float" office:value="16410.5263157895">
            <text:p>16410.52631578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66">
            <text:p>3266</text:p>
          </table:table-cell>
          <table:table-cell office:value-type="float" office:value="243">
            <text:p>243</text:p>
          </table:table-cell>
          <table:table-cell table:formula="of:=([.C217]/[.D217])*1000" office:value-type="float" office:value="13440.329218107">
            <text:p>13440.329218107</text:p>
          </table:table-cell>
          <table:table-cell office:value-type="float" office:value="469">
            <text:p>469</text:p>
          </table:table-cell>
          <table:table-cell office:value-type="float" office:value="56.5">
            <text:p>56.5</text:p>
          </table:table-cell>
          <table:table-cell table:formula="of:=([.F217]/[.G217])*1000" office:value-type="float" office:value="8300.88495575221">
            <text:p>8300.8849557522</text:p>
          </table:table-cell>
          <table:table-cell office:value-type="float" office:value="2914">
            <text:p>2914</text:p>
          </table:table-cell>
          <table:table-cell office:value-type="float" office:value="263">
            <text:p>263</text:p>
          </table:table-cell>
          <table:table-cell table:formula="of:=([.I217]/[.J217])*1000" office:value-type="float" office:value="11079.8479087452">
            <text:p>11079.8479087452</text:p>
          </table:table-cell>
          <table:table-cell office:value-type="float" office:value="3391">
            <text:p>3391</text:p>
          </table:table-cell>
          <table:table-cell office:value-type="float" office:value="157">
            <text:p>157</text:p>
          </table:table-cell>
          <table:table-cell table:formula="of:=([.L217]/[.M217])*1000" office:value-type="float" office:value="21598.7261146497">
            <text:p>21598.72611464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39">
            <text:p>3339</text:p>
          </table:table-cell>
          <table:table-cell office:value-type="float" office:value="324">
            <text:p>324</text:p>
          </table:table-cell>
          <table:table-cell table:formula="of:=([.C218]/[.D218])*1000" office:value-type="float" office:value="10305.5555555556">
            <text:p>10305.5555555556</text:p>
          </table:table-cell>
          <table:table-cell office:value-type="float" office:value="478">
            <text:p>478</text:p>
          </table:table-cell>
          <table:table-cell office:value-type="float" office:value="28">
            <text:p>28</text:p>
          </table:table-cell>
          <table:table-cell table:formula="of:=([.F218]/[.G218])*1000" office:value-type="float" office:value="17071.4285714286">
            <text:p>17071.4285714286</text:p>
          </table:table-cell>
          <table:table-cell office:value-type="float" office:value="2915">
            <text:p>2915</text:p>
          </table:table-cell>
          <table:table-cell office:value-type="float" office:value="612">
            <text:p>612</text:p>
          </table:table-cell>
          <table:table-cell table:formula="of:=([.I218]/[.J218])*1000" office:value-type="float" office:value="4763.07189542484">
            <text:p>4763.0718954248</text:p>
          </table:table-cell>
          <table:table-cell office:value-type="float" office:value="3475">
            <text:p>3475</text:p>
          </table:table-cell>
          <table:table-cell office:value-type="float" office:value="487">
            <text:p>487</text:p>
          </table:table-cell>
          <table:table-cell table:formula="of:=([.L218]/[.M218])*1000" office:value-type="float" office:value="7135.52361396304">
            <text:p>7135.52361396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40">
            <text:p>3340</text:p>
          </table:table-cell>
          <table:table-cell office:value-type="float" office:value="329">
            <text:p>329</text:p>
          </table:table-cell>
          <table:table-cell table:formula="of:=([.C219]/[.D219])*1000" office:value-type="float" office:value="10151.9756838906">
            <text:p>10151.9756838906</text:p>
          </table:table-cell>
          <table:table-cell office:value-type="float" office:value="485">
            <text:p>485</text:p>
          </table:table-cell>
          <table:table-cell office:value-type="float" office:value="26.5">
            <text:p>26.5</text:p>
          </table:table-cell>
          <table:table-cell table:formula="of:=([.F219]/[.G219])*1000" office:value-type="float" office:value="18301.8867924528">
            <text:p>18301.8867924528</text:p>
          </table:table-cell>
          <table:table-cell office:value-type="float" office:value="3263">
            <text:p>3263</text:p>
          </table:table-cell>
          <table:table-cell office:value-type="float" office:value="461">
            <text:p>461</text:p>
          </table:table-cell>
          <table:table-cell table:formula="of:=([.I219]/[.J219])*1000" office:value-type="float" office:value="7078.09110629067">
            <text:p>7078.0911062907</text:p>
          </table:table-cell>
          <table:table-cell office:value-type="float" office:value="3812">
            <text:p>3812</text:p>
          </table:table-cell>
          <table:table-cell office:value-type="float" office:value="857">
            <text:p>857</text:p>
          </table:table-cell>
          <table:table-cell table:formula="of:=([.L219]/[.M219])*1000" office:value-type="float" office:value="4448.07467911319">
            <text:p>4448.07467911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481">
            <text:p>3481</text:p>
          </table:table-cell>
          <table:table-cell office:value-type="float" office:value="118">
            <text:p>118</text:p>
          </table:table-cell>
          <table:table-cell table:formula="of:=([.C220]/[.D220])*1000" office:value-type="float" office:value="29500">
            <text:p>29500</text:p>
          </table:table-cell>
          <table:table-cell office:value-type="float" office:value="491">
            <text:p>491</text:p>
          </table:table-cell>
          <table:table-cell office:value-type="float" office:value="27.5">
            <text:p>27.5</text:p>
          </table:table-cell>
          <table:table-cell table:formula="of:=([.F220]/[.G220])*1000" office:value-type="float" office:value="17854.5454545455">
            <text:p>17854.5454545455</text:p>
          </table:table-cell>
          <table:table-cell office:value-type="float" office:value="3386">
            <text:p>3386</text:p>
          </table:table-cell>
          <table:table-cell office:value-type="float" office:value="918">
            <text:p>918</text:p>
          </table:table-cell>
          <table:table-cell table:formula="of:=([.I220]/[.J220])*1000" office:value-type="float" office:value="3688.45315904139">
            <text:p>3688.4531590414</text:p>
          </table:table-cell>
          <table:table-cell office:value-type="float" office:value="3937">
            <text:p>3937</text:p>
          </table:table-cell>
          <table:table-cell office:value-type="float" office:value="227">
            <text:p>227</text:p>
          </table:table-cell>
          <table:table-cell table:formula="of:=([.L220]/[.M220])*1000" office:value-type="float" office:value="17343.6123348018">
            <text:p>17343.61233480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505">
            <text:p>3505</text:p>
          </table:table-cell>
          <table:table-cell office:value-type="float" office:value="461">
            <text:p>461</text:p>
          </table:table-cell>
          <table:table-cell table:formula="of:=([.C221]/[.D221])*1000" office:value-type="float" office:value="7603.03687635575">
            <text:p>7603.0368763558</text:p>
          </table:table-cell>
          <table:table-cell office:value-type="float" office:value="503">
            <text:p>503</text:p>
          </table:table-cell>
          <table:table-cell office:value-type="float" office:value="27.5">
            <text:p>27.5</text:p>
          </table:table-cell>
          <table:table-cell table:formula="of:=([.F221]/[.G221])*1000" office:value-type="float" office:value="18290.9090909091">
            <text:p>18290.9090909091</text:p>
          </table:table-cell>
          <table:table-cell office:value-type="float" office:value="3397">
            <text:p>3397</text:p>
          </table:table-cell>
          <table:table-cell office:value-type="float" office:value="348">
            <text:p>348</text:p>
          </table:table-cell>
          <table:table-cell table:formula="of:=([.I221]/[.J221])*1000" office:value-type="float" office:value="9761.49425287356">
            <text:p>9761.4942528736</text:p>
          </table:table-cell>
          <table:table-cell office:value-type="float" office:value="4004">
            <text:p>4004</text:p>
          </table:table-cell>
          <table:table-cell office:value-type="float" office:value="333">
            <text:p>333</text:p>
          </table:table-cell>
          <table:table-cell table:formula="of:=([.L221]/[.M221])*1000" office:value-type="float" office:value="12024.024024024">
            <text:p>12024.0240240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052">
            <text:p>4052</text:p>
          </table:table-cell>
          <table:table-cell office:value-type="float" office:value="268.714">
            <text:p>268.714</text:p>
          </table:table-cell>
          <table:table-cell table:formula="of:=([.C222]/[.D222])*1000" office:value-type="float" office:value="15079.2292176813">
            <text:p>15079.2292176813</text:p>
          </table:table-cell>
          <table:table-cell office:value-type="float" office:value="513">
            <text:p>513</text:p>
          </table:table-cell>
          <table:table-cell office:value-type="float" office:value="27.5">
            <text:p>27.5</text:p>
          </table:table-cell>
          <table:table-cell table:formula="of:=([.F222]/[.G222])*1000" office:value-type="float" office:value="18654.5454545455">
            <text:p>18654.5454545455</text:p>
          </table:table-cell>
          <table:table-cell office:value-type="float" office:value="3405">
            <text:p>3405</text:p>
          </table:table-cell>
          <table:table-cell office:value-type="float" office:value="714">
            <text:p>714</text:p>
          </table:table-cell>
          <table:table-cell table:formula="of:=([.I222]/[.J222])*1000" office:value-type="float" office:value="4768.90756302521">
            <text:p>4768.9075630252</text:p>
          </table:table-cell>
          <table:table-cell office:value-type="float" office:value="4052">
            <text:p>4052</text:p>
          </table:table-cell>
          <table:table-cell office:value-type="float" office:value="652.889">
            <text:p>652.889</text:p>
          </table:table-cell>
          <table:table-cell table:formula="of:=([.L222]/[.M222])*1000" office:value-type="float" office:value="6206.2617075797">
            <text:p>6206.26170757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165">
            <text:p>5165</text:p>
          </table:table-cell>
          <table:table-cell office:value-type="float" office:value="450">
            <text:p>450</text:p>
          </table:table-cell>
          <table:table-cell table:formula="of:=([.C223]/[.D223])*1000" office:value-type="float" office:value="11477.7777777778">
            <text:p>11477.7777777778</text:p>
          </table:table-cell>
          <table:table-cell office:value-type="float" office:value="531">
            <text:p>531</text:p>
          </table:table-cell>
          <table:table-cell office:value-type="float" office:value="30.5">
            <text:p>30.5</text:p>
          </table:table-cell>
          <table:table-cell table:formula="of:=([.F223]/[.G223])*1000" office:value-type="float" office:value="17409.8360655738">
            <text:p>17409.8360655738</text:p>
          </table:table-cell>
          <table:table-cell office:value-type="float" office:value="3763">
            <text:p>3763</text:p>
          </table:table-cell>
          <table:table-cell office:value-type="float" office:value="433">
            <text:p>433</text:p>
          </table:table-cell>
          <table:table-cell table:formula="of:=([.I223]/[.J223])*1000" office:value-type="float" office:value="8690.5311778291">
            <text:p>8690.5311778291</text:p>
          </table:table-cell>
          <table:table-cell office:value-type="float" office:value="5332">
            <text:p>5332</text:p>
          </table:table-cell>
          <table:table-cell office:value-type="float" office:value="593">
            <text:p>593</text:p>
          </table:table-cell>
          <table:table-cell table:formula="of:=([.L223]/[.M223])*1000" office:value-type="float" office:value="8991.56829679595">
            <text:p>8991.5682967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368">
            <text:p>6368</text:p>
          </table:table-cell>
          <table:table-cell office:value-type="float" office:value="383">
            <text:p>383</text:p>
          </table:table-cell>
          <table:table-cell table:formula="of:=([.C224]/[.D224])*1000" office:value-type="float" office:value="16626.6318537859">
            <text:p>16626.6318537859</text:p>
          </table:table-cell>
          <table:table-cell office:value-type="float" office:value="554">
            <text:p>554</text:p>
          </table:table-cell>
          <table:table-cell office:value-type="float" office:value="46.5">
            <text:p>46.5</text:p>
          </table:table-cell>
          <table:table-cell table:formula="of:=([.F224]/[.G224])*1000" office:value-type="float" office:value="11913.9784946237">
            <text:p>11913.9784946237</text:p>
          </table:table-cell>
          <table:table-cell office:value-type="float" office:value="3787">
            <text:p>3787</text:p>
          </table:table-cell>
          <table:table-cell office:value-type="float" office:value="346">
            <text:p>346</text:p>
          </table:table-cell>
          <table:table-cell table:formula="of:=([.I224]/[.J224])*1000" office:value-type="float" office:value="10945.0867052023">
            <text:p>10945.0867052023</text:p>
          </table:table-cell>
          <table:table-cell office:value-type="float" office:value="5947">
            <text:p>5947</text:p>
          </table:table-cell>
          <table:table-cell office:value-type="float" office:value="292.5">
            <text:p>292.5</text:p>
          </table:table-cell>
          <table:table-cell table:formula="of:=([.L224]/[.M224])*1000" office:value-type="float" office:value="20331.6239316239">
            <text:p>20331.62393162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694">
            <text:p>6694</text:p>
          </table:table-cell>
          <table:table-cell office:value-type="float" office:value="383">
            <text:p>383</text:p>
          </table:table-cell>
          <table:table-cell table:formula="of:=([.C225]/[.D225])*1000" office:value-type="float" office:value="17477.8067885118">
            <text:p>17477.8067885118</text:p>
          </table:table-cell>
          <table:table-cell office:value-type="float" office:value="556">
            <text:p>556</text:p>
          </table:table-cell>
          <table:table-cell office:value-type="float" office:value="37.5">
            <text:p>37.5</text:p>
          </table:table-cell>
          <table:table-cell table:formula="of:=([.F225]/[.G225])*1000" office:value-type="float" office:value="14826.6666666667">
            <text:p>14826.6666666667</text:p>
          </table:table-cell>
          <table:table-cell office:value-type="float" office:value="3790">
            <text:p>3790</text:p>
          </table:table-cell>
          <table:table-cell office:value-type="float" office:value="457">
            <text:p>457</text:p>
          </table:table-cell>
          <table:table-cell table:formula="of:=([.I225]/[.J225])*1000" office:value-type="float" office:value="8293.21663019694">
            <text:p>8293.2166301969</text:p>
          </table:table-cell>
          <table:table-cell office:value-type="float" office:value="6251">
            <text:p>6251</text:p>
          </table:table-cell>
          <table:table-cell office:value-type="float" office:value="461">
            <text:p>461</text:p>
          </table:table-cell>
          <table:table-cell table:formula="of:=([.L225]/[.M225])*1000" office:value-type="float" office:value="13559.6529284165">
            <text:p>13559.652928416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026">
            <text:p>7026</text:p>
          </table:table-cell>
          <table:table-cell office:value-type="float" office:value="332">
            <text:p>332</text:p>
          </table:table-cell>
          <table:table-cell table:formula="of:=([.C226]/[.D226])*1000" office:value-type="float" office:value="21162.6506024096">
            <text:p>21162.6506024096</text:p>
          </table:table-cell>
          <table:table-cell office:value-type="float" office:value="562">
            <text:p>562</text:p>
          </table:table-cell>
          <table:table-cell office:value-type="float" office:value="37.5">
            <text:p>37.5</text:p>
          </table:table-cell>
          <table:table-cell table:formula="of:=([.F226]/[.G226])*1000" office:value-type="float" office:value="14986.6666666667">
            <text:p>14986.6666666667</text:p>
          </table:table-cell>
          <table:table-cell office:value-type="float" office:value="4052">
            <text:p>4052</text:p>
          </table:table-cell>
          <table:table-cell office:value-type="float" office:value="715.2">
            <text:p>715.2</text:p>
          </table:table-cell>
          <table:table-cell table:formula="of:=([.I226]/[.J226])*1000" office:value-type="float" office:value="5665.548098434">
            <text:p>5665.548098434</text:p>
          </table:table-cell>
          <table:table-cell office:value-type="float" office:value="7079">
            <text:p>7079</text:p>
          </table:table-cell>
          <table:table-cell office:value-type="float" office:value="1064">
            <text:p>1064</text:p>
          </table:table-cell>
          <table:table-cell table:formula="of:=([.L226]/[.M226])*1000" office:value-type="float" office:value="6653.1954887218">
            <text:p>6653.19548872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090">
            <text:p>8090</text:p>
          </table:table-cell>
          <table:table-cell office:value-type="float" office:value="400">
            <text:p>400</text:p>
          </table:table-cell>
          <table:table-cell table:formula="of:=([.C227]/[.D227])*1000" office:value-type="float" office:value="20225">
            <text:p>20225</text:p>
          </table:table-cell>
          <table:table-cell office:value-type="float" office:value="565">
            <text:p>565</text:p>
          </table:table-cell>
          <table:table-cell office:value-type="float" office:value="50">
            <text:p>50</text:p>
          </table:table-cell>
          <table:table-cell table:formula="of:=([.F227]/[.G227])*1000" office:value-type="float" office:value="11300">
            <text:p>11300</text:p>
          </table:table-cell>
          <table:table-cell office:value-type="float" office:value="4071">
            <text:p>4071</text:p>
          </table:table-cell>
          <table:table-cell office:value-type="float" office:value="418">
            <text:p>418</text:p>
          </table:table-cell>
          <table:table-cell table:formula="of:=([.I227]/[.J227])*1000" office:value-type="float" office:value="9739.23444976077">
            <text:p>9739.2344497608</text:p>
          </table:table-cell>
          <table:table-cell office:value-type="float" office:value="7369">
            <text:p>7369</text:p>
          </table:table-cell>
          <table:table-cell office:value-type="float" office:value="715">
            <text:p>715</text:p>
          </table:table-cell>
          <table:table-cell table:formula="of:=([.L227]/[.M227])*1000" office:value-type="float" office:value="10306.2937062937">
            <text:p>10306.293706293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199">
            <text:p>8199</text:p>
          </table:table-cell>
          <table:table-cell office:value-type="float" office:value="374">
            <text:p>374</text:p>
          </table:table-cell>
          <table:table-cell table:formula="of:=([.C228]/[.D228])*1000" office:value-type="float" office:value="21922.4598930481">
            <text:p>21922.4598930481</text:p>
          </table:table-cell>
          <table:table-cell office:value-type="float" office:value="568">
            <text:p>568</text:p>
          </table:table-cell>
          <table:table-cell office:value-type="float" office:value="30.5">
            <text:p>30.5</text:p>
          </table:table-cell>
          <table:table-cell table:formula="of:=([.F228]/[.G228])*1000" office:value-type="float" office:value="18622.9508196721">
            <text:p>18622.9508196721</text:p>
          </table:table-cell>
          <table:table-cell office:value-type="float" office:value="7626">
            <text:p>7626</text:p>
          </table:table-cell>
          <table:table-cell office:value-type="float" office:value="372">
            <text:p>372</text:p>
          </table:table-cell>
          <table:table-cell table:formula="of:=([.I228]/[.J228])*1000" office:value-type="float" office:value="20500">
            <text:p>20500</text:p>
          </table:table-cell>
          <table:table-cell office:value-type="float" office:value="7753">
            <text:p>7753</text:p>
          </table:table-cell>
          <table:table-cell office:value-type="float" office:value="387">
            <text:p>387</text:p>
          </table:table-cell>
          <table:table-cell table:formula="of:=([.L228]/[.M228])*1000" office:value-type="float" office:value="20033.5917312661">
            <text:p>20033.591731266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612">
            <text:p>9612</text:p>
          </table:table-cell>
          <table:table-cell office:value-type="float" office:value="412.5">
            <text:p>412.5</text:p>
          </table:table-cell>
          <table:table-cell table:formula="of:=([.C229]/[.D229])*1000" office:value-type="float" office:value="23301.8181818182">
            <text:p>23301.8181818182</text:p>
          </table:table-cell>
          <table:table-cell office:value-type="float" office:value="570">
            <text:p>570</text:p>
          </table:table-cell>
          <table:table-cell office:value-type="float" office:value="35">
            <text:p>35</text:p>
          </table:table-cell>
          <table:table-cell table:formula="of:=([.F229]/[.G229])*1000" office:value-type="float" office:value="16285.7142857143">
            <text:p>16285.7142857143</text:p>
          </table:table-cell>
          <table:table-cell office:value-type="float" office:value="7755">
            <text:p>7755</text:p>
          </table:table-cell>
          <table:table-cell office:value-type="float" office:value="462">
            <text:p>462</text:p>
          </table:table-cell>
          <table:table-cell table:formula="of:=([.I229]/[.J229])*1000" office:value-type="float" office:value="16785.7142857143">
            <text:p>16785.7142857143</text:p>
          </table:table-cell>
          <table:table-cell office:value-type="float" office:value="7825">
            <text:p>7825</text:p>
          </table:table-cell>
          <table:table-cell office:value-type="float" office:value="399">
            <text:p>399</text:p>
          </table:table-cell>
          <table:table-cell table:formula="of:=([.L229]/[.M229])*1000" office:value-type="float" office:value="19611.5288220551">
            <text:p>19611.528822055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112">
            <text:p>10112</text:p>
          </table:table-cell>
          <table:table-cell office:value-type="float" office:value="617">
            <text:p>617</text:p>
          </table:table-cell>
          <table:table-cell table:formula="of:=([.C230]/[.D230])*1000" office:value-type="float" office:value="16388.9789303079">
            <text:p>16388.9789303079</text:p>
          </table:table-cell>
          <table:table-cell office:value-type="float" office:value="571">
            <text:p>571</text:p>
          </table:table-cell>
          <table:table-cell office:value-type="float" office:value="29.5">
            <text:p>29.5</text:p>
          </table:table-cell>
          <table:table-cell table:formula="of:=([.F230]/[.G230])*1000" office:value-type="float" office:value="19355.9322033898">
            <text:p>19355.9322033898</text:p>
          </table:table-cell>
          <table:table-cell office:value-type="float" office:value="7992">
            <text:p>7992</text:p>
          </table:table-cell>
          <table:table-cell office:value-type="float" office:value="462">
            <text:p>462</text:p>
          </table:table-cell>
          <table:table-cell table:formula="of:=([.I230]/[.J230])*1000" office:value-type="float" office:value="17298.7012987013">
            <text:p>17298.7012987013</text:p>
          </table:table-cell>
          <table:table-cell office:value-type="float" office:value="8221">
            <text:p>8221</text:p>
          </table:table-cell>
          <table:table-cell office:value-type="float" office:value="725">
            <text:p>725</text:p>
          </table:table-cell>
          <table:table-cell table:formula="of:=([.L230]/[.M230])*1000" office:value-type="float" office:value="11339.3103448276">
            <text:p>11339.310344827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219">
            <text:p>10219</text:p>
          </table:table-cell>
          <table:table-cell office:value-type="float" office:value="449">
            <text:p>449</text:p>
          </table:table-cell>
          <table:table-cell table:formula="of:=([.C231]/[.D231])*1000" office:value-type="float" office:value="22759.4654788419">
            <text:p>22759.4654788419</text:p>
          </table:table-cell>
          <table:table-cell office:value-type="float" office:value="573">
            <text:p>573</text:p>
          </table:table-cell>
          <table:table-cell office:value-type="float" office:value="30">
            <text:p>30</text:p>
          </table:table-cell>
          <table:table-cell table:formula="of:=([.F231]/[.G231])*1000" office:value-type="float" office:value="19100">
            <text:p>19100</text:p>
          </table:table-cell>
          <table:table-cell office:value-type="float" office:value="9018">
            <text:p>9018</text:p>
          </table:table-cell>
          <table:table-cell office:value-type="float" office:value="415">
            <text:p>415</text:p>
          </table:table-cell>
          <table:table-cell table:formula="of:=([.I231]/[.J231])*1000" office:value-type="float" office:value="21730.1204819277">
            <text:p>21730.1204819277</text:p>
          </table:table-cell>
          <table:table-cell office:value-type="float" office:value="8288">
            <text:p>8288</text:p>
          </table:table-cell>
          <table:table-cell office:value-type="float" office:value="416.5">
            <text:p>416.5</text:p>
          </table:table-cell>
          <table:table-cell table:formula="of:=([.L231]/[.M231])*1000" office:value-type="float" office:value="19899.1596638655">
            <text:p>19899.15966386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757">
            <text:p>10757</text:p>
          </table:table-cell>
          <table:table-cell office:value-type="float" office:value="482">
            <text:p>482</text:p>
          </table:table-cell>
          <table:table-cell table:formula="of:=([.C232]/[.D232])*1000" office:value-type="float" office:value="22317.4273858921">
            <text:p>22317.4273858921</text:p>
          </table:table-cell>
          <table:table-cell office:value-type="float" office:value="583">
            <text:p>583</text:p>
          </table:table-cell>
          <table:table-cell office:value-type="float" office:value="30.5">
            <text:p>30.5</text:p>
          </table:table-cell>
          <table:table-cell table:formula="of:=([.F232]/[.G232])*1000" office:value-type="float" office:value="19114.7540983607">
            <text:p>19114.7540983607</text:p>
          </table:table-cell>
          <table:table-cell office:value-type="float" office:value="9367">
            <text:p>9367</text:p>
          </table:table-cell>
          <table:table-cell office:value-type="float" office:value="955">
            <text:p>955</text:p>
          </table:table-cell>
          <table:table-cell table:formula="of:=([.I232]/[.J232])*1000" office:value-type="float" office:value="9808.37696335079">
            <text:p>9808.3769633508</text:p>
          </table:table-cell>
          <table:table-cell office:value-type="float" office:value="8717">
            <text:p>8717</text:p>
          </table:table-cell>
          <table:table-cell office:value-type="float" office:value="455">
            <text:p>455</text:p>
          </table:table-cell>
          <table:table-cell table:formula="of:=([.L232]/[.M232])*1000" office:value-type="float" office:value="19158.2417582418">
            <text:p>19158.24175824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777">
            <text:p>10777</text:p>
          </table:table-cell>
          <table:table-cell office:value-type="float" office:value="235">
            <text:p>235</text:p>
          </table:table-cell>
          <table:table-cell table:formula="of:=([.C233]/[.D233])*1000" office:value-type="float" office:value="45859.5744680851">
            <text:p>45859.5744680851</text:p>
          </table:table-cell>
          <table:table-cell office:value-type="float" office:value="589">
            <text:p>589</text:p>
          </table:table-cell>
          <table:table-cell office:value-type="float" office:value="31">
            <text:p>31</text:p>
          </table:table-cell>
          <table:table-cell table:formula="of:=([.F233]/[.G233])*1000" office:value-type="float" office:value="19000">
            <text:p>19000</text:p>
          </table:table-cell>
          <table:table-cell office:value-type="float" office:value="9485">
            <text:p>9485</text:p>
          </table:table-cell>
          <table:table-cell office:value-type="float" office:value="801">
            <text:p>801</text:p>
          </table:table-cell>
          <table:table-cell table:formula="of:=([.I233]/[.J233])*1000" office:value-type="float" office:value="11841.4481897628">
            <text:p>11841.4481897628</text:p>
          </table:table-cell>
          <table:table-cell office:value-type="float" office:value="8773">
            <text:p>8773</text:p>
          </table:table-cell>
          <table:table-cell office:value-type="float" office:value="769">
            <text:p>769</text:p>
          </table:table-cell>
          <table:table-cell table:formula="of:=([.L233]/[.M233])*1000" office:value-type="float" office:value="11408.322496749">
            <text:p>11408.3224967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830">
            <text:p>10830</text:p>
          </table:table-cell>
          <table:table-cell office:value-type="float" office:value="444.333">
            <text:p>444.333</text:p>
          </table:table-cell>
          <table:table-cell table:formula="of:=([.C234]/[.D234])*1000" office:value-type="float" office:value="24373.6116831295">
            <text:p>24373.6116831295</text:p>
          </table:table-cell>
          <table:table-cell office:value-type="float" office:value="621">
            <text:p>621</text:p>
          </table:table-cell>
          <table:table-cell office:value-type="float" office:value="30.5">
            <text:p>30.5</text:p>
          </table:table-cell>
          <table:table-cell table:formula="of:=([.F234]/[.G234])*1000" office:value-type="float" office:value="20360.6557377049">
            <text:p>20360.6557377049</text:p>
          </table:table-cell>
          <table:table-cell office:value-type="float" office:value="9605">
            <text:p>9605</text:p>
          </table:table-cell>
          <table:table-cell office:value-type="float" office:value="437">
            <text:p>437</text:p>
          </table:table-cell>
          <table:table-cell table:formula="of:=([.I234]/[.J234])*1000" office:value-type="float" office:value="21979.4050343249">
            <text:p>21979.4050343249</text:p>
          </table:table-cell>
          <table:table-cell office:value-type="float" office:value="8990">
            <text:p>8990</text:p>
          </table:table-cell>
          <table:table-cell office:value-type="float" office:value="799">
            <text:p>799</text:p>
          </table:table-cell>
          <table:table-cell table:formula="of:=([.L234]/[.M234])*1000" office:value-type="float" office:value="11251.5644555695">
            <text:p>11251.56445556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887">
            <text:p>10887</text:p>
          </table:table-cell>
          <table:table-cell office:value-type="float" office:value="226">
            <text:p>226</text:p>
          </table:table-cell>
          <table:table-cell table:formula="of:=([.C235]/[.D235])*1000" office:value-type="float" office:value="48172.5663716814">
            <text:p>48172.5663716814</text:p>
          </table:table-cell>
          <table:table-cell office:value-type="float" office:value="623">
            <text:p>623</text:p>
          </table:table-cell>
          <table:table-cell office:value-type="float" office:value="35">
            <text:p>35</text:p>
          </table:table-cell>
          <table:table-cell table:formula="of:=([.F235]/[.G235])*1000" office:value-type="float" office:value="17800">
            <text:p>17800</text:p>
          </table:table-cell>
          <table:table-cell office:value-type="float" office:value="9625">
            <text:p>9625</text:p>
          </table:table-cell>
          <table:table-cell office:value-type="float" office:value="552">
            <text:p>552</text:p>
          </table:table-cell>
          <table:table-cell table:formula="of:=([.I235]/[.J235])*1000" office:value-type="float" office:value="17436.5942028986">
            <text:p>17436.5942028986</text:p>
          </table:table-cell>
          <table:table-cell office:value-type="float" office:value="9116">
            <text:p>9116</text:p>
          </table:table-cell>
          <table:table-cell office:value-type="float" office:value="929">
            <text:p>929</text:p>
          </table:table-cell>
          <table:table-cell table:formula="of:=([.L235]/[.M235])*1000" office:value-type="float" office:value="9812.70182992465">
            <text:p>9812.701829924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954">
            <text:p>10954</text:p>
          </table:table-cell>
          <table:table-cell office:value-type="float" office:value="373">
            <text:p>373</text:p>
          </table:table-cell>
          <table:table-cell table:formula="of:=([.C236]/[.D236])*1000" office:value-type="float" office:value="29367.2922252011">
            <text:p>29367.2922252011</text:p>
          </table:table-cell>
          <table:table-cell office:value-type="float" office:value="624">
            <text:p>624</text:p>
          </table:table-cell>
          <table:table-cell office:value-type="float" office:value="32.5">
            <text:p>32.5</text:p>
          </table:table-cell>
          <table:table-cell table:formula="of:=([.F236]/[.G236])*1000" office:value-type="float" office:value="19200">
            <text:p>19200</text:p>
          </table:table-cell>
          <table:table-cell office:value-type="float" office:value="10004">
            <text:p>10004</text:p>
          </table:table-cell>
          <table:table-cell office:value-type="float" office:value="544">
            <text:p>544</text:p>
          </table:table-cell>
          <table:table-cell table:formula="of:=([.I236]/[.J236])*1000" office:value-type="float" office:value="18389.7058823529">
            <text:p>18389.7058823529</text:p>
          </table:table-cell>
          <table:table-cell office:value-type="float" office:value="9148">
            <text:p>9148</text:p>
          </table:table-cell>
          <table:table-cell office:value-type="float" office:value="574">
            <text:p>574</text:p>
          </table:table-cell>
          <table:table-cell table:formula="of:=([.L236]/[.M236])*1000" office:value-type="float" office:value="15937.2822299652">
            <text:p>15937.282229965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970">
            <text:p>10970</text:p>
          </table:table-cell>
          <table:table-cell office:value-type="float" office:value="647">
            <text:p>647</text:p>
          </table:table-cell>
          <table:table-cell table:formula="of:=([.C237]/[.D237])*1000" office:value-type="float" office:value="16955.1777434312">
            <text:p>16955.1777434312</text:p>
          </table:table-cell>
          <table:table-cell office:value-type="float" office:value="625">
            <text:p>625</text:p>
          </table:table-cell>
          <table:table-cell office:value-type="float" office:value="33">
            <text:p>33</text:p>
          </table:table-cell>
          <table:table-cell table:formula="of:=([.F237]/[.G237])*1000" office:value-type="float" office:value="18939.3939393939">
            <text:p>18939.3939393939</text:p>
          </table:table-cell>
          <table:table-cell office:value-type="float" office:value="10134">
            <text:p>10134</text:p>
          </table:table-cell>
          <table:table-cell office:value-type="float" office:value="702">
            <text:p>702</text:p>
          </table:table-cell>
          <table:table-cell table:formula="of:=([.I237]/[.J237])*1000" office:value-type="float" office:value="14435.8974358974">
            <text:p>14435.8974358974</text:p>
          </table:table-cell>
          <table:table-cell office:value-type="float" office:value="10376">
            <text:p>10376</text:p>
          </table:table-cell>
          <table:table-cell office:value-type="float" office:value="492">
            <text:p>492</text:p>
          </table:table-cell>
          <table:table-cell table:formula="of:=([.L237]/[.M237])*1000" office:value-type="float" office:value="21089.4308943089">
            <text:p>21089.43089430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027">
            <text:p>11027</text:p>
          </table:table-cell>
          <table:table-cell office:value-type="float" office:value="227">
            <text:p>227</text:p>
          </table:table-cell>
          <table:table-cell table:formula="of:=([.C238]/[.D238])*1000" office:value-type="float" office:value="48577.0925110132">
            <text:p>48577.0925110132</text:p>
          </table:table-cell>
          <table:table-cell office:value-type="float" office:value="630">
            <text:p>630</text:p>
          </table:table-cell>
          <table:table-cell office:value-type="float" office:value="31">
            <text:p>31</text:p>
          </table:table-cell>
          <table:table-cell table:formula="of:=([.F238]/[.G238])*1000" office:value-type="float" office:value="20322.5806451613">
            <text:p>20322.5806451613</text:p>
          </table:table-cell>
          <table:table-cell office:value-type="float" office:value="10197">
            <text:p>10197</text:p>
          </table:table-cell>
          <table:table-cell office:value-type="float" office:value="389">
            <text:p>389</text:p>
          </table:table-cell>
          <table:table-cell table:formula="of:=([.I238]/[.J238])*1000" office:value-type="float" office:value="26213.3676092545">
            <text:p>26213.3676092545</text:p>
          </table:table-cell>
          <table:table-cell office:value-type="float" office:value="10741">
            <text:p>10741</text:p>
          </table:table-cell>
          <table:table-cell office:value-type="float" office:value="501">
            <text:p>501</text:p>
          </table:table-cell>
          <table:table-cell table:formula="of:=([.L238]/[.M238])*1000" office:value-type="float" office:value="21439.121756487">
            <text:p>21439.1217564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621">
            <text:p>11621</text:p>
          </table:table-cell>
          <table:table-cell office:value-type="float" office:value="494">
            <text:p>494</text:p>
          </table:table-cell>
          <table:table-cell table:formula="of:=([.C239]/[.D239])*1000" office:value-type="float" office:value="23524.2914979757">
            <text:p>23524.2914979757</text:p>
          </table:table-cell>
          <table:table-cell office:value-type="float" office:value="634">
            <text:p>634</text:p>
          </table:table-cell>
          <table:table-cell office:value-type="float" office:value="79">
            <text:p>79</text:p>
          </table:table-cell>
          <table:table-cell table:formula="of:=([.F239]/[.G239])*1000" office:value-type="float" office:value="8025.3164556962">
            <text:p>8025.3164556962</text:p>
          </table:table-cell>
          <table:table-cell office:value-type="float" office:value="10237">
            <text:p>10237</text:p>
          </table:table-cell>
          <table:table-cell office:value-type="float" office:value="466.5">
            <text:p>466.5</text:p>
          </table:table-cell>
          <table:table-cell table:formula="of:=([.I239]/[.J239])*1000" office:value-type="float" office:value="21944.2658092176">
            <text:p>21944.2658092176</text:p>
          </table:table-cell>
          <table:table-cell office:value-type="float" office:value="10778">
            <text:p>10778</text:p>
          </table:table-cell>
          <table:table-cell office:value-type="float" office:value="667">
            <text:p>667</text:p>
          </table:table-cell>
          <table:table-cell table:formula="of:=([.L239]/[.M239])*1000" office:value-type="float" office:value="16158.9205397301">
            <text:p>16158.9205397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629">
            <text:p>11629</text:p>
          </table:table-cell>
          <table:table-cell office:value-type="float" office:value="482">
            <text:p>482</text:p>
          </table:table-cell>
          <table:table-cell table:formula="of:=([.C240]/[.D240])*1000" office:value-type="float" office:value="24126.5560165975">
            <text:p>24126.5560165975</text:p>
          </table:table-cell>
          <table:table-cell office:value-type="float" office:value="642">
            <text:p>642</text:p>
          </table:table-cell>
          <table:table-cell office:value-type="float" office:value="233">
            <text:p>233</text:p>
          </table:table-cell>
          <table:table-cell table:formula="of:=([.F240]/[.G240])*1000" office:value-type="float" office:value="2755.36480686695">
            <text:p>2755.364806867</text:p>
          </table:table-cell>
          <table:table-cell office:value-type="float" office:value="10762">
            <text:p>10762</text:p>
          </table:table-cell>
          <table:table-cell office:value-type="float" office:value="1415">
            <text:p>1415</text:p>
          </table:table-cell>
          <table:table-cell table:formula="of:=([.I240]/[.J240])*1000" office:value-type="float" office:value="7605.65371024735">
            <text:p>7605.6537102474</text:p>
          </table:table-cell>
          <table:table-cell office:value-type="float" office:value="10817">
            <text:p>10817</text:p>
          </table:table-cell>
          <table:table-cell office:value-type="float" office:value="947">
            <text:p>947</text:p>
          </table:table-cell>
          <table:table-cell table:formula="of:=([.L240]/[.M240])*1000" office:value-type="float" office:value="11422.3864836325">
            <text:p>11422.38648363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704">
            <text:p>11704</text:p>
          </table:table-cell>
          <table:table-cell office:value-type="float" office:value="473.5">
            <text:p>473.5</text:p>
          </table:table-cell>
          <table:table-cell table:formula="of:=([.C241]/[.D241])*1000" office:value-type="float" office:value="24718.0570221753">
            <text:p>24718.0570221753</text:p>
          </table:table-cell>
          <table:table-cell office:value-type="float" office:value="645">
            <text:p>645</text:p>
          </table:table-cell>
          <table:table-cell office:value-type="float" office:value="42">
            <text:p>42</text:p>
          </table:table-cell>
          <table:table-cell table:formula="of:=([.F241]/[.G241])*1000" office:value-type="float" office:value="15357.1428571429">
            <text:p>15357.1428571429</text:p>
          </table:table-cell>
          <table:table-cell office:value-type="float" office:value="10777">
            <text:p>10777</text:p>
          </table:table-cell>
          <table:table-cell office:value-type="float" office:value="676">
            <text:p>676</text:p>
          </table:table-cell>
          <table:table-cell table:formula="of:=([.I241]/[.J241])*1000" office:value-type="float" office:value="15942.3076923077">
            <text:p>15942.3076923077</text:p>
          </table:table-cell>
          <table:table-cell office:value-type="float" office:value="10830">
            <text:p>10830</text:p>
          </table:table-cell>
          <table:table-cell office:value-type="float" office:value="471">
            <text:p>471</text:p>
          </table:table-cell>
          <table:table-cell table:formula="of:=([.L241]/[.M241])*1000" office:value-type="float" office:value="22993.6305732484">
            <text:p>22993.63057324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733">
            <text:p>11733</text:p>
          </table:table-cell>
          <table:table-cell office:value-type="float" office:value="445">
            <text:p>445</text:p>
          </table:table-cell>
          <table:table-cell table:formula="of:=([.C242]/[.D242])*1000" office:value-type="float" office:value="26366.2921348315">
            <text:p>26366.2921348315</text:p>
          </table:table-cell>
          <table:table-cell office:value-type="float" office:value="666">
            <text:p>666</text:p>
          </table:table-cell>
          <table:table-cell office:value-type="float" office:value="33">
            <text:p>33</text:p>
          </table:table-cell>
          <table:table-cell table:formula="of:=([.F242]/[.G242])*1000" office:value-type="float" office:value="20181.8181818182">
            <text:p>20181.8181818182</text:p>
          </table:table-cell>
          <table:table-cell office:value-type="float" office:value="10820">
            <text:p>10820</text:p>
          </table:table-cell>
          <table:table-cell office:value-type="float" office:value="442">
            <text:p>442</text:p>
          </table:table-cell>
          <table:table-cell table:formula="of:=([.I242]/[.J242])*1000" office:value-type="float" office:value="24479.6380090498">
            <text:p>24479.6380090498</text:p>
          </table:table-cell>
          <table:table-cell office:value-type="float" office:value="10887">
            <text:p>10887</text:p>
          </table:table-cell>
          <table:table-cell office:value-type="float" office:value="736">
            <text:p>736</text:p>
          </table:table-cell>
          <table:table-cell table:formula="of:=([.L242]/[.M242])*1000" office:value-type="float" office:value="14792.1195652174">
            <text:p>14792.119565217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994">
            <text:p>11994</text:p>
          </table:table-cell>
          <table:table-cell office:value-type="float" office:value="486">
            <text:p>486</text:p>
          </table:table-cell>
          <table:table-cell table:formula="of:=([.C243]/[.D243])*1000" office:value-type="float" office:value="24679.012345679">
            <text:p>24679.012345679</text:p>
          </table:table-cell>
          <table:table-cell office:value-type="float" office:value="668">
            <text:p>668</text:p>
          </table:table-cell>
          <table:table-cell office:value-type="float" office:value="33">
            <text:p>33</text:p>
          </table:table-cell>
          <table:table-cell table:formula="of:=([.F243]/[.G243])*1000" office:value-type="float" office:value="20242.4242424242">
            <text:p>20242.4242424242</text:p>
          </table:table-cell>
          <table:table-cell office:value-type="float" office:value="10830">
            <text:p>10830</text:p>
          </table:table-cell>
          <table:table-cell office:value-type="float" office:value="496">
            <text:p>496</text:p>
          </table:table-cell>
          <table:table-cell table:formula="of:=([.I243]/[.J243])*1000" office:value-type="float" office:value="21834.6774193548">
            <text:p>21834.6774193548</text:p>
          </table:table-cell>
          <table:table-cell office:value-type="float" office:value="10903">
            <text:p>10903</text:p>
          </table:table-cell>
          <table:table-cell office:value-type="float" office:value="529">
            <text:p>529</text:p>
          </table:table-cell>
          <table:table-cell table:formula="of:=([.L243]/[.M243])*1000" office:value-type="float" office:value="20610.5860113422">
            <text:p>20610.58601134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224">
            <text:p>12224</text:p>
          </table:table-cell>
          <table:table-cell office:value-type="float" office:value="512">
            <text:p>512</text:p>
          </table:table-cell>
          <table:table-cell table:formula="of:=([.C244]/[.D244])*1000" office:value-type="float" office:value="23875">
            <text:p>23875</text:p>
          </table:table-cell>
          <table:table-cell office:value-type="float" office:value="707">
            <text:p>707</text:p>
          </table:table-cell>
          <table:table-cell office:value-type="float" office:value="34">
            <text:p>34</text:p>
          </table:table-cell>
          <table:table-cell table:formula="of:=([.F244]/[.G244])*1000" office:value-type="float" office:value="20794.1176470588">
            <text:p>20794.1176470588</text:p>
          </table:table-cell>
          <table:table-cell office:value-type="float" office:value="10834">
            <text:p>10834</text:p>
          </table:table-cell>
          <table:table-cell office:value-type="float" office:value="711">
            <text:p>711</text:p>
          </table:table-cell>
          <table:table-cell table:formula="of:=([.I244]/[.J244])*1000" office:value-type="float" office:value="15237.6933895921">
            <text:p>15237.6933895921</text:p>
          </table:table-cell>
          <table:table-cell office:value-type="float" office:value="11003">
            <text:p>11003</text:p>
          </table:table-cell>
          <table:table-cell office:value-type="float" office:value="750">
            <text:p>750</text:p>
          </table:table-cell>
          <table:table-cell table:formula="of:=([.L244]/[.M244])*1000" office:value-type="float" office:value="14670.6666666667">
            <text:p>14670.666666666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274">
            <text:p>12274</text:p>
          </table:table-cell>
          <table:table-cell office:value-type="float" office:value="487">
            <text:p>487</text:p>
          </table:table-cell>
          <table:table-cell table:formula="of:=([.C245]/[.D245])*1000" office:value-type="float" office:value="25203.2854209446">
            <text:p>25203.2854209446</text:p>
          </table:table-cell>
          <table:table-cell office:value-type="float" office:value="711">
            <text:p>711</text:p>
          </table:table-cell>
          <table:table-cell office:value-type="float" office:value="66">
            <text:p>66</text:p>
          </table:table-cell>
          <table:table-cell table:formula="of:=([.F245]/[.G245])*1000" office:value-type="float" office:value="10772.7272727273">
            <text:p>10772.7272727273</text:p>
          </table:table-cell>
          <table:table-cell office:value-type="float" office:value="10889">
            <text:p>10889</text:p>
          </table:table-cell>
          <table:table-cell office:value-type="float" office:value="677">
            <text:p>677</text:p>
          </table:table-cell>
          <table:table-cell table:formula="of:=([.I245]/[.J245])*1000" office:value-type="float" office:value="16084.1949778434">
            <text:p>16084.1949778434</text:p>
          </table:table-cell>
          <table:table-cell office:value-type="float" office:value="11316">
            <text:p>11316</text:p>
          </table:table-cell>
          <table:table-cell office:value-type="float" office:value="592">
            <text:p>592</text:p>
          </table:table-cell>
          <table:table-cell table:formula="of:=([.L245]/[.M245])*1000" office:value-type="float" office:value="19114.8648648649">
            <text:p>19114.86486486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308">
            <text:p>12308</text:p>
          </table:table-cell>
          <table:table-cell office:value-type="float" office:value="452">
            <text:p>452</text:p>
          </table:table-cell>
          <table:table-cell table:formula="of:=([.C246]/[.D246])*1000" office:value-type="float" office:value="27230.0884955752">
            <text:p>27230.0884955752</text:p>
          </table:table-cell>
          <table:table-cell office:value-type="float" office:value="729">
            <text:p>729</text:p>
          </table:table-cell>
          <table:table-cell office:value-type="float" office:value="35">
            <text:p>35</text:p>
          </table:table-cell>
          <table:table-cell table:formula="of:=([.F246]/[.G246])*1000" office:value-type="float" office:value="20828.5714285714">
            <text:p>20828.5714285714</text:p>
          </table:table-cell>
          <table:table-cell office:value-type="float" office:value="10945">
            <text:p>10945</text:p>
          </table:table-cell>
          <table:table-cell office:value-type="float" office:value="457.5">
            <text:p>457.5</text:p>
          </table:table-cell>
          <table:table-cell table:formula="of:=([.I246]/[.J246])*1000" office:value-type="float" office:value="23923.4972677596">
            <text:p>23923.4972677596</text:p>
          </table:table-cell>
          <table:table-cell office:value-type="float" office:value="11893">
            <text:p>11893</text:p>
          </table:table-cell>
          <table:table-cell office:value-type="float" office:value="420">
            <text:p>420</text:p>
          </table:table-cell>
          <table:table-cell table:formula="of:=([.L246]/[.M246])*1000" office:value-type="float" office:value="28316.6666666667">
            <text:p>28316.666666666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476">
            <text:p>12476</text:p>
          </table:table-cell>
          <table:table-cell office:value-type="float" office:value="522">
            <text:p>522</text:p>
          </table:table-cell>
          <table:table-cell table:formula="of:=([.C247]/[.D247])*1000" office:value-type="float" office:value="23900.3831417625">
            <text:p>23900.3831417625</text:p>
          </table:table-cell>
          <table:table-cell office:value-type="float" office:value="730">
            <text:p>730</text:p>
          </table:table-cell>
          <table:table-cell office:value-type="float" office:value="36.5">
            <text:p>36.5</text:p>
          </table:table-cell>
          <table:table-cell table:formula="of:=([.F247]/[.G247])*1000" office:value-type="float" office:value="20000">
            <text:p>20000</text:p>
          </table:table-cell>
          <table:table-cell office:value-type="float" office:value="10954">
            <text:p>10954</text:p>
          </table:table-cell>
          <table:table-cell office:value-type="float" office:value="638.5">
            <text:p>638.5</text:p>
          </table:table-cell>
          <table:table-cell table:formula="of:=([.I247]/[.J247])*1000" office:value-type="float" office:value="17155.8339859045">
            <text:p>17155.8339859045</text:p>
          </table:table-cell>
          <table:table-cell office:value-type="float" office:value="11990">
            <text:p>11990</text:p>
          </table:table-cell>
          <table:table-cell office:value-type="float" office:value="584">
            <text:p>584</text:p>
          </table:table-cell>
          <table:table-cell table:formula="of:=([.L247]/[.M247])*1000" office:value-type="float" office:value="20530.8219178082">
            <text:p>20530.82191780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485">
            <text:p>12485</text:p>
          </table:table-cell>
          <table:table-cell office:value-type="float" office:value="539">
            <text:p>539</text:p>
          </table:table-cell>
          <table:table-cell table:formula="of:=([.C248]/[.D248])*1000" office:value-type="float" office:value="23163.2653061224">
            <text:p>23163.2653061224</text:p>
          </table:table-cell>
          <table:table-cell office:value-type="float" office:value="733">
            <text:p>733</text:p>
          </table:table-cell>
          <table:table-cell office:value-type="float" office:value="46">
            <text:p>46</text:p>
          </table:table-cell>
          <table:table-cell table:formula="of:=([.F248]/[.G248])*1000" office:value-type="float" office:value="15934.7826086957">
            <text:p>15934.7826086957</text:p>
          </table:table-cell>
          <table:table-cell office:value-type="float" office:value="10956">
            <text:p>10956</text:p>
          </table:table-cell>
          <table:table-cell office:value-type="float" office:value="785.5">
            <text:p>785.5</text:p>
          </table:table-cell>
          <table:table-cell table:formula="of:=([.I248]/[.J248])*1000" office:value-type="float" office:value="13947.8039465309">
            <text:p>13947.8039465309</text:p>
          </table:table-cell>
          <table:table-cell office:value-type="float" office:value="12692">
            <text:p>12692</text:p>
          </table:table-cell>
          <table:table-cell office:value-type="float" office:value="726.5">
            <text:p>726.5</text:p>
          </table:table-cell>
          <table:table-cell table:formula="of:=([.L248]/[.M248])*1000" office:value-type="float" office:value="17470.0619408121">
            <text:p>17470.06194081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597">
            <text:p>12597</text:p>
          </table:table-cell>
          <table:table-cell office:value-type="float" office:value="613">
            <text:p>613</text:p>
          </table:table-cell>
          <table:table-cell table:formula="of:=([.C249]/[.D249])*1000" office:value-type="float" office:value="20549.7553017944">
            <text:p>20549.7553017944</text:p>
          </table:table-cell>
          <table:table-cell office:value-type="float" office:value="786">
            <text:p>786</text:p>
          </table:table-cell>
          <table:table-cell office:value-type="float" office:value="38.5">
            <text:p>38.5</text:p>
          </table:table-cell>
          <table:table-cell table:formula="of:=([.F249]/[.G249])*1000" office:value-type="float" office:value="20415.5844155844">
            <text:p>20415.5844155844</text:p>
          </table:table-cell>
          <table:table-cell office:value-type="float" office:value="10967">
            <text:p>10967</text:p>
          </table:table-cell>
          <table:table-cell office:value-type="float" office:value="1407">
            <text:p>1407</text:p>
          </table:table-cell>
          <table:table-cell table:formula="of:=([.I249]/[.J249])*1000" office:value-type="float" office:value="7794.59843638948">
            <text:p>7794.5984363895</text:p>
          </table:table-cell>
          <table:table-cell office:value-type="float" office:value="12835">
            <text:p>12835</text:p>
          </table:table-cell>
          <table:table-cell office:value-type="float" office:value="1035">
            <text:p>1035</text:p>
          </table:table-cell>
          <table:table-cell table:formula="of:=([.L249]/[.M249])*1000" office:value-type="float" office:value="12400.9661835749">
            <text:p>12400.96618357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629">
            <text:p>12629</text:p>
          </table:table-cell>
          <table:table-cell office:value-type="float" office:value="346">
            <text:p>346</text:p>
          </table:table-cell>
          <table:table-cell table:formula="of:=([.C250]/[.D250])*1000" office:value-type="float" office:value="36500">
            <text:p>36500</text:p>
          </table:table-cell>
          <table:table-cell office:value-type="float" office:value="793">
            <text:p>793</text:p>
          </table:table-cell>
          <table:table-cell office:value-type="float" office:value="93.75">
            <text:p>93.75</text:p>
          </table:table-cell>
          <table:table-cell table:formula="of:=([.F250]/[.G250])*1000" office:value-type="float" office:value="8458.66666666667">
            <text:p>8458.6666666667</text:p>
          </table:table-cell>
          <table:table-cell office:value-type="float" office:value="11031">
            <text:p>11031</text:p>
          </table:table-cell>
          <table:table-cell office:value-type="float" office:value="824">
            <text:p>824</text:p>
          </table:table-cell>
          <table:table-cell table:formula="of:=([.I250]/[.J250])*1000" office:value-type="float" office:value="13387.1359223301">
            <text:p>13387.1359223301</text:p>
          </table:table-cell>
          <table:table-cell office:value-type="float" office:value="13229">
            <text:p>13229</text:p>
          </table:table-cell>
          <table:table-cell office:value-type="float" office:value="652.5">
            <text:p>652.5</text:p>
          </table:table-cell>
          <table:table-cell table:formula="of:=([.L250]/[.M250])*1000" office:value-type="float" office:value="20274.3295019157">
            <text:p>20274.329501915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817">
            <text:p>12817</text:p>
          </table:table-cell>
          <table:table-cell office:value-type="float" office:value="543">
            <text:p>543</text:p>
          </table:table-cell>
          <table:table-cell table:formula="of:=([.C251]/[.D251])*1000" office:value-type="float" office:value="23604.0515653775">
            <text:p>23604.0515653775</text:p>
          </table:table-cell>
          <table:table-cell office:value-type="float" office:value="820">
            <text:p>820</text:p>
          </table:table-cell>
          <table:table-cell office:value-type="float" office:value="65.5">
            <text:p>65.5</text:p>
          </table:table-cell>
          <table:table-cell table:formula="of:=([.F251]/[.G251])*1000" office:value-type="float" office:value="12519.0839694657">
            <text:p>12519.0839694657</text:p>
          </table:table-cell>
          <table:table-cell office:value-type="float" office:value="11048">
            <text:p>11048</text:p>
          </table:table-cell>
          <table:table-cell office:value-type="float" office:value="687">
            <text:p>687</text:p>
          </table:table-cell>
          <table:table-cell table:formula="of:=([.I251]/[.J251])*1000" office:value-type="float" office:value="16081.5138282387">
            <text:p>16081.5138282387</text:p>
          </table:table-cell>
          <table:table-cell office:value-type="float" office:value="13334">
            <text:p>13334</text:p>
          </table:table-cell>
          <table:table-cell office:value-type="float" office:value="676">
            <text:p>676</text:p>
          </table:table-cell>
          <table:table-cell table:formula="of:=([.L251]/[.M251])*1000" office:value-type="float" office:value="19724.8520710059">
            <text:p>19724.85207100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901">
            <text:p>12901</text:p>
          </table:table-cell>
          <table:table-cell office:value-type="float" office:value="561">
            <text:p>561</text:p>
          </table:table-cell>
          <table:table-cell table:formula="of:=([.C252]/[.D252])*1000" office:value-type="float" office:value="22996.4349376114">
            <text:p>22996.4349376114</text:p>
          </table:table-cell>
          <table:table-cell office:value-type="float" office:value="863">
            <text:p>863</text:p>
          </table:table-cell>
          <table:table-cell office:value-type="float" office:value="53">
            <text:p>53</text:p>
          </table:table-cell>
          <table:table-cell table:formula="of:=([.F252]/[.G252])*1000" office:value-type="float" office:value="16283.0188679245">
            <text:p>16283.0188679245</text:p>
          </table:table-cell>
          <table:table-cell office:value-type="float" office:value="11084">
            <text:p>11084</text:p>
          </table:table-cell>
          <table:table-cell office:value-type="float" office:value="482.5">
            <text:p>482.5</text:p>
          </table:table-cell>
          <table:table-cell table:formula="of:=([.I252]/[.J252])*1000" office:value-type="float" office:value="22972.0207253886">
            <text:p>22972.0207253886</text:p>
          </table:table-cell>
          <table:table-cell office:value-type="float" office:value="13361">
            <text:p>13361</text:p>
          </table:table-cell>
          <table:table-cell office:value-type="float" office:value="650">
            <text:p>650</text:p>
          </table:table-cell>
          <table:table-cell table:formula="of:=([.L252]/[.M252])*1000" office:value-type="float" office:value="20555.3846153846">
            <text:p>20555.384615384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122">
            <text:p>13122</text:p>
          </table:table-cell>
          <table:table-cell office:value-type="float" office:value="552">
            <text:p>552</text:p>
          </table:table-cell>
          <table:table-cell table:formula="of:=([.C253]/[.D253])*1000" office:value-type="float" office:value="23771.7391304348">
            <text:p>23771.7391304348</text:p>
          </table:table-cell>
          <table:table-cell office:value-type="float" office:value="876">
            <text:p>876</text:p>
          </table:table-cell>
          <table:table-cell office:value-type="float" office:value="55.5">
            <text:p>55.5</text:p>
          </table:table-cell>
          <table:table-cell table:formula="of:=([.F253]/[.G253])*1000" office:value-type="float" office:value="15783.7837837838">
            <text:p>15783.7837837838</text:p>
          </table:table-cell>
          <table:table-cell office:value-type="float" office:value="11141">
            <text:p>11141</text:p>
          </table:table-cell>
          <table:table-cell office:value-type="float" office:value="545.5">
            <text:p>545.5</text:p>
          </table:table-cell>
          <table:table-cell table:formula="of:=([.I253]/[.J253])*1000" office:value-type="float" office:value="20423.4647112741">
            <text:p>20423.4647112741</text:p>
          </table:table-cell>
          <table:table-cell office:value-type="float" office:value="13385">
            <text:p>13385</text:p>
          </table:table-cell>
          <table:table-cell office:value-type="float" office:value="931">
            <text:p>931</text:p>
          </table:table-cell>
          <table:table-cell table:formula="of:=([.L253]/[.M253])*1000" office:value-type="float" office:value="14377.0139634801">
            <text:p>14377.01396348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124">
            <text:p>13124</text:p>
          </table:table-cell>
          <table:table-cell office:value-type="float" office:value="529">
            <text:p>529</text:p>
          </table:table-cell>
          <table:table-cell table:formula="of:=([.C254]/[.D254])*1000" office:value-type="float" office:value="24809.0737240076">
            <text:p>24809.0737240076</text:p>
          </table:table-cell>
          <table:table-cell office:value-type="float" office:value="884">
            <text:p>884</text:p>
          </table:table-cell>
          <table:table-cell office:value-type="float" office:value="80">
            <text:p>80</text:p>
          </table:table-cell>
          <table:table-cell table:formula="of:=([.F254]/[.G254])*1000" office:value-type="float" office:value="11050">
            <text:p>11050</text:p>
          </table:table-cell>
          <table:table-cell office:value-type="float" office:value="11211">
            <text:p>11211</text:p>
          </table:table-cell>
          <table:table-cell office:value-type="float" office:value="417.75">
            <text:p>417.75</text:p>
          </table:table-cell>
          <table:table-cell table:formula="of:=([.I254]/[.J254])*1000" office:value-type="float" office:value="26836.6247755835">
            <text:p>26836.6247755835</text:p>
          </table:table-cell>
          <table:table-cell office:value-type="float" office:value="13431">
            <text:p>13431</text:p>
          </table:table-cell>
          <table:table-cell office:value-type="float" office:value="630.5">
            <text:p>630.5</text:p>
          </table:table-cell>
          <table:table-cell table:formula="of:=([.L254]/[.M254])*1000" office:value-type="float" office:value="21302.1411578113">
            <text:p>21302.14115781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461">
            <text:p>13461</text:p>
          </table:table-cell>
          <table:table-cell office:value-type="float" office:value="601">
            <text:p>601</text:p>
          </table:table-cell>
          <table:table-cell table:formula="of:=([.C255]/[.D255])*1000" office:value-type="float" office:value="22397.6705490849">
            <text:p>22397.6705490849</text:p>
          </table:table-cell>
          <table:table-cell office:value-type="float" office:value="903">
            <text:p>903</text:p>
          </table:table-cell>
          <table:table-cell office:value-type="float" office:value="42.5">
            <text:p>42.5</text:p>
          </table:table-cell>
          <table:table-cell table:formula="of:=([.F255]/[.G255])*1000" office:value-type="float" office:value="21247.0588235294">
            <text:p>21247.0588235294</text:p>
          </table:table-cell>
          <table:table-cell office:value-type="float" office:value="11269">
            <text:p>11269</text:p>
          </table:table-cell>
          <table:table-cell office:value-type="float" office:value="497">
            <text:p>497</text:p>
          </table:table-cell>
          <table:table-cell table:formula="of:=([.I255]/[.J255])*1000" office:value-type="float" office:value="22674.0442655936">
            <text:p>22674.0442655936</text:p>
          </table:table-cell>
          <table:table-cell office:value-type="float" office:value="13513">
            <text:p>13513</text:p>
          </table:table-cell>
          <table:table-cell office:value-type="float" office:value="898">
            <text:p>898</text:p>
          </table:table-cell>
          <table:table-cell table:formula="of:=([.L255]/[.M255])*1000" office:value-type="float" office:value="15047.8841870824">
            <text:p>15047.88418708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465">
            <text:p>13465</text:p>
          </table:table-cell>
          <table:table-cell office:value-type="float" office:value="669">
            <text:p>669</text:p>
          </table:table-cell>
          <table:table-cell table:formula="of:=([.C256]/[.D256])*1000" office:value-type="float" office:value="20127.0553064275">
            <text:p>20127.0553064275</text:p>
          </table:table-cell>
          <table:table-cell office:value-type="float" office:value="907">
            <text:p>907</text:p>
          </table:table-cell>
          <table:table-cell office:value-type="float" office:value="37">
            <text:p>37</text:p>
          </table:table-cell>
          <table:table-cell table:formula="of:=([.F256]/[.G256])*1000" office:value-type="float" office:value="24513.5135135135">
            <text:p>24513.5135135135</text:p>
          </table:table-cell>
          <table:table-cell office:value-type="float" office:value="11331">
            <text:p>11331</text:p>
          </table:table-cell>
          <table:table-cell office:value-type="float" office:value="518">
            <text:p>518</text:p>
          </table:table-cell>
          <table:table-cell table:formula="of:=([.I256]/[.J256])*1000" office:value-type="float" office:value="21874.5173745174">
            <text:p>21874.5173745174</text:p>
          </table:table-cell>
          <table:table-cell office:value-type="float" office:value="13637">
            <text:p>13637</text:p>
          </table:table-cell>
          <table:table-cell office:value-type="float" office:value="811">
            <text:p>811</text:p>
          </table:table-cell>
          <table:table-cell table:formula="of:=([.L256]/[.M256])*1000" office:value-type="float" office:value="16815.0431565968">
            <text:p>16815.043156596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733">
            <text:p>13733</text:p>
          </table:table-cell>
          <table:table-cell office:value-type="float" office:value="386">
            <text:p>386</text:p>
          </table:table-cell>
          <table:table-cell table:formula="of:=([.C257]/[.D257])*1000" office:value-type="float" office:value="35577.7202072539">
            <text:p>35577.7202072539</text:p>
          </table:table-cell>
          <table:table-cell office:value-type="float" office:value="929">
            <text:p>929</text:p>
          </table:table-cell>
          <table:table-cell office:value-type="float" office:value="54">
            <text:p>54</text:p>
          </table:table-cell>
          <table:table-cell table:formula="of:=([.F257]/[.G257])*1000" office:value-type="float" office:value="17203.7037037037">
            <text:p>17203.7037037037</text:p>
          </table:table-cell>
          <table:table-cell office:value-type="float" office:value="11340">
            <text:p>11340</text:p>
          </table:table-cell>
          <table:table-cell office:value-type="float" office:value="873">
            <text:p>873</text:p>
          </table:table-cell>
          <table:table-cell table:formula="of:=([.I257]/[.J257])*1000" office:value-type="float" office:value="12989.6907216495">
            <text:p>12989.6907216495</text:p>
          </table:table-cell>
          <table:table-cell office:value-type="float" office:value="13885">
            <text:p>13885</text:p>
          </table:table-cell>
          <table:table-cell office:value-type="float" office:value="659.5">
            <text:p>659.5</text:p>
          </table:table-cell>
          <table:table-cell table:formula="of:=([.L257]/[.M257])*1000" office:value-type="float" office:value="21053.8286580743">
            <text:p>21053.82865807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792">
            <text:p>13792</text:p>
          </table:table-cell>
          <table:table-cell office:value-type="float" office:value="609">
            <text:p>609</text:p>
          </table:table-cell>
          <table:table-cell table:formula="of:=([.C258]/[.D258])*1000" office:value-type="float" office:value="22646.9622331691">
            <text:p>22646.9622331691</text:p>
          </table:table-cell>
          <table:table-cell office:value-type="float" office:value="930">
            <text:p>930</text:p>
          </table:table-cell>
          <table:table-cell office:value-type="float" office:value="58">
            <text:p>58</text:p>
          </table:table-cell>
          <table:table-cell table:formula="of:=([.F258]/[.G258])*1000" office:value-type="float" office:value="16034.4827586207">
            <text:p>16034.4827586207</text:p>
          </table:table-cell>
          <table:table-cell office:value-type="float" office:value="11341">
            <text:p>11341</text:p>
          </table:table-cell>
          <table:table-cell office:value-type="float" office:value="1869">
            <text:p>1869</text:p>
          </table:table-cell>
          <table:table-cell table:formula="of:=([.I258]/[.J258])*1000" office:value-type="float" office:value="6067.95077581594">
            <text:p>6067.950775816</text:p>
          </table:table-cell>
          <table:table-cell office:value-type="float" office:value="13895">
            <text:p>13895</text:p>
          </table:table-cell>
          <table:table-cell office:value-type="float" office:value="616">
            <text:p>616</text:p>
          </table:table-cell>
          <table:table-cell table:formula="of:=([.L258]/[.M258])*1000" office:value-type="float" office:value="22556.8181818182">
            <text:p>22556.81818181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800">
            <text:p>13800</text:p>
          </table:table-cell>
          <table:table-cell office:value-type="float" office:value="750.5">
            <text:p>750.5</text:p>
          </table:table-cell>
          <table:table-cell table:formula="of:=([.C259]/[.D259])*1000" office:value-type="float" office:value="18387.7415056629">
            <text:p>18387.7415056629</text:p>
          </table:table-cell>
          <table:table-cell office:value-type="float" office:value="969">
            <text:p>969</text:p>
          </table:table-cell>
          <table:table-cell office:value-type="float" office:value="53">
            <text:p>53</text:p>
          </table:table-cell>
          <table:table-cell table:formula="of:=([.F259]/[.G259])*1000" office:value-type="float" office:value="18283.0188679245">
            <text:p>18283.0188679245</text:p>
          </table:table-cell>
          <table:table-cell office:value-type="float" office:value="11649">
            <text:p>11649</text:p>
          </table:table-cell>
          <table:table-cell office:value-type="float" office:value="794">
            <text:p>794</text:p>
          </table:table-cell>
          <table:table-cell table:formula="of:=([.I259]/[.J259])*1000" office:value-type="float" office:value="14671.2846347607">
            <text:p>14671.2846347607</text:p>
          </table:table-cell>
          <table:table-cell office:value-type="float" office:value="13908">
            <text:p>13908</text:p>
          </table:table-cell>
          <table:table-cell office:value-type="float" office:value="710">
            <text:p>710</text:p>
          </table:table-cell>
          <table:table-cell table:formula="of:=([.L259]/[.M259])*1000" office:value-type="float" office:value="19588.7323943662">
            <text:p>19588.732394366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112">
            <text:p>14112</text:p>
          </table:table-cell>
          <table:table-cell office:value-type="float" office:value="537">
            <text:p>537</text:p>
          </table:table-cell>
          <table:table-cell table:formula="of:=([.C260]/[.D260])*1000" office:value-type="float" office:value="26279.3296089385">
            <text:p>26279.3296089385</text:p>
          </table:table-cell>
          <table:table-cell office:value-type="float" office:value="971">
            <text:p>971</text:p>
          </table:table-cell>
          <table:table-cell office:value-type="float" office:value="54">
            <text:p>54</text:p>
          </table:table-cell>
          <table:table-cell table:formula="of:=([.F260]/[.G260])*1000" office:value-type="float" office:value="17981.4814814815">
            <text:p>17981.4814814815</text:p>
          </table:table-cell>
          <table:table-cell office:value-type="float" office:value="11704">
            <text:p>11704</text:p>
          </table:table-cell>
          <table:table-cell office:value-type="float" office:value="558">
            <text:p>558</text:p>
          </table:table-cell>
          <table:table-cell table:formula="of:=([.I260]/[.J260])*1000" office:value-type="float" office:value="20974.9103942652">
            <text:p>20974.9103942652</text:p>
          </table:table-cell>
          <table:table-cell office:value-type="float" office:value="14069">
            <text:p>14069</text:p>
          </table:table-cell>
          <table:table-cell office:value-type="float" office:value="483">
            <text:p>483</text:p>
          </table:table-cell>
          <table:table-cell table:formula="of:=([.L260]/[.M260])*1000" office:value-type="float" office:value="29128.364389234">
            <text:p>29128.36438923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163">
            <text:p>14163</text:p>
          </table:table-cell>
          <table:table-cell office:value-type="float" office:value="547">
            <text:p>547</text:p>
          </table:table-cell>
          <table:table-cell table:formula="of:=([.C261]/[.D261])*1000" office:value-type="float" office:value="25892.1389396709">
            <text:p>25892.1389396709</text:p>
          </table:table-cell>
          <table:table-cell office:value-type="float" office:value="1045">
            <text:p>1045</text:p>
          </table:table-cell>
          <table:table-cell office:value-type="float" office:value="45">
            <text:p>45</text:p>
          </table:table-cell>
          <table:table-cell table:formula="of:=([.F261]/[.G261])*1000" office:value-type="float" office:value="23222.2222222222">
            <text:p>23222.2222222222</text:p>
          </table:table-cell>
          <table:table-cell office:value-type="float" office:value="11714">
            <text:p>11714</text:p>
          </table:table-cell>
          <table:table-cell office:value-type="float" office:value="545">
            <text:p>545</text:p>
          </table:table-cell>
          <table:table-cell table:formula="of:=([.I261]/[.J261])*1000" office:value-type="float" office:value="21493.5779816514">
            <text:p>21493.5779816514</text:p>
          </table:table-cell>
          <table:table-cell office:value-type="float" office:value="14112">
            <text:p>14112</text:p>
          </table:table-cell>
          <table:table-cell office:value-type="float" office:value="640">
            <text:p>640</text:p>
          </table:table-cell>
          <table:table-cell table:formula="of:=([.L261]/[.M261])*1000" office:value-type="float" office:value="22050">
            <text:p>2205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181">
            <text:p>14181</text:p>
          </table:table-cell>
          <table:table-cell office:value-type="float" office:value="526">
            <text:p>526</text:p>
          </table:table-cell>
          <table:table-cell table:formula="of:=([.C262]/[.D262])*1000" office:value-type="float" office:value="26960.0760456274">
            <text:p>26960.0760456274</text:p>
          </table:table-cell>
          <table:table-cell office:value-type="float" office:value="1108">
            <text:p>1108</text:p>
          </table:table-cell>
          <table:table-cell office:value-type="float" office:value="64">
            <text:p>64</text:p>
          </table:table-cell>
          <table:table-cell table:formula="of:=([.F262]/[.G262])*1000" office:value-type="float" office:value="17312.5">
            <text:p>17312.5</text:p>
          </table:table-cell>
          <table:table-cell office:value-type="float" office:value="11773">
            <text:p>11773</text:p>
          </table:table-cell>
          <table:table-cell office:value-type="float" office:value="931">
            <text:p>931</text:p>
          </table:table-cell>
          <table:table-cell table:formula="of:=([.I262]/[.J262])*1000" office:value-type="float" office:value="12645.5424274973">
            <text:p>12645.5424274973</text:p>
          </table:table-cell>
          <table:table-cell office:value-type="float" office:value="14508">
            <text:p>14508</text:p>
          </table:table-cell>
          <table:table-cell office:value-type="float" office:value="2123">
            <text:p>2123</text:p>
          </table:table-cell>
          <table:table-cell table:formula="of:=([.L262]/[.M262])*1000" office:value-type="float" office:value="6833.7258596326">
            <text:p>6833.72585963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508">
            <text:p>14508</text:p>
          </table:table-cell>
          <table:table-cell office:value-type="float" office:value="604">
            <text:p>604</text:p>
          </table:table-cell>
          <table:table-cell table:formula="of:=([.C263]/[.D263])*1000" office:value-type="float" office:value="24019.8675496689">
            <text:p>24019.8675496689</text:p>
          </table:table-cell>
          <table:table-cell office:value-type="float" office:value="1109">
            <text:p>1109</text:p>
          </table:table-cell>
          <table:table-cell office:value-type="float" office:value="93">
            <text:p>93</text:p>
          </table:table-cell>
          <table:table-cell table:formula="of:=([.F263]/[.G263])*1000" office:value-type="float" office:value="11924.7311827957">
            <text:p>11924.7311827957</text:p>
          </table:table-cell>
          <table:table-cell office:value-type="float" office:value="11919">
            <text:p>11919</text:p>
          </table:table-cell>
          <table:table-cell office:value-type="float" office:value="634">
            <text:p>634</text:p>
          </table:table-cell>
          <table:table-cell table:formula="of:=([.I263]/[.J263])*1000" office:value-type="float" office:value="18799.6845425868">
            <text:p>18799.6845425868</text:p>
          </table:table-cell>
          <table:table-cell office:value-type="float" office:value="14573">
            <text:p>14573</text:p>
          </table:table-cell>
          <table:table-cell office:value-type="float" office:value="512">
            <text:p>512</text:p>
          </table:table-cell>
          <table:table-cell table:formula="of:=([.L263]/[.M263])*1000" office:value-type="float" office:value="28462.890625">
            <text:p>28462.8906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893">
            <text:p>14893</text:p>
          </table:table-cell>
          <table:table-cell office:value-type="float" office:value="617">
            <text:p>617</text:p>
          </table:table-cell>
          <table:table-cell table:formula="of:=([.C264]/[.D264])*1000" office:value-type="float" office:value="24137.7633711507">
            <text:p>24137.7633711507</text:p>
          </table:table-cell>
          <table:table-cell office:value-type="float" office:value="1198">
            <text:p>1198</text:p>
          </table:table-cell>
          <table:table-cell office:value-type="float" office:value="126.5">
            <text:p>126.5</text:p>
          </table:table-cell>
          <table:table-cell table:formula="of:=([.F264]/[.G264])*1000" office:value-type="float" office:value="9470.3557312253">
            <text:p>9470.3557312253</text:p>
          </table:table-cell>
          <table:table-cell office:value-type="float" office:value="12253">
            <text:p>12253</text:p>
          </table:table-cell>
          <table:table-cell office:value-type="float" office:value="481">
            <text:p>481</text:p>
          </table:table-cell>
          <table:table-cell table:formula="of:=([.I264]/[.J264])*1000" office:value-type="float" office:value="25474.0124740125">
            <text:p>25474.0124740125</text:p>
          </table:table-cell>
          <table:table-cell office:value-type="float" office:value="14597">
            <text:p>14597</text:p>
          </table:table-cell>
          <table:table-cell office:value-type="float" office:value="885">
            <text:p>885</text:p>
          </table:table-cell>
          <table:table-cell table:formula="of:=([.L264]/[.M264])*1000" office:value-type="float" office:value="16493.7853107345">
            <text:p>16493.78531073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917">
            <text:p>14917</text:p>
          </table:table-cell>
          <table:table-cell office:value-type="float" office:value="456">
            <text:p>456</text:p>
          </table:table-cell>
          <table:table-cell table:formula="of:=([.C265]/[.D265])*1000" office:value-type="float" office:value="32712.7192982456">
            <text:p>32712.7192982456</text:p>
          </table:table-cell>
          <table:table-cell office:value-type="float" office:value="1199">
            <text:p>1199</text:p>
          </table:table-cell>
          <table:table-cell office:value-type="float" office:value="88">
            <text:p>88</text:p>
          </table:table-cell>
          <table:table-cell table:formula="of:=([.F265]/[.G265])*1000" office:value-type="float" office:value="13625">
            <text:p>13625</text:p>
          </table:table-cell>
          <table:table-cell office:value-type="float" office:value="12308">
            <text:p>12308</text:p>
          </table:table-cell>
          <table:table-cell office:value-type="float" office:value="745">
            <text:p>745</text:p>
          </table:table-cell>
          <table:table-cell table:formula="of:=([.I265]/[.J265])*1000" office:value-type="float" office:value="16520.8053691275">
            <text:p>16520.8053691275</text:p>
          </table:table-cell>
          <table:table-cell office:value-type="float" office:value="14661">
            <text:p>14661</text:p>
          </table:table-cell>
          <table:table-cell office:value-type="float" office:value="459">
            <text:p>459</text:p>
          </table:table-cell>
          <table:table-cell table:formula="of:=([.L265]/[.M265])*1000" office:value-type="float" office:value="31941.1764705882">
            <text:p>31941.17647058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957">
            <text:p>14957</text:p>
          </table:table-cell>
          <table:table-cell office:value-type="float" office:value="493">
            <text:p>493</text:p>
          </table:table-cell>
          <table:table-cell table:formula="of:=([.C266]/[.D266])*1000" office:value-type="float" office:value="30338.7423935091">
            <text:p>30338.7423935091</text:p>
          </table:table-cell>
          <table:table-cell office:value-type="float" office:value="1237">
            <text:p>1237</text:p>
          </table:table-cell>
          <table:table-cell office:value-type="float" office:value="48">
            <text:p>48</text:p>
          </table:table-cell>
          <table:table-cell table:formula="of:=([.F266]/[.G266])*1000" office:value-type="float" office:value="25770.8333333333">
            <text:p>25770.8333333333</text:p>
          </table:table-cell>
          <table:table-cell office:value-type="float" office:value="12405">
            <text:p>12405</text:p>
          </table:table-cell>
          <table:table-cell office:value-type="float" office:value="1168">
            <text:p>1168</text:p>
          </table:table-cell>
          <table:table-cell table:formula="of:=([.I266]/[.J266])*1000" office:value-type="float" office:value="10620.7191780822">
            <text:p>10620.7191780822</text:p>
          </table:table-cell>
          <table:table-cell office:value-type="float" office:value="15165">
            <text:p>15165</text:p>
          </table:table-cell>
          <table:table-cell office:value-type="float" office:value="679">
            <text:p>679</text:p>
          </table:table-cell>
          <table:table-cell table:formula="of:=([.L266]/[.M266])*1000" office:value-type="float" office:value="22334.3151693667">
            <text:p>22334.315169366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038">
            <text:p>15038</text:p>
          </table:table-cell>
          <table:table-cell office:value-type="float" office:value="642">
            <text:p>642</text:p>
          </table:table-cell>
          <table:table-cell table:formula="of:=([.C267]/[.D267])*1000" office:value-type="float" office:value="23423.6760124611">
            <text:p>23423.6760124611</text:p>
          </table:table-cell>
          <table:table-cell office:value-type="float" office:value="1242">
            <text:p>1242</text:p>
          </table:table-cell>
          <table:table-cell office:value-type="float" office:value="100.5">
            <text:p>100.5</text:p>
          </table:table-cell>
          <table:table-cell table:formula="of:=([.F267]/[.G267])*1000" office:value-type="float" office:value="12358.2089552239">
            <text:p>12358.2089552239</text:p>
          </table:table-cell>
          <table:table-cell office:value-type="float" office:value="12597">
            <text:p>12597</text:p>
          </table:table-cell>
          <table:table-cell office:value-type="float" office:value="441">
            <text:p>441</text:p>
          </table:table-cell>
          <table:table-cell table:formula="of:=([.I267]/[.J267])*1000" office:value-type="float" office:value="28564.6258503401">
            <text:p>28564.6258503401</text:p>
          </table:table-cell>
          <table:table-cell office:value-type="float" office:value="15557">
            <text:p>15557</text:p>
          </table:table-cell>
          <table:table-cell office:value-type="float" office:value="808">
            <text:p>808</text:p>
          </table:table-cell>
          <table:table-cell table:formula="of:=([.L267]/[.M267])*1000" office:value-type="float" office:value="19253.7128712871">
            <text:p>19253.71287128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749">
            <text:p>15749</text:p>
          </table:table-cell>
          <table:table-cell office:value-type="float" office:value="664">
            <text:p>664</text:p>
          </table:table-cell>
          <table:table-cell table:formula="of:=([.C268]/[.D268])*1000" office:value-type="float" office:value="23718.3734939759">
            <text:p>23718.3734939759</text:p>
          </table:table-cell>
          <table:table-cell office:value-type="float" office:value="1244">
            <text:p>1244</text:p>
          </table:table-cell>
          <table:table-cell office:value-type="float" office:value="88.5">
            <text:p>88.5</text:p>
          </table:table-cell>
          <table:table-cell table:formula="of:=([.F268]/[.G268])*1000" office:value-type="float" office:value="14056.4971751412">
            <text:p>14056.4971751412</text:p>
          </table:table-cell>
          <table:table-cell office:value-type="float" office:value="12612">
            <text:p>12612</text:p>
          </table:table-cell>
          <table:table-cell office:value-type="float" office:value="595">
            <text:p>595</text:p>
          </table:table-cell>
          <table:table-cell table:formula="of:=([.I268]/[.J268])*1000" office:value-type="float" office:value="21196.6386554622">
            <text:p>21196.6386554622</text:p>
          </table:table-cell>
          <table:table-cell office:value-type="float" office:value="16181">
            <text:p>16181</text:p>
          </table:table-cell>
          <table:table-cell office:value-type="float" office:value="670">
            <text:p>670</text:p>
          </table:table-cell>
          <table:table-cell table:formula="of:=([.L268]/[.M268])*1000" office:value-type="float" office:value="24150.7462686567">
            <text:p>24150.746268656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909">
            <text:p>15909</text:p>
          </table:table-cell>
          <table:table-cell office:value-type="float" office:value="582">
            <text:p>582</text:p>
          </table:table-cell>
          <table:table-cell table:formula="of:=([.C269]/[.D269])*1000" office:value-type="float" office:value="27335.0515463918">
            <text:p>27335.0515463918</text:p>
          </table:table-cell>
          <table:table-cell office:value-type="float" office:value="1246">
            <text:p>1246</text:p>
          </table:table-cell>
          <table:table-cell office:value-type="float" office:value="90">
            <text:p>90</text:p>
          </table:table-cell>
          <table:table-cell table:formula="of:=([.F269]/[.G269])*1000" office:value-type="float" office:value="13844.4444444444">
            <text:p>13844.4444444444</text:p>
          </table:table-cell>
          <table:table-cell office:value-type="float" office:value="12835">
            <text:p>12835</text:p>
          </table:table-cell>
          <table:table-cell office:value-type="float" office:value="838">
            <text:p>838</text:p>
          </table:table-cell>
          <table:table-cell table:formula="of:=([.I269]/[.J269])*1000" office:value-type="float" office:value="15316.2291169451">
            <text:p>15316.2291169451</text:p>
          </table:table-cell>
          <table:table-cell office:value-type="float" office:value="16262">
            <text:p>16262</text:p>
          </table:table-cell>
          <table:table-cell office:value-type="float" office:value="1236">
            <text:p>1236</text:p>
          </table:table-cell>
          <table:table-cell table:formula="of:=([.L269]/[.M269])*1000" office:value-type="float" office:value="13156.9579288026">
            <text:p>13156.95792880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277">
            <text:p>16277</text:p>
          </table:table-cell>
          <table:table-cell office:value-type="float" office:value="457">
            <text:p>457</text:p>
          </table:table-cell>
          <table:table-cell table:formula="of:=([.C270]/[.D270])*1000" office:value-type="float" office:value="35617.067833698">
            <text:p>35617.067833698</text:p>
          </table:table-cell>
          <table:table-cell office:value-type="float" office:value="1280">
            <text:p>1280</text:p>
          </table:table-cell>
          <table:table-cell office:value-type="float" office:value="284">
            <text:p>284</text:p>
          </table:table-cell>
          <table:table-cell table:formula="of:=([.F270]/[.G270])*1000" office:value-type="float" office:value="4507.04225352113">
            <text:p>4507.0422535211</text:p>
          </table:table-cell>
          <table:table-cell office:value-type="float" office:value="13431">
            <text:p>13431</text:p>
          </table:table-cell>
          <table:table-cell office:value-type="float" office:value="550.5">
            <text:p>550.5</text:p>
          </table:table-cell>
          <table:table-cell table:formula="of:=([.I270]/[.J270])*1000" office:value-type="float" office:value="24397.8201634877">
            <text:p>24397.8201634877</text:p>
          </table:table-cell>
          <table:table-cell office:value-type="float" office:value="16653">
            <text:p>16653</text:p>
          </table:table-cell>
          <table:table-cell office:value-type="float" office:value="828">
            <text:p>828</text:p>
          </table:table-cell>
          <table:table-cell table:formula="of:=([.L270]/[.M270])*1000" office:value-type="float" office:value="20112.3188405797">
            <text:p>20112.31884057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357">
            <text:p>17357</text:p>
          </table:table-cell>
          <table:table-cell office:value-type="float" office:value="751">
            <text:p>751</text:p>
          </table:table-cell>
          <table:table-cell table:formula="of:=([.C271]/[.D271])*1000" office:value-type="float" office:value="23111.8508655126">
            <text:p>23111.8508655126</text:p>
          </table:table-cell>
          <table:table-cell office:value-type="float" office:value="1283">
            <text:p>1283</text:p>
          </table:table-cell>
          <table:table-cell office:value-type="float" office:value="56">
            <text:p>56</text:p>
          </table:table-cell>
          <table:table-cell table:formula="of:=([.F271]/[.G271])*1000" office:value-type="float" office:value="22910.7142857143">
            <text:p>22910.7142857143</text:p>
          </table:table-cell>
          <table:table-cell office:value-type="float" office:value="13908">
            <text:p>13908</text:p>
          </table:table-cell>
          <table:table-cell office:value-type="float" office:value="546">
            <text:p>546</text:p>
          </table:table-cell>
          <table:table-cell table:formula="of:=([.I271]/[.J271])*1000" office:value-type="float" office:value="25472.5274725275">
            <text:p>25472.5274725275</text:p>
          </table:table-cell>
          <table:table-cell office:value-type="float" office:value="17981">
            <text:p>17981</text:p>
          </table:table-cell>
          <table:table-cell office:value-type="float" office:value="1049">
            <text:p>1049</text:p>
          </table:table-cell>
          <table:table-cell table:formula="of:=([.L271]/[.M271])*1000" office:value-type="float" office:value="17141.086749285">
            <text:p>17141.08674928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181">
            <text:p>18181</text:p>
          </table:table-cell>
          <table:table-cell office:value-type="float" office:value="651">
            <text:p>651</text:p>
          </table:table-cell>
          <table:table-cell table:formula="of:=([.C272]/[.D272])*1000" office:value-type="float" office:value="27927.8033794163">
            <text:p>27927.8033794163</text:p>
          </table:table-cell>
          <table:table-cell office:value-type="float" office:value="1314">
            <text:p>1314</text:p>
          </table:table-cell>
          <table:table-cell office:value-type="float" office:value="60">
            <text:p>60</text:p>
          </table:table-cell>
          <table:table-cell table:formula="of:=([.F272]/[.G272])*1000" office:value-type="float" office:value="21900">
            <text:p>21900</text:p>
          </table:table-cell>
          <table:table-cell office:value-type="float" office:value="13925">
            <text:p>13925</text:p>
          </table:table-cell>
          <table:table-cell office:value-type="float" office:value="679">
            <text:p>679</text:p>
          </table:table-cell>
          <table:table-cell table:formula="of:=([.I272]/[.J272])*1000" office:value-type="float" office:value="20508.1001472754">
            <text:p>20508.1001472754</text:p>
          </table:table-cell>
          <table:table-cell office:value-type="float" office:value="18173">
            <text:p>18173</text:p>
          </table:table-cell>
          <table:table-cell office:value-type="float" office:value="863">
            <text:p>863</text:p>
          </table:table-cell>
          <table:table-cell table:formula="of:=([.L272]/[.M272])*1000" office:value-type="float" office:value="21057.9374275782">
            <text:p>21057.93742757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245">
            <text:p>19245</text:p>
          </table:table-cell>
          <table:table-cell office:value-type="float" office:value="618">
            <text:p>618</text:p>
          </table:table-cell>
          <table:table-cell table:formula="of:=([.C273]/[.D273])*1000" office:value-type="float" office:value="31140.7766990291">
            <text:p>31140.7766990291</text:p>
          </table:table-cell>
          <table:table-cell office:value-type="float" office:value="1325">
            <text:p>1325</text:p>
          </table:table-cell>
          <table:table-cell office:value-type="float" office:value="106.25">
            <text:p>106.25</text:p>
          </table:table-cell>
          <table:table-cell table:formula="of:=([.F273]/[.G273])*1000" office:value-type="float" office:value="12470.5882352941">
            <text:p>12470.5882352941</text:p>
          </table:table-cell>
          <table:table-cell office:value-type="float" office:value="14112">
            <text:p>14112</text:p>
          </table:table-cell>
          <table:table-cell office:value-type="float" office:value="778">
            <text:p>778</text:p>
          </table:table-cell>
          <table:table-cell table:formula="of:=([.I273]/[.J273])*1000" office:value-type="float" office:value="18138.8174807198">
            <text:p>18138.8174807198</text:p>
          </table:table-cell>
          <table:table-cell office:value-type="float" office:value="18829">
            <text:p>18829</text:p>
          </table:table-cell>
          <table:table-cell office:value-type="float" office:value="711">
            <text:p>711</text:p>
          </table:table-cell>
          <table:table-cell table:formula="of:=([.L273]/[.M273])*1000" office:value-type="float" office:value="26482.4191279887">
            <text:p>26482.41912798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173">
            <text:p>21173</text:p>
          </table:table-cell>
          <table:table-cell office:value-type="float" office:value="592">
            <text:p>592</text:p>
          </table:table-cell>
          <table:table-cell table:formula="of:=([.C274]/[.D274])*1000" office:value-type="float" office:value="35765.2027027027">
            <text:p>35765.2027027027</text:p>
          </table:table-cell>
          <table:table-cell office:value-type="float" office:value="1326">
            <text:p>1326</text:p>
          </table:table-cell>
          <table:table-cell office:value-type="float" office:value="74">
            <text:p>74</text:p>
          </table:table-cell>
          <table:table-cell table:formula="of:=([.F274]/[.G274])*1000" office:value-type="float" office:value="17918.9189189189">
            <text:p>17918.9189189189</text:p>
          </table:table-cell>
          <table:table-cell office:value-type="float" office:value="14532">
            <text:p>14532</text:p>
          </table:table-cell>
          <table:table-cell office:value-type="float" office:value="583.5">
            <text:p>583.5</text:p>
          </table:table-cell>
          <table:table-cell table:formula="of:=([.I274]/[.J274])*1000" office:value-type="float" office:value="24904.8843187661">
            <text:p>24904.8843187661</text:p>
          </table:table-cell>
          <table:table-cell office:value-type="float" office:value="19149">
            <text:p>19149</text:p>
          </table:table-cell>
          <table:table-cell office:value-type="float" office:value="677">
            <text:p>677</text:p>
          </table:table-cell>
          <table:table-cell table:formula="of:=([.L274]/[.M274])*1000" office:value-type="float" office:value="28285.0812407681">
            <text:p>28285.081240768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701">
            <text:p>21701</text:p>
          </table:table-cell>
          <table:table-cell office:value-type="float" office:value="706">
            <text:p>706</text:p>
          </table:table-cell>
          <table:table-cell table:formula="of:=([.C275]/[.D275])*1000" office:value-type="float" office:value="30737.9603399433">
            <text:p>30737.9603399433</text:p>
          </table:table-cell>
          <table:table-cell office:value-type="float" office:value="1394">
            <text:p>1394</text:p>
          </table:table-cell>
          <table:table-cell office:value-type="float" office:value="72">
            <text:p>72</text:p>
          </table:table-cell>
          <table:table-cell table:formula="of:=([.F275]/[.G275])*1000" office:value-type="float" office:value="19361.1111111111">
            <text:p>19361.1111111111</text:p>
          </table:table-cell>
          <table:table-cell office:value-type="float" office:value="14661">
            <text:p>14661</text:p>
          </table:table-cell>
          <table:table-cell office:value-type="float" office:value="498">
            <text:p>498</text:p>
          </table:table-cell>
          <table:table-cell table:formula="of:=([.I275]/[.J275])*1000" office:value-type="float" office:value="29439.7590361446">
            <text:p>29439.7590361446</text:p>
          </table:table-cell>
          <table:table-cell office:value-type="float" office:value="19549">
            <text:p>19549</text:p>
          </table:table-cell>
          <table:table-cell office:value-type="float" office:value="999">
            <text:p>999</text:p>
          </table:table-cell>
          <table:table-cell table:formula="of:=([.L275]/[.M275])*1000" office:value-type="float" office:value="19568.5685685686">
            <text:p>19568.56856856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826">
            <text:p>21826</text:p>
          </table:table-cell>
          <table:table-cell office:value-type="float" office:value="584.333">
            <text:p>584.333</text:p>
          </table:table-cell>
          <table:table-cell table:formula="of:=([.C276]/[.D276])*1000" office:value-type="float" office:value="37351.9893622301">
            <text:p>37351.9893622301</text:p>
          </table:table-cell>
          <table:table-cell office:value-type="float" office:value="1399">
            <text:p>1399</text:p>
          </table:table-cell>
          <table:table-cell office:value-type="float" office:value="77">
            <text:p>77</text:p>
          </table:table-cell>
          <table:table-cell table:formula="of:=([.F276]/[.G276])*1000" office:value-type="float" office:value="18168.8311688312">
            <text:p>18168.8311688312</text:p>
          </table:table-cell>
          <table:table-cell office:value-type="float" office:value="15284">
            <text:p>15284</text:p>
          </table:table-cell>
          <table:table-cell office:value-type="float" office:value="1113">
            <text:p>1113</text:p>
          </table:table-cell>
          <table:table-cell table:formula="of:=([.I276]/[.J276])*1000" office:value-type="float" office:value="13732.2551662174">
            <text:p>13732.2551662174</text:p>
          </table:table-cell>
          <table:table-cell office:value-type="float" office:value="20989">
            <text:p>20989</text:p>
          </table:table-cell>
          <table:table-cell office:value-type="float" office:value="643">
            <text:p>643</text:p>
          </table:table-cell>
          <table:table-cell table:formula="of:=([.L276]/[.M276])*1000" office:value-type="float" office:value="32642.3017107309">
            <text:p>32642.30171073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693">
            <text:p>22693</text:p>
          </table:table-cell>
          <table:table-cell office:value-type="float" office:value="684">
            <text:p>684</text:p>
          </table:table-cell>
          <table:table-cell table:formula="of:=([.C277]/[.D277])*1000" office:value-type="float" office:value="33176.9005847953">
            <text:p>33176.9005847953</text:p>
          </table:table-cell>
          <table:table-cell office:value-type="float" office:value="1412">
            <text:p>1412</text:p>
          </table:table-cell>
          <table:table-cell office:value-type="float" office:value="59">
            <text:p>59</text:p>
          </table:table-cell>
          <table:table-cell table:formula="of:=([.F277]/[.G277])*1000" office:value-type="float" office:value="23932.2033898305">
            <text:p>23932.2033898305</text:p>
          </table:table-cell>
          <table:table-cell office:value-type="float" office:value="15469">
            <text:p>15469</text:p>
          </table:table-cell>
          <table:table-cell office:value-type="float" office:value="580">
            <text:p>580</text:p>
          </table:table-cell>
          <table:table-cell table:formula="of:=([.I277]/[.J277])*1000" office:value-type="float" office:value="26670.6896551724">
            <text:p>26670.6896551724</text:p>
          </table:table-cell>
          <table:table-cell office:value-type="float" office:value="21029">
            <text:p>21029</text:p>
          </table:table-cell>
          <table:table-cell office:value-type="float" office:value="2253">
            <text:p>2253</text:p>
          </table:table-cell>
          <table:table-cell table:formula="of:=([.L277]/[.M277])*1000" office:value-type="float" office:value="9333.77718597426">
            <text:p>9333.777185974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813">
            <text:p>22813</text:p>
          </table:table-cell>
          <table:table-cell office:value-type="float" office:value="678">
            <text:p>678</text:p>
          </table:table-cell>
          <table:table-cell table:formula="of:=([.C278]/[.D278])*1000" office:value-type="float" office:value="33647.4926253687">
            <text:p>33647.4926253687</text:p>
          </table:table-cell>
          <table:table-cell office:value-type="float" office:value="1422">
            <text:p>1422</text:p>
          </table:table-cell>
          <table:table-cell office:value-type="float" office:value="63">
            <text:p>63</text:p>
          </table:table-cell>
          <table:table-cell table:formula="of:=([.F278]/[.G278])*1000" office:value-type="float" office:value="22571.4285714286">
            <text:p>22571.4285714286</text:p>
          </table:table-cell>
          <table:table-cell office:value-type="float" office:value="15853">
            <text:p>15853</text:p>
          </table:table-cell>
          <table:table-cell office:value-type="float" office:value="733">
            <text:p>733</text:p>
          </table:table-cell>
          <table:table-cell table:formula="of:=([.I278]/[.J278])*1000" office:value-type="float" office:value="21627.5579809004">
            <text:p>21627.5579809004</text:p>
          </table:table-cell>
          <table:table-cell office:value-type="float" office:value="21637">
            <text:p>21637</text:p>
          </table:table-cell>
          <table:table-cell office:value-type="float" office:value="1045">
            <text:p>1045</text:p>
          </table:table-cell>
          <table:table-cell table:formula="of:=([.L278]/[.M278])*1000" office:value-type="float" office:value="20705.2631578947">
            <text:p>20705.263157894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175">
            <text:p>23175</text:p>
          </table:table-cell>
          <table:table-cell office:value-type="float" office:value="537">
            <text:p>537</text:p>
          </table:table-cell>
          <table:table-cell table:formula="of:=([.C279]/[.D279])*1000" office:value-type="float" office:value="43156.4245810056">
            <text:p>43156.4245810056</text:p>
          </table:table-cell>
          <table:table-cell office:value-type="float" office:value="1447">
            <text:p>1447</text:p>
          </table:table-cell>
          <table:table-cell office:value-type="float" office:value="87">
            <text:p>87</text:p>
          </table:table-cell>
          <table:table-cell table:formula="of:=([.F279]/[.G279])*1000" office:value-type="float" office:value="16632.183908046">
            <text:p>16632.183908046</text:p>
          </table:table-cell>
          <table:table-cell office:value-type="float" office:value="16765">
            <text:p>16765</text:p>
          </table:table-cell>
          <table:table-cell office:value-type="float" office:value="1079">
            <text:p>1079</text:p>
          </table:table-cell>
          <table:table-cell table:formula="of:=([.I279]/[.J279])*1000" office:value-type="float" office:value="15537.5347544022">
            <text:p>15537.5347544022</text:p>
          </table:table-cell>
          <table:table-cell office:value-type="float" office:value="21701">
            <text:p>21701</text:p>
          </table:table-cell>
          <table:table-cell office:value-type="float" office:value="560">
            <text:p>560</text:p>
          </table:table-cell>
          <table:table-cell table:formula="of:=([.L279]/[.M279])*1000" office:value-type="float" office:value="38751.7857142857">
            <text:p>38751.785714285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077">
            <text:p>26077</text:p>
          </table:table-cell>
          <table:table-cell office:value-type="float" office:value="868">
            <text:p>868</text:p>
          </table:table-cell>
          <table:table-cell table:formula="of:=([.C280]/[.D280])*1000" office:value-type="float" office:value="30042.6267281106">
            <text:p>30042.6267281106</text:p>
          </table:table-cell>
          <table:table-cell office:value-type="float" office:value="1483">
            <text:p>1483</text:p>
          </table:table-cell>
          <table:table-cell office:value-type="float" office:value="80">
            <text:p>80</text:p>
          </table:table-cell>
          <table:table-cell table:formula="of:=([.F280]/[.G280])*1000" office:value-type="float" office:value="18537.5">
            <text:p>18537.5</text:p>
          </table:table-cell>
          <table:table-cell office:value-type="float" office:value="17077">
            <text:p>17077</text:p>
          </table:table-cell>
          <table:table-cell office:value-type="float" office:value="550">
            <text:p>550</text:p>
          </table:table-cell>
          <table:table-cell table:formula="of:=([.I280]/[.J280])*1000" office:value-type="float" office:value="31049.0909090909">
            <text:p>31049.0909090909</text:p>
          </table:table-cell>
          <table:table-cell office:value-type="float" office:value="21826">
            <text:p>21826</text:p>
          </table:table-cell>
          <table:table-cell office:value-type="float" office:value="784.5">
            <text:p>784.5</text:p>
          </table:table-cell>
          <table:table-cell table:formula="of:=([.L280]/[.M280])*1000" office:value-type="float" office:value="27821.5423836839">
            <text:p>27821.54238368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717">
            <text:p>26717</text:p>
          </table:table-cell>
          <table:table-cell office:value-type="float" office:value="748">
            <text:p>748</text:p>
          </table:table-cell>
          <table:table-cell table:formula="of:=([.C281]/[.D281])*1000" office:value-type="float" office:value="35717.9144385027">
            <text:p>35717.9144385027</text:p>
          </table:table-cell>
          <table:table-cell office:value-type="float" office:value="1487">
            <text:p>1487</text:p>
          </table:table-cell>
          <table:table-cell office:value-type="float" office:value="52">
            <text:p>52</text:p>
          </table:table-cell>
          <table:table-cell table:formula="of:=([.F281]/[.G281])*1000" office:value-type="float" office:value="28596.1538461538">
            <text:p>28596.1538461538</text:p>
          </table:table-cell>
          <table:table-cell office:value-type="float" office:value="17487">
            <text:p>17487</text:p>
          </table:table-cell>
          <table:table-cell office:value-type="float" office:value="1101">
            <text:p>1101</text:p>
          </table:table-cell>
          <table:table-cell table:formula="of:=([.I281]/[.J281])*1000" office:value-type="float" office:value="15882.8337874659">
            <text:p>15882.8337874659</text:p>
          </table:table-cell>
          <table:table-cell office:value-type="float" office:value="23597">
            <text:p>23597</text:p>
          </table:table-cell>
          <table:table-cell office:value-type="float" office:value="783">
            <text:p>783</text:p>
          </table:table-cell>
          <table:table-cell table:formula="of:=([.L281]/[.M281])*1000" office:value-type="float" office:value="30136.6538952746">
            <text:p>30136.653895274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4188">
            <text:p>44188</text:p>
          </table:table-cell>
          <table:table-cell office:value-type="float" office:value="1423">
            <text:p>1423</text:p>
          </table:table-cell>
          <table:table-cell table:formula="of:=([.C282]/[.D282])*1000" office:value-type="float" office:value="31052.7055516514">
            <text:p>31052.7055516514</text:p>
          </table:table-cell>
          <table:table-cell office:value-type="float" office:value="1495">
            <text:p>1495</text:p>
          </table:table-cell>
          <table:table-cell office:value-type="float" office:value="164.5">
            <text:p>164.5</text:p>
          </table:table-cell>
          <table:table-cell table:formula="of:=([.F282]/[.G282])*1000" office:value-type="float" office:value="9088.14589665654">
            <text:p>9088.1458966565</text:p>
          </table:table-cell>
          <table:table-cell office:value-type="float" office:value="17957">
            <text:p>17957</text:p>
          </table:table-cell>
          <table:table-cell office:value-type="float" office:value="630">
            <text:p>630</text:p>
          </table:table-cell>
          <table:table-cell table:formula="of:=([.I282]/[.J282])*1000" office:value-type="float" office:value="28503.1746031746">
            <text:p>28503.1746031746</text:p>
          </table:table-cell>
          <table:table-cell office:value-type="float" office:value="53479">
            <text:p>53479</text:p>
          </table:table-cell>
          <table:table-cell office:value-type="float" office:value="1821">
            <text:p>1821</text:p>
          </table:table-cell>
          <table:table-cell table:formula="of:=([.L282]/[.M282])*1000" office:value-type="float" office:value="29367.9297089511">
            <text:p>29367.92970895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7424">
            <text:p>57424</text:p>
          </table:table-cell>
          <table:table-cell office:value-type="float" office:value="1547">
            <text:p>1547</text:p>
          </table:table-cell>
          <table:table-cell table:formula="of:=([.C283]/[.D283])*1000" office:value-type="float" office:value="37119.5862960569">
            <text:p>37119.5862960569</text:p>
          </table:table-cell>
          <table:table-cell office:value-type="float" office:value="1496">
            <text:p>1496</text:p>
          </table:table-cell>
          <table:table-cell office:value-type="float" office:value="81">
            <text:p>81</text:p>
          </table:table-cell>
          <table:table-cell table:formula="of:=([.F283]/[.G283])*1000" office:value-type="float" office:value="18469.1358024691">
            <text:p>18469.1358024691</text:p>
          </table:table-cell>
          <table:table-cell office:value-type="float" office:value="18309">
            <text:p>18309</text:p>
          </table:table-cell>
          <table:table-cell office:value-type="float" office:value="659">
            <text:p>659</text:p>
          </table:table-cell>
          <table:table-cell table:formula="of:=([.I283]/[.J283])*1000" office:value-type="float" office:value="27783.004552352">
            <text:p>27783.004552352</text:p>
          </table:table-cell>
          <table:table-cell office:value-type="float" office:value="60718">
            <text:p>60718</text:p>
          </table:table-cell>
          <table:table-cell office:value-type="float" office:value="1634">
            <text:p>1634</text:p>
          </table:table-cell>
          <table:table-cell table:formula="of:=([.L283]/[.M283])*1000" office:value-type="float" office:value="37159.1187270502">
            <text:p>37159.11872705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0199">
            <text:p>60199</text:p>
          </table:table-cell>
          <table:table-cell office:value-type="float" office:value="1550">
            <text:p>1550</text:p>
          </table:table-cell>
          <table:table-cell table:formula="of:=([.C284]/[.D284])*1000" office:value-type="float" office:value="38838.064516129">
            <text:p>38838.064516129</text:p>
          </table:table-cell>
          <table:table-cell office:value-type="float" office:value="1498">
            <text:p>1498</text:p>
          </table:table-cell>
          <table:table-cell office:value-type="float" office:value="58">
            <text:p>58</text:p>
          </table:table-cell>
          <table:table-cell table:formula="of:=([.F284]/[.G284])*1000" office:value-type="float" office:value="25827.5862068965">
            <text:p>25827.5862068965</text:p>
          </table:table-cell>
          <table:table-cell office:value-type="float" office:value="18901">
            <text:p>18901</text:p>
          </table:table-cell>
          <table:table-cell office:value-type="float" office:value="664">
            <text:p>664</text:p>
          </table:table-cell>
          <table:table-cell table:formula="of:=([.I284]/[.J284])*1000" office:value-type="float" office:value="28465.3614457831">
            <text:p>28465.3614457831</text:p>
          </table:table-cell>
          <table:table-cell office:value-type="float" office:value="66381">
            <text:p>66381</text:p>
          </table:table-cell>
          <table:table-cell office:value-type="float" office:value="4056">
            <text:p>4056</text:p>
          </table:table-cell>
          <table:table-cell table:formula="of:=([.L284]/[.M284])*1000" office:value-type="float" office:value="16366.124260355">
            <text:p>16366.1242603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9268">
            <text:p>69268</text:p>
          </table:table-cell>
          <table:table-cell office:value-type="float" office:value="1737">
            <text:p>1737</text:p>
          </table:table-cell>
          <table:table-cell table:formula="of:=([.C285]/[.D285])*1000" office:value-type="float" office:value="39877.9504893495">
            <text:p>39877.9504893495</text:p>
          </table:table-cell>
          <table:table-cell office:value-type="float" office:value="1508">
            <text:p>1508</text:p>
          </table:table-cell>
          <table:table-cell office:value-type="float" office:value="93.5">
            <text:p>93.5</text:p>
          </table:table-cell>
          <table:table-cell table:formula="of:=([.F285]/[.G285])*1000" office:value-type="float" office:value="16128.3422459893">
            <text:p>16128.3422459893</text:p>
          </table:table-cell>
          <table:table-cell office:value-type="float" office:value="19821">
            <text:p>19821</text:p>
          </table:table-cell>
          <table:table-cell office:value-type="float" office:value="985">
            <text:p>985</text:p>
          </table:table-cell>
          <table:table-cell table:formula="of:=([.I285]/[.J285])*1000" office:value-type="float" office:value="20122.8426395939">
            <text:p>20122.8426395939</text:p>
          </table:table-cell>
          <table:table-cell office:value-type="float" office:value="70510">
            <text:p>70510</text:p>
          </table:table-cell>
          <table:table-cell office:value-type="float" office:value="3792">
            <text:p>3792</text:p>
          </table:table-cell>
          <table:table-cell table:formula="of:=([.L285]/[.M285])*1000" office:value-type="float" office:value="18594.4092827004">
            <text:p>18594.4092827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0348">
            <text:p>70348</text:p>
          </table:table-cell>
          <table:table-cell office:value-type="float" office:value="1750">
            <text:p>1750</text:p>
          </table:table-cell>
          <table:table-cell table:formula="of:=([.C286]/[.D286])*1000" office:value-type="float" office:value="40198.8571428571">
            <text:p>40198.8571428571</text:p>
          </table:table-cell>
          <table:table-cell office:value-type="float" office:value="1521">
            <text:p>1521</text:p>
          </table:table-cell>
          <table:table-cell office:value-type="float" office:value="97">
            <text:p>97</text:p>
          </table:table-cell>
          <table:table-cell table:formula="of:=([.F286]/[.G286])*1000" office:value-type="float" office:value="15680.412371134">
            <text:p>15680.412371134</text:p>
          </table:table-cell>
          <table:table-cell office:value-type="float" office:value="19861">
            <text:p>19861</text:p>
          </table:table-cell>
          <table:table-cell office:value-type="float" office:value="883">
            <text:p>883</text:p>
          </table:table-cell>
          <table:table-cell table:formula="of:=([.I286]/[.J286])*1000" office:value-type="float" office:value="22492.6387315968">
            <text:p>22492.6387315968</text:p>
          </table:table-cell>
          <table:table-cell office:value-type="float" office:value="74491">
            <text:p>74491</text:p>
          </table:table-cell>
          <table:table-cell office:value-type="float" office:value="2183">
            <text:p>2183</text:p>
          </table:table-cell>
          <table:table-cell table:formula="of:=([.L286]/[.M286])*1000" office:value-type="float" office:value="34123.2249198351">
            <text:p>34123.224919835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6572">
            <text:p>86572</text:p>
          </table:table-cell>
          <table:table-cell office:value-type="float" office:value="2388">
            <text:p>2388</text:p>
          </table:table-cell>
          <table:table-cell table:formula="of:=([.C287]/[.D287])*1000" office:value-type="float" office:value="36252.9313232831">
            <text:p>36252.9313232831</text:p>
          </table:table-cell>
          <table:table-cell office:value-type="float" office:value="1522">
            <text:p>1522</text:p>
          </table:table-cell>
          <table:table-cell office:value-type="float" office:value="59">
            <text:p>59</text:p>
          </table:table-cell>
          <table:table-cell table:formula="of:=([.F287]/[.G287])*1000" office:value-type="float" office:value="25796.6101694915">
            <text:p>25796.6101694915</text:p>
          </table:table-cell>
          <table:table-cell office:value-type="float" office:value="21456">
            <text:p>21456</text:p>
          </table:table-cell>
          <table:table-cell office:value-type="float" office:value="695.667">
            <text:p>695.667</text:p>
          </table:table-cell>
          <table:table-cell table:formula="of:=([.I287]/[.J287])*1000" office:value-type="float" office:value="30842.3426725718">
            <text:p>30842.3426725718</text:p>
          </table:table-cell>
          <table:table-cell office:value-type="float" office:value="77074">
            <text:p>77074</text:p>
          </table:table-cell>
          <table:table-cell office:value-type="float" office:value="4971">
            <text:p>4971</text:p>
          </table:table-cell>
          <table:table-cell table:formula="of:=([.L287]/[.M287])*1000" office:value-type="float" office:value="15504.7274190304">
            <text:p>15504.72741903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6840">
            <text:p>86840</text:p>
          </table:table-cell>
          <table:table-cell office:value-type="float" office:value="1751.4">
            <text:p>1751.4</text:p>
          </table:table-cell>
          <table:table-cell table:formula="of:=([.C288]/[.D288])*1000" office:value-type="float" office:value="49583.1905903848">
            <text:p>49583.1905903848</text:p>
          </table:table-cell>
          <table:table-cell office:value-type="float" office:value="1549">
            <text:p>1549</text:p>
          </table:table-cell>
          <table:table-cell office:value-type="float" office:value="76">
            <text:p>76</text:p>
          </table:table-cell>
          <table:table-cell table:formula="of:=([.F288]/[.G288])*1000" office:value-type="float" office:value="20381.5789473684">
            <text:p>20381.5789473684</text:p>
          </table:table-cell>
          <table:table-cell office:value-type="float" office:value="21701">
            <text:p>21701</text:p>
          </table:table-cell>
          <table:table-cell office:value-type="float" office:value="701.5">
            <text:p>701.5</text:p>
          </table:table-cell>
          <table:table-cell table:formula="of:=([.I288]/[.J288])*1000" office:value-type="float" office:value="30935.1389878831">
            <text:p>30935.1389878831</text:p>
          </table:table-cell>
          <table:table-cell office:value-type="float" office:value="77935">
            <text:p>77935</text:p>
          </table:table-cell>
          <table:table-cell office:value-type="float" office:value="2532">
            <text:p>2532</text:p>
          </table:table-cell>
          <table:table-cell table:formula="of:=([.L288]/[.M288])*1000" office:value-type="float" office:value="30780.0157977883">
            <text:p>30780.01579778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7406">
            <text:p>87406</text:p>
          </table:table-cell>
          <table:table-cell office:value-type="float" office:value="2497">
            <text:p>2497</text:p>
          </table:table-cell>
          <table:table-cell table:formula="of:=([.C289]/[.D289])*1000" office:value-type="float" office:value="35004.4052863436">
            <text:p>35004.4052863436</text:p>
          </table:table-cell>
          <table:table-cell office:value-type="float" office:value="1552">
            <text:p>1552</text:p>
          </table:table-cell>
          <table:table-cell office:value-type="float" office:value="76">
            <text:p>76</text:p>
          </table:table-cell>
          <table:table-cell table:formula="of:=([.F289]/[.G289])*1000" office:value-type="float" office:value="20421.0526315789">
            <text:p>20421.0526315789</text:p>
          </table:table-cell>
          <table:table-cell office:value-type="float" office:value="22637">
            <text:p>22637</text:p>
          </table:table-cell>
          <table:table-cell office:value-type="float" office:value="846">
            <text:p>846</text:p>
          </table:table-cell>
          <table:table-cell table:formula="of:=([.I289]/[.J289])*1000" office:value-type="float" office:value="26757.68321513">
            <text:p>26757.68321513</text:p>
          </table:table-cell>
          <table:table-cell office:value-type="float" office:value="78298">
            <text:p>78298</text:p>
          </table:table-cell>
          <table:table-cell office:value-type="float" office:value="2532">
            <text:p>2532</text:p>
          </table:table-cell>
          <table:table-cell table:formula="of:=([.L289]/[.M289])*1000" office:value-type="float" office:value="30923.3807266983">
            <text:p>30923.38072669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2203">
            <text:p>92203</text:p>
          </table:table-cell>
          <table:table-cell office:value-type="float" office:value="3802">
            <text:p>3802</text:p>
          </table:table-cell>
          <table:table-cell table:formula="of:=([.C290]/[.D290])*1000" office:value-type="float" office:value="24251.1835875855">
            <text:p>24251.1835875855</text:p>
          </table:table-cell>
          <table:table-cell office:value-type="float" office:value="1574">
            <text:p>1574</text:p>
          </table:table-cell>
          <table:table-cell office:value-type="float" office:value="105.5">
            <text:p>105.5</text:p>
          </table:table-cell>
          <table:table-cell table:formula="of:=([.F290]/[.G290])*1000" office:value-type="float" office:value="14919.4312796209">
            <text:p>14919.4312796209</text:p>
          </table:table-cell>
          <table:table-cell office:value-type="float" office:value="23317">
            <text:p>23317</text:p>
          </table:table-cell>
          <table:table-cell office:value-type="float" office:value="974">
            <text:p>974</text:p>
          </table:table-cell>
          <table:table-cell table:formula="of:=([.I290]/[.J290])*1000" office:value-type="float" office:value="23939.4250513347">
            <text:p>23939.4250513347</text:p>
          </table:table-cell>
          <table:table-cell office:value-type="float" office:value="86840">
            <text:p>86840</text:p>
          </table:table-cell>
          <table:table-cell office:value-type="float" office:value="2366.333">
            <text:p>2366.333</text:p>
          </table:table-cell>
          <table:table-cell table:formula="of:=([.L290]/[.M290])*1000" office:value-type="float" office:value="36698.1316661687">
            <text:p>36698.13166616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707">
            <text:p>104707</text:p>
          </table:table-cell>
          <table:table-cell office:value-type="float" office:value="2747">
            <text:p>2747</text:p>
          </table:table-cell>
          <table:table-cell table:formula="of:=([.C291]/[.D291])*1000" office:value-type="float" office:value="38116.8547506371">
            <text:p>38116.8547506371</text:p>
          </table:table-cell>
          <table:table-cell office:value-type="float" office:value="1590">
            <text:p>1590</text:p>
          </table:table-cell>
          <table:table-cell office:value-type="float" office:value="89">
            <text:p>89</text:p>
          </table:table-cell>
          <table:table-cell table:formula="of:=([.F291]/[.G291])*1000" office:value-type="float" office:value="17865.1685393258">
            <text:p>17865.1685393258</text:p>
          </table:table-cell>
          <table:table-cell office:value-type="float" office:value="65392">
            <text:p>65392</text:p>
          </table:table-cell>
          <table:table-cell office:value-type="float" office:value="2039">
            <text:p>2039</text:p>
          </table:table-cell>
          <table:table-cell table:formula="of:=([.I291]/[.J291])*1000" office:value-type="float" office:value="32070.6228543404">
            <text:p>32070.6228543404</text:p>
          </table:table-cell>
          <table:table-cell office:value-type="float" office:value="93595">
            <text:p>93595</text:p>
          </table:table-cell>
          <table:table-cell office:value-type="float" office:value="2638">
            <text:p>2638</text:p>
          </table:table-cell>
          <table:table-cell table:formula="of:=([.L291]/[.M291])*1000" office:value-type="float" office:value="35479.5299469295">
            <text:p>35479.52994692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5413">
            <text:p>105413</text:p>
          </table:table-cell>
          <table:table-cell office:value-type="float" office:value="2714">
            <text:p>2714</text:p>
          </table:table-cell>
          <table:table-cell table:formula="of:=([.C292]/[.D292])*1000" office:value-type="float" office:value="38840.456890199">
            <text:p>38840.456890199</text:p>
          </table:table-cell>
          <table:table-cell office:value-type="float" office:value="1627">
            <text:p>1627</text:p>
          </table:table-cell>
          <table:table-cell office:value-type="float" office:value="101.5">
            <text:p>101.5</text:p>
          </table:table-cell>
          <table:table-cell table:formula="of:=([.F292]/[.G292])*1000" office:value-type="float" office:value="16029.5566502463">
            <text:p>16029.5566502463</text:p>
          </table:table-cell>
          <table:table-cell office:value-type="float" office:value="68368">
            <text:p>68368</text:p>
          </table:table-cell>
          <table:table-cell office:value-type="float" office:value="2154">
            <text:p>2154</text:p>
          </table:table-cell>
          <table:table-cell table:formula="of:=([.I292]/[.J292])*1000" office:value-type="float" office:value="31740.0185701021">
            <text:p>31740.0185701021</text:p>
          </table:table-cell>
          <table:table-cell office:value-type="float" office:value="97136">
            <text:p>97136</text:p>
          </table:table-cell>
          <table:table-cell office:value-type="float" office:value="2533">
            <text:p>2533</text:p>
          </table:table-cell>
          <table:table-cell table:formula="of:=([.L292]/[.M292])*1000" office:value-type="float" office:value="38348.2037110146">
            <text:p>38348.203711014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6924">
            <text:p>106924</text:p>
          </table:table-cell>
          <table:table-cell office:value-type="float" office:value="2522">
            <text:p>2522</text:p>
          </table:table-cell>
          <table:table-cell table:formula="of:=([.C293]/[.D293])*1000" office:value-type="float" office:value="42396.5107057891">
            <text:p>42396.5107057891</text:p>
          </table:table-cell>
          <table:table-cell office:value-type="float" office:value="1640">
            <text:p>1640</text:p>
          </table:table-cell>
          <table:table-cell office:value-type="float" office:value="104">
            <text:p>104</text:p>
          </table:table-cell>
          <table:table-cell table:formula="of:=([.F293]/[.G293])*1000" office:value-type="float" office:value="15769.2307692308">
            <text:p>15769.2307692308</text:p>
          </table:table-cell>
          <table:table-cell office:value-type="float" office:value="80167">
            <text:p>80167</text:p>
          </table:table-cell>
          <table:table-cell office:value-type="float" office:value="2751">
            <text:p>2751</text:p>
          </table:table-cell>
          <table:table-cell table:formula="of:=([.I293]/[.J293])*1000" office:value-type="float" office:value="29141.0396219557">
            <text:p>29141.0396219557</text:p>
          </table:table-cell>
          <table:table-cell office:value-type="float" office:value="102732">
            <text:p>102732</text:p>
          </table:table-cell>
          <table:table-cell office:value-type="float" office:value="4945">
            <text:p>4945</text:p>
          </table:table-cell>
          <table:table-cell table:formula="of:=([.L293]/[.M293])*1000" office:value-type="float" office:value="20774.9241658241">
            <text:p>20774.924165824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8100">
            <text:p>108100</text:p>
          </table:table-cell>
          <table:table-cell office:value-type="float" office:value="4216">
            <text:p>4216</text:p>
          </table:table-cell>
          <table:table-cell table:formula="of:=([.C294]/[.D294])*1000" office:value-type="float" office:value="25640.4174573055">
            <text:p>25640.4174573055</text:p>
          </table:table-cell>
          <table:table-cell office:value-type="float" office:value="1645">
            <text:p>1645</text:p>
          </table:table-cell>
          <table:table-cell office:value-type="float" office:value="326">
            <text:p>326</text:p>
          </table:table-cell>
          <table:table-cell table:formula="of:=([.F294]/[.G294])*1000" office:value-type="float" office:value="5046.01226993865">
            <text:p>5046.0122699387</text:p>
          </table:table-cell>
          <table:table-cell office:value-type="float" office:value="81223">
            <text:p>81223</text:p>
          </table:table-cell>
          <table:table-cell office:value-type="float" office:value="2116">
            <text:p>2116</text:p>
          </table:table-cell>
          <table:table-cell table:formula="of:=([.I294]/[.J294])*1000" office:value-type="float" office:value="38385.1606805293">
            <text:p>38385.1606805293</text:p>
          </table:table-cell>
          <table:table-cell office:value-type="float" office:value="109783">
            <text:p>109783</text:p>
          </table:table-cell>
          <table:table-cell office:value-type="float" office:value="2902">
            <text:p>2902</text:p>
          </table:table-cell>
          <table:table-cell table:formula="of:=([.L294]/[.M294])*1000" office:value-type="float" office:value="37830.1171605789">
            <text:p>37830.11716057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0597">
            <text:p>110597</text:p>
          </table:table-cell>
          <table:table-cell office:value-type="float" office:value="3320">
            <text:p>3320</text:p>
          </table:table-cell>
          <table:table-cell table:formula="of:=([.C295]/[.D295])*1000" office:value-type="float" office:value="33312.3493975904">
            <text:p>33312.3493975904</text:p>
          </table:table-cell>
          <table:table-cell office:value-type="float" office:value="1647">
            <text:p>1647</text:p>
          </table:table-cell>
          <table:table-cell office:value-type="float" office:value="74">
            <text:p>74</text:p>
          </table:table-cell>
          <table:table-cell table:formula="of:=([.F295]/[.G295])*1000" office:value-type="float" office:value="22256.7567567568">
            <text:p>22256.7567567568</text:p>
          </table:table-cell>
          <table:table-cell office:value-type="float" office:value="82433">
            <text:p>82433</text:p>
          </table:table-cell>
          <table:table-cell office:value-type="float" office:value="2564">
            <text:p>2564</text:p>
          </table:table-cell>
          <table:table-cell table:formula="of:=([.I295]/[.J295])*1000" office:value-type="float" office:value="32150.1560062403">
            <text:p>32150.1560062403</text:p>
          </table:table-cell>
          <table:table-cell office:value-type="float" office:value="114099">
            <text:p>114099</text:p>
          </table:table-cell>
          <table:table-cell office:value-type="float" office:value="3363">
            <text:p>3363</text:p>
          </table:table-cell>
          <table:table-cell table:formula="of:=([.L295]/[.M295])*1000" office:value-type="float" office:value="33927.7430865299">
            <text:p>33927.74308652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2670">
            <text:p>112670</text:p>
          </table:table-cell>
          <table:table-cell office:value-type="float" office:value="2861">
            <text:p>2861</text:p>
          </table:table-cell>
          <table:table-cell table:formula="of:=([.C296]/[.D296])*1000" office:value-type="float" office:value="39381.3351974834">
            <text:p>39381.3351974834</text:p>
          </table:table-cell>
          <table:table-cell office:value-type="float" office:value="1648">
            <text:p>1648</text:p>
          </table:table-cell>
          <table:table-cell office:value-type="float" office:value="83">
            <text:p>83</text:p>
          </table:table-cell>
          <table:table-cell table:formula="of:=([.F296]/[.G296])*1000" office:value-type="float" office:value="19855.421686747">
            <text:p>19855.421686747</text:p>
          </table:table-cell>
          <table:table-cell office:value-type="float" office:value="85738">
            <text:p>85738</text:p>
          </table:table-cell>
          <table:table-cell office:value-type="float" office:value="1994">
            <text:p>1994</text:p>
          </table:table-cell>
          <table:table-cell table:formula="of:=([.I296]/[.J296])*1000" office:value-type="float" office:value="42997.9939819458">
            <text:p>42997.9939819458</text:p>
          </table:table-cell>
          <table:table-cell office:value-type="float" office:value="114463">
            <text:p>114463</text:p>
          </table:table-cell>
          <table:table-cell office:value-type="float" office:value="4793">
            <text:p>4793</text:p>
          </table:table-cell>
          <table:table-cell table:formula="of:=([.L296]/[.M296])*1000" office:value-type="float" office:value="23881.2852075944">
            <text:p>23881.28520759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5267">
            <text:p>115267</text:p>
          </table:table-cell>
          <table:table-cell office:value-type="float" office:value="3296">
            <text:p>3296</text:p>
          </table:table-cell>
          <table:table-cell table:formula="of:=([.C297]/[.D297])*1000" office:value-type="float" office:value="34971.7839805825">
            <text:p>34971.7839805825</text:p>
          </table:table-cell>
          <table:table-cell office:value-type="float" office:value="1668">
            <text:p>1668</text:p>
          </table:table-cell>
          <table:table-cell office:value-type="float" office:value="523">
            <text:p>523</text:p>
          </table:table-cell>
          <table:table-cell table:formula="of:=([.F297]/[.G297])*1000" office:value-type="float" office:value="3189.29254302103">
            <text:p>3189.292543021</text:p>
          </table:table-cell>
          <table:table-cell office:value-type="float" office:value="86735">
            <text:p>86735</text:p>
          </table:table-cell>
          <table:table-cell office:value-type="float" office:value="2397">
            <text:p>2397</text:p>
          </table:table-cell>
          <table:table-cell table:formula="of:=([.I297]/[.J297])*1000" office:value-type="float" office:value="36184.8143512724">
            <text:p>36184.8143512724</text:p>
          </table:table-cell>
          <table:table-cell office:value-type="float" office:value="115889">
            <text:p>115889</text:p>
          </table:table-cell>
          <table:table-cell office:value-type="float" office:value="3372">
            <text:p>3372</text:p>
          </table:table-cell>
          <table:table-cell table:formula="of:=([.L297]/[.M297])*1000" office:value-type="float" office:value="34368.0308422301">
            <text:p>34368.03084223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8212">
            <text:p>118212</text:p>
          </table:table-cell>
          <table:table-cell office:value-type="float" office:value="4567">
            <text:p>4567</text:p>
          </table:table-cell>
          <table:table-cell table:formula="of:=([.C298]/[.D298])*1000" office:value-type="float" office:value="25883.9500766367">
            <text:p>25883.9500766367</text:p>
          </table:table-cell>
          <table:table-cell office:value-type="float" office:value="1677">
            <text:p>1677</text:p>
          </table:table-cell>
          <table:table-cell office:value-type="float" office:value="61">
            <text:p>61</text:p>
          </table:table-cell>
          <table:table-cell table:formula="of:=([.F298]/[.G298])*1000" office:value-type="float" office:value="27491.8032786885">
            <text:p>27491.8032786885</text:p>
          </table:table-cell>
          <table:table-cell office:value-type="float" office:value="86840">
            <text:p>86840</text:p>
          </table:table-cell>
          <table:table-cell office:value-type="float" office:value="1809.667">
            <text:p>1809.667</text:p>
          </table:table-cell>
          <table:table-cell table:formula="of:=([.I298]/[.J298])*1000" office:value-type="float" office:value="47986.7290501512">
            <text:p>47986.7290501512</text:p>
          </table:table-cell>
          <table:table-cell office:value-type="float" office:value="119279">
            <text:p>119279</text:p>
          </table:table-cell>
          <table:table-cell office:value-type="float" office:value="3342">
            <text:p>3342</text:p>
          </table:table-cell>
          <table:table-cell table:formula="of:=([.L298]/[.M298])*1000" office:value-type="float" office:value="35690.9036505087">
            <text:p>35690.90365050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1207">
            <text:p>121207</text:p>
          </table:table-cell>
          <table:table-cell office:value-type="float" office:value="3152">
            <text:p>3152</text:p>
          </table:table-cell>
          <table:table-cell table:formula="of:=([.C299]/[.D299])*1000" office:value-type="float" office:value="38453.9974619289">
            <text:p>38453.9974619289</text:p>
          </table:table-cell>
          <table:table-cell office:value-type="float" office:value="1701">
            <text:p>1701</text:p>
          </table:table-cell>
          <table:table-cell office:value-type="float" office:value="133.5">
            <text:p>133.5</text:p>
          </table:table-cell>
          <table:table-cell table:formula="of:=([.F299]/[.G299])*1000" office:value-type="float" office:value="12741.5730337079">
            <text:p>12741.5730337079</text:p>
          </table:table-cell>
          <table:table-cell office:value-type="float" office:value="92130">
            <text:p>92130</text:p>
          </table:table-cell>
          <table:table-cell office:value-type="float" office:value="2733">
            <text:p>2733</text:p>
          </table:table-cell>
          <table:table-cell table:formula="of:=([.I299]/[.J299])*1000" office:value-type="float" office:value="33710.2085620198">
            <text:p>33710.2085620198</text:p>
          </table:table-cell>
          <table:table-cell office:value-type="float" office:value="121207">
            <text:p>121207</text:p>
          </table:table-cell>
          <table:table-cell office:value-type="float" office:value="5689">
            <text:p>5689</text:p>
          </table:table-cell>
          <table:table-cell table:formula="of:=([.L299]/[.M299])*1000" office:value-type="float" office:value="21305.5018456671">
            <text:p>21305.501845667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4014">
            <text:p>124014</text:p>
          </table:table-cell>
          <table:table-cell office:value-type="float" office:value="3647">
            <text:p>3647</text:p>
          </table:table-cell>
          <table:table-cell table:formula="of:=([.C300]/[.D300])*1000" office:value-type="float" office:value="34004.387167535">
            <text:p>34004.387167535</text:p>
          </table:table-cell>
          <table:table-cell office:value-type="float" office:value="1702">
            <text:p>1702</text:p>
          </table:table-cell>
          <table:table-cell office:value-type="float" office:value="87">
            <text:p>87</text:p>
          </table:table-cell>
          <table:table-cell table:formula="of:=([.F300]/[.G300])*1000" office:value-type="float" office:value="19563.2183908046">
            <text:p>19563.2183908046</text:p>
          </table:table-cell>
          <table:table-cell office:value-type="float" office:value="97235">
            <text:p>97235</text:p>
          </table:table-cell>
          <table:table-cell office:value-type="float" office:value="2421">
            <text:p>2421</text:p>
          </table:table-cell>
          <table:table-cell table:formula="of:=([.I300]/[.J300])*1000" office:value-type="float" office:value="40163.1557207765">
            <text:p>40163.1557207765</text:p>
          </table:table-cell>
          <table:table-cell office:value-type="float" office:value="124014">
            <text:p>124014</text:p>
          </table:table-cell>
          <table:table-cell office:value-type="float" office:value="5899">
            <text:p>5899</text:p>
          </table:table-cell>
          <table:table-cell table:formula="of:=([.L300]/[.M300])*1000" office:value-type="float" office:value="21022.8852347856">
            <text:p>21022.88523478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7410">
            <text:p>127410</text:p>
          </table:table-cell>
          <table:table-cell office:value-type="float" office:value="3740">
            <text:p>3740</text:p>
          </table:table-cell>
          <table:table-cell table:formula="of:=([.C301]/[.D301])*1000" office:value-type="float" office:value="34066.8449197861">
            <text:p>34066.8449197861</text:p>
          </table:table-cell>
          <table:table-cell office:value-type="float" office:value="1708">
            <text:p>1708</text:p>
          </table:table-cell>
          <table:table-cell office:value-type="float" office:value="78">
            <text:p>78</text:p>
          </table:table-cell>
          <table:table-cell table:formula="of:=([.F301]/[.G301])*1000" office:value-type="float" office:value="21897.4358974359">
            <text:p>21897.4358974359</text:p>
          </table:table-cell>
          <table:table-cell office:value-type="float" office:value="99724">
            <text:p>99724</text:p>
          </table:table-cell>
          <table:table-cell office:value-type="float" office:value="12391">
            <text:p>12391</text:p>
          </table:table-cell>
          <table:table-cell table:formula="of:=([.I301]/[.J301])*1000" office:value-type="float" office:value="8048.09942700347">
            <text:p>8048.0994270035</text:p>
          </table:table-cell>
          <table:table-cell office:value-type="float" office:value="124825">
            <text:p>124825</text:p>
          </table:table-cell>
          <table:table-cell office:value-type="float" office:value="3294">
            <text:p>3294</text:p>
          </table:table-cell>
          <table:table-cell table:formula="of:=([.L301]/[.M301])*1000" office:value-type="float" office:value="37894.656952034">
            <text:p>37894.65695203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8827">
            <text:p>128827</text:p>
          </table:table-cell>
          <table:table-cell office:value-type="float" office:value="3129">
            <text:p>3129</text:p>
          </table:table-cell>
          <table:table-cell table:formula="of:=([.C302]/[.D302])*1000" office:value-type="float" office:value="41171.9399169064">
            <text:p>41171.9399169064</text:p>
          </table:table-cell>
          <table:table-cell office:value-type="float" office:value="1722">
            <text:p>1722</text:p>
          </table:table-cell>
          <table:table-cell office:value-type="float" office:value="195.5">
            <text:p>195.5</text:p>
          </table:table-cell>
          <table:table-cell table:formula="of:=([.F302]/[.G302])*1000" office:value-type="float" office:value="8808.18414322251">
            <text:p>8808.1841432225</text:p>
          </table:table-cell>
          <table:table-cell office:value-type="float" office:value="100303">
            <text:p>100303</text:p>
          </table:table-cell>
          <table:table-cell office:value-type="float" office:value="2572">
            <text:p>2572</text:p>
          </table:table-cell>
          <table:table-cell table:formula="of:=([.I302]/[.J302])*1000" office:value-type="float" office:value="38998.0559875583">
            <text:p>38998.0559875583</text:p>
          </table:table-cell>
          <table:table-cell office:value-type="float" office:value="139302">
            <text:p>139302</text:p>
          </table:table-cell>
          <table:table-cell office:value-type="float" office:value="3732">
            <text:p>3732</text:p>
          </table:table-cell>
          <table:table-cell table:formula="of:=([.L302]/[.M302])*1000" office:value-type="float" office:value="37326.3665594855">
            <text:p>37326.366559485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5109">
            <text:p>205109</text:p>
          </table:table-cell>
          <table:table-cell office:value-type="float" office:value="4008.455">
            <text:p>4008.455</text:p>
          </table:table-cell>
          <table:table-cell table:formula="of:=([.C303]/[.D303])*1000" office:value-type="float" office:value="51169.0913331945">
            <text:p>51169.0913331945</text:p>
          </table:table-cell>
          <table:table-cell office:value-type="float" office:value="1723">
            <text:p>1723</text:p>
          </table:table-cell>
          <table:table-cell office:value-type="float" office:value="96">
            <text:p>96</text:p>
          </table:table-cell>
          <table:table-cell table:formula="of:=([.F303]/[.G303])*1000" office:value-type="float" office:value="17947.9166666667">
            <text:p>17947.9166666667</text:p>
          </table:table-cell>
          <table:table-cell office:value-type="float" office:value="100842">
            <text:p>100842</text:p>
          </table:table-cell>
          <table:table-cell office:value-type="float" office:value="2674">
            <text:p>2674</text:p>
          </table:table-cell>
          <table:table-cell table:formula="of:=([.I303]/[.J303])*1000" office:value-type="float" office:value="37712.0418848168">
            <text:p>37712.0418848168</text:p>
          </table:table-cell>
          <table:table-cell office:value-type="float" office:value="205109">
            <text:p>205109</text:p>
          </table:table-cell>
          <table:table-cell office:value-type="float" office:value="4562.462">
            <text:p>4562.462</text:p>
          </table:table-cell>
          <table:table-cell table:formula="of:=([.L303]/[.M303])*1000" office:value-type="float" office:value="44955.7716864272">
            <text:p>44955.771686427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9195">
            <text:p>279195</text:p>
          </table:table-cell>
          <table:table-cell office:value-type="float" office:value="6298">
            <text:p>6298</text:p>
          </table:table-cell>
          <table:table-cell table:formula="of:=([.C304]/[.D304])*1000" office:value-type="float" office:value="44330.7399174341">
            <text:p>44330.7399174341</text:p>
          </table:table-cell>
          <table:table-cell office:value-type="float" office:value="1732">
            <text:p>1732</text:p>
          </table:table-cell>
          <table:table-cell office:value-type="float" office:value="94">
            <text:p>94</text:p>
          </table:table-cell>
          <table:table-cell table:formula="of:=([.F304]/[.G304])*1000" office:value-type="float" office:value="18425.5319148936">
            <text:p>18425.5319148936</text:p>
          </table:table-cell>
          <table:table-cell office:value-type="float" office:value="102066">
            <text:p>102066</text:p>
          </table:table-cell>
          <table:table-cell office:value-type="float" office:value="2396">
            <text:p>2396</text:p>
          </table:table-cell>
          <table:table-cell table:formula="of:=([.I304]/[.J304])*1000" office:value-type="float" office:value="42598.4974958264">
            <text:p>42598.4974958264</text:p>
          </table:table-cell>
          <table:table-cell office:value-type="float" office:value="279195">
            <text:p>279195</text:p>
          </table:table-cell>
          <table:table-cell office:value-type="float" office:value="5935">
            <text:p>5935</text:p>
          </table:table-cell>
          <table:table-cell table:formula="of:=([.L304]/[.M304])*1000" office:value-type="float" office:value="47042.1229991575">
            <text:p>47042.122999157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9203">
            <text:p>279203</text:p>
          </table:table-cell>
          <table:table-cell office:value-type="float" office:value="5533">
            <text:p>5533</text:p>
          </table:table-cell>
          <table:table-cell table:formula="of:=([.C305]/[.D305])*1000" office:value-type="float" office:value="50461.4133381529">
            <text:p>50461.4133381529</text:p>
          </table:table-cell>
          <table:table-cell office:value-type="float" office:value="1739">
            <text:p>1739</text:p>
          </table:table-cell>
          <table:table-cell office:value-type="float" office:value="83">
            <text:p>83</text:p>
          </table:table-cell>
          <table:table-cell table:formula="of:=([.F305]/[.G305])*1000" office:value-type="float" office:value="20951.8072289157">
            <text:p>20951.8072289157</text:p>
          </table:table-cell>
          <table:table-cell office:value-type="float" office:value="105413">
            <text:p>105413</text:p>
          </table:table-cell>
          <table:table-cell office:value-type="float" office:value="2716">
            <text:p>2716</text:p>
          </table:table-cell>
          <table:table-cell table:formula="of:=([.I305]/[.J305])*1000" office:value-type="float" office:value="38811.8556701031">
            <text:p>38811.8556701031</text:p>
          </table:table-cell>
          <table:table-cell office:value-type="float" office:value="279518">
            <text:p>279518</text:p>
          </table:table-cell>
          <table:table-cell office:value-type="float" office:value="5575">
            <text:p>5575</text:p>
          </table:table-cell>
          <table:table-cell table:formula="of:=([.L305]/[.M305])*1000" office:value-type="float" office:value="50137.7578475336">
            <text:p>50137.757847533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9381">
            <text:p>279381</text:p>
          </table:table-cell>
          <table:table-cell office:value-type="float" office:value="7722">
            <text:p>7722</text:p>
          </table:table-cell>
          <table:table-cell table:formula="of:=([.C306]/[.D306])*1000" office:value-type="float" office:value="36179.8756798757">
            <text:p>36179.8756798757</text:p>
          </table:table-cell>
          <table:table-cell office:value-type="float" office:value="1749">
            <text:p>1749</text:p>
          </table:table-cell>
          <table:table-cell office:value-type="float" office:value="109">
            <text:p>109</text:p>
          </table:table-cell>
          <table:table-cell table:formula="of:=([.F306]/[.G306])*1000" office:value-type="float" office:value="16045.871559633">
            <text:p>16045.871559633</text:p>
          </table:table-cell>
          <table:table-cell office:value-type="float" office:value="108050">
            <text:p>108050</text:p>
          </table:table-cell>
          <table:table-cell office:value-type="float" office:value="2479">
            <text:p>2479</text:p>
          </table:table-cell>
          <table:table-cell table:formula="of:=([.I306]/[.J306])*1000" office:value-type="float" office:value="43586.1234368697">
            <text:p>43586.1234368697</text:p>
          </table:table-cell>
          <table:table-cell office:value-type="float" office:value="279694">
            <text:p>279694</text:p>
          </table:table-cell>
          <table:table-cell office:value-type="float" office:value="5253">
            <text:p>5253</text:p>
          </table:table-cell>
          <table:table-cell table:formula="of:=([.L306]/[.M306])*1000" office:value-type="float" office:value="53244.6221206929">
            <text:p>53244.62212069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9495">
            <text:p>279495</text:p>
          </table:table-cell>
          <table:table-cell office:value-type="float" office:value="7553">
            <text:p>7553</text:p>
          </table:table-cell>
          <table:table-cell table:formula="of:=([.C307]/[.D307])*1000" office:value-type="float" office:value="37004.5015225738">
            <text:p>37004.5015225738</text:p>
          </table:table-cell>
          <table:table-cell office:value-type="float" office:value="1779">
            <text:p>1779</text:p>
          </table:table-cell>
          <table:table-cell office:value-type="float" office:value="69.5">
            <text:p>69.5</text:p>
          </table:table-cell>
          <table:table-cell table:formula="of:=([.F307]/[.G307])*1000" office:value-type="float" office:value="25597.1223021583">
            <text:p>25597.1223021583</text:p>
          </table:table-cell>
          <table:table-cell office:value-type="float" office:value="109783">
            <text:p>109783</text:p>
          </table:table-cell>
          <table:table-cell office:value-type="float" office:value="2993">
            <text:p>2993</text:p>
          </table:table-cell>
          <table:table-cell table:formula="of:=([.I307]/[.J307])*1000" office:value-type="float" office:value="36679.9198128968">
            <text:p>36679.9198128968</text:p>
          </table:table-cell>
          <table:table-cell office:value-type="float" office:value="279744">
            <text:p>279744</text:p>
          </table:table-cell>
          <table:table-cell office:value-type="float" office:value="8918.5">
            <text:p>8918.5</text:p>
          </table:table-cell>
          <table:table-cell table:formula="of:=([.L307]/[.M307])*1000" office:value-type="float" office:value="31366.7096484835">
            <text:p>31366.709648483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9828">
            <text:p>279828</text:p>
          </table:table-cell>
          <table:table-cell office:value-type="float" office:value="5886">
            <text:p>5886</text:p>
          </table:table-cell>
          <table:table-cell table:formula="of:=([.C308]/[.D308])*1000" office:value-type="float" office:value="47541.2844036697">
            <text:p>47541.2844036697</text:p>
          </table:table-cell>
          <table:table-cell office:value-type="float" office:value="1780">
            <text:p>1780</text:p>
          </table:table-cell>
          <table:table-cell office:value-type="float" office:value="114">
            <text:p>114</text:p>
          </table:table-cell>
          <table:table-cell table:formula="of:=([.F308]/[.G308])*1000" office:value-type="float" office:value="15614.0350877193">
            <text:p>15614.0350877193</text:p>
          </table:table-cell>
          <table:table-cell office:value-type="float" office:value="121207">
            <text:p>121207</text:p>
          </table:table-cell>
          <table:table-cell office:value-type="float" office:value="3393">
            <text:p>3393</text:p>
          </table:table-cell>
          <table:table-cell table:formula="of:=([.I308]/[.J308])*1000" office:value-type="float" office:value="35722.6643088712">
            <text:p>35722.6643088712</text:p>
          </table:table-cell>
          <table:table-cell office:value-type="float" office:value="279930">
            <text:p>279930</text:p>
          </table:table-cell>
          <table:table-cell office:value-type="float" office:value="5787">
            <text:p>5787</text:p>
          </table:table-cell>
          <table:table-cell table:formula="of:=([.L308]/[.M308])*1000" office:value-type="float" office:value="48372.2135821669">
            <text:p>48372.213582166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0437">
            <text:p>280437</text:p>
          </table:table-cell>
          <table:table-cell office:value-type="float" office:value="7732">
            <text:p>7732</text:p>
          </table:table-cell>
          <table:table-cell table:formula="of:=([.C309]/[.D309])*1000" office:value-type="float" office:value="36269.658561821">
            <text:p>36269.658561821</text:p>
          </table:table-cell>
          <table:table-cell office:value-type="float" office:value="1814">
            <text:p>1814</text:p>
          </table:table-cell>
          <table:table-cell office:value-type="float" office:value="119.5">
            <text:p>119.5</text:p>
          </table:table-cell>
          <table:table-cell table:formula="of:=([.F309]/[.G309])*1000" office:value-type="float" office:value="15179.9163179916">
            <text:p>15179.9163179916</text:p>
          </table:table-cell>
          <table:table-cell office:value-type="float" office:value="130945">
            <text:p>130945</text:p>
          </table:table-cell>
          <table:table-cell office:value-type="float" office:value="3575">
            <text:p>3575</text:p>
          </table:table-cell>
          <table:table-cell table:formula="of:=([.I309]/[.J309])*1000" office:value-type="float" office:value="36627.972027972">
            <text:p>36627.972027972</text:p>
          </table:table-cell>
          <table:table-cell office:value-type="float" office:value="280155">
            <text:p>280155</text:p>
          </table:table-cell>
          <table:table-cell office:value-type="float" office:value="6049">
            <text:p>6049</text:p>
          </table:table-cell>
          <table:table-cell table:formula="of:=([.L309]/[.M309])*1000" office:value-type="float" office:value="46314.2668209621">
            <text:p>46314.26682096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0441">
            <text:p>280441</text:p>
          </table:table-cell>
          <table:table-cell office:value-type="float" office:value="6376">
            <text:p>6376</text:p>
          </table:table-cell>
          <table:table-cell table:formula="of:=([.C310]/[.D310])*1000" office:value-type="float" office:value="43983.8456712673">
            <text:p>43983.8456712673</text:p>
          </table:table-cell>
          <table:table-cell office:value-type="float" office:value="1815">
            <text:p>1815</text:p>
          </table:table-cell>
          <table:table-cell office:value-type="float" office:value="111">
            <text:p>111</text:p>
          </table:table-cell>
          <table:table-cell table:formula="of:=([.F310]/[.G310])*1000" office:value-type="float" office:value="16351.3513513514">
            <text:p>16351.3513513514</text:p>
          </table:table-cell>
          <table:table-cell office:value-type="float" office:value="149870">
            <text:p>149870</text:p>
          </table:table-cell>
          <table:table-cell office:value-type="float" office:value="3554">
            <text:p>3554</text:p>
          </table:table-cell>
          <table:table-cell table:formula="of:=([.I310]/[.J310])*1000" office:value-type="float" office:value="42169.3866066404">
            <text:p>42169.3866066404</text:p>
          </table:table-cell>
          <table:table-cell office:value-type="float" office:value="280160">
            <text:p>280160</text:p>
          </table:table-cell>
          <table:table-cell office:value-type="float" office:value="5576">
            <text:p>5576</text:p>
          </table:table-cell>
          <table:table-cell table:formula="of:=([.L310]/[.M310])*1000" office:value-type="float" office:value="50243.9024390244">
            <text:p>50243.90243902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0960">
            <text:p>280960</text:p>
          </table:table-cell>
          <table:table-cell office:value-type="float" office:value="5419">
            <text:p>5419</text:p>
          </table:table-cell>
          <table:table-cell table:formula="of:=([.C311]/[.D311])*1000" office:value-type="float" office:value="51847.2042812327">
            <text:p>51847.2042812327</text:p>
          </table:table-cell>
          <table:table-cell office:value-type="float" office:value="1817">
            <text:p>1817</text:p>
          </table:table-cell>
          <table:table-cell office:value-type="float" office:value="86">
            <text:p>86</text:p>
          </table:table-cell>
          <table:table-cell table:formula="of:=([.F311]/[.G311])*1000" office:value-type="float" office:value="21127.9069767442">
            <text:p>21127.9069767442</text:p>
          </table:table-cell>
          <table:table-cell office:value-type="float" office:value="205109">
            <text:p>205109</text:p>
          </table:table-cell>
          <table:table-cell office:value-type="float" office:value="4424.8">
            <text:p>4424.8</text:p>
          </table:table-cell>
          <table:table-cell table:formula="of:=([.I311]/[.J311])*1000" office:value-type="float" office:value="46354.4114988248">
            <text:p>46354.4114988248</text:p>
          </table:table-cell>
          <table:table-cell office:value-type="float" office:value="280220">
            <text:p>280220</text:p>
          </table:table-cell>
          <table:table-cell office:value-type="float" office:value="6840.5">
            <text:p>6840.5</text:p>
          </table:table-cell>
          <table:table-cell table:formula="of:=([.L311]/[.M311])*1000" office:value-type="float" office:value="40964.841751334">
            <text:p>40964.84175133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1008">
            <text:p>281008</text:p>
          </table:table-cell>
          <table:table-cell office:value-type="float" office:value="8067">
            <text:p>8067</text:p>
          </table:table-cell>
          <table:table-cell table:formula="of:=([.C312]/[.D312])*1000" office:value-type="float" office:value="34834.2630469815">
            <text:p>34834.2630469815</text:p>
          </table:table-cell>
          <table:table-cell office:value-type="float" office:value="1818">
            <text:p>1818</text:p>
          </table:table-cell>
          <table:table-cell office:value-type="float" office:value="91">
            <text:p>91</text:p>
          </table:table-cell>
          <table:table-cell table:formula="of:=([.F312]/[.G312])*1000" office:value-type="float" office:value="19978.021978022">
            <text:p>19978.021978022</text:p>
          </table:table-cell>
          <table:table-cell office:value-type="float" office:value="279942">
            <text:p>279942</text:p>
          </table:table-cell>
          <table:table-cell office:value-type="float" office:value="5307">
            <text:p>5307</text:p>
          </table:table-cell>
          <table:table-cell table:formula="of:=([.I312]/[.J312])*1000" office:value-type="float" office:value="52749.5760316563">
            <text:p>52749.5760316563</text:p>
          </table:table-cell>
          <table:table-cell office:value-type="float" office:value="280587">
            <text:p>280587</text:p>
          </table:table-cell>
          <table:table-cell office:value-type="float" office:value="5744">
            <text:p>5744</text:p>
          </table:table-cell>
          <table:table-cell table:formula="of:=([.L312]/[.M312])*1000" office:value-type="float" office:value="48848.7116991644">
            <text:p>48848.71169916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  <table:table-cell office:value-type="float" office:value="11582.857">
            <text:p>11582.857</text:p>
          </table:table-cell>
          <table:table-cell table:formula="of:=([.C313]/[.D313])*1000" office:value-type="float" office:value="34533.7942098396">
            <text:p>34533.7942098396</text:p>
          </table:table-cell>
          <table:table-cell office:value-type="float" office:value="1828">
            <text:p>1828</text:p>
          </table:table-cell>
          <table:table-cell office:value-type="float" office:value="175">
            <text:p>175</text:p>
          </table:table-cell>
          <table:table-cell table:formula="of:=([.F313]/[.G313])*1000" office:value-type="float" office:value="10445.7142857143">
            <text:p>10445.7142857143</text:p>
          </table:table-cell>
          <table:table-cell office:value-type="float" office:value="279981">
            <text:p>279981</text:p>
          </table:table-cell>
          <table:table-cell office:value-type="float" office:value="4960">
            <text:p>4960</text:p>
          </table:table-cell>
          <table:table-cell table:formula="of:=([.I313]/[.J313])*1000" office:value-type="float" office:value="56447.7822580645">
            <text:p>56447.7822580645</text:p>
          </table:table-cell>
          <table:table-cell office:value-type="float" office:value="400000">
            <text:p>400000</text:p>
          </table:table-cell>
          <table:table-cell office:value-type="float" office:value="15212.25">
            <text:p>15212.25</text:p>
          </table:table-cell>
          <table:table-cell table:formula="of:=([.L313]/[.M313])*1000" office:value-type="float" office:value="26294.5981035021">
            <text:p>26294.59810350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55909">
            <text:p>1355909</text:p>
          </table:table-cell>
          <table:table-cell office:value-type="float" office:value="30226.5">
            <text:p>30226.5</text:p>
          </table:table-cell>
          <table:table-cell table:formula="of:=([.C314]/[.D314])*1000" office:value-type="float" office:value="44858.2866028154">
            <text:p>44858.2866028154</text:p>
          </table:table-cell>
          <table:table-cell office:value-type="float" office:value="1832">
            <text:p>1832</text:p>
          </table:table-cell>
          <table:table-cell office:value-type="float" office:value="63">
            <text:p>63</text:p>
          </table:table-cell>
          <table:table-cell table:formula="of:=([.F314]/[.G314])*1000" office:value-type="float" office:value="29079.3650793651">
            <text:p>29079.3650793651</text:p>
          </table:table-cell>
          <table:table-cell office:value-type="float" office:value="280111">
            <text:p>280111</text:p>
          </table:table-cell>
          <table:table-cell office:value-type="float" office:value="5247">
            <text:p>5247</text:p>
          </table:table-cell>
          <table:table-cell table:formula="of:=([.I314]/[.J314])*1000" office:value-type="float" office:value="53384.9818944159">
            <text:p>53384.9818944159</text:p>
          </table:table-cell>
          <table:table-cell office:value-type="float" office:value="1500000">
            <text:p>1500000</text:p>
          </table:table-cell>
          <table:table-cell office:value-type="float" office:value="45983.882">
            <text:p>45983.882</text:p>
          </table:table-cell>
          <table:table-cell table:formula="of:=([.L314]/[.M314])*1000" office:value-type="float" office:value="32620.125460482">
            <text:p>32620.1254604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  <table:table-cell office:value-type="float" office:value="38613.875">
            <text:p>38613.875</text:p>
          </table:table-cell>
          <table:table-cell table:formula="of:=([.C315]/[.D315])*1000" office:value-type="float" office:value="38846.1401503993">
            <text:p>38846.1401503993</text:p>
          </table:table-cell>
          <table:table-cell office:value-type="float" office:value="1837">
            <text:p>1837</text:p>
          </table:table-cell>
          <table:table-cell office:value-type="float" office:value="81">
            <text:p>81</text:p>
          </table:table-cell>
          <table:table-cell table:formula="of:=([.F315]/[.G315])*1000" office:value-type="float" office:value="22679.012345679">
            <text:p>22679.012345679</text:p>
          </table:table-cell>
          <table:table-cell office:value-type="float" office:value="280177">
            <text:p>280177</text:p>
          </table:table-cell>
          <table:table-cell office:value-type="float" office:value="5240.5">
            <text:p>5240.5</text:p>
          </table:table-cell>
          <table:table-cell table:formula="of:=([.I315]/[.J315])*1000" office:value-type="float" office:value="53463.7916229367">
            <text:p>53463.7916229367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49">
            <text:p>1849</text:p>
          </table:table-cell>
          <table:table-cell office:value-type="float" office:value="493">
            <text:p>493</text:p>
          </table:table-cell>
          <table:table-cell table:formula="of:=([.F316]/[.G316])*1000" office:value-type="float" office:value="3750.50709939148">
            <text:p>3750.5070993915</text:p>
          </table:table-cell>
          <table:table-cell office:value-type="float" office:value="280204">
            <text:p>280204</text:p>
          </table:table-cell>
          <table:table-cell office:value-type="float" office:value="6010">
            <text:p>6010</text:p>
          </table:table-cell>
          <table:table-cell table:formula="of:=([.I316]/[.J316])*1000" office:value-type="float" office:value="46622.9617304492">
            <text:p>46622.961730449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52">
            <text:p>1852</text:p>
          </table:table-cell>
          <table:table-cell office:value-type="float" office:value="75">
            <text:p>75</text:p>
          </table:table-cell>
          <table:table-cell table:formula="of:=([.F317]/[.G317])*1000" office:value-type="float" office:value="24693.3333333333">
            <text:p>24693.3333333333</text:p>
          </table:table-cell>
          <table:table-cell office:value-type="float" office:value="280437">
            <text:p>280437</text:p>
          </table:table-cell>
          <table:table-cell office:value-type="float" office:value="5665">
            <text:p>5665</text:p>
          </table:table-cell>
          <table:table-cell table:formula="of:=([.I317]/[.J317])*1000" office:value-type="float" office:value="49503.4421888791">
            <text:p>49503.4421888791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53">
            <text:p>1853</text:p>
          </table:table-cell>
          <table:table-cell office:value-type="float" office:value="255">
            <text:p>255</text:p>
          </table:table-cell>
          <table:table-cell table:formula="of:=([.F318]/[.G318])*1000" office:value-type="float" office:value="7266.66666666667">
            <text:p>7266.6666666667</text:p>
          </table:table-cell>
          <table:table-cell office:value-type="float" office:value="400000">
            <text:p>400000</text:p>
          </table:table-cell>
          <table:table-cell office:value-type="float" office:value="11764.571">
            <text:p>11764.571</text:p>
          </table:table-cell>
          <table:table-cell table:formula="of:=([.I318]/[.J318])*1000" office:value-type="float" office:value="34000.3898144692">
            <text:p>34000.3898144692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81">
            <text:p>1881</text:p>
          </table:table-cell>
          <table:table-cell office:value-type="float" office:value="74">
            <text:p>74</text:p>
          </table:table-cell>
          <table:table-cell table:formula="of:=([.F319]/[.G319])*1000" office:value-type="float" office:value="25418.9189189189">
            <text:p>25418.9189189189</text:p>
          </table:table-cell>
          <table:table-cell office:value-type="float" office:value="1500000">
            <text:p>1500000</text:p>
          </table:table-cell>
          <table:table-cell office:value-type="float" office:value="52715.706">
            <text:p>52715.706</text:p>
          </table:table-cell>
          <table:table-cell table:formula="of:=([.I319]/[.J319])*1000" office:value-type="float" office:value="28454.517900225">
            <text:p>28454.517900225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1882">
            <text:p>1882</text:p>
          </table:table-cell>
          <table:table-cell office:value-type="float" office:value="97">
            <text:p>97</text:p>
          </table:table-cell>
          <table:table-cell table:formula="of:=([.F320]/[.G320])*1000" office:value-type="float" office:value="19402.0618556701">
            <text:p>19402.06185567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99">
            <text:p>1899</text:p>
          </table:table-cell>
          <table:table-cell office:value-type="float" office:value="115">
            <text:p>115</text:p>
          </table:table-cell>
          <table:table-cell table:formula="of:=([.F321]/[.G321])*1000" office:value-type="float" office:value="16513.0434782609">
            <text:p>16513.043478260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04">
            <text:p>1904</text:p>
          </table:table-cell>
          <table:table-cell office:value-type="float" office:value="72.5">
            <text:p>72.5</text:p>
          </table:table-cell>
          <table:table-cell table:formula="of:=([.F322]/[.G322])*1000" office:value-type="float" office:value="26262.0689655172">
            <text:p>26262.06896551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05">
            <text:p>1905</text:p>
          </table:table-cell>
          <table:table-cell office:value-type="float" office:value="100">
            <text:p>100</text:p>
          </table:table-cell>
          <table:table-cell table:formula="of:=([.F323]/[.G323])*1000" office:value-type="float" office:value="19050">
            <text:p>1905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14">
            <text:p>1914</text:p>
          </table:table-cell>
          <table:table-cell office:value-type="float" office:value="106">
            <text:p>106</text:p>
          </table:table-cell>
          <table:table-cell table:formula="of:=([.F324]/[.G324])*1000" office:value-type="float" office:value="18056.6037735849">
            <text:p>18056.603773584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33">
            <text:p>1933</text:p>
          </table:table-cell>
          <table:table-cell office:value-type="float" office:value="108">
            <text:p>108</text:p>
          </table:table-cell>
          <table:table-cell table:formula="of:=([.F325]/[.G325])*1000" office:value-type="float" office:value="17898.1481481482">
            <text:p>17898.14814814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34">
            <text:p>1934</text:p>
          </table:table-cell>
          <table:table-cell office:value-type="float" office:value="215">
            <text:p>215</text:p>
          </table:table-cell>
          <table:table-cell table:formula="of:=([.F326]/[.G326])*1000" office:value-type="float" office:value="8995.3488372093">
            <text:p>8995.34883720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35">
            <text:p>1935</text:p>
          </table:table-cell>
          <table:table-cell office:value-type="float" office:value="96">
            <text:p>96</text:p>
          </table:table-cell>
          <table:table-cell table:formula="of:=([.F327]/[.G327])*1000" office:value-type="float" office:value="20156.25">
            <text:p>20156.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43">
            <text:p>1943</text:p>
          </table:table-cell>
          <table:table-cell office:value-type="float" office:value="84">
            <text:p>84</text:p>
          </table:table-cell>
          <table:table-cell table:formula="of:=([.F328]/[.G328])*1000" office:value-type="float" office:value="23130.9523809524">
            <text:p>23130.95238095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48">
            <text:p>1948</text:p>
          </table:table-cell>
          <table:table-cell office:value-type="float" office:value="74.5">
            <text:p>74.5</text:p>
          </table:table-cell>
          <table:table-cell table:formula="of:=([.F329]/[.G329])*1000" office:value-type="float" office:value="26147.6510067114">
            <text:p>26147.65100671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49">
            <text:p>1949</text:p>
          </table:table-cell>
          <table:table-cell office:value-type="float" office:value="103">
            <text:p>103</text:p>
          </table:table-cell>
          <table:table-cell table:formula="of:=([.F330]/[.G330])*1000" office:value-type="float" office:value="18922.3300970874">
            <text:p>18922.330097087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50">
            <text:p>1950</text:p>
          </table:table-cell>
          <table:table-cell office:value-type="float" office:value="99.5">
            <text:p>99.5</text:p>
          </table:table-cell>
          <table:table-cell table:formula="of:=([.F331]/[.G331])*1000" office:value-type="float" office:value="19597.9899497487">
            <text:p>19597.98994974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59">
            <text:p>1959</text:p>
          </table:table-cell>
          <table:table-cell office:value-type="float" office:value="96">
            <text:p>96</text:p>
          </table:table-cell>
          <table:table-cell table:formula="of:=([.F332]/[.G332])*1000" office:value-type="float" office:value="20406.25">
            <text:p>20406.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82">
            <text:p>1982</text:p>
          </table:table-cell>
          <table:table-cell office:value-type="float" office:value="267">
            <text:p>267</text:p>
          </table:table-cell>
          <table:table-cell table:formula="of:=([.F333]/[.G333])*1000" office:value-type="float" office:value="7423.22097378277">
            <text:p>7423.22097378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83">
            <text:p>1983</text:p>
          </table:table-cell>
          <table:table-cell office:value-type="float" office:value="114">
            <text:p>114</text:p>
          </table:table-cell>
          <table:table-cell table:formula="of:=([.F334]/[.G334])*1000" office:value-type="float" office:value="17394.7368421053">
            <text:p>17394.736842105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02">
            <text:p>2002</text:p>
          </table:table-cell>
          <table:table-cell office:value-type="float" office:value="72">
            <text:p>72</text:p>
          </table:table-cell>
          <table:table-cell table:formula="of:=([.F335]/[.G335])*1000" office:value-type="float" office:value="27805.5555555556">
            <text:p>27805.55555555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04">
            <text:p>2004</text:p>
          </table:table-cell>
          <table:table-cell office:value-type="float" office:value="100">
            <text:p>100</text:p>
          </table:table-cell>
          <table:table-cell table:formula="of:=([.F336]/[.G336])*1000" office:value-type="float" office:value="20040">
            <text:p>2004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07">
            <text:p>2007</text:p>
          </table:table-cell>
          <table:table-cell office:value-type="float" office:value="88">
            <text:p>88</text:p>
          </table:table-cell>
          <table:table-cell table:formula="of:=([.F337]/[.G337])*1000" office:value-type="float" office:value="22806.8181818182">
            <text:p>22806.81818181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18">
            <text:p>2018</text:p>
          </table:table-cell>
          <table:table-cell office:value-type="float" office:value="77">
            <text:p>77</text:p>
          </table:table-cell>
          <table:table-cell table:formula="of:=([.F338]/[.G338])*1000" office:value-type="float" office:value="26207.7922077922">
            <text:p>26207.79220779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26">
            <text:p>2026</text:p>
          </table:table-cell>
          <table:table-cell office:value-type="float" office:value="102">
            <text:p>102</text:p>
          </table:table-cell>
          <table:table-cell table:formula="of:=([.F339]/[.G339])*1000" office:value-type="float" office:value="19862.7450980392">
            <text:p>19862.74509803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48">
            <text:p>2048</text:p>
          </table:table-cell>
          <table:table-cell office:value-type="float" office:value="204.5">
            <text:p>204.5</text:p>
          </table:table-cell>
          <table:table-cell table:formula="of:=([.F340]/[.G340])*1000" office:value-type="float" office:value="10014.6699266504">
            <text:p>10014.66992665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49">
            <text:p>2049</text:p>
          </table:table-cell>
          <table:table-cell office:value-type="float" office:value="100">
            <text:p>100</text:p>
          </table:table-cell>
          <table:table-cell table:formula="of:=([.F341]/[.G341])*1000" office:value-type="float" office:value="20490">
            <text:p>2049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50">
            <text:p>2050</text:p>
          </table:table-cell>
          <table:table-cell office:value-type="float" office:value="101.667">
            <text:p>101.667</text:p>
          </table:table-cell>
          <table:table-cell table:formula="of:=([.F342]/[.G342])*1000" office:value-type="float" office:value="20163.8683151859">
            <text:p>20163.868315185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59">
            <text:p>2059</text:p>
          </table:table-cell>
          <table:table-cell office:value-type="float" office:value="89">
            <text:p>89</text:p>
          </table:table-cell>
          <table:table-cell table:formula="of:=([.F343]/[.G343])*1000" office:value-type="float" office:value="23134.8314606742">
            <text:p>23134.83146067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74">
            <text:p>2074</text:p>
          </table:table-cell>
          <table:table-cell office:value-type="float" office:value="85">
            <text:p>85</text:p>
          </table:table-cell>
          <table:table-cell table:formula="of:=([.F344]/[.G344])*1000" office:value-type="float" office:value="24400">
            <text:p>244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75">
            <text:p>2075</text:p>
          </table:table-cell>
          <table:table-cell office:value-type="float" office:value="107.5">
            <text:p>107.5</text:p>
          </table:table-cell>
          <table:table-cell table:formula="of:=([.F345]/[.G345])*1000" office:value-type="float" office:value="19302.3255813953">
            <text:p>19302.325581395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07">
            <text:p>2107</text:p>
          </table:table-cell>
          <table:table-cell office:value-type="float" office:value="105">
            <text:p>105</text:p>
          </table:table-cell>
          <table:table-cell table:formula="of:=([.F346]/[.G346])*1000" office:value-type="float" office:value="20066.6666666667">
            <text:p>20066.66666666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08">
            <text:p>2108</text:p>
          </table:table-cell>
          <table:table-cell office:value-type="float" office:value="125">
            <text:p>125</text:p>
          </table:table-cell>
          <table:table-cell table:formula="of:=([.F347]/[.G347])*1000" office:value-type="float" office:value="16864">
            <text:p>168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11">
            <text:p>2111</text:p>
          </table:table-cell>
          <table:table-cell office:value-type="float" office:value="91">
            <text:p>91</text:p>
          </table:table-cell>
          <table:table-cell table:formula="of:=([.F348]/[.G348])*1000" office:value-type="float" office:value="23197.8021978022">
            <text:p>23197.80219780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12">
            <text:p>2112</text:p>
          </table:table-cell>
          <table:table-cell office:value-type="float" office:value="150">
            <text:p>150</text:p>
          </table:table-cell>
          <table:table-cell table:formula="of:=([.F349]/[.G349])*1000" office:value-type="float" office:value="14080">
            <text:p>1408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50">
            <text:p>2150</text:p>
          </table:table-cell>
          <table:table-cell office:value-type="float" office:value="208">
            <text:p>208</text:p>
          </table:table-cell>
          <table:table-cell table:formula="of:=([.F350]/[.G350])*1000" office:value-type="float" office:value="10336.5384615385">
            <text:p>10336.53846153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51">
            <text:p>2151</text:p>
          </table:table-cell>
          <table:table-cell office:value-type="float" office:value="110">
            <text:p>110</text:p>
          </table:table-cell>
          <table:table-cell table:formula="of:=([.F351]/[.G351])*1000" office:value-type="float" office:value="19554.5454545455">
            <text:p>19554.54545454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56">
            <text:p>2156</text:p>
          </table:table-cell>
          <table:table-cell office:value-type="float" office:value="251.5">
            <text:p>251.5</text:p>
          </table:table-cell>
          <table:table-cell table:formula="of:=([.F352]/[.G352])*1000" office:value-type="float" office:value="8572.56461232604">
            <text:p>8572.56461232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81">
            <text:p>2181</text:p>
          </table:table-cell>
          <table:table-cell office:value-type="float" office:value="83">
            <text:p>83</text:p>
          </table:table-cell>
          <table:table-cell table:formula="of:=([.F353]/[.G353])*1000" office:value-type="float" office:value="26277.1084337349">
            <text:p>26277.108433734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82">
            <text:p>2182</text:p>
          </table:table-cell>
          <table:table-cell office:value-type="float" office:value="104">
            <text:p>104</text:p>
          </table:table-cell>
          <table:table-cell table:formula="of:=([.F354]/[.G354])*1000" office:value-type="float" office:value="20980.7692307692">
            <text:p>20980.76923076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92">
            <text:p>2192</text:p>
          </table:table-cell>
          <table:table-cell office:value-type="float" office:value="214">
            <text:p>214</text:p>
          </table:table-cell>
          <table:table-cell table:formula="of:=([.F355]/[.G355])*1000" office:value-type="float" office:value="10242.9906542056">
            <text:p>10242.99065420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94">
            <text:p>2194</text:p>
          </table:table-cell>
          <table:table-cell office:value-type="float" office:value="211">
            <text:p>211</text:p>
          </table:table-cell>
          <table:table-cell table:formula="of:=([.F356]/[.G356])*1000" office:value-type="float" office:value="10398.1042654028">
            <text:p>10398.10426540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95">
            <text:p>2195</text:p>
          </table:table-cell>
          <table:table-cell office:value-type="float" office:value="268">
            <text:p>268</text:p>
          </table:table-cell>
          <table:table-cell table:formula="of:=([.F357]/[.G357])*1000" office:value-type="float" office:value="8190.29850746269">
            <text:p>8190.29850746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15">
            <text:p>2215</text:p>
          </table:table-cell>
          <table:table-cell office:value-type="float" office:value="134.5">
            <text:p>134.5</text:p>
          </table:table-cell>
          <table:table-cell table:formula="of:=([.F358]/[.G358])*1000" office:value-type="float" office:value="16468.4014869888">
            <text:p>16468.401486988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16">
            <text:p>2216</text:p>
          </table:table-cell>
          <table:table-cell office:value-type="float" office:value="77">
            <text:p>77</text:p>
          </table:table-cell>
          <table:table-cell table:formula="of:=([.F359]/[.G359])*1000" office:value-type="float" office:value="28779.2207792208">
            <text:p>28779.22077922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40">
            <text:p>2240</text:p>
          </table:table-cell>
          <table:table-cell office:value-type="float" office:value="80">
            <text:p>80</text:p>
          </table:table-cell>
          <table:table-cell table:formula="of:=([.F360]/[.G360])*1000" office:value-type="float" office:value="28000">
            <text:p>280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50">
            <text:p>2250</text:p>
          </table:table-cell>
          <table:table-cell office:value-type="float" office:value="316">
            <text:p>316</text:p>
          </table:table-cell>
          <table:table-cell table:formula="of:=([.F361]/[.G361])*1000" office:value-type="float" office:value="7120.25316455696">
            <text:p>7120.2531645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57">
            <text:p>2257</text:p>
          </table:table-cell>
          <table:table-cell office:value-type="float" office:value="120.667">
            <text:p>120.667</text:p>
          </table:table-cell>
          <table:table-cell table:formula="of:=([.F362]/[.G362])*1000" office:value-type="float" office:value="18704.3682199773">
            <text:p>18704.368219977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58">
            <text:p>2258</text:p>
          </table:table-cell>
          <table:table-cell office:value-type="float" office:value="113">
            <text:p>113</text:p>
          </table:table-cell>
          <table:table-cell table:formula="of:=([.F363]/[.G363])*1000" office:value-type="float" office:value="19982.3008849558">
            <text:p>19982.300884955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59">
            <text:p>2259</text:p>
          </table:table-cell>
          <table:table-cell office:value-type="float" office:value="79">
            <text:p>79</text:p>
          </table:table-cell>
          <table:table-cell table:formula="of:=([.F364]/[.G364])*1000" office:value-type="float" office:value="28594.9367088608">
            <text:p>28594.93670886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65">
            <text:p>2265</text:p>
          </table:table-cell>
          <table:table-cell office:value-type="float" office:value="109">
            <text:p>109</text:p>
          </table:table-cell>
          <table:table-cell table:formula="of:=([.F365]/[.G365])*1000" office:value-type="float" office:value="20779.8165137615">
            <text:p>20779.81651376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82">
            <text:p>2282</text:p>
          </table:table-cell>
          <table:table-cell office:value-type="float" office:value="166.333">
            <text:p>166.333</text:p>
          </table:table-cell>
          <table:table-cell table:formula="of:=([.F366]/[.G366])*1000" office:value-type="float" office:value="13719.4663716761">
            <text:p>13719.46637167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83">
            <text:p>2283</text:p>
          </table:table-cell>
          <table:table-cell office:value-type="float" office:value="109.5">
            <text:p>109.5</text:p>
          </table:table-cell>
          <table:table-cell table:formula="of:=([.F367]/[.G367])*1000" office:value-type="float" office:value="20849.3150684931">
            <text:p>20849.315068493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86">
            <text:p>2286</text:p>
          </table:table-cell>
          <table:table-cell office:value-type="float" office:value="94.5">
            <text:p>94.5</text:p>
          </table:table-cell>
          <table:table-cell table:formula="of:=([.F368]/[.G368])*1000" office:value-type="float" office:value="24190.4761904762">
            <text:p>24190.47619047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87">
            <text:p>2287</text:p>
          </table:table-cell>
          <table:table-cell office:value-type="float" office:value="115">
            <text:p>115</text:p>
          </table:table-cell>
          <table:table-cell table:formula="of:=([.F369]/[.G369])*1000" office:value-type="float" office:value="19886.9565217391">
            <text:p>19886.95652173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90">
            <text:p>2290</text:p>
          </table:table-cell>
          <table:table-cell office:value-type="float" office:value="123">
            <text:p>123</text:p>
          </table:table-cell>
          <table:table-cell table:formula="of:=([.F370]/[.G370])*1000" office:value-type="float" office:value="18617.8861788618">
            <text:p>18617.88617886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92">
            <text:p>2292</text:p>
          </table:table-cell>
          <table:table-cell office:value-type="float" office:value="90">
            <text:p>90</text:p>
          </table:table-cell>
          <table:table-cell table:formula="of:=([.F371]/[.G371])*1000" office:value-type="float" office:value="25466.6666666667">
            <text:p>25466.66666666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01">
            <text:p>2301</text:p>
          </table:table-cell>
          <table:table-cell office:value-type="float" office:value="230.5">
            <text:p>230.5</text:p>
          </table:table-cell>
          <table:table-cell table:formula="of:=([.F372]/[.G372])*1000" office:value-type="float" office:value="9982.6464208243">
            <text:p>9982.64642082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19">
            <text:p>2319</text:p>
          </table:table-cell>
          <table:table-cell office:value-type="float" office:value="138.5">
            <text:p>138.5</text:p>
          </table:table-cell>
          <table:table-cell table:formula="of:=([.F373]/[.G373])*1000" office:value-type="float" office:value="16743.6823104693">
            <text:p>16743.68231046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35">
            <text:p>2335</text:p>
          </table:table-cell>
          <table:table-cell office:value-type="float" office:value="86">
            <text:p>86</text:p>
          </table:table-cell>
          <table:table-cell table:formula="of:=([.F374]/[.G374])*1000" office:value-type="float" office:value="27151.1627906977">
            <text:p>27151.16279069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36">
            <text:p>2336</text:p>
          </table:table-cell>
          <table:table-cell office:value-type="float" office:value="105">
            <text:p>105</text:p>
          </table:table-cell>
          <table:table-cell table:formula="of:=([.F375]/[.G375])*1000" office:value-type="float" office:value="22247.619047619">
            <text:p>22247.6190476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42">
            <text:p>2342</text:p>
          </table:table-cell>
          <table:table-cell office:value-type="float" office:value="225">
            <text:p>225</text:p>
          </table:table-cell>
          <table:table-cell table:formula="of:=([.F376]/[.G376])*1000" office:value-type="float" office:value="10408.8888888889">
            <text:p>10408.888888888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43">
            <text:p>2343</text:p>
          </table:table-cell>
          <table:table-cell office:value-type="float" office:value="98">
            <text:p>98</text:p>
          </table:table-cell>
          <table:table-cell table:formula="of:=([.F377]/[.G377])*1000" office:value-type="float" office:value="23908.1632653061">
            <text:p>23908.16326530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53">
            <text:p>2353</text:p>
          </table:table-cell>
          <table:table-cell office:value-type="float" office:value="133.667">
            <text:p>133.667</text:p>
          </table:table-cell>
          <table:table-cell table:formula="of:=([.F378]/[.G378])*1000" office:value-type="float" office:value="17603.4473729492">
            <text:p>17603.44737294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54">
            <text:p>2354</text:p>
          </table:table-cell>
          <table:table-cell office:value-type="float" office:value="116">
            <text:p>116</text:p>
          </table:table-cell>
          <table:table-cell table:formula="of:=([.F379]/[.G379])*1000" office:value-type="float" office:value="20293.1034482759">
            <text:p>20293.103448275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68">
            <text:p>2368</text:p>
          </table:table-cell>
          <table:table-cell office:value-type="float" office:value="131">
            <text:p>131</text:p>
          </table:table-cell>
          <table:table-cell table:formula="of:=([.F380]/[.G380])*1000" office:value-type="float" office:value="18076.3358778626">
            <text:p>18076.33587786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72">
            <text:p>2372</text:p>
          </table:table-cell>
          <table:table-cell office:value-type="float" office:value="315">
            <text:p>315</text:p>
          </table:table-cell>
          <table:table-cell table:formula="of:=([.F381]/[.G381])*1000" office:value-type="float" office:value="7530.15873015873">
            <text:p>7530.15873015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95">
            <text:p>2395</text:p>
          </table:table-cell>
          <table:table-cell office:value-type="float" office:value="111">
            <text:p>111</text:p>
          </table:table-cell>
          <table:table-cell table:formula="of:=([.F382]/[.G382])*1000" office:value-type="float" office:value="21576.5765765766">
            <text:p>21576.576576576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04">
            <text:p>2404</text:p>
          </table:table-cell>
          <table:table-cell office:value-type="float" office:value="93">
            <text:p>93</text:p>
          </table:table-cell>
          <table:table-cell table:formula="of:=([.F383]/[.G383])*1000" office:value-type="float" office:value="25849.4623655914">
            <text:p>25849.46236559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26">
            <text:p>2426</text:p>
          </table:table-cell>
          <table:table-cell office:value-type="float" office:value="302.5">
            <text:p>302.5</text:p>
          </table:table-cell>
          <table:table-cell table:formula="of:=([.F384]/[.G384])*1000" office:value-type="float" office:value="8019.8347107438">
            <text:p>8019.83471074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27">
            <text:p>2427</text:p>
          </table:table-cell>
          <table:table-cell office:value-type="float" office:value="100">
            <text:p>100</text:p>
          </table:table-cell>
          <table:table-cell table:formula="of:=([.F385]/[.G385])*1000" office:value-type="float" office:value="24270">
            <text:p>2427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38">
            <text:p>2438</text:p>
          </table:table-cell>
          <table:table-cell office:value-type="float" office:value="225">
            <text:p>225</text:p>
          </table:table-cell>
          <table:table-cell table:formula="of:=([.F386]/[.G386])*1000" office:value-type="float" office:value="10835.5555555556">
            <text:p>10835.55555555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0">
            <text:p>2440</text:p>
          </table:table-cell>
          <table:table-cell office:value-type="float" office:value="76">
            <text:p>76</text:p>
          </table:table-cell>
          <table:table-cell table:formula="of:=([.F387]/[.G387])*1000" office:value-type="float" office:value="32105.2631578947">
            <text:p>32105.263157894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2">
            <text:p>2442</text:p>
          </table:table-cell>
          <table:table-cell office:value-type="float" office:value="236.5">
            <text:p>236.5</text:p>
          </table:table-cell>
          <table:table-cell table:formula="of:=([.F388]/[.G388])*1000" office:value-type="float" office:value="10325.5813953488">
            <text:p>10325.581395348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3">
            <text:p>2443</text:p>
          </table:table-cell>
          <table:table-cell office:value-type="float" office:value="116">
            <text:p>116</text:p>
          </table:table-cell>
          <table:table-cell table:formula="of:=([.F389]/[.G389])*1000" office:value-type="float" office:value="21060.3448275862">
            <text:p>21060.34482758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8">
            <text:p>2448</text:p>
          </table:table-cell>
          <table:table-cell office:value-type="float" office:value="185">
            <text:p>185</text:p>
          </table:table-cell>
          <table:table-cell table:formula="of:=([.F390]/[.G390])*1000" office:value-type="float" office:value="13232.4324324324">
            <text:p>13232.43243243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9">
            <text:p>2449</text:p>
          </table:table-cell>
          <table:table-cell office:value-type="float" office:value="141">
            <text:p>141</text:p>
          </table:table-cell>
          <table:table-cell table:formula="of:=([.F391]/[.G391])*1000" office:value-type="float" office:value="17368.7943262411">
            <text:p>17368.79432624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65">
            <text:p>2465</text:p>
          </table:table-cell>
          <table:table-cell office:value-type="float" office:value="79">
            <text:p>79</text:p>
          </table:table-cell>
          <table:table-cell table:formula="of:=([.F392]/[.G392])*1000" office:value-type="float" office:value="31202.5316455696">
            <text:p>31202.531645569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67">
            <text:p>2467</text:p>
          </table:table-cell>
          <table:table-cell office:value-type="float" office:value="264">
            <text:p>264</text:p>
          </table:table-cell>
          <table:table-cell table:formula="of:=([.F393]/[.G393])*1000" office:value-type="float" office:value="9344.69696969697">
            <text:p>9344.6969696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69">
            <text:p>2469</text:p>
          </table:table-cell>
          <table:table-cell office:value-type="float" office:value="116.667">
            <text:p>116.667</text:p>
          </table:table-cell>
          <table:table-cell table:formula="of:=([.F394]/[.G394])*1000" office:value-type="float" office:value="21162.7966777238">
            <text:p>21162.79667772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70">
            <text:p>2470</text:p>
          </table:table-cell>
          <table:table-cell office:value-type="float" office:value="108">
            <text:p>108</text:p>
          </table:table-cell>
          <table:table-cell table:formula="of:=([.F395]/[.G395])*1000" office:value-type="float" office:value="22870.3703703704">
            <text:p>22870.37037037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78">
            <text:p>2478</text:p>
          </table:table-cell>
          <table:table-cell office:value-type="float" office:value="103">
            <text:p>103</text:p>
          </table:table-cell>
          <table:table-cell table:formula="of:=([.F396]/[.G396])*1000" office:value-type="float" office:value="24058.2524271845">
            <text:p>24058.25242718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3">
            <text:p>2483</text:p>
          </table:table-cell>
          <table:table-cell office:value-type="float" office:value="191">
            <text:p>191</text:p>
          </table:table-cell>
          <table:table-cell table:formula="of:=([.F397]/[.G397])*1000" office:value-type="float" office:value="13000">
            <text:p>130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4">
            <text:p>2484</text:p>
          </table:table-cell>
          <table:table-cell office:value-type="float" office:value="116">
            <text:p>116</text:p>
          </table:table-cell>
          <table:table-cell table:formula="of:=([.F398]/[.G398])*1000" office:value-type="float" office:value="21413.7931034483">
            <text:p>21413.793103448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5">
            <text:p>2485</text:p>
          </table:table-cell>
          <table:table-cell office:value-type="float" office:value="215">
            <text:p>215</text:p>
          </table:table-cell>
          <table:table-cell table:formula="of:=([.F399]/[.G399])*1000" office:value-type="float" office:value="11558.1395348837">
            <text:p>11558.139534883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6">
            <text:p>2486</text:p>
          </table:table-cell>
          <table:table-cell office:value-type="float" office:value="120">
            <text:p>120</text:p>
          </table:table-cell>
          <table:table-cell table:formula="of:=([.F400]/[.G400])*1000" office:value-type="float" office:value="20716.6666666667">
            <text:p>20716.66666666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8">
            <text:p>2488</text:p>
          </table:table-cell>
          <table:table-cell office:value-type="float" office:value="245">
            <text:p>245</text:p>
          </table:table-cell>
          <table:table-cell table:formula="of:=([.F401]/[.G401])*1000" office:value-type="float" office:value="10155.1020408163">
            <text:p>10155.10204081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89">
            <text:p>2489</text:p>
          </table:table-cell>
          <table:table-cell office:value-type="float" office:value="125">
            <text:p>125</text:p>
          </table:table-cell>
          <table:table-cell table:formula="of:=([.F402]/[.G402])*1000" office:value-type="float" office:value="19912">
            <text:p>199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31">
            <text:p>2531</text:p>
          </table:table-cell>
          <table:table-cell office:value-type="float" office:value="80">
            <text:p>80</text:p>
          </table:table-cell>
          <table:table-cell table:formula="of:=([.F403]/[.G403])*1000" office:value-type="float" office:value="31637.5">
            <text:p>31637.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68">
            <text:p>2568</text:p>
          </table:table-cell>
          <table:table-cell office:value-type="float" office:value="142">
            <text:p>142</text:p>
          </table:table-cell>
          <table:table-cell table:formula="of:=([.F404]/[.G404])*1000" office:value-type="float" office:value="18084.5070422535">
            <text:p>18084.507042253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74">
            <text:p>2574</text:p>
          </table:table-cell>
          <table:table-cell office:value-type="float" office:value="202">
            <text:p>202</text:p>
          </table:table-cell>
          <table:table-cell table:formula="of:=([.F405]/[.G405])*1000" office:value-type="float" office:value="12742.5742574257">
            <text:p>12742.57425742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87">
            <text:p>2587</text:p>
          </table:table-cell>
          <table:table-cell office:value-type="float" office:value="121">
            <text:p>121</text:p>
          </table:table-cell>
          <table:table-cell table:formula="of:=([.F406]/[.G406])*1000" office:value-type="float" office:value="21380.1652892562">
            <text:p>21380.16528925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13">
            <text:p>2613</text:p>
          </table:table-cell>
          <table:table-cell office:value-type="float" office:value="311">
            <text:p>311</text:p>
          </table:table-cell>
          <table:table-cell table:formula="of:=([.F407]/[.G407])*1000" office:value-type="float" office:value="8401.92926045016">
            <text:p>8401.92926045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59">
            <text:p>2659</text:p>
          </table:table-cell>
          <table:table-cell office:value-type="float" office:value="136">
            <text:p>136</text:p>
          </table:table-cell>
          <table:table-cell table:formula="of:=([.F408]/[.G408])*1000" office:value-type="float" office:value="19551.4705882353">
            <text:p>19551.470588235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84">
            <text:p>2684</text:p>
          </table:table-cell>
          <table:table-cell office:value-type="float" office:value="304">
            <text:p>304</text:p>
          </table:table-cell>
          <table:table-cell table:formula="of:=([.F409]/[.G409])*1000" office:value-type="float" office:value="8828.94736842105">
            <text:p>8828.94736842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85">
            <text:p>2685</text:p>
          </table:table-cell>
          <table:table-cell office:value-type="float" office:value="307">
            <text:p>307</text:p>
          </table:table-cell>
          <table:table-cell table:formula="of:=([.F410]/[.G410])*1000" office:value-type="float" office:value="8745.92833876222">
            <text:p>8745.92833876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94">
            <text:p>2694</text:p>
          </table:table-cell>
          <table:table-cell office:value-type="float" office:value="219">
            <text:p>219</text:p>
          </table:table-cell>
          <table:table-cell table:formula="of:=([.F411]/[.G411])*1000" office:value-type="float" office:value="12301.3698630137">
            <text:p>12301.369863013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95">
            <text:p>2695</text:p>
          </table:table-cell>
          <table:table-cell office:value-type="float" office:value="114">
            <text:p>114</text:p>
          </table:table-cell>
          <table:table-cell table:formula="of:=([.F412]/[.G412])*1000" office:value-type="float" office:value="23640.350877193">
            <text:p>23640.3508771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25">
            <text:p>2725</text:p>
          </table:table-cell>
          <table:table-cell office:value-type="float" office:value="204">
            <text:p>204</text:p>
          </table:table-cell>
          <table:table-cell table:formula="of:=([.F413]/[.G413])*1000" office:value-type="float" office:value="13357.8431372549">
            <text:p>13357.843137254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26">
            <text:p>2726</text:p>
          </table:table-cell>
          <table:table-cell office:value-type="float" office:value="359">
            <text:p>359</text:p>
          </table:table-cell>
          <table:table-cell table:formula="of:=([.F414]/[.G414])*1000" office:value-type="float" office:value="7593.3147632312">
            <text:p>7593.31476323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72">
            <text:p>2772</text:p>
          </table:table-cell>
          <table:table-cell office:value-type="float" office:value="232.5">
            <text:p>232.5</text:p>
          </table:table-cell>
          <table:table-cell table:formula="of:=([.F415]/[.G415])*1000" office:value-type="float" office:value="11922.5806451613">
            <text:p>11922.58064516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73">
            <text:p>2773</text:p>
          </table:table-cell>
          <table:table-cell office:value-type="float" office:value="126">
            <text:p>126</text:p>
          </table:table-cell>
          <table:table-cell table:formula="of:=([.F416]/[.G416])*1000" office:value-type="float" office:value="22007.9365079365">
            <text:p>22007.93650793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80">
            <text:p>2780</text:p>
          </table:table-cell>
          <table:table-cell office:value-type="float" office:value="226">
            <text:p>226</text:p>
          </table:table-cell>
          <table:table-cell table:formula="of:=([.F417]/[.G417])*1000" office:value-type="float" office:value="12300.8849557522">
            <text:p>12300.88495575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81">
            <text:p>2781</text:p>
          </table:table-cell>
          <table:table-cell office:value-type="float" office:value="124">
            <text:p>124</text:p>
          </table:table-cell>
          <table:table-cell table:formula="of:=([.F418]/[.G418])*1000" office:value-type="float" office:value="22427.4193548387">
            <text:p>22427.41935483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85">
            <text:p>2785</text:p>
          </table:table-cell>
          <table:table-cell office:value-type="float" office:value="269.5">
            <text:p>269.5</text:p>
          </table:table-cell>
          <table:table-cell table:formula="of:=([.F419]/[.G419])*1000" office:value-type="float" office:value="10333.9517625232">
            <text:p>10333.951762523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86">
            <text:p>2786</text:p>
          </table:table-cell>
          <table:table-cell office:value-type="float" office:value="157">
            <text:p>157</text:p>
          </table:table-cell>
          <table:table-cell table:formula="of:=([.F420]/[.G420])*1000" office:value-type="float" office:value="17745.2229299363">
            <text:p>17745.22292993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95">
            <text:p>2795</text:p>
          </table:table-cell>
          <table:table-cell office:value-type="float" office:value="304">
            <text:p>304</text:p>
          </table:table-cell>
          <table:table-cell table:formula="of:=([.F421]/[.G421])*1000" office:value-type="float" office:value="9194.07894736842">
            <text:p>9194.078947368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96">
            <text:p>2796</text:p>
          </table:table-cell>
          <table:table-cell office:value-type="float" office:value="326">
            <text:p>326</text:p>
          </table:table-cell>
          <table:table-cell table:formula="of:=([.F422]/[.G422])*1000" office:value-type="float" office:value="8576.68711656442">
            <text:p>8576.687116564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41">
            <text:p>2841</text:p>
          </table:table-cell>
          <table:table-cell office:value-type="float" office:value="171.5">
            <text:p>171.5</text:p>
          </table:table-cell>
          <table:table-cell table:formula="of:=([.F423]/[.G423])*1000" office:value-type="float" office:value="16565.5976676385">
            <text:p>16565.59766763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66">
            <text:p>2866</text:p>
          </table:table-cell>
          <table:table-cell office:value-type="float" office:value="157.5">
            <text:p>157.5</text:p>
          </table:table-cell>
          <table:table-cell table:formula="of:=([.F424]/[.G424])*1000" office:value-type="float" office:value="18196.8253968254">
            <text:p>18196.825396825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42">
            <text:p>2942</text:p>
          </table:table-cell>
          <table:table-cell office:value-type="float" office:value="178.5">
            <text:p>178.5</text:p>
          </table:table-cell>
          <table:table-cell table:formula="of:=([.F425]/[.G425])*1000" office:value-type="float" office:value="16481.7927170868">
            <text:p>16481.79271708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43">
            <text:p>2943</text:p>
          </table:table-cell>
          <table:table-cell office:value-type="float" office:value="298">
            <text:p>298</text:p>
          </table:table-cell>
          <table:table-cell table:formula="of:=([.F426]/[.G426])*1000" office:value-type="float" office:value="9875.8389261745">
            <text:p>9875.83892617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57">
            <text:p>2957</text:p>
          </table:table-cell>
          <table:table-cell office:value-type="float" office:value="277.5">
            <text:p>277.5</text:p>
          </table:table-cell>
          <table:table-cell table:formula="of:=([.F427]/[.G427])*1000" office:value-type="float" office:value="10655.8558558559">
            <text:p>10655.855855855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58">
            <text:p>2958</text:p>
          </table:table-cell>
          <table:table-cell office:value-type="float" office:value="134">
            <text:p>134</text:p>
          </table:table-cell>
          <table:table-cell table:formula="of:=([.F428]/[.G428])*1000" office:value-type="float" office:value="22074.6268656716">
            <text:p>22074.62686567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80">
            <text:p>2980</text:p>
          </table:table-cell>
          <table:table-cell office:value-type="float" office:value="438">
            <text:p>438</text:p>
          </table:table-cell>
          <table:table-cell table:formula="of:=([.F429]/[.G429])*1000" office:value-type="float" office:value="6803.65296803653">
            <text:p>6803.65296803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013">
            <text:p>3013</text:p>
          </table:table-cell>
          <table:table-cell office:value-type="float" office:value="110">
            <text:p>110</text:p>
          </table:table-cell>
          <table:table-cell table:formula="of:=([.F430]/[.G430])*1000" office:value-type="float" office:value="27390.9090909091">
            <text:p>27390.90909090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057">
            <text:p>3057</text:p>
          </table:table-cell>
          <table:table-cell office:value-type="float" office:value="313">
            <text:p>313</text:p>
          </table:table-cell>
          <table:table-cell table:formula="of:=([.F431]/[.G431])*1000" office:value-type="float" office:value="9766.7731629393">
            <text:p>9766.77316293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058">
            <text:p>3058</text:p>
          </table:table-cell>
          <table:table-cell office:value-type="float" office:value="138">
            <text:p>138</text:p>
          </table:table-cell>
          <table:table-cell table:formula="of:=([.F432]/[.G432])*1000" office:value-type="float" office:value="22159.4202898551">
            <text:p>22159.420289855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064">
            <text:p>3064</text:p>
          </table:table-cell>
          <table:table-cell office:value-type="float" office:value="311.5">
            <text:p>311.5</text:p>
          </table:table-cell>
          <table:table-cell table:formula="of:=([.F433]/[.G433])*1000" office:value-type="float" office:value="9836.27608346709">
            <text:p>9836.27608346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071">
            <text:p>3071</text:p>
          </table:table-cell>
          <table:table-cell office:value-type="float" office:value="157">
            <text:p>157</text:p>
          </table:table-cell>
          <table:table-cell table:formula="of:=([.F434]/[.G434])*1000" office:value-type="float" office:value="19560.5095541401">
            <text:p>19560.50955414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147">
            <text:p>3147</text:p>
          </table:table-cell>
          <table:table-cell office:value-type="float" office:value="138">
            <text:p>138</text:p>
          </table:table-cell>
          <table:table-cell table:formula="of:=([.F435]/[.G435])*1000" office:value-type="float" office:value="22804.347826087">
            <text:p>22804.3478260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170">
            <text:p>3170</text:p>
          </table:table-cell>
          <table:table-cell office:value-type="float" office:value="143">
            <text:p>143</text:p>
          </table:table-cell>
          <table:table-cell table:formula="of:=([.F436]/[.G436])*1000" office:value-type="float" office:value="22167.8321678322">
            <text:p>22167.83216783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243">
            <text:p>3243</text:p>
          </table:table-cell>
          <table:table-cell office:value-type="float" office:value="331">
            <text:p>331</text:p>
          </table:table-cell>
          <table:table-cell table:formula="of:=([.F437]/[.G437])*1000" office:value-type="float" office:value="9797.583081571">
            <text:p>9797.5830815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262">
            <text:p>3262</text:p>
          </table:table-cell>
          <table:table-cell office:value-type="float" office:value="94">
            <text:p>94</text:p>
          </table:table-cell>
          <table:table-cell table:formula="of:=([.F438]/[.G438])*1000" office:value-type="float" office:value="34702.1276595745">
            <text:p>34702.12765957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292">
            <text:p>3292</text:p>
          </table:table-cell>
          <table:table-cell office:value-type="float" office:value="230.5">
            <text:p>230.5</text:p>
          </table:table-cell>
          <table:table-cell table:formula="of:=([.F439]/[.G439])*1000" office:value-type="float" office:value="14281.9956616052">
            <text:p>14281.995661605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315">
            <text:p>3315</text:p>
          </table:table-cell>
          <table:table-cell office:value-type="float" office:value="161">
            <text:p>161</text:p>
          </table:table-cell>
          <table:table-cell table:formula="of:=([.F440]/[.G440])*1000" office:value-type="float" office:value="20590.0621118012">
            <text:p>20590.06211180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374">
            <text:p>3374</text:p>
          </table:table-cell>
          <table:table-cell office:value-type="float" office:value="348">
            <text:p>348</text:p>
          </table:table-cell>
          <table:table-cell table:formula="of:=([.F441]/[.G441])*1000" office:value-type="float" office:value="9695.40229885057">
            <text:p>9695.40229885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375">
            <text:p>3375</text:p>
          </table:table-cell>
          <table:table-cell office:value-type="float" office:value="318">
            <text:p>318</text:p>
          </table:table-cell>
          <table:table-cell table:formula="of:=([.F442]/[.G442])*1000" office:value-type="float" office:value="10613.2075471698">
            <text:p>10613.207547169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400">
            <text:p>3400</text:p>
          </table:table-cell>
          <table:table-cell office:value-type="float" office:value="376">
            <text:p>376</text:p>
          </table:table-cell>
          <table:table-cell table:formula="of:=([.F443]/[.G443])*1000" office:value-type="float" office:value="9042.55319148936">
            <text:p>9042.553191489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410">
            <text:p>3410</text:p>
          </table:table-cell>
          <table:table-cell office:value-type="float" office:value="216.5">
            <text:p>216.5</text:p>
          </table:table-cell>
          <table:table-cell table:formula="of:=([.F444]/[.G444])*1000" office:value-type="float" office:value="15750.5773672055">
            <text:p>15750.57736720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411">
            <text:p>3411</text:p>
          </table:table-cell>
          <table:table-cell office:value-type="float" office:value="325">
            <text:p>325</text:p>
          </table:table-cell>
          <table:table-cell table:formula="of:=([.F445]/[.G445])*1000" office:value-type="float" office:value="10495.3846153846">
            <text:p>10495.384615384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431">
            <text:p>3431</text:p>
          </table:table-cell>
          <table:table-cell office:value-type="float" office:value="190">
            <text:p>190</text:p>
          </table:table-cell>
          <table:table-cell table:formula="of:=([.F446]/[.G446])*1000" office:value-type="float" office:value="18057.8947368421">
            <text:p>18057.89473684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439">
            <text:p>3439</text:p>
          </table:table-cell>
          <table:table-cell office:value-type="float" office:value="158">
            <text:p>158</text:p>
          </table:table-cell>
          <table:table-cell table:formula="of:=([.F447]/[.G447])*1000" office:value-type="float" office:value="21765.8227848101">
            <text:p>21765.82278481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654">
            <text:p>3654</text:p>
          </table:table-cell>
          <table:table-cell office:value-type="float" office:value="306.5">
            <text:p>306.5</text:p>
          </table:table-cell>
          <table:table-cell table:formula="of:=([.F448]/[.G448])*1000" office:value-type="float" office:value="11921.6965742251">
            <text:p>11921.696574225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655">
            <text:p>3655</text:p>
          </table:table-cell>
          <table:table-cell office:value-type="float" office:value="253">
            <text:p>253</text:p>
          </table:table-cell>
          <table:table-cell table:formula="of:=([.F449]/[.G449])*1000" office:value-type="float" office:value="14446.6403162055">
            <text:p>14446.64031620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749">
            <text:p>3749</text:p>
          </table:table-cell>
          <table:table-cell office:value-type="float" office:value="336">
            <text:p>336</text:p>
          </table:table-cell>
          <table:table-cell table:formula="of:=([.F450]/[.G450])*1000" office:value-type="float" office:value="11157.7380952381">
            <text:p>11157.738095238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774">
            <text:p>3774</text:p>
          </table:table-cell>
          <table:table-cell office:value-type="float" office:value="341">
            <text:p>341</text:p>
          </table:table-cell>
          <table:table-cell table:formula="of:=([.F451]/[.G451])*1000" office:value-type="float" office:value="11067.4486803519">
            <text:p>11067.44868035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993">
            <text:p>3993</text:p>
          </table:table-cell>
          <table:table-cell office:value-type="float" office:value="266">
            <text:p>266</text:p>
          </table:table-cell>
          <table:table-cell table:formula="of:=([.F452]/[.G452])*1000" office:value-type="float" office:value="15011.2781954887">
            <text:p>15011.27819548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052">
            <text:p>4052</text:p>
          </table:table-cell>
          <table:table-cell office:value-type="float" office:value="323.714">
            <text:p>323.714</text:p>
          </table:table-cell>
          <table:table-cell table:formula="of:=([.F453]/[.G453])*1000" office:value-type="float" office:value="12517.2219922524">
            <text:p>12517.22199225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109">
            <text:p>4109</text:p>
          </table:table-cell>
          <table:table-cell office:value-type="float" office:value="605">
            <text:p>605</text:p>
          </table:table-cell>
          <table:table-cell table:formula="of:=([.F454]/[.G454])*1000" office:value-type="float" office:value="6791.73553719008">
            <text:p>6791.73553719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194">
            <text:p>4194</text:p>
          </table:table-cell>
          <table:table-cell office:value-type="float" office:value="320">
            <text:p>320</text:p>
          </table:table-cell>
          <table:table-cell table:formula="of:=([.F455]/[.G455])*1000" office:value-type="float" office:value="13106.25">
            <text:p>13106.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517">
            <text:p>4517</text:p>
          </table:table-cell>
          <table:table-cell office:value-type="float" office:value="134">
            <text:p>134</text:p>
          </table:table-cell>
          <table:table-cell table:formula="of:=([.F456]/[.G456])*1000" office:value-type="float" office:value="33708.9552238806">
            <text:p>33708.95522388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645">
            <text:p>4645</text:p>
          </table:table-cell>
          <table:table-cell office:value-type="float" office:value="200">
            <text:p>200</text:p>
          </table:table-cell>
          <table:table-cell table:formula="of:=([.F457]/[.G457])*1000" office:value-type="float" office:value="23225">
            <text:p>232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826">
            <text:p>4826</text:p>
          </table:table-cell>
          <table:table-cell office:value-type="float" office:value="334.5">
            <text:p>334.5</text:p>
          </table:table-cell>
          <table:table-cell table:formula="of:=([.F458]/[.G458])*1000" office:value-type="float" office:value="14427.5037369208">
            <text:p>14427.50373692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841">
            <text:p>4841</text:p>
          </table:table-cell>
          <table:table-cell office:value-type="float" office:value="417">
            <text:p>417</text:p>
          </table:table-cell>
          <table:table-cell table:formula="of:=([.F459]/[.G459])*1000" office:value-type="float" office:value="11609.1127098321">
            <text:p>11609.11270983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066">
            <text:p>5066</text:p>
          </table:table-cell>
          <table:table-cell office:value-type="float" office:value="348">
            <text:p>348</text:p>
          </table:table-cell>
          <table:table-cell table:formula="of:=([.F460]/[.G460])*1000" office:value-type="float" office:value="14557.4712643678">
            <text:p>14557.471264367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084">
            <text:p>5084</text:p>
          </table:table-cell>
          <table:table-cell office:value-type="float" office:value="340">
            <text:p>340</text:p>
          </table:table-cell>
          <table:table-cell table:formula="of:=([.F461]/[.G461])*1000" office:value-type="float" office:value="14952.9411764706">
            <text:p>14952.94117647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170">
            <text:p>5170</text:p>
          </table:table-cell>
          <table:table-cell office:value-type="float" office:value="387">
            <text:p>387</text:p>
          </table:table-cell>
          <table:table-cell table:formula="of:=([.F462]/[.G462])*1000" office:value-type="float" office:value="13359.173126615">
            <text:p>13359.1731266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198">
            <text:p>5198</text:p>
          </table:table-cell>
          <table:table-cell office:value-type="float" office:value="329">
            <text:p>329</text:p>
          </table:table-cell>
          <table:table-cell table:formula="of:=([.F463]/[.G463])*1000" office:value-type="float" office:value="15799.3920972644">
            <text:p>15799.392097264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400">
            <text:p>5400</text:p>
          </table:table-cell>
          <table:table-cell office:value-type="float" office:value="339">
            <text:p>339</text:p>
          </table:table-cell>
          <table:table-cell table:formula="of:=([.F464]/[.G464])*1000" office:value-type="float" office:value="15929.203539823">
            <text:p>15929.2035398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464">
            <text:p>5464</text:p>
          </table:table-cell>
          <table:table-cell office:value-type="float" office:value="498">
            <text:p>498</text:p>
          </table:table-cell>
          <table:table-cell table:formula="of:=([.F465]/[.G465])*1000" office:value-type="float" office:value="10971.8875502008">
            <text:p>10971.88755020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470">
            <text:p>5470</text:p>
          </table:table-cell>
          <table:table-cell office:value-type="float" office:value="362">
            <text:p>362</text:p>
          </table:table-cell>
          <table:table-cell table:formula="of:=([.F466]/[.G466])*1000" office:value-type="float" office:value="15110.4972375691">
            <text:p>15110.49723756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674">
            <text:p>5674</text:p>
          </table:table-cell>
          <table:table-cell office:value-type="float" office:value="385">
            <text:p>385</text:p>
          </table:table-cell>
          <table:table-cell table:formula="of:=([.F467]/[.G467])*1000" office:value-type="float" office:value="14737.6623376623">
            <text:p>14737.66233766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342">
            <text:p>6342</text:p>
          </table:table-cell>
          <table:table-cell office:value-type="float" office:value="364">
            <text:p>364</text:p>
          </table:table-cell>
          <table:table-cell table:formula="of:=([.F468]/[.G468])*1000" office:value-type="float" office:value="17423.0769230769">
            <text:p>17423.076923076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557">
            <text:p>6557</text:p>
          </table:table-cell>
          <table:table-cell office:value-type="float" office:value="182">
            <text:p>182</text:p>
          </table:table-cell>
          <table:table-cell table:formula="of:=([.F469]/[.G469])*1000" office:value-type="float" office:value="36027.4725274725">
            <text:p>36027.47252747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662">
            <text:p>6662</text:p>
          </table:table-cell>
          <table:table-cell office:value-type="float" office:value="316">
            <text:p>316</text:p>
          </table:table-cell>
          <table:table-cell table:formula="of:=([.F470]/[.G470])*1000" office:value-type="float" office:value="21082.2784810127">
            <text:p>21082.27848101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680">
            <text:p>6680</text:p>
          </table:table-cell>
          <table:table-cell office:value-type="float" office:value="351">
            <text:p>351</text:p>
          </table:table-cell>
          <table:table-cell table:formula="of:=([.F471]/[.G471])*1000" office:value-type="float" office:value="19031.339031339">
            <text:p>19031.33903133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005">
            <text:p>7005</text:p>
          </table:table-cell>
          <table:table-cell office:value-type="float" office:value="398">
            <text:p>398</text:p>
          </table:table-cell>
          <table:table-cell table:formula="of:=([.F472]/[.G472])*1000" office:value-type="float" office:value="17600.5025125628">
            <text:p>17600.50251256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062">
            <text:p>7062</text:p>
          </table:table-cell>
          <table:table-cell office:value-type="float" office:value="319.5">
            <text:p>319.5</text:p>
          </table:table-cell>
          <table:table-cell table:formula="of:=([.F473]/[.G473])*1000" office:value-type="float" office:value="22103.2863849765">
            <text:p>22103.28638497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069">
            <text:p>7069</text:p>
          </table:table-cell>
          <table:table-cell office:value-type="float" office:value="214">
            <text:p>214</text:p>
          </table:table-cell>
          <table:table-cell table:formula="of:=([.F474]/[.G474])*1000" office:value-type="float" office:value="33032.7102803738">
            <text:p>33032.71028037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369">
            <text:p>7369</text:p>
          </table:table-cell>
          <table:table-cell office:value-type="float" office:value="365">
            <text:p>365</text:p>
          </table:table-cell>
          <table:table-cell table:formula="of:=([.F475]/[.G475])*1000" office:value-type="float" office:value="20189.0410958904">
            <text:p>20189.04109589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428">
            <text:p>7428</text:p>
          </table:table-cell>
          <table:table-cell office:value-type="float" office:value="390.5">
            <text:p>390.5</text:p>
          </table:table-cell>
          <table:table-cell table:formula="of:=([.F476]/[.G476])*1000" office:value-type="float" office:value="19021.7669654289">
            <text:p>19021.766965428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437">
            <text:p>7437</text:p>
          </table:table-cell>
          <table:table-cell office:value-type="float" office:value="210">
            <text:p>210</text:p>
          </table:table-cell>
          <table:table-cell table:formula="of:=([.F477]/[.G477])*1000" office:value-type="float" office:value="35414.2857142857">
            <text:p>35414.28571428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584">
            <text:p>7584</text:p>
          </table:table-cell>
          <table:table-cell office:value-type="float" office:value="376">
            <text:p>376</text:p>
          </table:table-cell>
          <table:table-cell table:formula="of:=([.F478]/[.G478])*1000" office:value-type="float" office:value="20170.2127659574">
            <text:p>20170.212765957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626">
            <text:p>7626</text:p>
          </table:table-cell>
          <table:table-cell office:value-type="float" office:value="318">
            <text:p>318</text:p>
          </table:table-cell>
          <table:table-cell table:formula="of:=([.F479]/[.G479])*1000" office:value-type="float" office:value="23981.1320754717">
            <text:p>23981.13207547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753">
            <text:p>7753</text:p>
          </table:table-cell>
          <table:table-cell office:value-type="float" office:value="346">
            <text:p>346</text:p>
          </table:table-cell>
          <table:table-cell table:formula="of:=([.F480]/[.G480])*1000" office:value-type="float" office:value="22407.5144508671">
            <text:p>22407.51445086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765">
            <text:p>7765</text:p>
          </table:table-cell>
          <table:table-cell office:value-type="float" office:value="184">
            <text:p>184</text:p>
          </table:table-cell>
          <table:table-cell table:formula="of:=([.F481]/[.G481])*1000" office:value-type="float" office:value="42201.0869565218">
            <text:p>42201.08695652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992">
            <text:p>7992</text:p>
          </table:table-cell>
          <table:table-cell office:value-type="float" office:value="339">
            <text:p>339</text:p>
          </table:table-cell>
          <table:table-cell table:formula="of:=([.F482]/[.G482])*1000" office:value-type="float" office:value="23575.221238938">
            <text:p>23575.2212389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034">
            <text:p>8034</text:p>
          </table:table-cell>
          <table:table-cell office:value-type="float" office:value="304">
            <text:p>304</text:p>
          </table:table-cell>
          <table:table-cell table:formula="of:=([.F483]/[.G483])*1000" office:value-type="float" office:value="26427.6315789474">
            <text:p>26427.631578947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209">
            <text:p>8209</text:p>
          </table:table-cell>
          <table:table-cell office:value-type="float" office:value="352">
            <text:p>352</text:p>
          </table:table-cell>
          <table:table-cell table:formula="of:=([.F484]/[.G484])*1000" office:value-type="float" office:value="23321.0227272727">
            <text:p>23321.02272727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288">
            <text:p>8288</text:p>
          </table:table-cell>
          <table:table-cell office:value-type="float" office:value="403.5">
            <text:p>403.5</text:p>
          </table:table-cell>
          <table:table-cell table:formula="of:=([.F485]/[.G485])*1000" office:value-type="float" office:value="20540.2726146221">
            <text:p>20540.27261462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420">
            <text:p>8420</text:p>
          </table:table-cell>
          <table:table-cell office:value-type="float" office:value="440.5">
            <text:p>440.5</text:p>
          </table:table-cell>
          <table:table-cell table:formula="of:=([.F486]/[.G486])*1000" office:value-type="float" office:value="19114.6424517594">
            <text:p>19114.642451759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517">
            <text:p>8517</text:p>
          </table:table-cell>
          <table:table-cell office:value-type="float" office:value="498">
            <text:p>498</text:p>
          </table:table-cell>
          <table:table-cell table:formula="of:=([.F487]/[.G487])*1000" office:value-type="float" office:value="17102.4096385542">
            <text:p>17102.40963855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717">
            <text:p>8717</text:p>
          </table:table-cell>
          <table:table-cell office:value-type="float" office:value="374">
            <text:p>374</text:p>
          </table:table-cell>
          <table:table-cell table:formula="of:=([.F488]/[.G488])*1000" office:value-type="float" office:value="23307.486631016">
            <text:p>23307.4866310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848">
            <text:p>8848</text:p>
          </table:table-cell>
          <table:table-cell office:value-type="float" office:value="410">
            <text:p>410</text:p>
          </table:table-cell>
          <table:table-cell table:formula="of:=([.F489]/[.G489])*1000" office:value-type="float" office:value="21580.487804878">
            <text:p>21580.48780487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130">
            <text:p>9130</text:p>
          </table:table-cell>
          <table:table-cell office:value-type="float" office:value="625">
            <text:p>625</text:p>
          </table:table-cell>
          <table:table-cell table:formula="of:=([.F490]/[.G490])*1000" office:value-type="float" office:value="14608">
            <text:p>146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165">
            <text:p>9165</text:p>
          </table:table-cell>
          <table:table-cell office:value-type="float" office:value="815">
            <text:p>815</text:p>
          </table:table-cell>
          <table:table-cell table:formula="of:=([.F491]/[.G491])*1000" office:value-type="float" office:value="11245.3987730061">
            <text:p>11245.39877300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351">
            <text:p>9351</text:p>
          </table:table-cell>
          <table:table-cell office:value-type="float" office:value="404">
            <text:p>404</text:p>
          </table:table-cell>
          <table:table-cell table:formula="of:=([.F492]/[.G492])*1000" office:value-type="float" office:value="23146.0396039604">
            <text:p>23146.03960396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355">
            <text:p>9355</text:p>
          </table:table-cell>
          <table:table-cell office:value-type="float" office:value="427">
            <text:p>427</text:p>
          </table:table-cell>
          <table:table-cell table:formula="of:=([.F493]/[.G493])*1000" office:value-type="float" office:value="21908.6651053864">
            <text:p>21908.66510538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433">
            <text:p>9433</text:p>
          </table:table-cell>
          <table:table-cell office:value-type="float" office:value="372">
            <text:p>372</text:p>
          </table:table-cell>
          <table:table-cell table:formula="of:=([.F494]/[.G494])*1000" office:value-type="float" office:value="25357.5268817204">
            <text:p>25357.52688172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437">
            <text:p>9437</text:p>
          </table:table-cell>
          <table:table-cell office:value-type="float" office:value="451.5">
            <text:p>451.5</text:p>
          </table:table-cell>
          <table:table-cell table:formula="of:=([.F495]/[.G495])*1000" office:value-type="float" office:value="20901.4396456257">
            <text:p>20901.43964562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493">
            <text:p>9493</text:p>
          </table:table-cell>
          <table:table-cell office:value-type="float" office:value="459">
            <text:p>459</text:p>
          </table:table-cell>
          <table:table-cell table:formula="of:=([.F496]/[.G496])*1000" office:value-type="float" office:value="20681.917211329">
            <text:p>20681.9172113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581">
            <text:p>9581</text:p>
          </table:table-cell>
          <table:table-cell office:value-type="float" office:value="290">
            <text:p>290</text:p>
          </table:table-cell>
          <table:table-cell table:formula="of:=([.F497]/[.G497])*1000" office:value-type="float" office:value="33037.9310344828">
            <text:p>33037.93103448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589">
            <text:p>9589</text:p>
          </table:table-cell>
          <table:table-cell office:value-type="float" office:value="411">
            <text:p>411</text:p>
          </table:table-cell>
          <table:table-cell table:formula="of:=([.F498]/[.G498])*1000" office:value-type="float" office:value="23330.900243309">
            <text:p>23330.90024330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612">
            <text:p>9612</text:p>
          </table:table-cell>
          <table:table-cell office:value-type="float" office:value="448.5">
            <text:p>448.5</text:p>
          </table:table-cell>
          <table:table-cell table:formula="of:=([.F499]/[.G499])*1000" office:value-type="float" office:value="21431.4381270903">
            <text:p>21431.438127090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704">
            <text:p>9704</text:p>
          </table:table-cell>
          <table:table-cell office:value-type="float" office:value="437">
            <text:p>437</text:p>
          </table:table-cell>
          <table:table-cell table:formula="of:=([.F500]/[.G500])*1000" office:value-type="float" office:value="22205.9496567506">
            <text:p>22205.94965675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717">
            <text:p>9717</text:p>
          </table:table-cell>
          <table:table-cell office:value-type="float" office:value="481.5">
            <text:p>481.5</text:p>
          </table:table-cell>
          <table:table-cell table:formula="of:=([.F501]/[.G501])*1000" office:value-type="float" office:value="20180.6853582555">
            <text:p>20180.68535825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821">
            <text:p>9821</text:p>
          </table:table-cell>
          <table:table-cell office:value-type="float" office:value="402">
            <text:p>402</text:p>
          </table:table-cell>
          <table:table-cell table:formula="of:=([.F502]/[.G502])*1000" office:value-type="float" office:value="24430.3482587065">
            <text:p>24430.34825870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07">
            <text:p>9907</text:p>
          </table:table-cell>
          <table:table-cell office:value-type="float" office:value="379">
            <text:p>379</text:p>
          </table:table-cell>
          <table:table-cell table:formula="of:=([.F503]/[.G503])*1000" office:value-type="float" office:value="26139.8416886544">
            <text:p>26139.841688654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21">
            <text:p>9921</text:p>
          </table:table-cell>
          <table:table-cell office:value-type="float" office:value="418">
            <text:p>418</text:p>
          </table:table-cell>
          <table:table-cell table:formula="of:=([.F504]/[.G504])*1000" office:value-type="float" office:value="23734.4497607656">
            <text:p>23734.44976076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33">
            <text:p>9933</text:p>
          </table:table-cell>
          <table:table-cell office:value-type="float" office:value="462">
            <text:p>462</text:p>
          </table:table-cell>
          <table:table-cell table:formula="of:=([.F505]/[.G505])*1000" office:value-type="float" office:value="21500">
            <text:p>215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49">
            <text:p>9949</text:p>
          </table:table-cell>
          <table:table-cell office:value-type="float" office:value="298">
            <text:p>298</text:p>
          </table:table-cell>
          <table:table-cell table:formula="of:=([.F506]/[.G506])*1000" office:value-type="float" office:value="33385.9060402685">
            <text:p>33385.90604026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54">
            <text:p>9954</text:p>
          </table:table-cell>
          <table:table-cell office:value-type="float" office:value="399">
            <text:p>399</text:p>
          </table:table-cell>
          <table:table-cell table:formula="of:=([.F507]/[.G507])*1000" office:value-type="float" office:value="24947.3684210526">
            <text:p>24947.36842105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94">
            <text:p>9994</text:p>
          </table:table-cell>
          <table:table-cell office:value-type="float" office:value="389">
            <text:p>389</text:p>
          </table:table-cell>
          <table:table-cell table:formula="of:=([.F508]/[.G508])*1000" office:value-type="float" office:value="25691.5167095116">
            <text:p>25691.51670951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112">
            <text:p>10112</text:p>
          </table:table-cell>
          <table:table-cell office:value-type="float" office:value="638">
            <text:p>638</text:p>
          </table:table-cell>
          <table:table-cell table:formula="of:=([.F509]/[.G509])*1000" office:value-type="float" office:value="15849.5297805643">
            <text:p>15849.52978056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134">
            <text:p>10134</text:p>
          </table:table-cell>
          <table:table-cell office:value-type="float" office:value="444">
            <text:p>444</text:p>
          </table:table-cell>
          <table:table-cell table:formula="of:=([.F510]/[.G510])*1000" office:value-type="float" office:value="22824.3243243243">
            <text:p>22824.32432432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214">
            <text:p>10214</text:p>
          </table:table-cell>
          <table:table-cell office:value-type="float" office:value="400">
            <text:p>400</text:p>
          </table:table-cell>
          <table:table-cell table:formula="of:=([.F511]/[.G511])*1000" office:value-type="float" office:value="25535">
            <text:p>2553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237">
            <text:p>10237</text:p>
          </table:table-cell>
          <table:table-cell office:value-type="float" office:value="469.5">
            <text:p>469.5</text:p>
          </table:table-cell>
          <table:table-cell table:formula="of:=([.F512]/[.G512])*1000" office:value-type="float" office:value="21804.04685836">
            <text:p>21804.0468583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265">
            <text:p>10265</text:p>
          </table:table-cell>
          <table:table-cell office:value-type="float" office:value="452">
            <text:p>452</text:p>
          </table:table-cell>
          <table:table-cell table:formula="of:=([.F513]/[.G513])*1000" office:value-type="float" office:value="22710.1769911504">
            <text:p>22710.17699115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341">
            <text:p>10341</text:p>
          </table:table-cell>
          <table:table-cell office:value-type="float" office:value="370.5">
            <text:p>370.5</text:p>
          </table:table-cell>
          <table:table-cell table:formula="of:=([.F514]/[.G514])*1000" office:value-type="float" office:value="27910.9311740891">
            <text:p>27910.93117408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363">
            <text:p>10363</text:p>
          </table:table-cell>
          <table:table-cell office:value-type="float" office:value="418">
            <text:p>418</text:p>
          </table:table-cell>
          <table:table-cell table:formula="of:=([.F515]/[.G515])*1000" office:value-type="float" office:value="24791.8660287081">
            <text:p>24791.866028708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485">
            <text:p>10485</text:p>
          </table:table-cell>
          <table:table-cell office:value-type="float" office:value="430">
            <text:p>430</text:p>
          </table:table-cell>
          <table:table-cell table:formula="of:=([.F516]/[.G516])*1000" office:value-type="float" office:value="24383.7209302326">
            <text:p>24383.72093023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516">
            <text:p>10516</text:p>
          </table:table-cell>
          <table:table-cell office:value-type="float" office:value="463">
            <text:p>463</text:p>
          </table:table-cell>
          <table:table-cell table:formula="of:=([.F517]/[.G517])*1000" office:value-type="float" office:value="22712.7429805616">
            <text:p>22712.74298056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605">
            <text:p>10605</text:p>
          </table:table-cell>
          <table:table-cell office:value-type="float" office:value="368">
            <text:p>368</text:p>
          </table:table-cell>
          <table:table-cell table:formula="of:=([.F518]/[.G518])*1000" office:value-type="float" office:value="28817.9347826087">
            <text:p>28817.93478260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762">
            <text:p>10762</text:p>
          </table:table-cell>
          <table:table-cell office:value-type="float" office:value="467">
            <text:p>467</text:p>
          </table:table-cell>
          <table:table-cell table:formula="of:=([.F519]/[.G519])*1000" office:value-type="float" office:value="23044.9678800857">
            <text:p>23044.96788008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777">
            <text:p>10777</text:p>
          </table:table-cell>
          <table:table-cell office:value-type="float" office:value="316">
            <text:p>316</text:p>
          </table:table-cell>
          <table:table-cell table:formula="of:=([.F520]/[.G520])*1000" office:value-type="float" office:value="34104.4303797468">
            <text:p>34104.43037974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778">
            <text:p>10778</text:p>
          </table:table-cell>
          <table:table-cell office:value-type="float" office:value="582.5">
            <text:p>582.5</text:p>
          </table:table-cell>
          <table:table-cell table:formula="of:=([.F521]/[.G521])*1000" office:value-type="float" office:value="18503.0042918455">
            <text:p>18503.00429184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820">
            <text:p>10820</text:p>
          </table:table-cell>
          <table:table-cell office:value-type="float" office:value="397">
            <text:p>397</text:p>
          </table:table-cell>
          <table:table-cell table:formula="of:=([.F522]/[.G522])*1000" office:value-type="float" office:value="27254.4080604534">
            <text:p>27254.408060453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830">
            <text:p>10830</text:p>
          </table:table-cell>
          <table:table-cell office:value-type="float" office:value="490">
            <text:p>490</text:p>
          </table:table-cell>
          <table:table-cell table:formula="of:=([.F523]/[.G523])*1000" office:value-type="float" office:value="22102.0408163265">
            <text:p>22102.04081632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882">
            <text:p>10882</text:p>
          </table:table-cell>
          <table:table-cell office:value-type="float" office:value="440">
            <text:p>440</text:p>
          </table:table-cell>
          <table:table-cell table:formula="of:=([.F524]/[.G524])*1000" office:value-type="float" office:value="24731.8181818182">
            <text:p>24731.81818181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05">
            <text:p>10905</text:p>
          </table:table-cell>
          <table:table-cell office:value-type="float" office:value="538">
            <text:p>538</text:p>
          </table:table-cell>
          <table:table-cell table:formula="of:=([.F525]/[.G525])*1000" office:value-type="float" office:value="20269.5167286245">
            <text:p>20269.51672862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45">
            <text:p>10945</text:p>
          </table:table-cell>
          <table:table-cell office:value-type="float" office:value="428">
            <text:p>428</text:p>
          </table:table-cell>
          <table:table-cell table:formula="of:=([.F526]/[.G526])*1000" office:value-type="float" office:value="25572.4299065421">
            <text:p>25572.42990654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63">
            <text:p>10963</text:p>
          </table:table-cell>
          <table:table-cell office:value-type="float" office:value="495.5">
            <text:p>495.5</text:p>
          </table:table-cell>
          <table:table-cell table:formula="of:=([.F527]/[.G527])*1000" office:value-type="float" office:value="22125.126135217">
            <text:p>22125.1261352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031">
            <text:p>11031</text:p>
          </table:table-cell>
          <table:table-cell office:value-type="float" office:value="536">
            <text:p>536</text:p>
          </table:table-cell>
          <table:table-cell table:formula="of:=([.F528]/[.G528])*1000" office:value-type="float" office:value="20580.223880597">
            <text:p>20580.2238805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052">
            <text:p>11052</text:p>
          </table:table-cell>
          <table:table-cell office:value-type="float" office:value="416">
            <text:p>416</text:p>
          </table:table-cell>
          <table:table-cell table:formula="of:=([.F529]/[.G529])*1000" office:value-type="float" office:value="26567.3076923077">
            <text:p>26567.30769230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063">
            <text:p>11063</text:p>
          </table:table-cell>
          <table:table-cell office:value-type="float" office:value="491">
            <text:p>491</text:p>
          </table:table-cell>
          <table:table-cell table:formula="of:=([.F530]/[.G530])*1000" office:value-type="float" office:value="22531.5682281059">
            <text:p>22531.568228105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066">
            <text:p>11066</text:p>
          </table:table-cell>
          <table:table-cell office:value-type="float" office:value="415">
            <text:p>415</text:p>
          </table:table-cell>
          <table:table-cell table:formula="of:=([.F531]/[.G531])*1000" office:value-type="float" office:value="26665.0602409639">
            <text:p>26665.060240963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141">
            <text:p>11141</text:p>
          </table:table-cell>
          <table:table-cell office:value-type="float" office:value="490.5">
            <text:p>490.5</text:p>
          </table:table-cell>
          <table:table-cell table:formula="of:=([.F532]/[.G532])*1000" office:value-type="float" office:value="22713.5575942915">
            <text:p>22713.55759429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189">
            <text:p>11189</text:p>
          </table:table-cell>
          <table:table-cell office:value-type="float" office:value="310">
            <text:p>310</text:p>
          </table:table-cell>
          <table:table-cell table:formula="of:=([.F533]/[.G533])*1000" office:value-type="float" office:value="36093.5483870968">
            <text:p>36093.54838709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201">
            <text:p>11201</text:p>
          </table:table-cell>
          <table:table-cell office:value-type="float" office:value="543">
            <text:p>543</text:p>
          </table:table-cell>
          <table:table-cell table:formula="of:=([.F534]/[.G534])*1000" office:value-type="float" office:value="20627.9926335175">
            <text:p>20627.992633517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214">
            <text:p>11214</text:p>
          </table:table-cell>
          <table:table-cell office:value-type="float" office:value="511.75">
            <text:p>511.75</text:p>
          </table:table-cell>
          <table:table-cell table:formula="of:=([.F535]/[.G535])*1000" office:value-type="float" office:value="21913.0434782609">
            <text:p>21913.043478260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264">
            <text:p>11264</text:p>
          </table:table-cell>
          <table:table-cell office:value-type="float" office:value="494.5">
            <text:p>494.5</text:p>
          </table:table-cell>
          <table:table-cell table:formula="of:=([.F536]/[.G536])*1000" office:value-type="float" office:value="22778.564206269">
            <text:p>22778.56420626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294">
            <text:p>11294</text:p>
          </table:table-cell>
          <table:table-cell office:value-type="float" office:value="444">
            <text:p>444</text:p>
          </table:table-cell>
          <table:table-cell table:formula="of:=([.F537]/[.G537])*1000" office:value-type="float" office:value="25436.9369369369">
            <text:p>25436.936936936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316">
            <text:p>11316</text:p>
          </table:table-cell>
          <table:table-cell office:value-type="float" office:value="472">
            <text:p>472</text:p>
          </table:table-cell>
          <table:table-cell table:formula="of:=([.F538]/[.G538])*1000" office:value-type="float" office:value="23974.5762711864">
            <text:p>23974.57627118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413">
            <text:p>11413</text:p>
          </table:table-cell>
          <table:table-cell office:value-type="float" office:value="524.5">
            <text:p>524.5</text:p>
          </table:table-cell>
          <table:table-cell table:formula="of:=([.F539]/[.G539])*1000" office:value-type="float" office:value="21759.7712106768">
            <text:p>21759.77121067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03">
            <text:p>11503</text:p>
          </table:table-cell>
          <table:table-cell office:value-type="float" office:value="468">
            <text:p>468</text:p>
          </table:table-cell>
          <table:table-cell table:formula="of:=([.F540]/[.G540])*1000" office:value-type="float" office:value="24579.0598290598">
            <text:p>24579.059829059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36">
            <text:p>11536</text:p>
          </table:table-cell>
          <table:table-cell office:value-type="float" office:value="463.5">
            <text:p>463.5</text:p>
          </table:table-cell>
          <table:table-cell table:formula="of:=([.F541]/[.G541])*1000" office:value-type="float" office:value="24888.8888888889">
            <text:p>24888.888888888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54">
            <text:p>11554</text:p>
          </table:table-cell>
          <table:table-cell office:value-type="float" office:value="448">
            <text:p>448</text:p>
          </table:table-cell>
          <table:table-cell table:formula="of:=([.F542]/[.G542])*1000" office:value-type="float" office:value="25790.1785714286">
            <text:p>25790.178571428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64">
            <text:p>11564</text:p>
          </table:table-cell>
          <table:table-cell office:value-type="float" office:value="415.5">
            <text:p>415.5</text:p>
          </table:table-cell>
          <table:table-cell table:formula="of:=([.F543]/[.G543])*1000" office:value-type="float" office:value="27831.5282791817">
            <text:p>27831.52827918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73">
            <text:p>11573</text:p>
          </table:table-cell>
          <table:table-cell office:value-type="float" office:value="443">
            <text:p>443</text:p>
          </table:table-cell>
          <table:table-cell table:formula="of:=([.F544]/[.G544])*1000" office:value-type="float" office:value="26124.1534988713">
            <text:p>26124.15349887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581">
            <text:p>11581</text:p>
          </table:table-cell>
          <table:table-cell office:value-type="float" office:value="530">
            <text:p>530</text:p>
          </table:table-cell>
          <table:table-cell table:formula="of:=([.F545]/[.G545])*1000" office:value-type="float" office:value="21850.9433962264">
            <text:p>21850.94339622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601">
            <text:p>11601</text:p>
          </table:table-cell>
          <table:table-cell office:value-type="float" office:value="541.5">
            <text:p>541.5</text:p>
          </table:table-cell>
          <table:table-cell table:formula="of:=([.F546]/[.G546])*1000" office:value-type="float" office:value="21423.8227146814">
            <text:p>21423.82271468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636">
            <text:p>11636</text:p>
          </table:table-cell>
          <table:table-cell office:value-type="float" office:value="441">
            <text:p>441</text:p>
          </table:table-cell>
          <table:table-cell table:formula="of:=([.F547]/[.G547])*1000" office:value-type="float" office:value="26385.4875283447">
            <text:p>26385.487528344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656">
            <text:p>11656</text:p>
          </table:table-cell>
          <table:table-cell office:value-type="float" office:value="472">
            <text:p>472</text:p>
          </table:table-cell>
          <table:table-cell table:formula="of:=([.F548]/[.G548])*1000" office:value-type="float" office:value="24694.9152542373">
            <text:p>24694.915254237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714">
            <text:p>11714</text:p>
          </table:table-cell>
          <table:table-cell office:value-type="float" office:value="458">
            <text:p>458</text:p>
          </table:table-cell>
          <table:table-cell table:formula="of:=([.F549]/[.G549])*1000" office:value-type="float" office:value="25576.4192139738">
            <text:p>25576.41921397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788">
            <text:p>11788</text:p>
          </table:table-cell>
          <table:table-cell office:value-type="float" office:value="448">
            <text:p>448</text:p>
          </table:table-cell>
          <table:table-cell table:formula="of:=([.F550]/[.G550])*1000" office:value-type="float" office:value="26312.5">
            <text:p>26312.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844">
            <text:p>11844</text:p>
          </table:table-cell>
          <table:table-cell office:value-type="float" office:value="450">
            <text:p>450</text:p>
          </table:table-cell>
          <table:table-cell table:formula="of:=([.F551]/[.G551])*1000" office:value-type="float" office:value="26320">
            <text:p>263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845">
            <text:p>11845</text:p>
          </table:table-cell>
          <table:table-cell office:value-type="float" office:value="458">
            <text:p>458</text:p>
          </table:table-cell>
          <table:table-cell table:formula="of:=([.F552]/[.G552])*1000" office:value-type="float" office:value="25862.4454148472">
            <text:p>25862.44541484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965">
            <text:p>11965</text:p>
          </table:table-cell>
          <table:table-cell office:value-type="float" office:value="337">
            <text:p>337</text:p>
          </table:table-cell>
          <table:table-cell table:formula="of:=([.F553]/[.G553])*1000" office:value-type="float" office:value="35504.4510385757">
            <text:p>35504.45103857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990">
            <text:p>11990</text:p>
          </table:table-cell>
          <table:table-cell office:value-type="float" office:value="482">
            <text:p>482</text:p>
          </table:table-cell>
          <table:table-cell table:formula="of:=([.F554]/[.G554])*1000" office:value-type="float" office:value="24875.5186721992">
            <text:p>24875.51867219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061">
            <text:p>12061</text:p>
          </table:table-cell>
          <table:table-cell office:value-type="float" office:value="470">
            <text:p>470</text:p>
          </table:table-cell>
          <table:table-cell table:formula="of:=([.F555]/[.G555])*1000" office:value-type="float" office:value="25661.7021276596">
            <text:p>25661.702127659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067">
            <text:p>12067</text:p>
          </table:table-cell>
          <table:table-cell office:value-type="float" office:value="457">
            <text:p>457</text:p>
          </table:table-cell>
          <table:table-cell table:formula="of:=([.F556]/[.G556])*1000" office:value-type="float" office:value="26404.8140043764">
            <text:p>26404.81400437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156">
            <text:p>12156</text:p>
          </table:table-cell>
          <table:table-cell office:value-type="float" office:value="445">
            <text:p>445</text:p>
          </table:table-cell>
          <table:table-cell table:formula="of:=([.F557]/[.G557])*1000" office:value-type="float" office:value="27316.8539325843">
            <text:p>27316.85393258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165">
            <text:p>12165</text:p>
          </table:table-cell>
          <table:table-cell office:value-type="float" office:value="553">
            <text:p>553</text:p>
          </table:table-cell>
          <table:table-cell table:formula="of:=([.F558]/[.G558])*1000" office:value-type="float" office:value="21998.191681736">
            <text:p>21998.19168173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213">
            <text:p>12213</text:p>
          </table:table-cell>
          <table:table-cell office:value-type="float" office:value="473">
            <text:p>473</text:p>
          </table:table-cell>
          <table:table-cell table:formula="of:=([.F559]/[.G559])*1000" office:value-type="float" office:value="25820.2959830867">
            <text:p>25820.29598308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216">
            <text:p>12216</text:p>
          </table:table-cell>
          <table:table-cell office:value-type="float" office:value="591.5">
            <text:p>591.5</text:p>
          </table:table-cell>
          <table:table-cell table:formula="of:=([.F560]/[.G560])*1000" office:value-type="float" office:value="20652.5781910397">
            <text:p>20652.57819103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218">
            <text:p>12218</text:p>
          </table:table-cell>
          <table:table-cell office:value-type="float" office:value="466">
            <text:p>466</text:p>
          </table:table-cell>
          <table:table-cell table:formula="of:=([.F561]/[.G561])*1000" office:value-type="float" office:value="26218.8841201717">
            <text:p>26218.88412017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378">
            <text:p>12378</text:p>
          </table:table-cell>
          <table:table-cell office:value-type="float" office:value="540">
            <text:p>540</text:p>
          </table:table-cell>
          <table:table-cell table:formula="of:=([.F562]/[.G562])*1000" office:value-type="float" office:value="22922.2222222222">
            <text:p>22922.22222222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437">
            <text:p>12437</text:p>
          </table:table-cell>
          <table:table-cell office:value-type="float" office:value="538">
            <text:p>538</text:p>
          </table:table-cell>
          <table:table-cell table:formula="of:=([.F563]/[.G563])*1000" office:value-type="float" office:value="23117.1003717472">
            <text:p>23117.10037174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476">
            <text:p>12476</text:p>
          </table:table-cell>
          <table:table-cell office:value-type="float" office:value="569.5">
            <text:p>569.5</text:p>
          </table:table-cell>
          <table:table-cell table:formula="of:=([.F564]/[.G564])*1000" office:value-type="float" office:value="21906.9359086918">
            <text:p>21906.93590869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589">
            <text:p>12589</text:p>
          </table:table-cell>
          <table:table-cell office:value-type="float" office:value="365">
            <text:p>365</text:p>
          </table:table-cell>
          <table:table-cell table:formula="of:=([.F565]/[.G565])*1000" office:value-type="float" office:value="34490.4109589041">
            <text:p>34490.410958904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672">
            <text:p>12672</text:p>
          </table:table-cell>
          <table:table-cell office:value-type="float" office:value="484">
            <text:p>484</text:p>
          </table:table-cell>
          <table:table-cell table:formula="of:=([.F566]/[.G566])*1000" office:value-type="float" office:value="26181.8181818182">
            <text:p>26181.81818181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684">
            <text:p>12684</text:p>
          </table:table-cell>
          <table:table-cell office:value-type="float" office:value="542.25">
            <text:p>542.25</text:p>
          </table:table-cell>
          <table:table-cell table:formula="of:=([.F567]/[.G567])*1000" office:value-type="float" office:value="23391.4246196404">
            <text:p>23391.42461964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717">
            <text:p>12717</text:p>
          </table:table-cell>
          <table:table-cell office:value-type="float" office:value="553">
            <text:p>553</text:p>
          </table:table-cell>
          <table:table-cell table:formula="of:=([.F568]/[.G568])*1000" office:value-type="float" office:value="22996.383363472">
            <text:p>22996.3833634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810">
            <text:p>12810</text:p>
          </table:table-cell>
          <table:table-cell office:value-type="float" office:value="468">
            <text:p>468</text:p>
          </table:table-cell>
          <table:table-cell table:formula="of:=([.F569]/[.G569])*1000" office:value-type="float" office:value="27371.7948717949">
            <text:p>27371.794871794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830">
            <text:p>12830</text:p>
          </table:table-cell>
          <table:table-cell office:value-type="float" office:value="561">
            <text:p>561</text:p>
          </table:table-cell>
          <table:table-cell table:formula="of:=([.F570]/[.G570])*1000" office:value-type="float" office:value="22869.8752228164">
            <text:p>22869.87522281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835">
            <text:p>12835</text:p>
          </table:table-cell>
          <table:table-cell office:value-type="float" office:value="482">
            <text:p>482</text:p>
          </table:table-cell>
          <table:table-cell table:formula="of:=([.F571]/[.G571])*1000" office:value-type="float" office:value="26628.6307053942">
            <text:p>26628.63070539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844">
            <text:p>12844</text:p>
          </table:table-cell>
          <table:table-cell office:value-type="float" office:value="490">
            <text:p>490</text:p>
          </table:table-cell>
          <table:table-cell table:formula="of:=([.F572]/[.G572])*1000" office:value-type="float" office:value="26212.2448979592">
            <text:p>26212.24489795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002">
            <text:p>13002</text:p>
          </table:table-cell>
          <table:table-cell office:value-type="float" office:value="524">
            <text:p>524</text:p>
          </table:table-cell>
          <table:table-cell table:formula="of:=([.F573]/[.G573])*1000" office:value-type="float" office:value="24812.9770992366">
            <text:p>24812.977099236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008">
            <text:p>13008</text:p>
          </table:table-cell>
          <table:table-cell office:value-type="float" office:value="483.5">
            <text:p>483.5</text:p>
          </table:table-cell>
          <table:table-cell table:formula="of:=([.F574]/[.G574])*1000" office:value-type="float" office:value="26903.8262668046">
            <text:p>26903.826266804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013">
            <text:p>13013</text:p>
          </table:table-cell>
          <table:table-cell office:value-type="float" office:value="423">
            <text:p>423</text:p>
          </table:table-cell>
          <table:table-cell table:formula="of:=([.F575]/[.G575])*1000" office:value-type="float" office:value="30763.5933806147">
            <text:p>30763.593380614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085">
            <text:p>13085</text:p>
          </table:table-cell>
          <table:table-cell office:value-type="float" office:value="477">
            <text:p>477</text:p>
          </table:table-cell>
          <table:table-cell table:formula="of:=([.F576]/[.G576])*1000" office:value-type="float" office:value="27431.8658280922">
            <text:p>27431.86582809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122">
            <text:p>13122</text:p>
          </table:table-cell>
          <table:table-cell office:value-type="float" office:value="486">
            <text:p>486</text:p>
          </table:table-cell>
          <table:table-cell table:formula="of:=([.F577]/[.G577])*1000" office:value-type="float" office:value="27000">
            <text:p>270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124">
            <text:p>13124</text:p>
          </table:table-cell>
          <table:table-cell office:value-type="float" office:value="564.5">
            <text:p>564.5</text:p>
          </table:table-cell>
          <table:table-cell table:formula="of:=([.F578]/[.G578])*1000" office:value-type="float" office:value="23248.8928255093">
            <text:p>23248.89282550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181">
            <text:p>13181</text:p>
          </table:table-cell>
          <table:table-cell office:value-type="float" office:value="356">
            <text:p>356</text:p>
          </table:table-cell>
          <table:table-cell table:formula="of:=([.F579]/[.G579])*1000" office:value-type="float" office:value="37025.2808988764">
            <text:p>37025.28089887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249">
            <text:p>13249</text:p>
          </table:table-cell>
          <table:table-cell office:value-type="float" office:value="575">
            <text:p>575</text:p>
          </table:table-cell>
          <table:table-cell table:formula="of:=([.F580]/[.G580])*1000" office:value-type="float" office:value="23041.7391304348">
            <text:p>23041.739130434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334">
            <text:p>13334</text:p>
          </table:table-cell>
          <table:table-cell office:value-type="float" office:value="508">
            <text:p>508</text:p>
          </table:table-cell>
          <table:table-cell table:formula="of:=([.F581]/[.G581])*1000" office:value-type="float" office:value="26248.031496063">
            <text:p>26248.0314960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343">
            <text:p>13343</text:p>
          </table:table-cell>
          <table:table-cell office:value-type="float" office:value="514.5">
            <text:p>514.5</text:p>
          </table:table-cell>
          <table:table-cell table:formula="of:=([.F582]/[.G582])*1000" office:value-type="float" office:value="25933.9164237123">
            <text:p>25933.91642371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359">
            <text:p>13359</text:p>
          </table:table-cell>
          <table:table-cell office:value-type="float" office:value="533">
            <text:p>533</text:p>
          </table:table-cell>
          <table:table-cell table:formula="of:=([.F583]/[.G583])*1000" office:value-type="float" office:value="25063.7898686679">
            <text:p>25063.789868667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484">
            <text:p>13484</text:p>
          </table:table-cell>
          <table:table-cell office:value-type="float" office:value="699">
            <text:p>699</text:p>
          </table:table-cell>
          <table:table-cell table:formula="of:=([.F584]/[.G584])*1000" office:value-type="float" office:value="19290.4148783977">
            <text:p>19290.41487839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553">
            <text:p>13553</text:p>
          </table:table-cell>
          <table:table-cell office:value-type="float" office:value="590.5">
            <text:p>590.5</text:p>
          </table:table-cell>
          <table:table-cell table:formula="of:=([.F585]/[.G585])*1000" office:value-type="float" office:value="22951.7358171041">
            <text:p>22951.735817104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613">
            <text:p>13613</text:p>
          </table:table-cell>
          <table:table-cell office:value-type="float" office:value="447">
            <text:p>447</text:p>
          </table:table-cell>
          <table:table-cell table:formula="of:=([.F586]/[.G586])*1000" office:value-type="float" office:value="30454.1387024608">
            <text:p>30454.13870246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661">
            <text:p>13661</text:p>
          </table:table-cell>
          <table:table-cell office:value-type="float" office:value="689">
            <text:p>689</text:p>
          </table:table-cell>
          <table:table-cell table:formula="of:=([.F587]/[.G587])*1000" office:value-type="float" office:value="19827.2859216255">
            <text:p>19827.28592162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781">
            <text:p>13781</text:p>
          </table:table-cell>
          <table:table-cell office:value-type="float" office:value="347">
            <text:p>347</text:p>
          </table:table-cell>
          <table:table-cell table:formula="of:=([.F588]/[.G588])*1000" office:value-type="float" office:value="39714.6974063401">
            <text:p>39714.69740634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792">
            <text:p>13792</text:p>
          </table:table-cell>
          <table:table-cell office:value-type="float" office:value="528">
            <text:p>528</text:p>
          </table:table-cell>
          <table:table-cell table:formula="of:=([.F589]/[.G589])*1000" office:value-type="float" office:value="26121.2121212121">
            <text:p>26121.21212121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828">
            <text:p>13828</text:p>
          </table:table-cell>
          <table:table-cell office:value-type="float" office:value="623">
            <text:p>623</text:p>
          </table:table-cell>
          <table:table-cell table:formula="of:=([.F590]/[.G590])*1000" office:value-type="float" office:value="22195.8266452648">
            <text:p>22195.826645264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885">
            <text:p>13885</text:p>
          </table:table-cell>
          <table:table-cell office:value-type="float" office:value="687">
            <text:p>687</text:p>
          </table:table-cell>
          <table:table-cell table:formula="of:=([.F591]/[.G591])*1000" office:value-type="float" office:value="20211.0625909753">
            <text:p>20211.062590975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895">
            <text:p>13895</text:p>
          </table:table-cell>
          <table:table-cell office:value-type="float" office:value="530">
            <text:p>530</text:p>
          </table:table-cell>
          <table:table-cell table:formula="of:=([.F592]/[.G592])*1000" office:value-type="float" office:value="26216.9811320755">
            <text:p>26216.981132075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902">
            <text:p>13902</text:p>
          </table:table-cell>
          <table:table-cell office:value-type="float" office:value="613.5">
            <text:p>613.5</text:p>
          </table:table-cell>
          <table:table-cell table:formula="of:=([.F593]/[.G593])*1000" office:value-type="float" office:value="22660.1466992665">
            <text:p>22660.14669926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925">
            <text:p>13925</text:p>
          </table:table-cell>
          <table:table-cell office:value-type="float" office:value="550">
            <text:p>550</text:p>
          </table:table-cell>
          <table:table-cell table:formula="of:=([.F594]/[.G594])*1000" office:value-type="float" office:value="25318.1818181818">
            <text:p>25318.18181818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989">
            <text:p>13989</text:p>
          </table:table-cell>
          <table:table-cell office:value-type="float" office:value="379.5">
            <text:p>379.5</text:p>
          </table:table-cell>
          <table:table-cell table:formula="of:=([.F595]/[.G595])*1000" office:value-type="float" office:value="36861.6600790514">
            <text:p>36861.66007905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163">
            <text:p>14163</text:p>
          </table:table-cell>
          <table:table-cell office:value-type="float" office:value="588.5">
            <text:p>588.5</text:p>
          </table:table-cell>
          <table:table-cell table:formula="of:=([.F596]/[.G596])*1000" office:value-type="float" office:value="24066.2701784197">
            <text:p>24066.27017841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185">
            <text:p>14185</text:p>
          </table:table-cell>
          <table:table-cell office:value-type="float" office:value="643">
            <text:p>643</text:p>
          </table:table-cell>
          <table:table-cell table:formula="of:=([.F597]/[.G597])*1000" office:value-type="float" office:value="22060.6531881804">
            <text:p>22060.65318818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237">
            <text:p>14237</text:p>
          </table:table-cell>
          <table:table-cell office:value-type="float" office:value="359">
            <text:p>359</text:p>
          </table:table-cell>
          <table:table-cell table:formula="of:=([.F598]/[.G598])*1000" office:value-type="float" office:value="39657.3816155989">
            <text:p>39657.381615598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239">
            <text:p>14239</text:p>
          </table:table-cell>
          <table:table-cell office:value-type="float" office:value="598">
            <text:p>598</text:p>
          </table:table-cell>
          <table:table-cell table:formula="of:=([.F599]/[.G599])*1000" office:value-type="float" office:value="23811.0367892977">
            <text:p>23811.03678929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482">
            <text:p>14482</text:p>
          </table:table-cell>
          <table:table-cell office:value-type="float" office:value="512">
            <text:p>512</text:p>
          </table:table-cell>
          <table:table-cell table:formula="of:=([.F600]/[.G600])*1000" office:value-type="float" office:value="28285.15625">
            <text:p>28285.156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517">
            <text:p>14517</text:p>
          </table:table-cell>
          <table:table-cell office:value-type="float" office:value="392">
            <text:p>392</text:p>
          </table:table-cell>
          <table:table-cell table:formula="of:=([.F601]/[.G601])*1000" office:value-type="float" office:value="37033.1632653061">
            <text:p>37033.16326530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540">
            <text:p>14540</text:p>
          </table:table-cell>
          <table:table-cell office:value-type="float" office:value="533">
            <text:p>533</text:p>
          </table:table-cell>
          <table:table-cell table:formula="of:=([.F602]/[.G602])*1000" office:value-type="float" office:value="27279.5497185741">
            <text:p>27279.549718574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541">
            <text:p>14541</text:p>
          </table:table-cell>
          <table:table-cell office:value-type="float" office:value="409">
            <text:p>409</text:p>
          </table:table-cell>
          <table:table-cell table:formula="of:=([.F603]/[.G603])*1000" office:value-type="float" office:value="35552.5672371638">
            <text:p>35552.56723716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597">
            <text:p>14597</text:p>
          </table:table-cell>
          <table:table-cell office:value-type="float" office:value="588">
            <text:p>588</text:p>
          </table:table-cell>
          <table:table-cell table:formula="of:=([.F604]/[.G604])*1000" office:value-type="float" office:value="24824.8299319728">
            <text:p>24824.82993197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600">
            <text:p>14600</text:p>
          </table:table-cell>
          <table:table-cell office:value-type="float" office:value="521">
            <text:p>521</text:p>
          </table:table-cell>
          <table:table-cell table:formula="of:=([.F605]/[.G605])*1000" office:value-type="float" office:value="28023.0326295585">
            <text:p>28023.03262955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621">
            <text:p>14621</text:p>
          </table:table-cell>
          <table:table-cell office:value-type="float" office:value="520">
            <text:p>520</text:p>
          </table:table-cell>
          <table:table-cell table:formula="of:=([.F606]/[.G606])*1000" office:value-type="float" office:value="28117.3076923077">
            <text:p>28117.30769230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664">
            <text:p>14664</text:p>
          </table:table-cell>
          <table:table-cell office:value-type="float" office:value="594">
            <text:p>594</text:p>
          </table:table-cell>
          <table:table-cell table:formula="of:=([.F607]/[.G607])*1000" office:value-type="float" office:value="24686.8686868687">
            <text:p>24686.86868686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820">
            <text:p>14820</text:p>
          </table:table-cell>
          <table:table-cell office:value-type="float" office:value="589">
            <text:p>589</text:p>
          </table:table-cell>
          <table:table-cell table:formula="of:=([.F608]/[.G608])*1000" office:value-type="float" office:value="25161.2903225806">
            <text:p>25161.29032258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821">
            <text:p>14821</text:p>
          </table:table-cell>
          <table:table-cell office:value-type="float" office:value="381">
            <text:p>381</text:p>
          </table:table-cell>
          <table:table-cell table:formula="of:=([.F609]/[.G609])*1000" office:value-type="float" office:value="38900.2624671916">
            <text:p>38900.26246719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860">
            <text:p>14860</text:p>
          </table:table-cell>
          <table:table-cell office:value-type="float" office:value="574">
            <text:p>574</text:p>
          </table:table-cell>
          <table:table-cell table:formula="of:=([.F610]/[.G610])*1000" office:value-type="float" office:value="25888.5017421603">
            <text:p>25888.501742160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893">
            <text:p>14893</text:p>
          </table:table-cell>
          <table:table-cell office:value-type="float" office:value="673.5">
            <text:p>673.5</text:p>
          </table:table-cell>
          <table:table-cell table:formula="of:=([.F611]/[.G611])*1000" office:value-type="float" office:value="22112.843355605">
            <text:p>22112.84335560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053">
            <text:p>15053</text:p>
          </table:table-cell>
          <table:table-cell office:value-type="float" office:value="379">
            <text:p>379</text:p>
          </table:table-cell>
          <table:table-cell table:formula="of:=([.F612]/[.G612])*1000" office:value-type="float" office:value="39717.6781002639">
            <text:p>39717.678100263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189">
            <text:p>15189</text:p>
          </table:table-cell>
          <table:table-cell office:value-type="float" office:value="434">
            <text:p>434</text:p>
          </table:table-cell>
          <table:table-cell table:formula="of:=([.F613]/[.G613])*1000" office:value-type="float" office:value="34997.6958525346">
            <text:p>34997.695852534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227">
            <text:p>15227</text:p>
          </table:table-cell>
          <table:table-cell office:value-type="float" office:value="560">
            <text:p>560</text:p>
          </table:table-cell>
          <table:table-cell table:formula="of:=([.F614]/[.G614])*1000" office:value-type="float" office:value="27191.0714285714">
            <text:p>27191.07142857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237">
            <text:p>15237</text:p>
          </table:table-cell>
          <table:table-cell office:value-type="float" office:value="441">
            <text:p>441</text:p>
          </table:table-cell>
          <table:table-cell table:formula="of:=([.F615]/[.G615])*1000" office:value-type="float" office:value="34551.0204081633">
            <text:p>34551.020408163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461">
            <text:p>15461</text:p>
          </table:table-cell>
          <table:table-cell office:value-type="float" office:value="411">
            <text:p>411</text:p>
          </table:table-cell>
          <table:table-cell table:formula="of:=([.F616]/[.G616])*1000" office:value-type="float" office:value="37618.0048661801">
            <text:p>37618.00486618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477">
            <text:p>15477</text:p>
          </table:table-cell>
          <table:table-cell office:value-type="float" office:value="1031">
            <text:p>1031</text:p>
          </table:table-cell>
          <table:table-cell table:formula="of:=([.F617]/[.G617])*1000" office:value-type="float" office:value="15011.639185257">
            <text:p>15011.6391852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589">
            <text:p>15589</text:p>
          </table:table-cell>
          <table:table-cell office:value-type="float" office:value="391">
            <text:p>391</text:p>
          </table:table-cell>
          <table:table-cell table:formula="of:=([.F618]/[.G618])*1000" office:value-type="float" office:value="39869.5652173913">
            <text:p>39869.56521739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597">
            <text:p>15597</text:p>
          </table:table-cell>
          <table:table-cell office:value-type="float" office:value="523">
            <text:p>523</text:p>
          </table:table-cell>
          <table:table-cell table:formula="of:=([.F619]/[.G619])*1000" office:value-type="float" office:value="29822.1797323136">
            <text:p>29822.179732313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861">
            <text:p>15861</text:p>
          </table:table-cell>
          <table:table-cell office:value-type="float" office:value="417">
            <text:p>417</text:p>
          </table:table-cell>
          <table:table-cell table:formula="of:=([.F620]/[.G620])*1000" office:value-type="float" office:value="38035.9712230216">
            <text:p>38035.97122302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013">
            <text:p>16013</text:p>
          </table:table-cell>
          <table:table-cell office:value-type="float" office:value="599">
            <text:p>599</text:p>
          </table:table-cell>
          <table:table-cell table:formula="of:=([.F621]/[.G621])*1000" office:value-type="float" office:value="26732.8881469115">
            <text:p>26732.88814691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186">
            <text:p>16186</text:p>
          </table:table-cell>
          <table:table-cell office:value-type="float" office:value="660">
            <text:p>660</text:p>
          </table:table-cell>
          <table:table-cell table:formula="of:=([.F622]/[.G622])*1000" office:value-type="float" office:value="24524.2424242424">
            <text:p>24524.24242424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262">
            <text:p>16262</text:p>
          </table:table-cell>
          <table:table-cell office:value-type="float" office:value="650">
            <text:p>650</text:p>
          </table:table-cell>
          <table:table-cell table:formula="of:=([.F623]/[.G623])*1000" office:value-type="float" office:value="25018.4615384615">
            <text:p>25018.46153846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389">
            <text:p>16389</text:p>
          </table:table-cell>
          <table:table-cell office:value-type="float" office:value="490">
            <text:p>490</text:p>
          </table:table-cell>
          <table:table-cell table:formula="of:=([.F624]/[.G624])*1000" office:value-type="float" office:value="33446.9387755102">
            <text:p>33446.93877551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397">
            <text:p>16397</text:p>
          </table:table-cell>
          <table:table-cell office:value-type="float" office:value="434">
            <text:p>434</text:p>
          </table:table-cell>
          <table:table-cell table:formula="of:=([.F625]/[.G625])*1000" office:value-type="float" office:value="37781.1059907834">
            <text:p>37781.105990783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597">
            <text:p>16597</text:p>
          </table:table-cell>
          <table:table-cell office:value-type="float" office:value="499">
            <text:p>499</text:p>
          </table:table-cell>
          <table:table-cell table:formula="of:=([.F626]/[.G626])*1000" office:value-type="float" office:value="33260.5210420842">
            <text:p>33260.52104208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861">
            <text:p>16861</text:p>
          </table:table-cell>
          <table:table-cell office:value-type="float" office:value="432">
            <text:p>432</text:p>
          </table:table-cell>
          <table:table-cell table:formula="of:=([.F627]/[.G627])*1000" office:value-type="float" office:value="39030.0925925926">
            <text:p>39030.09259259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6893">
            <text:p>16893</text:p>
          </table:table-cell>
          <table:table-cell office:value-type="float" office:value="564">
            <text:p>564</text:p>
          </table:table-cell>
          <table:table-cell table:formula="of:=([.F628]/[.G628])*1000" office:value-type="float" office:value="29952.1276595745">
            <text:p>29952.12765957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205">
            <text:p>17205</text:p>
          </table:table-cell>
          <table:table-cell office:value-type="float" office:value="423">
            <text:p>423</text:p>
          </table:table-cell>
          <table:table-cell table:formula="of:=([.F629]/[.G629])*1000" office:value-type="float" office:value="40673.7588652482">
            <text:p>40673.75886524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245">
            <text:p>17245</text:p>
          </table:table-cell>
          <table:table-cell office:value-type="float" office:value="618">
            <text:p>618</text:p>
          </table:table-cell>
          <table:table-cell table:formula="of:=([.F630]/[.G630])*1000" office:value-type="float" office:value="27904.5307443366">
            <text:p>27904.530744336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399">
            <text:p>17399</text:p>
          </table:table-cell>
          <table:table-cell office:value-type="float" office:value="701.833">
            <text:p>701.833</text:p>
          </table:table-cell>
          <table:table-cell table:formula="of:=([.F631]/[.G631])*1000" office:value-type="float" office:value="24790.7978108752">
            <text:p>24790.797810875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453">
            <text:p>17453</text:p>
          </table:table-cell>
          <table:table-cell office:value-type="float" office:value="452">
            <text:p>452</text:p>
          </table:table-cell>
          <table:table-cell table:formula="of:=([.F632]/[.G632])*1000" office:value-type="float" office:value="38612.8318584071">
            <text:p>38612.83185840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486">
            <text:p>17486</text:p>
          </table:table-cell>
          <table:table-cell office:value-type="float" office:value="677">
            <text:p>677</text:p>
          </table:table-cell>
          <table:table-cell table:formula="of:=([.F633]/[.G633])*1000" office:value-type="float" office:value="25828.6558345643">
            <text:p>25828.65583456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523">
            <text:p>17523</text:p>
          </table:table-cell>
          <table:table-cell office:value-type="float" office:value="703.75">
            <text:p>703.75</text:p>
          </table:table-cell>
          <table:table-cell table:formula="of:=([.F634]/[.G634])*1000" office:value-type="float" office:value="24899.4671403197">
            <text:p>24899.46714031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533">
            <text:p>17533</text:p>
          </table:table-cell>
          <table:table-cell office:value-type="float" office:value="565">
            <text:p>565</text:p>
          </table:table-cell>
          <table:table-cell table:formula="of:=([.F635]/[.G635])*1000" office:value-type="float" office:value="31031.8584070796">
            <text:p>31031.858407079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557">
            <text:p>17557</text:p>
          </table:table-cell>
          <table:table-cell office:value-type="float" office:value="454">
            <text:p>454</text:p>
          </table:table-cell>
          <table:table-cell table:formula="of:=([.F636]/[.G636])*1000" office:value-type="float" office:value="38671.8061674009">
            <text:p>38671.806167400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7717">
            <text:p>17717</text:p>
          </table:table-cell>
          <table:table-cell office:value-type="float" office:value="473">
            <text:p>473</text:p>
          </table:table-cell>
          <table:table-cell table:formula="of:=([.F637]/[.G637])*1000" office:value-type="float" office:value="37456.6596194503">
            <text:p>37456.659619450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061">
            <text:p>18061</text:p>
          </table:table-cell>
          <table:table-cell office:value-type="float" office:value="481">
            <text:p>481</text:p>
          </table:table-cell>
          <table:table-cell table:formula="of:=([.F638]/[.G638])*1000" office:value-type="float" office:value="37548.8565488566">
            <text:p>37548.856548856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117">
            <text:p>18117</text:p>
          </table:table-cell>
          <table:table-cell office:value-type="float" office:value="684">
            <text:p>684</text:p>
          </table:table-cell>
          <table:table-cell table:formula="of:=([.F639]/[.G639])*1000" office:value-type="float" office:value="26486.8421052632">
            <text:p>26486.842105263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242">
            <text:p>18242</text:p>
          </table:table-cell>
          <table:table-cell office:value-type="float" office:value="717.5">
            <text:p>717.5</text:p>
          </table:table-cell>
          <table:table-cell table:formula="of:=([.F640]/[.G640])*1000" office:value-type="float" office:value="25424.3902439024">
            <text:p>25424.39024390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253">
            <text:p>18253</text:p>
          </table:table-cell>
          <table:table-cell office:value-type="float" office:value="977">
            <text:p>977</text:p>
          </table:table-cell>
          <table:table-cell table:formula="of:=([.F641]/[.G641])*1000" office:value-type="float" office:value="18682.7021494371">
            <text:p>18682.70214943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261">
            <text:p>18261</text:p>
          </table:table-cell>
          <table:table-cell office:value-type="float" office:value="595">
            <text:p>595</text:p>
          </table:table-cell>
          <table:table-cell table:formula="of:=([.F642]/[.G642])*1000" office:value-type="float" office:value="30690.756302521">
            <text:p>30690.7563025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293">
            <text:p>18293</text:p>
          </table:table-cell>
          <table:table-cell office:value-type="float" office:value="515">
            <text:p>515</text:p>
          </table:table-cell>
          <table:table-cell table:formula="of:=([.F643]/[.G643])*1000" office:value-type="float" office:value="35520.3883495146">
            <text:p>35520.388349514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299">
            <text:p>18299</text:p>
          </table:table-cell>
          <table:table-cell office:value-type="float" office:value="687.667">
            <text:p>687.667</text:p>
          </table:table-cell>
          <table:table-cell table:formula="of:=([.F644]/[.G644])*1000" office:value-type="float" office:value="26610.2633978364">
            <text:p>26610.26339783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405">
            <text:p>18405</text:p>
          </table:table-cell>
          <table:table-cell office:value-type="float" office:value="556">
            <text:p>556</text:p>
          </table:table-cell>
          <table:table-cell table:formula="of:=([.F645]/[.G645])*1000" office:value-type="float" office:value="33102.5179856115">
            <text:p>33102.51798561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426">
            <text:p>18426</text:p>
          </table:table-cell>
          <table:table-cell office:value-type="float" office:value="865">
            <text:p>865</text:p>
          </table:table-cell>
          <table:table-cell table:formula="of:=([.F646]/[.G646])*1000" office:value-type="float" office:value="21301.7341040462">
            <text:p>21301.73410404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549">
            <text:p>18549</text:p>
          </table:table-cell>
          <table:table-cell office:value-type="float" office:value="774">
            <text:p>774</text:p>
          </table:table-cell>
          <table:table-cell table:formula="of:=([.F647]/[.G647])*1000" office:value-type="float" office:value="23965.1162790698">
            <text:p>23965.116279069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685">
            <text:p>18685</text:p>
          </table:table-cell>
          <table:table-cell office:value-type="float" office:value="586">
            <text:p>586</text:p>
          </table:table-cell>
          <table:table-cell table:formula="of:=([.F648]/[.G648])*1000" office:value-type="float" office:value="31885.6655290102">
            <text:p>31885.66552901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741">
            <text:p>18741</text:p>
          </table:table-cell>
          <table:table-cell office:value-type="float" office:value="567">
            <text:p>567</text:p>
          </table:table-cell>
          <table:table-cell table:formula="of:=([.F649]/[.G649])*1000" office:value-type="float" office:value="33052.91005291">
            <text:p>33052.910052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829">
            <text:p>18829</text:p>
          </table:table-cell>
          <table:table-cell office:value-type="float" office:value="505">
            <text:p>505</text:p>
          </table:table-cell>
          <table:table-cell table:formula="of:=([.F650]/[.G650])*1000" office:value-type="float" office:value="37285.1485148515">
            <text:p>37285.14851485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941">
            <text:p>18941</text:p>
          </table:table-cell>
          <table:table-cell office:value-type="float" office:value="641">
            <text:p>641</text:p>
          </table:table-cell>
          <table:table-cell table:formula="of:=([.F651]/[.G651])*1000" office:value-type="float" office:value="29549.1419656786">
            <text:p>29549.141965678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8973">
            <text:p>18973</text:p>
          </table:table-cell>
          <table:table-cell office:value-type="float" office:value="776">
            <text:p>776</text:p>
          </table:table-cell>
          <table:table-cell table:formula="of:=([.F652]/[.G652])*1000" office:value-type="float" office:value="24449.7422680412">
            <text:p>24449.74226804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157">
            <text:p>19157</text:p>
          </table:table-cell>
          <table:table-cell office:value-type="float" office:value="523">
            <text:p>523</text:p>
          </table:table-cell>
          <table:table-cell table:formula="of:=([.F653]/[.G653])*1000" office:value-type="float" office:value="36629.0630975143">
            <text:p>36629.063097514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413">
            <text:p>19413</text:p>
          </table:table-cell>
          <table:table-cell office:value-type="float" office:value="519">
            <text:p>519</text:p>
          </table:table-cell>
          <table:table-cell table:formula="of:=([.F654]/[.G654])*1000" office:value-type="float" office:value="37404.6242774566">
            <text:p>37404.624277456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501">
            <text:p>19501</text:p>
          </table:table-cell>
          <table:table-cell office:value-type="float" office:value="533">
            <text:p>533</text:p>
          </table:table-cell>
          <table:table-cell table:formula="of:=([.F655]/[.G655])*1000" office:value-type="float" office:value="36587.2420262664">
            <text:p>36587.242026266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541">
            <text:p>19541</text:p>
          </table:table-cell>
          <table:table-cell office:value-type="float" office:value="591">
            <text:p>591</text:p>
          </table:table-cell>
          <table:table-cell table:formula="of:=([.F656]/[.G656])*1000" office:value-type="float" office:value="33064.2978003384">
            <text:p>33064.297800338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589">
            <text:p>19589</text:p>
          </table:table-cell>
          <table:table-cell office:value-type="float" office:value="561">
            <text:p>561</text:p>
          </table:table-cell>
          <table:table-cell table:formula="of:=([.F657]/[.G657])*1000" office:value-type="float" office:value="34918.0035650624">
            <text:p>34918.00356506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733">
            <text:p>19733</text:p>
          </table:table-cell>
          <table:table-cell office:value-type="float" office:value="773">
            <text:p>773</text:p>
          </table:table-cell>
          <table:table-cell table:formula="of:=([.F658]/[.G658])*1000" office:value-type="float" office:value="25527.8137128072">
            <text:p>25527.81371280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757">
            <text:p>19757</text:p>
          </table:table-cell>
          <table:table-cell office:value-type="float" office:value="552">
            <text:p>552</text:p>
          </table:table-cell>
          <table:table-cell table:formula="of:=([.F659]/[.G659])*1000" office:value-type="float" office:value="35791.6666666667">
            <text:p>35791.66666666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869">
            <text:p>19869</text:p>
          </table:table-cell>
          <table:table-cell office:value-type="float" office:value="548">
            <text:p>548</text:p>
          </table:table-cell>
          <table:table-cell table:formula="of:=([.F660]/[.G660])*1000" office:value-type="float" office:value="36257.299270073">
            <text:p>36257.29927007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877">
            <text:p>19877</text:p>
          </table:table-cell>
          <table:table-cell office:value-type="float" office:value="523">
            <text:p>523</text:p>
          </table:table-cell>
          <table:table-cell table:formula="of:=([.F661]/[.G661])*1000" office:value-type="float" office:value="38005.7361376673">
            <text:p>38005.736137667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885">
            <text:p>19885</text:p>
          </table:table-cell>
          <table:table-cell office:value-type="float" office:value="530">
            <text:p>530</text:p>
          </table:table-cell>
          <table:table-cell table:formula="of:=([.F662]/[.G662])*1000" office:value-type="float" office:value="37518.8679245283">
            <text:p>37518.867924528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9909">
            <text:p>19909</text:p>
          </table:table-cell>
          <table:table-cell office:value-type="float" office:value="513">
            <text:p>513</text:p>
          </table:table-cell>
          <table:table-cell table:formula="of:=([.F663]/[.G663])*1000" office:value-type="float" office:value="38808.9668615984">
            <text:p>38808.966861598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693">
            <text:p>20693</text:p>
          </table:table-cell>
          <table:table-cell office:value-type="float" office:value="529">
            <text:p>529</text:p>
          </table:table-cell>
          <table:table-cell table:formula="of:=([.F664]/[.G664])*1000" office:value-type="float" office:value="39117.202268431">
            <text:p>39117.20226843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269">
            <text:p>21269</text:p>
          </table:table-cell>
          <table:table-cell office:value-type="float" office:value="824">
            <text:p>824</text:p>
          </table:table-cell>
          <table:table-cell table:formula="of:=([.F665]/[.G665])*1000" office:value-type="float" office:value="25811.8932038835">
            <text:p>25811.893203883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456">
            <text:p>21456</text:p>
          </table:table-cell>
          <table:table-cell office:value-type="float" office:value="576.167">
            <text:p>576.167</text:p>
          </table:table-cell>
          <table:table-cell table:formula="of:=([.F666]/[.G666])*1000" office:value-type="float" office:value="37239.2032171228">
            <text:p>37239.20321712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477">
            <text:p>21477</text:p>
          </table:table-cell>
          <table:table-cell office:value-type="float" office:value="824">
            <text:p>824</text:p>
          </table:table-cell>
          <table:table-cell table:formula="of:=([.F667]/[.G667])*1000" office:value-type="float" office:value="26064.3203883495">
            <text:p>26064.320388349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557">
            <text:p>21557</text:p>
          </table:table-cell>
          <table:table-cell office:value-type="float" office:value="832">
            <text:p>832</text:p>
          </table:table-cell>
          <table:table-cell table:formula="of:=([.F668]/[.G668])*1000" office:value-type="float" office:value="25909.8557692308">
            <text:p>25909.85576923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701">
            <text:p>21701</text:p>
          </table:table-cell>
          <table:table-cell office:value-type="float" office:value="579.4">
            <text:p>579.4</text:p>
          </table:table-cell>
          <table:table-cell table:formula="of:=([.F669]/[.G669])*1000" office:value-type="float" office:value="37454.2630307214">
            <text:p>37454.26303072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805">
            <text:p>21805</text:p>
          </table:table-cell>
          <table:table-cell office:value-type="float" office:value="582">
            <text:p>582</text:p>
          </table:table-cell>
          <table:table-cell table:formula="of:=([.F670]/[.G670])*1000" office:value-type="float" office:value="37465.6357388316">
            <text:p>37465.63573883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1826">
            <text:p>21826</text:p>
          </table:table-cell>
          <table:table-cell office:value-type="float" office:value="613">
            <text:p>613</text:p>
          </table:table-cell>
          <table:table-cell table:formula="of:=([.F671]/[.G671])*1000" office:value-type="float" office:value="35605.220228385">
            <text:p>35605.2202283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181">
            <text:p>22181</text:p>
          </table:table-cell>
          <table:table-cell office:value-type="float" office:value="613">
            <text:p>613</text:p>
          </table:table-cell>
          <table:table-cell table:formula="of:=([.F672]/[.G672])*1000" office:value-type="float" office:value="36184.339314845">
            <text:p>36184.3393148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245">
            <text:p>22245</text:p>
          </table:table-cell>
          <table:table-cell office:value-type="float" office:value="649">
            <text:p>649</text:p>
          </table:table-cell>
          <table:table-cell table:formula="of:=([.F673]/[.G673])*1000" office:value-type="float" office:value="34275.8089368259">
            <text:p>34275.808936825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285">
            <text:p>22285</text:p>
          </table:table-cell>
          <table:table-cell office:value-type="float" office:value="701">
            <text:p>701</text:p>
          </table:table-cell>
          <table:table-cell table:formula="of:=([.F674]/[.G674])*1000" office:value-type="float" office:value="31790.2995720399">
            <text:p>31790.299572039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365">
            <text:p>22365</text:p>
          </table:table-cell>
          <table:table-cell office:value-type="float" office:value="608">
            <text:p>608</text:p>
          </table:table-cell>
          <table:table-cell table:formula="of:=([.F675]/[.G675])*1000" office:value-type="float" office:value="36784.5394736842">
            <text:p>36784.53947368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725">
            <text:p>22725</text:p>
          </table:table-cell>
          <table:table-cell office:value-type="float" office:value="630">
            <text:p>630</text:p>
          </table:table-cell>
          <table:table-cell table:formula="of:=([.F676]/[.G676])*1000" office:value-type="float" office:value="36071.4285714286">
            <text:p>36071.428571428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2925">
            <text:p>22925</text:p>
          </table:table-cell>
          <table:table-cell office:value-type="float" office:value="777">
            <text:p>777</text:p>
          </table:table-cell>
          <table:table-cell table:formula="of:=([.F677]/[.G677])*1000" office:value-type="float" office:value="29504.5045045045">
            <text:p>29504.50450450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541">
            <text:p>23541</text:p>
          </table:table-cell>
          <table:table-cell office:value-type="float" office:value="627">
            <text:p>627</text:p>
          </table:table-cell>
          <table:table-cell table:formula="of:=([.F678]/[.G678])*1000" office:value-type="float" office:value="37545.4545454545">
            <text:p>37545.45454545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661">
            <text:p>23661</text:p>
          </table:table-cell>
          <table:table-cell office:value-type="float" office:value="656">
            <text:p>656</text:p>
          </table:table-cell>
          <table:table-cell table:formula="of:=([.F679]/[.G679])*1000" office:value-type="float" office:value="36068.5975609756">
            <text:p>36068.59756097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3837">
            <text:p>23837</text:p>
          </table:table-cell>
          <table:table-cell office:value-type="float" office:value="885">
            <text:p>885</text:p>
          </table:table-cell>
          <table:table-cell table:formula="of:=([.F680]/[.G680])*1000" office:value-type="float" office:value="26934.4632768362">
            <text:p>26934.46327683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461">
            <text:p>24461</text:p>
          </table:table-cell>
          <table:table-cell office:value-type="float" office:value="621">
            <text:p>621</text:p>
          </table:table-cell>
          <table:table-cell table:formula="of:=([.F681]/[.G681])*1000" office:value-type="float" office:value="39389.694041868">
            <text:p>39389.6940418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4509">
            <text:p>24509</text:p>
          </table:table-cell>
          <table:table-cell office:value-type="float" office:value="683">
            <text:p>683</text:p>
          </table:table-cell>
          <table:table-cell table:formula="of:=([.F682]/[.G682])*1000" office:value-type="float" office:value="35884.3338213763">
            <text:p>35884.33382137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357">
            <text:p>25357</text:p>
          </table:table-cell>
          <table:table-cell office:value-type="float" office:value="691">
            <text:p>691</text:p>
          </table:table-cell>
          <table:table-cell table:formula="of:=([.F683]/[.G683])*1000" office:value-type="float" office:value="36696.0926193922">
            <text:p>36696.09261939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5941">
            <text:p>25941</text:p>
          </table:table-cell>
          <table:table-cell office:value-type="float" office:value="730">
            <text:p>730</text:p>
          </table:table-cell>
          <table:table-cell table:formula="of:=([.F684]/[.G684])*1000" office:value-type="float" office:value="35535.6164383562">
            <text:p>35535.616438356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333">
            <text:p>26333</text:p>
          </table:table-cell>
          <table:table-cell office:value-type="float" office:value="681">
            <text:p>681</text:p>
          </table:table-cell>
          <table:table-cell table:formula="of:=([.F685]/[.G685])*1000" office:value-type="float" office:value="38668.1350954479">
            <text:p>38668.135095447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6997">
            <text:p>26997</text:p>
          </table:table-cell>
          <table:table-cell office:value-type="float" office:value="674">
            <text:p>674</text:p>
          </table:table-cell>
          <table:table-cell table:formula="of:=([.F686]/[.G686])*1000" office:value-type="float" office:value="40054.8961424332">
            <text:p>40054.896142433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285">
            <text:p>27285</text:p>
          </table:table-cell>
          <table:table-cell office:value-type="float" office:value="707">
            <text:p>707</text:p>
          </table:table-cell>
          <table:table-cell table:formula="of:=([.F687]/[.G687])*1000" office:value-type="float" office:value="38592.6449787836">
            <text:p>38592.644978783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9237">
            <text:p>29237</text:p>
          </table:table-cell>
          <table:table-cell office:value-type="float" office:value="882.5">
            <text:p>882.5</text:p>
          </table:table-cell>
          <table:table-cell table:formula="of:=([.F688]/[.G688])*1000" office:value-type="float" office:value="33129.7450424929">
            <text:p>33129.74504249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6066">
            <text:p>36066</text:p>
          </table:table-cell>
          <table:table-cell office:value-type="float" office:value="966">
            <text:p>966</text:p>
          </table:table-cell>
          <table:table-cell table:formula="of:=([.F689]/[.G689])*1000" office:value-type="float" office:value="37335.4037267081">
            <text:p>37335.403726708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39858">
            <text:p>39858</text:p>
          </table:table-cell>
          <table:table-cell office:value-type="float" office:value="1054">
            <text:p>1054</text:p>
          </table:table-cell>
          <table:table-cell table:formula="of:=([.F690]/[.G690])*1000" office:value-type="float" office:value="37815.9392789374">
            <text:p>37815.939278937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3519">
            <text:p>43519</text:p>
          </table:table-cell>
          <table:table-cell office:value-type="float" office:value="1402.5">
            <text:p>1402.5</text:p>
          </table:table-cell>
          <table:table-cell table:formula="of:=([.F691]/[.G691])*1000" office:value-type="float" office:value="31029.5900178253">
            <text:p>31029.590017825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3625">
            <text:p>43625</text:p>
          </table:table-cell>
          <table:table-cell office:value-type="float" office:value="1177">
            <text:p>1177</text:p>
          </table:table-cell>
          <table:table-cell table:formula="of:=([.F692]/[.G692])*1000" office:value-type="float" office:value="37064.5709430756">
            <text:p>37064.57094307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6807">
            <text:p>46807</text:p>
          </table:table-cell>
          <table:table-cell office:value-type="float" office:value="1179">
            <text:p>1179</text:p>
          </table:table-cell>
          <table:table-cell table:formula="of:=([.F693]/[.G693])*1000" office:value-type="float" office:value="39700.5937234945">
            <text:p>39700.59372349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6838">
            <text:p>46838</text:p>
          </table:table-cell>
          <table:table-cell office:value-type="float" office:value="1280">
            <text:p>1280</text:p>
          </table:table-cell>
          <table:table-cell table:formula="of:=([.F694]/[.G694])*1000" office:value-type="float" office:value="36592.1875">
            <text:p>36592.187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8514">
            <text:p>48514</text:p>
          </table:table-cell>
          <table:table-cell office:value-type="float" office:value="1234">
            <text:p>1234</text:p>
          </table:table-cell>
          <table:table-cell table:formula="of:=([.F695]/[.G695])*1000" office:value-type="float" office:value="39314.4246353323">
            <text:p>39314.42463533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7013">
            <text:p>57013</text:p>
          </table:table-cell>
          <table:table-cell office:value-type="float" office:value="1720">
            <text:p>1720</text:p>
          </table:table-cell>
          <table:table-cell table:formula="of:=([.F696]/[.G696])*1000" office:value-type="float" office:value="33147.0930232558">
            <text:p>33147.093023255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7117">
            <text:p>57117</text:p>
          </table:table-cell>
          <table:table-cell office:value-type="float" office:value="1648">
            <text:p>1648</text:p>
          </table:table-cell>
          <table:table-cell table:formula="of:=([.F697]/[.G697])*1000" office:value-type="float" office:value="34658.3737864078">
            <text:p>34658.373786407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3571">
            <text:p>63571</text:p>
          </table:table-cell>
          <table:table-cell office:value-type="float" office:value="1589">
            <text:p>1589</text:p>
          </table:table-cell>
          <table:table-cell table:formula="of:=([.F698]/[.G698])*1000" office:value-type="float" office:value="40006.9225928257">
            <text:p>40006.92259282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4899">
            <text:p>64899</text:p>
          </table:table-cell>
          <table:table-cell office:value-type="float" office:value="1853">
            <text:p>1853</text:p>
          </table:table-cell>
          <table:table-cell table:formula="of:=([.F699]/[.G699])*1000" office:value-type="float" office:value="35023.7452779277">
            <text:p>35023.745277927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5392">
            <text:p>65392</text:p>
          </table:table-cell>
          <table:table-cell office:value-type="float" office:value="1719">
            <text:p>1719</text:p>
          </table:table-cell>
          <table:table-cell table:formula="of:=([.F700]/[.G700])*1000" office:value-type="float" office:value="38040.7213496219">
            <text:p>38040.72134962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6381">
            <text:p>66381</text:p>
          </table:table-cell>
          <table:table-cell office:value-type="float" office:value="1818">
            <text:p>1818</text:p>
          </table:table-cell>
          <table:table-cell table:formula="of:=([.F701]/[.G701])*1000" office:value-type="float" office:value="36513.201320132">
            <text:p>36513.20132013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8368">
            <text:p>68368</text:p>
          </table:table-cell>
          <table:table-cell office:value-type="float" office:value="2030">
            <text:p>2030</text:p>
          </table:table-cell>
          <table:table-cell table:formula="of:=([.F702]/[.G702])*1000" office:value-type="float" office:value="33678.8177339902">
            <text:p>33678.81773399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68660">
            <text:p>68660</text:p>
          </table:table-cell>
          <table:table-cell office:value-type="float" office:value="1800">
            <text:p>1800</text:p>
          </table:table-cell>
          <table:table-cell table:formula="of:=([.F703]/[.G703])*1000" office:value-type="float" office:value="38144.4444444444">
            <text:p>38144.444444444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0377">
            <text:p>70377</text:p>
          </table:table-cell>
          <table:table-cell office:value-type="float" office:value="2154">
            <text:p>2154</text:p>
          </table:table-cell>
          <table:table-cell table:formula="of:=([.F704]/[.G704])*1000" office:value-type="float" office:value="32672.7019498607">
            <text:p>32672.701949860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3043">
            <text:p>73043</text:p>
          </table:table-cell>
          <table:table-cell office:value-type="float" office:value="1925">
            <text:p>1925</text:p>
          </table:table-cell>
          <table:table-cell table:formula="of:=([.F705]/[.G705])*1000" office:value-type="float" office:value="37944.4155844156">
            <text:p>37944.41558441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4491">
            <text:p>74491</text:p>
          </table:table-cell>
          <table:table-cell office:value-type="float" office:value="1927">
            <text:p>1927</text:p>
          </table:table-cell>
          <table:table-cell table:formula="of:=([.F706]/[.G706])*1000" office:value-type="float" office:value="38656.4608199273">
            <text:p>38656.460819927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5845">
            <text:p>75845</text:p>
          </table:table-cell>
          <table:table-cell office:value-type="float" office:value="2033">
            <text:p>2033</text:p>
          </table:table-cell>
          <table:table-cell table:formula="of:=([.F707]/[.G707])*1000" office:value-type="float" office:value="37306.9355632071">
            <text:p>37306.935563207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8652">
            <text:p>78652</text:p>
          </table:table-cell>
          <table:table-cell office:value-type="float" office:value="2236">
            <text:p>2236</text:p>
          </table:table-cell>
          <table:table-cell table:formula="of:=([.F708]/[.G708])*1000" office:value-type="float" office:value="35175.313059034">
            <text:p>35175.31305903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79883">
            <text:p>79883</text:p>
          </table:table-cell>
          <table:table-cell office:value-type="float" office:value="2279">
            <text:p>2279</text:p>
          </table:table-cell>
          <table:table-cell table:formula="of:=([.F709]/[.G709])*1000" office:value-type="float" office:value="35051.7770952172">
            <text:p>35051.777095217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0884">
            <text:p>80884</text:p>
          </table:table-cell>
          <table:table-cell office:value-type="float" office:value="2125">
            <text:p>2125</text:p>
          </table:table-cell>
          <table:table-cell table:formula="of:=([.F710]/[.G710])*1000" office:value-type="float" office:value="38063.0588235294">
            <text:p>38063.058823529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3149">
            <text:p>83149</text:p>
          </table:table-cell>
          <table:table-cell office:value-type="float" office:value="2348">
            <text:p>2348</text:p>
          </table:table-cell>
          <table:table-cell table:formula="of:=([.F711]/[.G711])*1000" office:value-type="float" office:value="35412.6916524702">
            <text:p>35412.69165247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4252">
            <text:p>84252</text:p>
          </table:table-cell>
          <table:table-cell office:value-type="float" office:value="2564">
            <text:p>2564</text:p>
          </table:table-cell>
          <table:table-cell table:formula="of:=([.F712]/[.G712])*1000" office:value-type="float" office:value="32859.5943837754">
            <text:p>32859.594383775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4957">
            <text:p>84957</text:p>
          </table:table-cell>
          <table:table-cell office:value-type="float" office:value="2272">
            <text:p>2272</text:p>
          </table:table-cell>
          <table:table-cell table:formula="of:=([.F713]/[.G713])*1000" office:value-type="float" office:value="37393.0457746479">
            <text:p>37393.045774647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5043">
            <text:p>85043</text:p>
          </table:table-cell>
          <table:table-cell office:value-type="float" office:value="2405">
            <text:p>2405</text:p>
          </table:table-cell>
          <table:table-cell table:formula="of:=([.F714]/[.G714])*1000" office:value-type="float" office:value="35360.9147609148">
            <text:p>35360.914760914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5208">
            <text:p>85208</text:p>
          </table:table-cell>
          <table:table-cell office:value-type="float" office:value="2291">
            <text:p>2291</text:p>
          </table:table-cell>
          <table:table-cell table:formula="of:=([.F715]/[.G715])*1000" office:value-type="float" office:value="37192.4923614142">
            <text:p>37192.49236141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5497">
            <text:p>85497</text:p>
          </table:table-cell>
          <table:table-cell office:value-type="float" office:value="2363">
            <text:p>2363</text:p>
          </table:table-cell>
          <table:table-cell table:formula="of:=([.F716]/[.G716])*1000" office:value-type="float" office:value="36181.5488785442">
            <text:p>36181.548878544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6572">
            <text:p>86572</text:p>
          </table:table-cell>
          <table:table-cell office:value-type="float" office:value="2234">
            <text:p>2234</text:p>
          </table:table-cell>
          <table:table-cell table:formula="of:=([.F717]/[.G717])*1000" office:value-type="float" office:value="38752.0143240824">
            <text:p>38752.01432408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6735">
            <text:p>86735</text:p>
          </table:table-cell>
          <table:table-cell office:value-type="float" office:value="2661">
            <text:p>2661</text:p>
          </table:table-cell>
          <table:table-cell table:formula="of:=([.F718]/[.G718])*1000" office:value-type="float" office:value="32594.8891394213">
            <text:p>32594.88913942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6840">
            <text:p>86840</text:p>
          </table:table-cell>
          <table:table-cell office:value-type="float" office:value="1747.5">
            <text:p>1747.5</text:p>
          </table:table-cell>
          <table:table-cell table:formula="of:=([.F719]/[.G719])*1000" office:value-type="float" office:value="49693.8483547926">
            <text:p>49693.84835479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7687">
            <text:p>87687</text:p>
          </table:table-cell>
          <table:table-cell office:value-type="float" office:value="2526">
            <text:p>2526</text:p>
          </table:table-cell>
          <table:table-cell table:formula="of:=([.F720]/[.G720])*1000" office:value-type="float" office:value="34713.7767220903">
            <text:p>34713.776722090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7854">
            <text:p>87854</text:p>
          </table:table-cell>
          <table:table-cell office:value-type="float" office:value="2460">
            <text:p>2460</text:p>
          </table:table-cell>
          <table:table-cell table:formula="of:=([.F721]/[.G721])*1000" office:value-type="float" office:value="35713.0081300813">
            <text:p>35713.00813008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8823">
            <text:p>88823</text:p>
          </table:table-cell>
          <table:table-cell office:value-type="float" office:value="2720">
            <text:p>2720</text:p>
          </table:table-cell>
          <table:table-cell table:formula="of:=([.F722]/[.G722])*1000" office:value-type="float" office:value="32655.5147058824">
            <text:p>32655.51470588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89883">
            <text:p>89883</text:p>
          </table:table-cell>
          <table:table-cell office:value-type="float" office:value="2974">
            <text:p>2974</text:p>
          </table:table-cell>
          <table:table-cell table:formula="of:=([.F723]/[.G723])*1000" office:value-type="float" office:value="30222.9320780094">
            <text:p>30222.932078009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2130">
            <text:p>92130</text:p>
          </table:table-cell>
          <table:table-cell office:value-type="float" office:value="2487">
            <text:p>2487</text:p>
          </table:table-cell>
          <table:table-cell table:formula="of:=([.F724]/[.G724])*1000" office:value-type="float" office:value="37044.6320868516">
            <text:p>37044.63208685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3280">
            <text:p>93280</text:p>
          </table:table-cell>
          <table:table-cell office:value-type="float" office:value="2591">
            <text:p>2591</text:p>
          </table:table-cell>
          <table:table-cell table:formula="of:=([.F725]/[.G725])*1000" office:value-type="float" office:value="36001.5438054805">
            <text:p>36001.543805480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4569">
            <text:p>94569</text:p>
          </table:table-cell>
          <table:table-cell office:value-type="float" office:value="2537">
            <text:p>2537</text:p>
          </table:table-cell>
          <table:table-cell table:formula="of:=([.F726]/[.G726])*1000" office:value-type="float" office:value="37275.9164367363">
            <text:p>37275.91643673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4860">
            <text:p>94860</text:p>
          </table:table-cell>
          <table:table-cell office:value-type="float" office:value="2471">
            <text:p>2471</text:p>
          </table:table-cell>
          <table:table-cell table:formula="of:=([.F727]/[.G727])*1000" office:value-type="float" office:value="38389.3160663699">
            <text:p>38389.316066369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6749">
            <text:p>96749</text:p>
          </table:table-cell>
          <table:table-cell office:value-type="float" office:value="2695">
            <text:p>2695</text:p>
          </table:table-cell>
          <table:table-cell table:formula="of:=([.F728]/[.G728])*1000" office:value-type="float" office:value="35899.4434137291">
            <text:p>35899.443413729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7136">
            <text:p>97136</text:p>
          </table:table-cell>
          <table:table-cell office:value-type="float" office:value="2648">
            <text:p>2648</text:p>
          </table:table-cell>
          <table:table-cell table:formula="of:=([.F729]/[.G729])*1000" office:value-type="float" office:value="36682.7794561934">
            <text:p>36682.779456193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8584">
            <text:p>98584</text:p>
          </table:table-cell>
          <table:table-cell office:value-type="float" office:value="2621">
            <text:p>2621</text:p>
          </table:table-cell>
          <table:table-cell table:formula="of:=([.F730]/[.G730])*1000" office:value-type="float" office:value="37613.1247615414">
            <text:p>37613.12476154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8707">
            <text:p>98707</text:p>
          </table:table-cell>
          <table:table-cell office:value-type="float" office:value="3020.5">
            <text:p>3020.5</text:p>
          </table:table-cell>
          <table:table-cell table:formula="of:=([.F731]/[.G731])*1000" office:value-type="float" office:value="32679.0266512167">
            <text:p>32679.02665121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8984">
            <text:p>98984</text:p>
          </table:table-cell>
          <table:table-cell office:value-type="float" office:value="2893">
            <text:p>2893</text:p>
          </table:table-cell>
          <table:table-cell table:formula="of:=([.F732]/[.G732])*1000" office:value-type="float" office:value="34215.0017283097">
            <text:p>34215.001728309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684">
            <text:p>99684</text:p>
          </table:table-cell>
          <table:table-cell office:value-type="float" office:value="2838">
            <text:p>2838</text:p>
          </table:table-cell>
          <table:table-cell table:formula="of:=([.F733]/[.G733])*1000" office:value-type="float" office:value="35124.7357293869">
            <text:p>35124.735729386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99872">
            <text:p>99872</text:p>
          </table:table-cell>
          <table:table-cell office:value-type="float" office:value="2557">
            <text:p>2557</text:p>
          </table:table-cell>
          <table:table-cell table:formula="of:=([.F734]/[.G734])*1000" office:value-type="float" office:value="39058.2714118107">
            <text:p>39058.271411810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0303">
            <text:p>100303</text:p>
          </table:table-cell>
          <table:table-cell office:value-type="float" office:value="2681">
            <text:p>2681</text:p>
          </table:table-cell>
          <table:table-cell table:formula="of:=([.F735]/[.G735])*1000" office:value-type="float" office:value="37412.5326370757">
            <text:p>37412.532637075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1060">
            <text:p>101060</text:p>
          </table:table-cell>
          <table:table-cell office:value-type="float" office:value="2888.5">
            <text:p>2888.5</text:p>
          </table:table-cell>
          <table:table-cell table:formula="of:=([.F736]/[.G736])*1000" office:value-type="float" office:value="34987.0174831227">
            <text:p>34987.01748312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1475">
            <text:p>101475</text:p>
          </table:table-cell>
          <table:table-cell office:value-type="float" office:value="4382">
            <text:p>4382</text:p>
          </table:table-cell>
          <table:table-cell table:formula="of:=([.F737]/[.G737])*1000" office:value-type="float" office:value="23157.2341396623">
            <text:p>23157.23413966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1476">
            <text:p>101476</text:p>
          </table:table-cell>
          <table:table-cell office:value-type="float" office:value="2675">
            <text:p>2675</text:p>
          </table:table-cell>
          <table:table-cell table:formula="of:=([.F738]/[.G738])*1000" office:value-type="float" office:value="37934.953271028">
            <text:p>37934.9532710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2732">
            <text:p>102732</text:p>
          </table:table-cell>
          <table:table-cell office:value-type="float" office:value="2856">
            <text:p>2856</text:p>
          </table:table-cell>
          <table:table-cell table:formula="of:=([.F739]/[.G739])*1000" office:value-type="float" office:value="35970.5882352941">
            <text:p>35970.588235294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3180">
            <text:p>103180</text:p>
          </table:table-cell>
          <table:table-cell office:value-type="float" office:value="2971">
            <text:p>2971</text:p>
          </table:table-cell>
          <table:table-cell table:formula="of:=([.F740]/[.G740])*1000" office:value-type="float" office:value="34729.0474587681">
            <text:p>34729.047458768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4147">
            <text:p>104147</text:p>
          </table:table-cell>
          <table:table-cell office:value-type="float" office:value="2791">
            <text:p>2791</text:p>
          </table:table-cell>
          <table:table-cell table:formula="of:=([.F741]/[.G741])*1000" office:value-type="float" office:value="37315.2991759226">
            <text:p>37315.29917592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4589">
            <text:p>104589</text:p>
          </table:table-cell>
          <table:table-cell office:value-type="float" office:value="2769">
            <text:p>2769</text:p>
          </table:table-cell>
          <table:table-cell table:formula="of:=([.F742]/[.G742])*1000" office:value-type="float" office:value="37771.397616468">
            <text:p>37771.39761646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4798">
            <text:p>104798</text:p>
          </table:table-cell>
          <table:table-cell office:value-type="float" office:value="2927">
            <text:p>2927</text:p>
          </table:table-cell>
          <table:table-cell table:formula="of:=([.F743]/[.G743])*1000" office:value-type="float" office:value="35803.8947728049">
            <text:p>35803.894772804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8454">
            <text:p>108454</text:p>
          </table:table-cell>
          <table:table-cell office:value-type="float" office:value="2986">
            <text:p>2986</text:p>
          </table:table-cell>
          <table:table-cell table:formula="of:=([.F744]/[.G744])*1000" office:value-type="float" office:value="36320.8305425318">
            <text:p>36320.83054253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712">
            <text:p>109712</text:p>
          </table:table-cell>
          <table:table-cell office:value-type="float" office:value="3060">
            <text:p>3060</text:p>
          </table:table-cell>
          <table:table-cell table:formula="of:=([.F745]/[.G745])*1000" office:value-type="float" office:value="35853.5947712418">
            <text:p>35853.59477124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767">
            <text:p>109767</text:p>
          </table:table-cell>
          <table:table-cell office:value-type="float" office:value="3061">
            <text:p>3061</text:p>
          </table:table-cell>
          <table:table-cell table:formula="of:=([.F746]/[.G746])*1000" office:value-type="float" office:value="35859.849722313">
            <text:p>35859.8497223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09783">
            <text:p>109783</text:p>
          </table:table-cell>
          <table:table-cell office:value-type="float" office:value="2945">
            <text:p>2945</text:p>
          </table:table-cell>
          <table:table-cell table:formula="of:=([.F747]/[.G747])*1000" office:value-type="float" office:value="37277.7589134126">
            <text:p>37277.75891341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0077">
            <text:p>110077</text:p>
          </table:table-cell>
          <table:table-cell office:value-type="float" office:value="3011">
            <text:p>3011</text:p>
          </table:table-cell>
          <table:table-cell table:formula="of:=([.F748]/[.G748])*1000" office:value-type="float" office:value="36558.2862836267">
            <text:p>36558.28628362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1316">
            <text:p>111316</text:p>
          </table:table-cell>
          <table:table-cell office:value-type="float" office:value="4157">
            <text:p>4157</text:p>
          </table:table-cell>
          <table:table-cell table:formula="of:=([.F749]/[.G749])*1000" office:value-type="float" office:value="26777.9648785182">
            <text:p>26777.96487851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1395">
            <text:p>111395</text:p>
          </table:table-cell>
          <table:table-cell office:value-type="float" office:value="3188">
            <text:p>3188</text:p>
          </table:table-cell>
          <table:table-cell table:formula="of:=([.F750]/[.G750])*1000" office:value-type="float" office:value="34941.9698870765">
            <text:p>34941.96988707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1881">
            <text:p>111881</text:p>
          </table:table-cell>
          <table:table-cell office:value-type="float" office:value="3091">
            <text:p>3091</text:p>
          </table:table-cell>
          <table:table-cell table:formula="of:=([.F751]/[.G751])*1000" office:value-type="float" office:value="36195.7295373665">
            <text:p>36195.729537366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2670">
            <text:p>112670</text:p>
          </table:table-cell>
          <table:table-cell office:value-type="float" office:value="3129">
            <text:p>3129</text:p>
          </table:table-cell>
          <table:table-cell table:formula="of:=([.F752]/[.G752])*1000" office:value-type="float" office:value="36008.3093640141">
            <text:p>36008.309364014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4099">
            <text:p>114099</text:p>
          </table:table-cell>
          <table:table-cell office:value-type="float" office:value="3087">
            <text:p>3087</text:p>
          </table:table-cell>
          <table:table-cell table:formula="of:=([.F753]/[.G753])*1000" office:value-type="float" office:value="36961.1273080661">
            <text:p>36961.12730806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4278">
            <text:p>114278</text:p>
          </table:table-cell>
          <table:table-cell office:value-type="float" office:value="3126.5">
            <text:p>3126.5</text:p>
          </table:table-cell>
          <table:table-cell table:formula="of:=([.F754]/[.G754])*1000" office:value-type="float" office:value="36551.4153206461">
            <text:p>36551.415320646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4434">
            <text:p>114434</text:p>
          </table:table-cell>
          <table:table-cell office:value-type="float" office:value="3170">
            <text:p>3170</text:p>
          </table:table-cell>
          <table:table-cell table:formula="of:=([.F755]/[.G755])*1000" office:value-type="float" office:value="36099.0536277603">
            <text:p>36099.053627760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8212">
            <text:p>118212</text:p>
          </table:table-cell>
          <table:table-cell office:value-type="float" office:value="3852.5">
            <text:p>3852.5</text:p>
          </table:table-cell>
          <table:table-cell table:formula="of:=([.F756]/[.G756])*1000" office:value-type="float" office:value="30684.4905905256">
            <text:p>30684.49059052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9065">
            <text:p>119065</text:p>
          </table:table-cell>
          <table:table-cell office:value-type="float" office:value="3637">
            <text:p>3637</text:p>
          </table:table-cell>
          <table:table-cell table:formula="of:=([.F757]/[.G757])*1000" office:value-type="float" office:value="32737.1459994501">
            <text:p>32737.145999450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19279">
            <text:p>119279</text:p>
          </table:table-cell>
          <table:table-cell office:value-type="float" office:value="3061">
            <text:p>3061</text:p>
          </table:table-cell>
          <table:table-cell table:formula="of:=([.F758]/[.G758])*1000" office:value-type="float" office:value="38967.3309376021">
            <text:p>38967.33093760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1339">
            <text:p>121339</text:p>
          </table:table-cell>
          <table:table-cell office:value-type="float" office:value="3647">
            <text:p>3647</text:p>
          </table:table-cell>
          <table:table-cell table:formula="of:=([.F759]/[.G759])*1000" office:value-type="float" office:value="33270.9075952838">
            <text:p>33270.907595283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1812">
            <text:p>121812</text:p>
          </table:table-cell>
          <table:table-cell office:value-type="float" office:value="3389.5">
            <text:p>3389.5</text:p>
          </table:table-cell>
          <table:table-cell table:formula="of:=([.F760]/[.G760])*1000" office:value-type="float" office:value="35938.043959286">
            <text:p>35938.04395928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4494">
            <text:p>124494</text:p>
          </table:table-cell>
          <table:table-cell office:value-type="float" office:value="3937">
            <text:p>3937</text:p>
          </table:table-cell>
          <table:table-cell table:formula="of:=([.F761]/[.G761])*1000" office:value-type="float" office:value="31621.5392430785">
            <text:p>31621.539243078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4825">
            <text:p>124825</text:p>
          </table:table-cell>
          <table:table-cell office:value-type="float" office:value="3264">
            <text:p>3264</text:p>
          </table:table-cell>
          <table:table-cell table:formula="of:=([.F762]/[.G762])*1000" office:value-type="float" office:value="38242.9534313725">
            <text:p>38242.95343137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5078">
            <text:p>125078</text:p>
          </table:table-cell>
          <table:table-cell office:value-type="float" office:value="3359">
            <text:p>3359</text:p>
          </table:table-cell>
          <table:table-cell table:formula="of:=([.F763]/[.G763])*1000" office:value-type="float" office:value="37236.6775826139">
            <text:p>37236.677582613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5748">
            <text:p>125748</text:p>
          </table:table-cell>
          <table:table-cell office:value-type="float" office:value="3909">
            <text:p>3909</text:p>
          </table:table-cell>
          <table:table-cell table:formula="of:=([.F764]/[.G764])*1000" office:value-type="float" office:value="32168.8411358404">
            <text:p>32168.841135840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6783">
            <text:p>126783</text:p>
          </table:table-cell>
          <table:table-cell office:value-type="float" office:value="3327">
            <text:p>3327</text:p>
          </table:table-cell>
          <table:table-cell table:formula="of:=([.F765]/[.G765])*1000" office:value-type="float" office:value="38107.303877367">
            <text:p>38107.30387736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7004">
            <text:p>127004</text:p>
          </table:table-cell>
          <table:table-cell office:value-type="float" office:value="3639">
            <text:p>3639</text:p>
          </table:table-cell>
          <table:table-cell table:formula="of:=([.F766]/[.G766])*1000" office:value-type="float" office:value="34900.7969222314">
            <text:p>34900.79692223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7410">
            <text:p>127410</text:p>
          </table:table-cell>
          <table:table-cell office:value-type="float" office:value="3468">
            <text:p>3468</text:p>
          </table:table-cell>
          <table:table-cell table:formula="of:=([.F767]/[.G767])*1000" office:value-type="float" office:value="36738.7543252595">
            <text:p>36738.754325259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0415">
            <text:p>130415</text:p>
          </table:table-cell>
          <table:table-cell office:value-type="float" office:value="3431">
            <text:p>3431</text:p>
          </table:table-cell>
          <table:table-cell table:formula="of:=([.F768]/[.G768])*1000" office:value-type="float" office:value="38010.7840279802">
            <text:p>38010.784027980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7227">
            <text:p>137227</text:p>
          </table:table-cell>
          <table:table-cell office:value-type="float" office:value="3726">
            <text:p>3726</text:p>
          </table:table-cell>
          <table:table-cell table:formula="of:=([.F769]/[.G769])*1000" office:value-type="float" office:value="36829.5759527644">
            <text:p>36829.575952764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8599">
            <text:p>138599</text:p>
          </table:table-cell>
          <table:table-cell office:value-type="float" office:value="3681">
            <text:p>3681</text:p>
          </table:table-cell>
          <table:table-cell table:formula="of:=([.F770]/[.G770])*1000" office:value-type="float" office:value="37652.540070633">
            <text:p>37652.54007063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9302">
            <text:p>139302</text:p>
          </table:table-cell>
          <table:table-cell office:value-type="float" office:value="3625">
            <text:p>3625</text:p>
          </table:table-cell>
          <table:table-cell table:formula="of:=([.F771]/[.G771])*1000" office:value-type="float" office:value="38428.1379310345">
            <text:p>38428.137931034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49662">
            <text:p>149662</text:p>
          </table:table-cell>
          <table:table-cell office:value-type="float" office:value="4233">
            <text:p>4233</text:p>
          </table:table-cell>
          <table:table-cell table:formula="of:=([.F772]/[.G772])*1000" office:value-type="float" office:value="35356.0122844318">
            <text:p>35356.01228443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6308">
            <text:p>156308</text:p>
          </table:table-cell>
          <table:table-cell office:value-type="float" office:value="4327.5">
            <text:p>4327.5</text:p>
          </table:table-cell>
          <table:table-cell table:formula="of:=([.F773]/[.G773])*1000" office:value-type="float" office:value="36119.6995956095">
            <text:p>36119.699595609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7040">
            <text:p>157040</text:p>
          </table:table-cell>
          <table:table-cell office:value-type="float" office:value="5075.667">
            <text:p>5075.667</text:p>
          </table:table-cell>
          <table:table-cell table:formula="of:=([.F774]/[.G774])*1000" office:value-type="float" office:value="30939.7759939728">
            <text:p>30939.77599397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7817">
            <text:p>157817</text:p>
          </table:table-cell>
          <table:table-cell office:value-type="float" office:value="4304">
            <text:p>4304</text:p>
          </table:table-cell>
          <table:table-cell table:formula="of:=([.F775]/[.G775])*1000" office:value-type="float" office:value="36667.5185873606">
            <text:p>36667.518587360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05109">
            <text:p>205109</text:p>
          </table:table-cell>
          <table:table-cell office:value-type="float" office:value="4039.615">
            <text:p>4039.615</text:p>
          </table:table-cell>
          <table:table-cell table:formula="of:=([.F776]/[.G776])*1000" office:value-type="float" office:value="50774.3931042934">
            <text:p>50774.393104293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79495">
            <text:p>279495</text:p>
          </table:table-cell>
          <table:table-cell office:value-type="float" office:value="5467">
            <text:p>5467</text:p>
          </table:table-cell>
          <table:table-cell table:formula="of:=([.F777]/[.G777])*1000" office:value-type="float" office:value="51124.0168282422">
            <text:p>51124.01682824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109">
            <text:p>280109</text:p>
          </table:table-cell>
          <table:table-cell office:value-type="float" office:value="4978">
            <text:p>4978</text:p>
          </table:table-cell>
          <table:table-cell table:formula="of:=([.F778]/[.G778])*1000" office:value-type="float" office:value="56269.3852952993">
            <text:p>56269.385295299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124">
            <text:p>280124</text:p>
          </table:table-cell>
          <table:table-cell office:value-type="float" office:value="5055">
            <text:p>5055</text:p>
          </table:table-cell>
          <table:table-cell table:formula="of:=([.F779]/[.G779])*1000" office:value-type="float" office:value="55415.2324431256">
            <text:p>55415.232443125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142">
            <text:p>280142</text:p>
          </table:table-cell>
          <table:table-cell office:value-type="float" office:value="5265">
            <text:p>5265</text:p>
          </table:table-cell>
          <table:table-cell table:formula="of:=([.F780]/[.G780])*1000" office:value-type="float" office:value="53208.3570750237">
            <text:p>53208.357075023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160">
            <text:p>280160</text:p>
          </table:table-cell>
          <table:table-cell office:value-type="float" office:value="5077">
            <text:p>5077</text:p>
          </table:table-cell>
          <table:table-cell table:formula="of:=([.F781]/[.G781])*1000" office:value-type="float" office:value="55182.1942091787">
            <text:p>55182.194209178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356">
            <text:p>280356</text:p>
          </table:table-cell>
          <table:table-cell office:value-type="float" office:value="5098">
            <text:p>5098</text:p>
          </table:table-cell>
          <table:table-cell table:formula="of:=([.F782]/[.G782])*1000" office:value-type="float" office:value="54993.3307179286">
            <text:p>54993.330717928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394">
            <text:p>280394</text:p>
          </table:table-cell>
          <table:table-cell office:value-type="float" office:value="6728">
            <text:p>6728</text:p>
          </table:table-cell>
          <table:table-cell table:formula="of:=([.F783]/[.G783])*1000" office:value-type="float" office:value="41675.6837098692">
            <text:p>41675.683709869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587">
            <text:p>280587</text:p>
          </table:table-cell>
          <table:table-cell office:value-type="float" office:value="5388">
            <text:p>5388</text:p>
          </table:table-cell>
          <table:table-cell table:formula="of:=([.F784]/[.G784])*1000" office:value-type="float" office:value="52076.280623608">
            <text:p>52076.28062360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280960">
            <text:p>280960</text:p>
          </table:table-cell>
          <table:table-cell office:value-type="float" office:value="5110">
            <text:p>5110</text:p>
          </table:table-cell>
          <table:table-cell table:formula="of:=([.F785]/[.G785])*1000" office:value-type="float" office:value="54982.3874755382">
            <text:p>54982.387475538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400000">
            <text:p>400000</text:p>
          </table:table-cell>
          <table:table-cell office:value-type="float" office:value="11421">
            <text:p>11421</text:p>
          </table:table-cell>
          <table:table-cell table:formula="of:=([.F786]/[.G786])*1000" office:value-type="float" office:value="35023.2028719026">
            <text:p>35023.20287190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522238">
            <text:p>522238</text:p>
          </table:table-cell>
          <table:table-cell office:value-type="float" office:value="10463">
            <text:p>10463</text:p>
          </table:table-cell>
          <table:table-cell table:formula="of:=([.F787]/[.G787])*1000" office:value-type="float" office:value="49912.8357067763">
            <text:p>49912.835706776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283058">
            <text:p>1283058</text:p>
          </table:table-cell>
          <table:table-cell office:value-type="float" office:value="33386.5">
            <text:p>33386.5</text:p>
          </table:table-cell>
          <table:table-cell table:formula="of:=([.F788]/[.G788])*1000" office:value-type="float" office:value="38430.4434427089">
            <text:p>38430.443442708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355909">
            <text:p>1355909</text:p>
          </table:table-cell>
          <table:table-cell office:value-type="float" office:value="33531">
            <text:p>33531</text:p>
          </table:table-cell>
          <table:table-cell table:formula="of:=([.F789]/[.G789])*1000" office:value-type="float" office:value="40437.4757686917">
            <text:p>40437.47576869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float" office:value="1500000">
            <text:p>1500000</text:p>
          </table:table-cell>
          <table:table-cell office:value-type="float" office:value="37769.692">
            <text:p>37769.692</text:p>
          </table:table-cell>
          <table:table-cell table:formula="of:=([.F790]/[.G790])*1000" office:value-type="float" office:value="39714.3826325086">
            <text:p>39714.3826325086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N11:Sheet1.N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3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</meta:initial-creator>
    <meta:creation-date>2012-08-01T11:16:15</meta:creation-date>
    <dc:date>2012-08-13T13:18:26</dc:date>
    <dc:creator>sever </dc:creator>
    <meta:editing-duration>P1DT22H40M26S</meta:editing-duration>
    <meta:editing-cycles>22</meta:editing-cycles>
    <meta:generator>LibreOffice/3.3$Linux LibreOffice_project/330m19$Build-401</meta:generator>
    <meta:document-statistic meta:table-count="3" meta:cell-count="4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 chart:regression-type="logarithmic"/>
    </style:style>
    <style:style style:name="ch5" style:family="chart" style:data-style-name="N0">
      <style:chart-properties chart:display-label="true" chart:logarithmic="false" chart:interval-major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regression-type="logarithmic">
        <chart:symbol-image xlink:href="Pictures/2000000D000000DD000000DDE48F7954.svm" xlink:type="simple" xlink:actuate="onLoad"/>
      </style:chart-properties>
      <style:graphic-properties draw:stroke="none" draw:stroke-dash="Ultrafine_20_Dashed" svg:stroke-width="0.025cm" svg:stroke-color="#83caff" draw:fill-color="#83caff"/>
      <style:text-properties fo:font-size="10pt" style:font-size-asian="10pt" style:font-size-complex="10pt"/>
    </style:style>
    <style:style style:name="ch11" style:family="chart">
      <style:graphic-properties svg:stroke-width="0.051cm" svg:stroke-color="#0084d1"/>
    </style:style>
    <style:style style:name="ch12" style:family="chart" style:data-style-name="N0">
      <style:chart-properties chart:symbol-type="named-symbol" chart:symbol-name="arrow-up" chart:symbol-width="0.05cm" chart:symbol-height="0.05cm" chart:regression-type="logarithmic">
        <chart:symbol-image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svg:stroke-width="0.051cm" svg:stroke-color="#c90016"/>
    </style:style>
    <style:style style:name="ch14" style:family="chart" style:data-style-name="N0">
      <style:chart-properties chart:symbol-type="named-symbol" chart:symbol-name="arrow-down" chart:symbol-width="0.06cm" chart:symbol-height="0.06cm" chart:regression-type="logarithmic"/>
      <style:graphic-properties draw:stroke="none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svg:stroke-width="0.051cm"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534cm" svg:height="14.263cm" xlink:href=".." xlink:type="simple" chart:class="chart:scatter" chart:style-name="ch1">
        <chart:title svg:x="10.025cm" svg:y="0.421cm" chart:style-name="ch2">
          <text:p>Quad Retrieval Throughput</text:p>
        </chart:title>
        <chart:legend chart:legend-position="end" svg:x="17.371cm" svg:y="5.196cm" chart:style-name="ch3"/>
        <chart:plot-area chart:style-name="ch4" table:cell-range-address="Sheet1.F111:Sheet1.F790 Sheet1.F109:Sheet1.F109 Sheet1.H111:Sheet1.H790 Sheet1.I109:Sheet1.I109 Sheet1.K110:Sheet1.K319 Sheet1.C109:Sheet1.C109 Sheet1.E110:Sheet1.E315" chart:data-source-has-labels="row" svg:x="0.777cm" svg:y="1.197cm" svg:width="24.013cm" svg:height="12.608cm">
          <chartooo:coordinate-region svg:x="1.954cm" svg:y="1.396cm" svg:width="22.186cm" svg:height="11.762cm"/>
          <chart:axis chart:dimension="x" chart:name="primary-x" chart:style-name="ch5">
            <chart:title svg:x="11.958cm" svg:y="13.703cm" chart:style-name="ch6">
              <text:p>Selectivity </text:p>
            </chart:title>
          </chart:axis>
          <chart:axis chart:dimension="y" chart:name="primary-y" chart:style-name="ch7">
            <chart:title svg:x="0cm" svg:y="9.305cm" chart:style-name="ch8">
              <text:p>Throughput (Quads/sec)</text:p>
            </chart:title>
            <chart:grid chart:style-name="ch9" chart:class="major"/>
          </chart:axis>
          <chart:series chart:style-name="ch10" chart:values-cell-range-address="Sheet1.H111:Sheet1.H790" chart:label-cell-address="Sheet1.F109:Sheet1.F109" chart:class="chart:scatter">
            <chart:domain table:cell-range-address="Sheet1.F111:Sheet1.F790"/>
            <chart:regression-curve chart:style-name="ch11"/>
            <chart:data-point chart:repeated="680"/>
          </chart:series>
          <chart:series chart:style-name="ch12" chart:values-cell-range-address="Sheet1.K110:Sheet1.K319" chart:label-cell-address="Sheet1.I109:Sheet1.I109" chart:class="chart:scatter">
            <chart:domain table:cell-range-address="Sheet1.I110:Sheet1.I319"/>
            <chart:regression-curve chart:style-name="ch13"/>
            <chart:data-point chart:repeated="210"/>
          </chart:series>
          <chart:series chart:style-name="ch14" chart:values-cell-range-address="Sheet1.E110:Sheet1.E315" chart:label-cell-address="Sheet1.C109:Sheet1.C109" chart:class="chart:scatter">
            <chart:domain table:cell-range-address="Sheet1.C110:Sheet1.C315"/>
            <chart:regression-curve chart:style-name="ch15"/>
            <chart:data-point chart:repeated="20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R After Major Compaction</text:p>
                <draw:g>
                  <svg:desc>Sheet1.F109:Sheet1.F10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processors Before Major Compaction</text:p>
                <draw:g>
                  <svg:desc>Sheet1.I109:Sheet1.I10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MR Before major compaction</text:p>
                <draw:g>
                  <svg:desc>Sheet1.C109:Sheet1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11:Sheet1.F790</svg:desc>
                </draw:g>
              </table:table-cell>
              <table:table-cell office:value-type="float" office:value="53.9811066126856">
                <text:p>53.9811066126856</text:p>
                <draw:g>
                  <svg:desc>Sheet1.H111:Sheet1.H790</svg:desc>
                </draw:g>
              </table:table-cell>
              <table:table-cell office:value-type="float" office:value="0">
                <text:p>0</text:p>
                <draw:g>
                  <svg:desc>Sheet1.I110:Sheet1.I319</svg:desc>
                </draw:g>
              </table:table-cell>
              <table:table-cell office:value-type="float" office:value="NaN">
                <text:p>NaN</text:p>
                <draw:g>
                  <svg:desc>Sheet1.K110:Sheet1.K319</svg:desc>
                </draw:g>
              </table:table-cell>
              <table:table-cell office:value-type="float" office:value="0">
                <text:p>0</text:p>
                <draw:g>
                  <svg:desc>Sheet1.C110:Sheet1.C315</svg:desc>
                </draw:g>
              </table:table-cell>
              <table:table-cell office:value-type="float" office:value="0">
                <text:p>0</text:p>
                <draw:g>
                  <svg:desc>Sheet1.E110:Sheet1.E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1">
                <text:p>1</text:p>
              </table:table-cell>
              <table:table-cell office:value-type="float" office:value="8.32632534283645">
                <text:p>8.32632534283645</text:p>
              </table:table-cell>
              <table:table-cell office:value-type="float" office:value="1">
                <text:p>1</text:p>
              </table:table-cell>
              <table:table-cell office:value-type="float" office:value="31.1468261384165">
                <text:p>31.1468261384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2">
                <text:p>2</text:p>
              </table:table-cell>
              <table:table-cell office:value-type="float" office:value="20.5831197834656">
                <text:p>20.5831197834656</text:p>
              </table:table-cell>
              <table:table-cell office:value-type="float" office:value="2">
                <text:p>2</text:p>
              </table:table-cell>
              <table:table-cell office:value-type="float" office:value="29.7031173421651">
                <text:p>29.703117342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.599820480215">
                <text:p>149.599820480215</text:p>
              </table:table-cell>
              <table:table-cell office:value-type="float" office:value="3">
                <text:p>3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3">
                <text:p>3</text:p>
              </table:table-cell>
              <table:table-cell office:value-type="float" office:value="4.43458980044346">
                <text:p>4.43458980044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507675830061">
                <text:p>178.507675830061</text:p>
              </table:table-cell>
              <table:table-cell office:value-type="float" office:value="4">
                <text:p>4</text:p>
              </table:table-cell>
              <table:table-cell office:value-type="float" office:value="23.4729386358702">
                <text:p>23.4729386358702</text:p>
              </table:table-cell>
              <table:table-cell office:value-type="float" office:value="4">
                <text:p>4</text:p>
              </table:table-cell>
              <table:table-cell office:value-type="float" office:value="25.844968953731">
                <text:p>25.84496895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5">
                <text:p>5</text:p>
              </table:table-cell>
              <table:table-cell office:value-type="float" office:value="14.4872946425984">
                <text:p>14.4872946425984</text:p>
              </table:table-cell>
              <table:table-cell office:value-type="float" office:value="5">
                <text:p>5</text:p>
              </table:table-cell>
              <table:table-cell office:value-type="float" office:value="115.207373271889">
                <text:p>115.207373271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5.882352941176">
                <text:p>205.882352941176</text:p>
              </table:table-cell>
              <table:table-cell office:value-type="float" office:value="6">
                <text:p>6</text:p>
              </table:table-cell>
              <table:table-cell office:value-type="float" office:value="18.2149362477231">
                <text:p>18.2149362477231</text:p>
              </table:table-cell>
              <table:table-cell office:value-type="float" office:value="8">
                <text:p>8</text:p>
              </table:table-cell>
              <table:table-cell office:value-type="float" office:value="159.805037853818">
                <text:p>159.805037853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8.322838968">
                <text:p>258.322838968</text:p>
              </table:table-cell>
              <table:table-cell office:value-type="float" office:value="7">
                <text:p>7</text:p>
              </table:table-cell>
              <table:table-cell office:value-type="float" office:value="28.7120590648072">
                <text:p>28.7120590648072</text:p>
              </table:table-cell>
              <table:table-cell office:value-type="float" office:value="9">
                <text:p>9</text:p>
              </table:table-cell>
              <table:table-cell office:value-type="float" office:value="156.369448884565">
                <text:p>156.369448884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5.105257103417">
                <text:p>345.105257103417</text:p>
              </table:table-cell>
              <table:table-cell office:value-type="float" office:value="8">
                <text:p>8</text:p>
              </table:table-cell>
              <table:table-cell office:value-type="float" office:value="42.0015855598549">
                <text:p>42.0015855598549</text:p>
              </table:table-cell>
              <table:table-cell office:value-type="float" office:value="10">
                <text:p>10</text:p>
              </table:table-cell>
              <table:table-cell office:value-type="float" office:value="180.995475113122">
                <text:p>180.995475113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5.694671693818">
                <text:p>355.694671693818</text:p>
              </table:table-cell>
              <table:table-cell office:value-type="float" office:value="9">
                <text:p>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1">
                <text:p>11</text:p>
              </table:table-cell>
              <table:table-cell office:value-type="float" office:value="124.293785310734">
                <text:p>124.293785310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1.304347826087">
                <text:p>191.304347826087</text:p>
              </table:table-cell>
              <table:table-cell office:value-type="float" office:value="10">
                <text:p>10</text:p>
              </table:table-cell>
              <table:table-cell office:value-type="float" office:value="42.2706079781546">
                <text:p>42.2706079781546</text:p>
              </table:table-cell>
              <table:table-cell office:value-type="float" office:value="12">
                <text:p>12</text:p>
              </table:table-cell>
              <table:table-cell office:value-type="float" office:value="369.230769230769">
                <text:p>369.230769230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11">
                <text:p>11</text:p>
              </table:table-cell>
              <table:table-cell office:value-type="float" office:value="35.0877192982456">
                <text:p>35.087719298245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2.425386644597">
                <text:p>672.425386644597</text:p>
              </table:table-cell>
              <table:table-cell office:value-type="float" office:value="12">
                <text:p>12</text:p>
              </table:table-cell>
              <table:table-cell office:value-type="float" office:value="29.8507462686567">
                <text:p>29.8507462686567</text:p>
              </table:table-cell>
              <table:table-cell office:value-type="float" office:value="16">
                <text:p>16</text:p>
              </table:table-cell>
              <table:table-cell office:value-type="float" office:value="355.555555555556">
                <text:p>355.5555555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46.666666666667">
                <text:p>746.666666666667</text:p>
              </table:table-cell>
              <table:table-cell office:value-type="float" office:value="14">
                <text:p>14</text:p>
              </table:table-cell>
              <table:table-cell office:value-type="float" office:value="58.0912863070539">
                <text:p>58.0912863070539</text:p>
              </table:table-cell>
              <table:table-cell office:value-type="float" office:value="19">
                <text:p>19</text:p>
              </table:table-cell>
              <table:table-cell office:value-type="float" office:value="358.490566037736">
                <text:p>358.490566037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5.097772487672">
                <text:p>425.097772487672</text:p>
              </table:table-cell>
              <table:table-cell office:value-type="float" office:value="15">
                <text:p>15</text:p>
              </table:table-cell>
              <table:table-cell office:value-type="float" office:value="16.2689804772234">
                <text:p>16.2689804772234</text:p>
              </table:table-cell>
              <table:table-cell office:value-type="float" office:value="20">
                <text:p>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44.186046511628">
                <text:p>744.186046511628</text:p>
              </table:table-cell>
              <table:table-cell office:value-type="float" office:value="16">
                <text:p>16</text:p>
              </table:table-cell>
              <table:table-cell office:value-type="float" office:value="51.3643659711075">
                <text:p>51.3643659711075</text:p>
              </table:table-cell>
              <table:table-cell office:value-type="float" office:value="21">
                <text:p>21</text:p>
              </table:table-cell>
              <table:table-cell office:value-type="float" office:value="315.789473684211">
                <text:p>315.789473684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18">
                <text:p>18</text:p>
              </table:table-cell>
              <table:table-cell office:value-type="float" office:value="29.0322580645161">
                <text:p>29.0322580645161</text:p>
              </table:table-cell>
              <table:table-cell office:value-type="float" office:value="22">
                <text:p>22</text:p>
              </table:table-cell>
              <table:table-cell office:value-type="float" office:value="505.747126436782">
                <text:p>505.74712643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57.142857142857">
                <text:p>857.142857142857</text:p>
              </table:table-cell>
              <table:table-cell office:value-type="float" office:value="19">
                <text:p>19</text:p>
              </table:table-cell>
              <table:table-cell office:value-type="float" office:value="146.153846153846">
                <text:p>146.153846153846</text:p>
              </table:table-cell>
              <table:table-cell office:value-type="float" office:value="23">
                <text:p>23</text:p>
              </table:table-cell>
              <table:table-cell office:value-type="float" office:value="188.524590163934">
                <text:p>188.52459016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0.757210397403">
                <text:p>360.757210397403</text:p>
              </table:table-cell>
              <table:table-cell office:value-type="float" office:value="21">
                <text:p>21</text:p>
              </table:table-cell>
              <table:table-cell office:value-type="float" office:value="60.8695652173913">
                <text:p>60.8695652173913</text:p>
              </table:table-cell>
              <table:table-cell office:value-type="float" office:value="25">
                <text:p>25</text:p>
              </table:table-cell>
              <table:table-cell office:value-type="float" office:value="757.575757575758">
                <text:p>757.575757575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90.32258064516">
                <text:p>1290.32258064516</text:p>
              </table:table-cell>
              <table:table-cell office:value-type="float" office:value="22">
                <text:p>22</text:p>
              </table:table-cell>
              <table:table-cell office:value-type="float" office:value="423.076923076923">
                <text:p>423.076923076923</text:p>
              </table:table-cell>
              <table:table-cell office:value-type="float" office:value="26">
                <text:p>26</text:p>
              </table:table-cell>
              <table:table-cell office:value-type="float" office:value="838.709677419355">
                <text:p>838.709677419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54.054054054054">
                <text:p>454.054054054054</text:p>
              </table:table-cell>
              <table:table-cell office:value-type="float" office:value="23">
                <text:p>23</text:p>
              </table:table-cell>
              <table:table-cell office:value-type="float" office:value="45.7256461232604">
                <text:p>45.7256461232604</text:p>
              </table:table-cell>
              <table:table-cell office:value-type="float" office:value="27">
                <text:p>27</text:p>
              </table:table-cell>
              <table:table-cell office:value-type="float" office:value="975.891856724618">
                <text:p>975.891856724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  <table:table-cell office:value-type="float" office:value="85.8163458684793">
                <text:p>85.8163458684793</text:p>
              </table:table-cell>
              <table:table-cell office:value-type="float" office:value="28">
                <text:p>28</text:p>
              </table:table-cell>
              <table:table-cell office:value-type="float" office:value="365.21580340955">
                <text:p>365.21580340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63.084140374897">
                <text:p>463.084140374897</text:p>
              </table:table-cell>
              <table:table-cell office:value-type="float" office:value="25">
                <text:p>25</text:p>
              </table:table-cell>
              <table:table-cell office:value-type="float" office:value="85.3242320819113">
                <text:p>85.3242320819113</text:p>
              </table:table-cell>
              <table:table-cell office:value-type="float" office:value="29">
                <text:p>29</text:p>
              </table:table-cell>
              <table:table-cell office:value-type="float" office:value="520.954964341531">
                <text:p>520.954964341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15.384615384616">
                <text:p>615.384615384616</text:p>
              </table:table-cell>
              <table:table-cell office:value-type="float" office:value="26">
                <text:p>26</text:p>
              </table:table-cell>
              <table:table-cell office:value-type="float" office:value="224.137931034483">
                <text:p>224.137931034483</text:p>
              </table:table-cell>
              <table:table-cell office:value-type="float" office:value="30">
                <text:p>30</text:p>
              </table:table-cell>
              <table:table-cell office:value-type="float" office:value="775.855380557064">
                <text:p>775.855380557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29">
                <text:p>29</text:p>
              </table:table-cell>
              <table:table-cell office:value-type="float" office:value="119.341563786008">
                <text:p>119.341563786008</text:p>
              </table:table-cell>
              <table:table-cell office:value-type="float" office:value="31">
                <text:p>31</text:p>
              </table:table-cell>
              <table:table-cell office:value-type="float" office:value="746.987951807229">
                <text:p>746.987951807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60.968185676237">
                <text:p>760.968185676237</text:p>
              </table:table-cell>
              <table:table-cell office:value-type="float" office:value="30">
                <text:p>30</text:p>
              </table:table-cell>
              <table:table-cell office:value-type="float" office:value="81.7438692098093">
                <text:p>81.7438692098093</text:p>
              </table:table-cell>
              <table:table-cell office:value-type="float" office:value="33">
                <text:p>33</text:p>
              </table:table-cell>
              <table:table-cell office:value-type="float" office:value="1010.19377353292">
                <text:p>1010.19377353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31.034482758621">
                <text:p>931.034482758621</text:p>
              </table:table-cell>
              <table:table-cell office:value-type="float" office:value="31">
                <text:p>31</text:p>
              </table:table-cell>
              <table:table-cell office:value-type="float" office:value="116.541353383459">
                <text:p>116.541353383459</text:p>
              </table:table-cell>
              <table:table-cell office:value-type="float" office:value="35">
                <text:p>35</text:p>
              </table:table-cell>
              <table:table-cell office:value-type="float" office:value="1082.48538644728">
                <text:p>1082.48538644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16.740088105727">
                <text:p>616.740088105727</text:p>
              </table:table-cell>
              <table:table-cell office:value-type="float" office:value="32">
                <text:p>32</text:p>
              </table:table-cell>
              <table:table-cell office:value-type="float" office:value="128.5140562249">
                <text:p>128.5140562249</text:p>
              </table:table-cell>
              <table:table-cell office:value-type="float" office:value="36">
                <text:p>36</text:p>
              </table:table-cell>
              <table:table-cell office:value-type="float" office:value="1180.32786885246">
                <text:p>1180.32786885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88.88888888889">
                <text:p>1288.88888888889</text:p>
              </table:table-cell>
              <table:table-cell office:value-type="float" office:value="33">
                <text:p>33</text:p>
              </table:table-cell>
              <table:table-cell office:value-type="float" office:value="108.859515146317">
                <text:p>108.859515146317</text:p>
              </table:table-cell>
              <table:table-cell office:value-type="float" office:value="39">
                <text:p>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24.10071942446">
                <text:p>1124.10071942446</text:p>
              </table:table-cell>
              <table:table-cell office:value-type="float" office:value="34">
                <text:p>34</text:p>
              </table:table-cell>
              <table:table-cell office:value-type="float" office:value="465.753424657534">
                <text:p>465.753424657534</text:p>
              </table:table-cell>
              <table:table-cell office:value-type="float" office:value="41">
                <text:p>41</text:p>
              </table:table-cell>
              <table:table-cell office:value-type="float" office:value="987.951807228916">
                <text:p>987.951807228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37.207122774133">
                <text:p>937.207122774133</text:p>
              </table:table-cell>
              <table:table-cell office:value-type="float" office:value="36">
                <text:p>36</text:p>
              </table:table-cell>
              <table:table-cell office:value-type="float" office:value="107.355971526811">
                <text:p>107.355971526811</text:p>
              </table:table-cell>
              <table:table-cell office:value-type="float" office:value="42">
                <text:p>42</text:p>
              </table:table-cell>
              <table:table-cell office:value-type="float" office:value="777.777777777778">
                <text:p>777.77777777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29.89926297834">
                <text:p>1029.89926297834</text:p>
              </table:table-cell>
              <table:table-cell office:value-type="float" office:value="37">
                <text:p>37</text:p>
              </table:table-cell>
              <table:table-cell office:value-type="float" office:value="365.13278004204">
                <text:p>365.13278004204</text:p>
              </table:table-cell>
              <table:table-cell office:value-type="float" office:value="48">
                <text:p>48</text:p>
              </table:table-cell>
              <table:table-cell office:value-type="float" office:value="607.594936708861">
                <text:p>607.594936708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70.94428980931">
                <text:p>1370.94428980931</text:p>
              </table:table-cell>
              <table:table-cell office:value-type="float" office:value="39">
                <text:p>39</text:p>
              </table:table-cell>
              <table:table-cell office:value-type="float" office:value="125.806451612903">
                <text:p>125.806451612903</text:p>
              </table:table-cell>
              <table:table-cell office:value-type="float" office:value="49">
                <text:p>49</text:p>
              </table:table-cell>
              <table:table-cell office:value-type="float" office:value="1884.61538461538">
                <text:p>1884.615384615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86.33879781421">
                <text:p>1486.33879781421</text:p>
              </table:table-cell>
              <table:table-cell office:value-type="float" office:value="43">
                <text:p>43</text:p>
              </table:table-cell>
              <table:table-cell office:value-type="float" office:value="479.552120624087">
                <text:p>479.552120624087</text:p>
              </table:table-cell>
              <table:table-cell office:value-type="float" office:value="56">
                <text:p>56</text:p>
              </table:table-cell>
              <table:table-cell office:value-type="float" office:value="1150.67705015719">
                <text:p>1150.67705015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10.26674188089">
                <text:p>1410.26674188089</text:p>
              </table:table-cell>
              <table:table-cell office:value-type="float" office:value="44">
                <text:p>44</text:p>
              </table:table-cell>
              <table:table-cell office:value-type="float" office:value="276.729559748428">
                <text:p>276.729559748428</text:p>
              </table:table-cell>
              <table:table-cell office:value-type="float" office:value="57">
                <text:p>57</text:p>
              </table:table-cell>
              <table:table-cell office:value-type="float" office:value="2164.58436182736">
                <text:p>2164.58436182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45">
                <text:p>45</text:p>
              </table:table-cell>
              <table:table-cell office:value-type="float" office:value="214.541120381406">
                <text:p>214.541120381406</text:p>
              </table:table-cell>
              <table:table-cell office:value-type="float" office:value="58">
                <text:p>58</text:p>
              </table:table-cell>
              <table:table-cell office:value-type="float" office:value="1137.25490196078">
                <text:p>1137.25490196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95.69967782603">
                <text:p>1295.69967782603</text:p>
              </table:table-cell>
              <table:table-cell office:value-type="float" office:value="47">
                <text:p>47</text:p>
              </table:table-cell>
              <table:table-cell office:value-type="float" office:value="55.359246171967">
                <text:p>55.359246171967</text:p>
              </table:table-cell>
              <table:table-cell office:value-type="float" office:value="60">
                <text:p>60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77.04745986707">
                <text:p>1477.04745986707</text:p>
              </table:table-cell>
              <table:table-cell office:value-type="float" office:value="50">
                <text:p>50</text:p>
              </table:table-cell>
              <table:table-cell office:value-type="float" office:value="125.208785650072">
                <text:p>125.208785650072</text:p>
              </table:table-cell>
              <table:table-cell office:value-type="float" office:value="73">
                <text:p>73</text:p>
              </table:table-cell>
              <table:table-cell office:value-type="float" office:value="986.486486486487">
                <text:p>986.486486486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00">
                <text:p>1300</text:p>
              </table:table-cell>
              <table:table-cell office:value-type="float" office:value="55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76">
                <text:p>76</text:p>
              </table:table-cell>
              <table:table-cell office:value-type="float" office:value="2425.55771869914">
                <text:p>2425.55771869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81.48148148148">
                <text:p>1481.48148148148</text:p>
              </table:table-cell>
              <table:table-cell office:value-type="float" office:value="56">
                <text:p>56</text:p>
              </table:table-cell>
              <table:table-cell office:value-type="float" office:value="305.455100827456">
                <text:p>305.455100827456</text:p>
              </table:table-cell>
              <table:table-cell office:value-type="float" office:value="79">
                <text:p>79</text:p>
              </table:table-cell>
              <table:table-cell office:value-type="float" office:value="1209.18984280532">
                <text:p>1209.18984280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4.915254237288">
                <text:p>694.915254237288</text:p>
              </table:table-cell>
              <table:table-cell office:value-type="float" office:value="59">
                <text:p>59</text:p>
              </table:table-cell>
              <table:table-cell office:value-type="float" office:value="195.850622406639">
                <text:p>195.850622406639</text:p>
              </table:table-cell>
              <table:table-cell office:value-type="float" office:value="82">
                <text:p>82</text:p>
              </table:table-cell>
              <table:table-cell office:value-type="float" office:value="1223.88059701493">
                <text:p>1223.88059701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92.30769230769">
                <text:p>1292.30769230769</text:p>
              </table:table-cell>
              <table:table-cell office:value-type="float" office:value="60">
                <text:p>60</text:p>
              </table:table-cell>
              <table:table-cell office:value-type="float" office:value="170.940170940171">
                <text:p>170.940170940171</text:p>
              </table:table-cell>
              <table:table-cell office:value-type="float" office:value="89">
                <text:p>89</text:p>
              </table:table-cell>
              <table:table-cell office:value-type="float" office:value="2840.45574952925">
                <text:p>2840.45574952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87.09677419355">
                <text:p>1387.09677419355</text:p>
              </table:table-cell>
              <table:table-cell office:value-type="float" office:value="63">
                <text:p>63</text:p>
              </table:table-cell>
              <table:table-cell office:value-type="float" office:value="119.847736304543">
                <text:p>119.847736304543</text:p>
              </table:table-cell>
              <table:table-cell office:value-type="float" office:value="111">
                <text:p>111</text:p>
              </table:table-cell>
              <table:table-cell office:value-type="float" office:value="3264.70588235294">
                <text:p>3264.70588235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29.62962962963">
                <text:p>1629.62962962963</text:p>
              </table:table-cell>
              <table:table-cell office:value-type="float" office:value="70">
                <text:p>70</text:p>
              </table:table-cell>
              <table:table-cell office:value-type="float" office:value="878.657411475266">
                <text:p>878.657411475266</text:p>
              </table:table-cell>
              <table:table-cell office:value-type="float" office:value="129">
                <text:p>129</text:p>
              </table:table-cell>
              <table:table-cell office:value-type="float" office:value="1535.71428571429">
                <text:p>1535.71428571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06.34712600637">
                <text:p>2106.34712600637</text:p>
              </table:table-cell>
              <table:table-cell office:value-type="float" office:value="89">
                <text:p>89</text:p>
              </table:table-cell>
              <table:table-cell office:value-type="float" office:value="1141.02564102564">
                <text:p>1141.02564102564</text:p>
              </table:table-cell>
              <table:table-cell office:value-type="float" office:value="133">
                <text:p>133</text:p>
              </table:table-cell>
              <table:table-cell office:value-type="float" office:value="2145.16129032258">
                <text:p>2145.16129032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79.01535367599">
                <text:p>1779.01535367599</text:p>
              </table:table-cell>
              <table:table-cell office:value-type="float" office:value="93">
                <text:p>93</text:p>
              </table:table-cell>
              <table:table-cell office:value-type="float" office:value="543.859649122807">
                <text:p>543.859649122807</text:p>
              </table:table-cell>
              <table:table-cell office:value-type="float" office:value="174">
                <text:p>174</text:p>
              </table:table-cell>
              <table:table-cell office:value-type="float" office:value="1318.18181818182">
                <text:p>1318.18181818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11.11111111111">
                <text:p>2611.11111111111</text:p>
              </table:table-cell>
              <table:table-cell office:value-type="float" office:value="111">
                <text:p>111</text:p>
              </table:table-cell>
              <table:table-cell office:value-type="float" office:value="853.846153846154">
                <text:p>853.846153846154</text:p>
              </table:table-cell>
              <table:table-cell office:value-type="float" office:value="179">
                <text:p>179</text:p>
              </table:table-cell>
              <table:table-cell office:value-type="float" office:value="3808.51063829787">
                <text:p>3808.51063829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38.46153846154">
                <text:p>1538.46153846154</text:p>
              </table:table-cell>
              <table:table-cell office:value-type="float" office:value="116">
                <text:p>116</text:p>
              </table:table-cell>
              <table:table-cell office:value-type="float" office:value="1022.02643171806">
                <text:p>1022.02643171806</text:p>
              </table:table-cell>
              <table:table-cell office:value-type="float" office:value="194">
                <text:p>194</text:p>
              </table:table-cell>
              <table:table-cell office:value-type="float" office:value="2657.53424657534">
                <text:p>2657.53424657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136.36363636364">
                <text:p>1136.36363636364</text:p>
              </table:table-cell>
              <table:table-cell office:value-type="float" office:value="120">
                <text:p>120</text:p>
              </table:table-cell>
              <table:table-cell office:value-type="float" office:value="515.021459227468">
                <text:p>515.021459227468</text:p>
              </table:table-cell>
              <table:table-cell office:value-type="float" office:value="216">
                <text:p>21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898.9462709908">
                <text:p>1898.9462709908</text:p>
              </table:table-cell>
              <table:table-cell office:value-type="float" office:value="125">
                <text:p>125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250">
                <text:p>250</text:p>
              </table:table-cell>
              <table:table-cell office:value-type="float" office:value="4950.49504950495">
                <text:p>4950.49504950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896.551724137931">
                <text:p>896.551724137931</text:p>
              </table:table-cell>
              <table:table-cell office:value-type="float" office:value="135">
                <text:p>135</text:p>
              </table:table-cell>
              <table:table-cell office:value-type="float" office:value="912.162162162162">
                <text:p>912.162162162162</text:p>
              </table:table-cell>
              <table:table-cell office:value-type="float" office:value="332">
                <text:p>332</text:p>
              </table:table-cell>
              <table:table-cell office:value-type="float" office:value="9485.71428571429">
                <text:p>9485.71428571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338.20090881016">
                <text:p>2338.20090881016</text:p>
              </table:table-cell>
              <table:table-cell office:value-type="float" office:value="167">
                <text:p>167</text:p>
              </table:table-cell>
              <table:table-cell office:value-type="float" office:value="3408.16326530612">
                <text:p>3408.16326530612</text:p>
              </table:table-cell>
              <table:table-cell office:value-type="float" office:value="337">
                <text:p>337</text:p>
              </table:table-cell>
              <table:table-cell office:value-type="float" office:value="8868.42105263158">
                <text:p>8868.42105263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560.28368794326">
                <text:p>1560.28368794326</text:p>
              </table:table-cell>
              <table:table-cell office:value-type="float" office:value="187">
                <text:p>187</text:p>
              </table:table-cell>
              <table:table-cell office:value-type="float" office:value="221.563981042654">
                <text:p>221.563981042654</text:p>
              </table:table-cell>
              <table:table-cell office:value-type="float" office:value="352">
                <text:p>352</text:p>
              </table:table-cell>
              <table:table-cell office:value-type="float" office:value="4957.74647887324">
                <text:p>4957.74647887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4200.10500262507">
                <text:p>4200.10500262507</text:p>
              </table:table-cell>
              <table:table-cell office:value-type="float" office:value="201">
                <text:p>201</text:p>
              </table:table-cell>
              <table:table-cell office:value-type="float" office:value="1932.69230769231">
                <text:p>1932.69230769231</text:p>
              </table:table-cell>
              <table:table-cell office:value-type="float" office:value="398">
                <text:p>398</text:p>
              </table:table-cell>
              <table:table-cell office:value-type="float" office:value="10473.6842105263">
                <text:p>10473.684210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2240.53469031254">
                <text:p>2240.53469031254</text:p>
              </table:table-cell>
              <table:table-cell office:value-type="float" office:value="314">
                <text:p>314</text:p>
              </table:table-cell>
              <table:table-cell office:value-type="float" office:value="2038.96103896104">
                <text:p>2038.96103896104</text:p>
              </table:table-cell>
              <table:table-cell office:value-type="float" office:value="399">
                <text:p>399</text:p>
              </table:table-cell>
              <table:table-cell office:value-type="float" office:value="11239.4366197183">
                <text:p>11239.4366197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3396.16233655969">
                <text:p>3396.16233655969</text:p>
              </table:table-cell>
              <table:table-cell office:value-type="float" office:value="368">
                <text:p>368</text:p>
              </table:table-cell>
              <table:table-cell office:value-type="float" office:value="7666.66666666667">
                <text:p>7666.66666666667</text:p>
              </table:table-cell>
              <table:table-cell office:value-type="float" office:value="503">
                <text:p>503</text:p>
              </table:table-cell>
              <table:table-cell office:value-type="float" office:value="13413.3333333333">
                <text:p>13413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2245.9499263623">
                <text:p>2245.9499263623</text:p>
              </table:table-cell>
              <table:table-cell office:value-type="float" office:value="384">
                <text:p>384</text:p>
              </table:table-cell>
              <table:table-cell office:value-type="float" office:value="5605.83941605839">
                <text:p>5605.83941605839</text:p>
              </table:table-cell>
              <table:table-cell office:value-type="float" office:value="525">
                <text:p>525</text:p>
              </table:table-cell>
              <table:table-cell office:value-type="float" office:value="8823.52941176471">
                <text:p>8823.52941176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2197.64886454809">
                <text:p>2197.64886454809</text:p>
              </table:table-cell>
              <table:table-cell office:value-type="float" office:value="456">
                <text:p>456</text:p>
              </table:table-cell>
              <table:table-cell office:value-type="float" office:value="2350.51546391753">
                <text:p>2350.51546391753</text:p>
              </table:table-cell>
              <table:table-cell office:value-type="float" office:value="589">
                <text:p>589</text:p>
              </table:table-cell>
              <table:table-cell office:value-type="float" office:value="12804.347826087">
                <text:p>12804.34782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3096.72424638312">
                <text:p>3096.72424638312</text:p>
              </table:table-cell>
              <table:table-cell office:value-type="float" office:value="469">
                <text:p>469</text:p>
              </table:table-cell>
              <table:table-cell office:value-type="float" office:value="5016.04278074866">
                <text:p>5016.04278074866</text:p>
              </table:table-cell>
              <table:table-cell office:value-type="float" office:value="609">
                <text:p>609</text:p>
              </table:table-cell>
              <table:table-cell office:value-type="float" office:value="10410.2564102564">
                <text:p>10410.2564102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1951.47525704133">
                <text:p>1951.47525704133</text:p>
              </table:table-cell>
              <table:table-cell office:value-type="float" office:value="486">
                <text:p>486</text:p>
              </table:table-cell>
              <table:table-cell office:value-type="float" office:value="1076.41196013289">
                <text:p>1076.41196013289</text:p>
              </table:table-cell>
              <table:table-cell office:value-type="float" office:value="681">
                <text:p>681</text:p>
              </table:table-cell>
              <table:table-cell office:value-type="float" office:value="11256.1983471074">
                <text:p>11256.1983471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2863.15789473684">
                <text:p>2863.15789473684</text:p>
              </table:table-cell>
              <table:table-cell office:value-type="float" office:value="491">
                <text:p>491</text:p>
              </table:table-cell>
              <table:table-cell office:value-type="float" office:value="3570.90909090909">
                <text:p>3570.90909090909</text:p>
              </table:table-cell>
              <table:table-cell office:value-type="float" office:value="730">
                <text:p>730</text:p>
              </table:table-cell>
              <table:table-cell office:value-type="float" office:value="8795.18072289157">
                <text:p>8795.18072289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2435.32276850316">
                <text:p>2435.32276850316</text:p>
              </table:table-cell>
              <table:table-cell office:value-type="float" office:value="548">
                <text:p>548</text:p>
              </table:table-cell>
              <table:table-cell office:value-type="float" office:value="5050.69124423963">
                <text:p>5050.69124423963</text:p>
              </table:table-cell>
              <table:table-cell office:value-type="float" office:value="741">
                <text:p>741</text:p>
              </table:table-cell>
              <table:table-cell office:value-type="float" office:value="11312.9770992366">
                <text:p>11312.9770992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3387.04214448154">
                <text:p>3387.04214448154</text:p>
              </table:table-cell>
              <table:table-cell office:value-type="float" office:value="613">
                <text:p>613</text:p>
              </table:table-cell>
              <table:table-cell office:value-type="float" office:value="10754.3859649123">
                <text:p>10754.3859649123</text:p>
              </table:table-cell>
              <table:table-cell office:value-type="float" office:value="1095">
                <text:p>1095</text:p>
              </table:table-cell>
              <table:table-cell office:value-type="float" office:value="11526.3157894737">
                <text:p>11526.3157894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3803.50350886591">
                <text:p>3803.50350886591</text:p>
              </table:table-cell>
              <table:table-cell office:value-type="float" office:value="619">
                <text:p>619</text:p>
              </table:table-cell>
              <table:table-cell office:value-type="float" office:value="10491.5254237288">
                <text:p>10491.5254237288</text:p>
              </table:table-cell>
              <table:table-cell office:value-type="float" office:value="1114">
                <text:p>1114</text:p>
              </table:table-cell>
              <table:table-cell office:value-type="float" office:value="11978.4946236559">
                <text:p>11978.4946236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4235.29411764706">
                <text:p>4235.29411764706</text:p>
              </table:table-cell>
              <table:table-cell office:value-type="float" office:value="853">
                <text:p>853</text:p>
              </table:table-cell>
              <table:table-cell office:value-type="float" office:value="10339.3939393939">
                <text:p>10339.3939393939</text:p>
              </table:table-cell>
              <table:table-cell office:value-type="float" office:value="1135">
                <text:p>1135</text:p>
              </table:table-cell>
              <table:table-cell office:value-type="float" office:value="14367.0886075949">
                <text:p>14367.0886075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3369.17893570868">
                <text:p>3369.17893570868</text:p>
              </table:table-cell>
              <table:table-cell office:value-type="float" office:value="1032">
                <text:p>1032</text:p>
              </table:table-cell>
              <table:table-cell office:value-type="float" office:value="4410.25641025641">
                <text:p>4410.25641025641</text:p>
              </table:table-cell>
              <table:table-cell office:value-type="float" office:value="1400">
                <text:p>1400</text:p>
              </table:table-cell>
              <table:table-cell office:value-type="float" office:value="4011.46131805158">
                <text:p>4011.46131805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285.72163269504">
                <text:p>1285.72163269504</text:p>
              </table:table-cell>
              <table:table-cell office:value-type="float" office:value="1107">
                <text:p>1107</text:p>
              </table:table-cell>
              <table:table-cell office:value-type="float" office:value="1721.61741835148">
                <text:p>1721.61741835148</text:p>
              </table:table-cell>
              <table:table-cell office:value-type="float" office:value="1452">
                <text:p>1452</text:p>
              </table:table-cell>
              <table:table-cell office:value-type="float" office:value="4776.31578947368">
                <text:p>4776.31578947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3831.99717642313">
                <text:p>3831.99717642313</text:p>
              </table:table-cell>
              <table:table-cell office:value-type="float" office:value="1166">
                <text:p>1166</text:p>
              </table:table-cell>
              <table:table-cell office:value-type="float" office:value="10051.724137931">
                <text:p>10051.724137931</text:p>
              </table:table-cell>
              <table:table-cell office:value-type="float" office:value="1453">
                <text:p>1453</text:p>
              </table:table-cell>
              <table:table-cell office:value-type="float" office:value="12418.8034188034">
                <text:p>12418.8034188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2924.96343795703">
                <text:p>2924.96343795703</text:p>
              </table:table-cell>
              <table:table-cell office:value-type="float" office:value="1200">
                <text:p>1200</text:p>
              </table:table-cell>
              <table:table-cell office:value-type="float" office:value="2337.66385562588">
                <text:p>2337.66385562588</text:p>
              </table:table-cell>
              <table:table-cell office:value-type="float" office:value="1454">
                <text:p>1454</text:p>
              </table:table-cell>
              <table:table-cell office:value-type="float" office:value="13278.5388127854">
                <text:p>13278.53881278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4388.88888888889">
                <text:p>4388.88888888889</text:p>
              </table:table-cell>
              <table:table-cell office:value-type="float" office:value="1201">
                <text:p>1201</text:p>
              </table:table-cell>
              <table:table-cell office:value-type="float" office:value="8702.89855072464">
                <text:p>8702.89855072464</text:p>
              </table:table-cell>
              <table:table-cell office:value-type="float" office:value="1466">
                <text:p>1466</text:p>
              </table:table-cell>
              <table:table-cell office:value-type="float" office:value="18024.6640355083">
                <text:p>18024.6640355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1274">
                <text:p>1274</text:p>
              </table:table-cell>
              <table:table-cell office:value-type="float" office:value="11962.441314554">
                <text:p>11962.441314554</text:p>
              </table:table-cell>
              <table:table-cell office:value-type="float" office:value="1467">
                <text:p>1467</text:p>
              </table:table-cell>
              <table:table-cell office:value-type="float" office:value="15606.3829787234">
                <text:p>15606.3829787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3875">
                <text:p>3875</text:p>
              </table:table-cell>
              <table:table-cell office:value-type="float" office:value="1275">
                <text:p>1275</text:p>
              </table:table-cell>
              <table:table-cell office:value-type="float" office:value="10537.1900826446">
                <text:p>10537.1900826446</text:p>
              </table:table-cell>
              <table:table-cell office:value-type="float" office:value="1541">
                <text:p>1541</text:p>
              </table:table-cell>
              <table:table-cell office:value-type="float" office:value="14009.0909090909">
                <text:p>14009.0909090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4318.18181818182">
                <text:p>4318.18181818182</text:p>
              </table:table-cell>
              <table:table-cell office:value-type="float" office:value="1399">
                <text:p>1399</text:p>
              </table:table-cell>
              <table:table-cell office:value-type="float" office:value="6273.54260089686">
                <text:p>6273.54260089686</text:p>
              </table:table-cell>
              <table:table-cell office:value-type="float" office:value="1579">
                <text:p>1579</text:p>
              </table:table-cell>
              <table:table-cell office:value-type="float" office:value="9074.71264367816">
                <text:p>9074.71264367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1959.18367346939">
                <text:p>1959.18367346939</text:p>
              </table:table-cell>
              <table:table-cell office:value-type="float" office:value="1409">
                <text:p>1409</text:p>
              </table:table-cell>
              <table:table-cell office:value-type="float" office:value="2988.33510074231">
                <text:p>2988.33510074231</text:p>
              </table:table-cell>
              <table:table-cell office:value-type="float" office:value="1587">
                <text:p>1587</text:p>
              </table:table-cell>
              <table:table-cell office:value-type="float" office:value="16030.303030303">
                <text:p>16030.303030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1418">
                <text:p>1418</text:p>
              </table:table-cell>
              <table:table-cell office:value-type="float" office:value="2885.04577822991">
                <text:p>2885.04577822991</text:p>
              </table:table-cell>
              <table:table-cell office:value-type="float" office:value="1682">
                <text:p>1682</text:p>
              </table:table-cell>
              <table:table-cell office:value-type="float" office:value="24918.5185185185">
                <text:p>24918.5185185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965.81196581197">
                <text:p>1965.81196581197</text:p>
              </table:table-cell>
              <table:table-cell office:value-type="float" office:value="1487">
                <text:p>1487</text:p>
              </table:table-cell>
              <table:table-cell office:value-type="float" office:value="22876.9230769231">
                <text:p>22876.9230769231</text:p>
              </table:table-cell>
              <table:table-cell office:value-type="float" office:value="1683">
                <text:p>1683</text:p>
              </table:table-cell>
              <table:table-cell office:value-type="float" office:value="19569.7674418605">
                <text:p>19569.7674418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2521.73913043478">
                <text:p>2521.73913043478</text:p>
              </table:table-cell>
              <table:table-cell office:value-type="float" office:value="1532">
                <text:p>1532</text:p>
              </table:table-cell>
              <table:table-cell office:value-type="float" office:value="7473.17073170732">
                <text:p>7473.17073170732</text:p>
              </table:table-cell>
              <table:table-cell office:value-type="float" office:value="1716">
                <text:p>1716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">
                <text:p>122</text:p>
              </table:table-cell>
              <table:table-cell office:value-type="float" office:value="3388.88888888889">
                <text:p>3388.88888888889</text:p>
              </table:table-cell>
              <table:table-cell office:value-type="float" office:value="1550">
                <text:p>1550</text:p>
              </table:table-cell>
              <table:table-cell office:value-type="float" office:value="4606.24071322437">
                <text:p>4606.24071322437</text:p>
              </table:table-cell>
              <table:table-cell office:value-type="float" office:value="1717">
                <text:p>1717</text:p>
              </table:table-cell>
              <table:table-cell office:value-type="float" office:value="18462.3655913978">
                <text:p>18462.3655913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2272.72727272727">
                <text:p>2272.72727272727</text:p>
              </table:table-cell>
              <table:table-cell office:value-type="float" office:value="1551">
                <text:p>1551</text:p>
              </table:table-cell>
              <table:table-cell office:value-type="float" office:value="2038.10775295664">
                <text:p>2038.10775295664</text:p>
              </table:table-cell>
              <table:table-cell office:value-type="float" office:value="1772">
                <text:p>1772</text:p>
              </table:table-cell>
              <table:table-cell office:value-type="float" office:value="9862.69042172463">
                <text:p>9862.69042172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">
                <text:p>129</text:p>
              </table:table-cell>
              <table:table-cell office:value-type="float" office:value="2744.68085106383">
                <text:p>2744.68085106383</text:p>
              </table:table-cell>
              <table:table-cell office:value-type="float" office:value="1574">
                <text:p>1574</text:p>
              </table:table-cell>
              <table:table-cell office:value-type="float" office:value="11969.5817490494">
                <text:p>11969.5817490494</text:p>
              </table:table-cell>
              <table:table-cell office:value-type="float" office:value="1773">
                <text:p>1773</text:p>
              </table:table-cell>
              <table:table-cell office:value-type="float" office:value="14652.8925619835">
                <text:p>14652.8925619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">
                <text:p>139</text:p>
              </table:table-cell>
              <table:table-cell office:value-type="float" office:value="3349.39759036145">
                <text:p>3349.39759036145</text:p>
              </table:table-cell>
              <table:table-cell office:value-type="float" office:value="1575">
                <text:p>1575</text:p>
              </table:table-cell>
              <table:table-cell office:value-type="float" office:value="3987.3417721519">
                <text:p>3987.3417721519</text:p>
              </table:table-cell>
              <table:table-cell office:value-type="float" office:value="1825">
                <text:p>1825</text:p>
              </table:table-cell>
              <table:table-cell office:value-type="float" office:value="12852.1126760563">
                <text:p>12852.1126760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6454.54545454545">
                <text:p>6454.54545454545</text:p>
              </table:table-cell>
              <table:table-cell office:value-type="float" office:value="1632">
                <text:p>1632</text:p>
              </table:table-cell>
              <table:table-cell office:value-type="float" office:value="8284.26395939086">
                <text:p>8284.26395939086</text:p>
              </table:table-cell>
              <table:table-cell office:value-type="float" office:value="1865">
                <text:p>1865</text:p>
              </table:table-cell>
              <table:table-cell office:value-type="float" office:value="14570.3125">
                <text:p>14570.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3422.22222222222">
                <text:p>3422.22222222222</text:p>
              </table:table-cell>
              <table:table-cell office:value-type="float" office:value="1700">
                <text:p>1700</text:p>
              </table:table-cell>
              <table:table-cell office:value-type="float" office:value="5246.91358024691">
                <text:p>5246.91358024691</text:p>
              </table:table-cell>
              <table:table-cell office:value-type="float" office:value="1866">
                <text:p>1866</text:p>
              </table:table-cell>
              <table:table-cell office:value-type="float" office:value="5961.66134185304">
                <text:p>5961.66134185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">
                <text:p>176</text:p>
              </table:table-cell>
              <table:table-cell office:value-type="float" office:value="2378.37837837838">
                <text:p>2378.37837837838</text:p>
              </table:table-cell>
              <table:table-cell office:value-type="float" office:value="1740">
                <text:p>1740</text:p>
              </table:table-cell>
              <table:table-cell office:value-type="float" office:value="8018.4331797235">
                <text:p>8018.4331797235</text:p>
              </table:table-cell>
              <table:table-cell office:value-type="float" office:value="1870">
                <text:p>1870</text:p>
              </table:table-cell>
              <table:table-cell office:value-type="float" office:value="14666.6666666667">
                <text:p>14666.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">
                <text:p>180</text:p>
              </table:table-cell>
              <table:table-cell office:value-type="float" office:value="6923.07692307692">
                <text:p>6923.07692307692</text:p>
              </table:table-cell>
              <table:table-cell office:value-type="float" office:value="1741">
                <text:p>1741</text:p>
              </table:table-cell>
              <table:table-cell office:value-type="float" office:value="9780.89887640449">
                <text:p>9780.89887640449</text:p>
              </table:table-cell>
              <table:table-cell office:value-type="float" office:value="1921">
                <text:p>1921</text:p>
              </table:table-cell>
              <table:table-cell office:value-type="float" office:value="12721.8543046358">
                <text:p>12721.8543046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">
                <text:p>181</text:p>
              </table:table-cell>
              <table:table-cell office:value-type="float" office:value="2967.2131147541">
                <text:p>2967.2131147541</text:p>
              </table:table-cell>
              <table:table-cell office:value-type="float" office:value="1749">
                <text:p>1749</text:p>
              </table:table-cell>
              <table:table-cell office:value-type="float" office:value="3402.72373540856">
                <text:p>3402.72373540856</text:p>
              </table:table-cell>
              <table:table-cell office:value-type="float" office:value="1932">
                <text:p>1932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">
                <text:p>226</text:p>
              </table:table-cell>
              <table:table-cell office:value-type="float" office:value="11894.7368421053">
                <text:p>11894.7368421053</text:p>
              </table:table-cell>
              <table:table-cell office:value-type="float" office:value="1766">
                <text:p>1766</text:p>
              </table:table-cell>
              <table:table-cell office:value-type="float" office:value="3240.36697247706">
                <text:p>3240.36697247706</text:p>
              </table:table-cell>
              <table:table-cell office:value-type="float" office:value="1969">
                <text:p>1969</text:p>
              </table:table-cell>
              <table:table-cell office:value-type="float" office:value="12501.5873015873">
                <text:p>12501.5873015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0">
                <text:p>240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1824">
                <text:p>1824</text:p>
              </table:table-cell>
              <table:table-cell office:value-type="float" office:value="8563.38028169014">
                <text:p>8563.38028169014</text:p>
              </table:table-cell>
              <table:table-cell office:value-type="float" office:value="1989">
                <text:p>1989</text:p>
              </table:table-cell>
              <table:table-cell office:value-type="float" office:value="15183.2061068702">
                <text:p>15183.2061068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1">
                <text:p>251</text:p>
              </table:table-cell>
              <table:table-cell office:value-type="float" office:value="4114.75409836066">
                <text:p>4114.75409836066</text:p>
              </table:table-cell>
              <table:table-cell office:value-type="float" office:value="1832">
                <text:p>1832</text:p>
              </table:table-cell>
              <table:table-cell office:value-type="float" office:value="20584.2696629213">
                <text:p>20584.2696629213</text:p>
              </table:table-cell>
              <table:table-cell office:value-type="float" office:value="2034">
                <text:p>2034</text:p>
              </table:table-cell>
              <table:table-cell office:value-type="float" office:value="8245.93480279081">
                <text:p>8245.93480279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7">
                <text:p>257</text:p>
              </table:table-cell>
              <table:table-cell office:value-type="float" office:value="11681.8181818182">
                <text:p>11681.8181818182</text:p>
              </table:table-cell>
              <table:table-cell office:value-type="float" office:value="1833">
                <text:p>1833</text:p>
              </table:table-cell>
              <table:table-cell office:value-type="float" office:value="3326.67876588022">
                <text:p>3326.67876588022</text:p>
              </table:table-cell>
              <table:table-cell office:value-type="float" office:value="2035">
                <text:p>2035</text:p>
              </table:table-cell>
              <table:table-cell office:value-type="float" office:value="17543.1034482759">
                <text:p>17543.10344827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">
                <text:p>267</text:p>
              </table:table-cell>
              <table:table-cell office:value-type="float" office:value="13350">
                <text:p>13350</text:p>
              </table:table-cell>
              <table:table-cell office:value-type="float" office:value="1837">
                <text:p>1837</text:p>
              </table:table-cell>
              <table:table-cell office:value-type="float" office:value="3485.76850094877">
                <text:p>3485.76850094877</text:p>
              </table:table-cell>
              <table:table-cell office:value-type="float" office:value="2169">
                <text:p>2169</text:p>
              </table:table-cell>
              <table:table-cell office:value-type="float" office:value="19366.0714285714">
                <text:p>19366.071428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">
                <text:p>301</text:p>
              </table:table-cell>
              <table:table-cell office:value-type="float" office:value="11148.1481481482">
                <text:p>11148.1481481482</text:p>
              </table:table-cell>
              <table:table-cell office:value-type="float" office:value="1917">
                <text:p>1917</text:p>
              </table:table-cell>
              <table:table-cell office:value-type="float" office:value="6347.6821192053">
                <text:p>6347.6821192053</text:p>
              </table:table-cell>
              <table:table-cell office:value-type="float" office:value="2170">
                <text:p>2170</text:p>
              </table:table-cell>
              <table:table-cell office:value-type="float" office:value="17222.2222222222">
                <text:p>17222.2222222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3">
                <text:p>333</text:p>
              </table:table-cell>
              <table:table-cell office:value-type="float" office:value="15136.3636363636">
                <text:p>15136.3636363636</text:p>
              </table:table-cell>
              <table:table-cell office:value-type="float" office:value="1934">
                <text:p>1934</text:p>
              </table:table-cell>
              <table:table-cell office:value-type="float" office:value="4466.51270207852">
                <text:p>4466.51270207852</text:p>
              </table:table-cell>
              <table:table-cell office:value-type="float" office:value="2272">
                <text:p>2272</text:p>
              </table:table-cell>
              <table:table-cell office:value-type="float" office:value="11681.233933162">
                <text:p>11681.2339331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8">
                <text:p>368</text:p>
              </table:table-cell>
              <table:table-cell office:value-type="float" office:value="14431.3725490196">
                <text:p>14431.3725490196</text:p>
              </table:table-cell>
              <table:table-cell office:value-type="float" office:value="1981">
                <text:p>1981</text:p>
              </table:table-cell>
              <table:table-cell office:value-type="float" office:value="6342.58947981801">
                <text:p>6342.58947981801</text:p>
              </table:table-cell>
              <table:table-cell office:value-type="float" office:value="2273">
                <text:p>2273</text:p>
              </table:table-cell>
              <table:table-cell office:value-type="float" office:value="21855.7692307692">
                <text:p>21855.7692307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2">
                <text:p>372</text:p>
              </table:table-cell>
              <table:table-cell office:value-type="float" office:value="15829.7872340426">
                <text:p>15829.7872340426</text:p>
              </table:table-cell>
              <table:table-cell office:value-type="float" office:value="1982">
                <text:p>1982</text:p>
              </table:table-cell>
              <table:table-cell office:value-type="float" office:value="1463.81093057607">
                <text:p>1463.81093057607</text:p>
              </table:table-cell>
              <table:table-cell office:value-type="float" office:value="2296">
                <text:p>229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">
                <text:p>384</text:p>
              </table:table-cell>
              <table:table-cell office:value-type="float" office:value="16695.652173913">
                <text:p>16695.652173913</text:p>
              </table:table-cell>
              <table:table-cell office:value-type="float" office:value="2096">
                <text:p>2096</text:p>
              </table:table-cell>
              <table:table-cell office:value-type="float" office:value="3810.90909090909">
                <text:p>3810.90909090909</text:p>
              </table:table-cell>
              <table:table-cell office:value-type="float" office:value="2406">
                <text:p>2406</text:p>
              </table:table-cell>
              <table:table-cell office:value-type="float" office:value="9453.83104125737">
                <text:p>9453.83104125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5">
                <text:p>395</text:p>
              </table:table-cell>
              <table:table-cell office:value-type="float" office:value="16122.4489795918">
                <text:p>16122.4489795918</text:p>
              </table:table-cell>
              <table:table-cell office:value-type="float" office:value="2133">
                <text:p>2133</text:p>
              </table:table-cell>
              <table:table-cell office:value-type="float" office:value="6094.28571428571">
                <text:p>6094.28571428571</text:p>
              </table:table-cell>
              <table:table-cell office:value-type="float" office:value="2509">
                <text:p>2509</text:p>
              </table:table-cell>
              <table:table-cell office:value-type="float" office:value="21262.7118644068">
                <text:p>21262.7118644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">
                <text:p>400</text:p>
              </table:table-cell>
              <table:table-cell office:value-type="float" office:value="19047.619047619">
                <text:p>19047.619047619</text:p>
              </table:table-cell>
              <table:table-cell office:value-type="float" office:value="2135">
                <text:p>2135</text:p>
              </table:table-cell>
              <table:table-cell office:value-type="float" office:value="4552.23880597015">
                <text:p>4552.23880597015</text:p>
              </table:table-cell>
              <table:table-cell office:value-type="float" office:value="2588">
                <text:p>2588</text:p>
              </table:table-cell>
              <table:table-cell office:value-type="float" office:value="22902.6548672566">
                <text:p>22902.65486725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">
                <text:p>401</text:p>
              </table:table-cell>
              <table:table-cell office:value-type="float" office:value="10837.8378378378">
                <text:p>10837.8378378378</text:p>
              </table:table-cell>
              <table:table-cell office:value-type="float" office:value="2245">
                <text:p>2245</text:p>
              </table:table-cell>
              <table:table-cell office:value-type="float" office:value="4586.31256384065">
                <text:p>4586.31256384065</text:p>
              </table:table-cell>
              <table:table-cell office:value-type="float" office:value="2646">
                <text:p>2646</text:p>
              </table:table-cell>
              <table:table-cell office:value-type="float" office:value="11259.5744680851">
                <text:p>11259.5744680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3">
                <text:p>413</text:p>
              </table:table-cell>
              <table:table-cell office:value-type="float" office:value="4916.66666666667">
                <text:p>4916.66666666667</text:p>
              </table:table-cell>
              <table:table-cell office:value-type="float" office:value="2288">
                <text:p>2288</text:p>
              </table:table-cell>
              <table:table-cell office:value-type="float" office:value="6574.71264367816">
                <text:p>6574.71264367816</text:p>
              </table:table-cell>
              <table:table-cell office:value-type="float" office:value="2647">
                <text:p>2647</text:p>
              </table:table-cell>
              <table:table-cell office:value-type="float" office:value="16859.872611465">
                <text:p>16859.8726114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6">
                <text:p>436</text:p>
              </table:table-cell>
              <table:table-cell office:value-type="float" office:value="16452.8301886792">
                <text:p>16452.8301886792</text:p>
              </table:table-cell>
              <table:table-cell office:value-type="float" office:value="2289">
                <text:p>2289</text:p>
              </table:table-cell>
              <table:table-cell office:value-type="float" office:value="6978.65853658537">
                <text:p>6978.65853658537</text:p>
              </table:table-cell>
              <table:table-cell office:value-type="float" office:value="2837">
                <text:p>2837</text:p>
              </table:table-cell>
              <table:table-cell office:value-type="float" office:value="16446.3768115942">
                <text:p>16446.3768115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9">
                <text:p>439</text:p>
              </table:table-cell>
              <table:table-cell office:value-type="float" office:value="15678.5714285714">
                <text:p>15678.5714285714</text:p>
              </table:table-cell>
              <table:table-cell office:value-type="float" office:value="2305">
                <text:p>2305</text:p>
              </table:table-cell>
              <table:table-cell office:value-type="float" office:value="10924.1706161137">
                <text:p>10924.1706161137</text:p>
              </table:table-cell>
              <table:table-cell office:value-type="float" office:value="2851">
                <text:p>2851</text:p>
              </table:table-cell>
              <table:table-cell office:value-type="float" office:value="11007.722007722">
                <text:p>11007.722007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">
                <text:p>445</text:p>
              </table:table-cell>
              <table:table-cell office:value-type="float" office:value="10113.6363636364">
                <text:p>10113.6363636364</text:p>
              </table:table-cell>
              <table:table-cell office:value-type="float" office:value="2363">
                <text:p>2363</text:p>
              </table:table-cell>
              <table:table-cell office:value-type="float" office:value="2611.04972375691">
                <text:p>2611.04972375691</text:p>
              </table:table-cell>
              <table:table-cell office:value-type="float" office:value="2852">
                <text:p>2852</text:p>
              </table:table-cell>
              <table:table-cell office:value-type="float" office:value="20817.5182481752">
                <text:p>20817.5182481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7">
                <text:p>457</text:p>
              </table:table-cell>
              <table:table-cell office:value-type="float" office:value="16618.1818181818">
                <text:p>16618.1818181818</text:p>
              </table:table-cell>
              <table:table-cell office:value-type="float" office:value="2477">
                <text:p>2477</text:p>
              </table:table-cell>
              <table:table-cell office:value-type="float" office:value="10299.3762993763">
                <text:p>10299.3762993763</text:p>
              </table:table-cell>
              <table:table-cell office:value-type="float" office:value="2962">
                <text:p>2962</text:p>
              </table:table-cell>
              <table:table-cell office:value-type="float" office:value="22104.4776119403">
                <text:p>22104.4776119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3">
                <text:p>463</text:p>
              </table:table-cell>
              <table:table-cell office:value-type="float" office:value="18520">
                <text:p>18520</text:p>
              </table:table-cell>
              <table:table-cell office:value-type="float" office:value="2478">
                <text:p>2478</text:p>
              </table:table-cell>
              <table:table-cell office:value-type="float" office:value="5458.14977973568">
                <text:p>5458.14977973568</text:p>
              </table:table-cell>
              <table:table-cell office:value-type="float" office:value="3204">
                <text:p>3204</text:p>
              </table:table-cell>
              <table:table-cell office:value-type="float" office:value="9128.20512820513">
                <text:p>9128.20512820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5">
                <text:p>465</text:p>
              </table:table-cell>
              <table:table-cell office:value-type="float" office:value="12916.6666666667">
                <text:p>12916.6666666667</text:p>
              </table:table-cell>
              <table:table-cell office:value-type="float" office:value="2483">
                <text:p>2483</text:p>
              </table:table-cell>
              <table:table-cell office:value-type="float" office:value="7945.6">
                <text:p>7945.6</text:p>
              </table:table-cell>
              <table:table-cell office:value-type="float" office:value="3250">
                <text:p>3250</text:p>
              </table:table-cell>
              <table:table-cell office:value-type="float" office:value="8354.7557840617">
                <text:p>8354.75578406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9">
                <text:p>469</text:p>
              </table:table-cell>
              <table:table-cell office:value-type="float" office:value="8300.88495575221">
                <text:p>8300.88495575221</text:p>
              </table:table-cell>
              <table:table-cell office:value-type="float" office:value="2830">
                <text:p>2830</text:p>
              </table:table-cell>
              <table:table-cell office:value-type="float" office:value="4513.55661881978">
                <text:p>4513.55661881978</text:p>
              </table:table-cell>
              <table:table-cell office:value-type="float" office:value="3260">
                <text:p>3260</text:p>
              </table:table-cell>
              <table:table-cell office:value-type="float" office:value="12395.4372623574">
                <text:p>12395.43726235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8">
                <text:p>478</text:p>
              </table:table-cell>
              <table:table-cell office:value-type="float" office:value="17071.4285714286">
                <text:p>17071.4285714286</text:p>
              </table:table-cell>
              <table:table-cell office:value-type="float" office:value="2914">
                <text:p>2914</text:p>
              </table:table-cell>
              <table:table-cell office:value-type="float" office:value="11079.8479087452">
                <text:p>11079.8479087452</text:p>
              </table:table-cell>
              <table:table-cell office:value-type="float" office:value="3266">
                <text:p>3266</text:p>
              </table:table-cell>
              <table:table-cell office:value-type="float" office:value="13440.329218107">
                <text:p>13440.329218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5">
                <text:p>485</text:p>
              </table:table-cell>
              <table:table-cell office:value-type="float" office:value="18301.8867924528">
                <text:p>18301.8867924528</text:p>
              </table:table-cell>
              <table:table-cell office:value-type="float" office:value="2915">
                <text:p>2915</text:p>
              </table:table-cell>
              <table:table-cell office:value-type="float" office:value="4763.07189542484">
                <text:p>4763.07189542484</text:p>
              </table:table-cell>
              <table:table-cell office:value-type="float" office:value="3339">
                <text:p>3339</text:p>
              </table:table-cell>
              <table:table-cell office:value-type="float" office:value="10305.5555555556">
                <text:p>10305.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">
                <text:p>491</text:p>
              </table:table-cell>
              <table:table-cell office:value-type="float" office:value="17854.5454545455">
                <text:p>17854.5454545455</text:p>
              </table:table-cell>
              <table:table-cell office:value-type="float" office:value="3263">
                <text:p>3263</text:p>
              </table:table-cell>
              <table:table-cell office:value-type="float" office:value="7078.09110629067">
                <text:p>7078.09110629067</text:p>
              </table:table-cell>
              <table:table-cell office:value-type="float" office:value="3340">
                <text:p>3340</text:p>
              </table:table-cell>
              <table:table-cell office:value-type="float" office:value="10151.9756838906">
                <text:p>10151.9756838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3">
                <text:p>503</text:p>
              </table:table-cell>
              <table:table-cell office:value-type="float" office:value="18290.9090909091">
                <text:p>18290.9090909091</text:p>
              </table:table-cell>
              <table:table-cell office:value-type="float" office:value="3386">
                <text:p>3386</text:p>
              </table:table-cell>
              <table:table-cell office:value-type="float" office:value="3688.45315904139">
                <text:p>3688.45315904139</text:p>
              </table:table-cell>
              <table:table-cell office:value-type="float" office:value="3481">
                <text:p>3481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3">
                <text:p>513</text:p>
              </table:table-cell>
              <table:table-cell office:value-type="float" office:value="18654.5454545455">
                <text:p>18654.5454545455</text:p>
              </table:table-cell>
              <table:table-cell office:value-type="float" office:value="3397">
                <text:p>3397</text:p>
              </table:table-cell>
              <table:table-cell office:value-type="float" office:value="9761.49425287356">
                <text:p>9761.49425287356</text:p>
              </table:table-cell>
              <table:table-cell office:value-type="float" office:value="3505">
                <text:p>3505</text:p>
              </table:table-cell>
              <table:table-cell office:value-type="float" office:value="7603.03687635575">
                <text:p>7603.0368763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">
                <text:p>531</text:p>
              </table:table-cell>
              <table:table-cell office:value-type="float" office:value="17409.8360655738">
                <text:p>17409.8360655738</text:p>
              </table:table-cell>
              <table:table-cell office:value-type="float" office:value="3405">
                <text:p>3405</text:p>
              </table:table-cell>
              <table:table-cell office:value-type="float" office:value="4768.90756302521">
                <text:p>4768.90756302521</text:p>
              </table:table-cell>
              <table:table-cell office:value-type="float" office:value="4052">
                <text:p>4052</text:p>
              </table:table-cell>
              <table:table-cell office:value-type="float" office:value="15079.2292176813">
                <text:p>15079.2292176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4">
                <text:p>554</text:p>
              </table:table-cell>
              <table:table-cell office:value-type="float" office:value="11913.9784946237">
                <text:p>11913.9784946237</text:p>
              </table:table-cell>
              <table:table-cell office:value-type="float" office:value="3763">
                <text:p>3763</text:p>
              </table:table-cell>
              <table:table-cell office:value-type="float" office:value="8690.5311778291">
                <text:p>8690.5311778291</text:p>
              </table:table-cell>
              <table:table-cell office:value-type="float" office:value="5165">
                <text:p>5165</text:p>
              </table:table-cell>
              <table:table-cell office:value-type="float" office:value="11477.7777777778">
                <text:p>11477.7777777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6">
                <text:p>556</text:p>
              </table:table-cell>
              <table:table-cell office:value-type="float" office:value="14826.6666666667">
                <text:p>14826.6666666667</text:p>
              </table:table-cell>
              <table:table-cell office:value-type="float" office:value="3787">
                <text:p>3787</text:p>
              </table:table-cell>
              <table:table-cell office:value-type="float" office:value="10945.0867052023">
                <text:p>10945.0867052023</text:p>
              </table:table-cell>
              <table:table-cell office:value-type="float" office:value="6368">
                <text:p>6368</text:p>
              </table:table-cell>
              <table:table-cell office:value-type="float" office:value="16626.6318537859">
                <text:p>16626.6318537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2">
                <text:p>562</text:p>
              </table:table-cell>
              <table:table-cell office:value-type="float" office:value="14986.6666666667">
                <text:p>14986.6666666667</text:p>
              </table:table-cell>
              <table:table-cell office:value-type="float" office:value="3790">
                <text:p>3790</text:p>
              </table:table-cell>
              <table:table-cell office:value-type="float" office:value="8293.21663019694">
                <text:p>8293.21663019694</text:p>
              </table:table-cell>
              <table:table-cell office:value-type="float" office:value="6694">
                <text:p>6694</text:p>
              </table:table-cell>
              <table:table-cell office:value-type="float" office:value="17477.8067885118">
                <text:p>17477.8067885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">
                <text:p>565</text:p>
              </table:table-cell>
              <table:table-cell office:value-type="float" office:value="11300">
                <text:p>11300</text:p>
              </table:table-cell>
              <table:table-cell office:value-type="float" office:value="4052">
                <text:p>4052</text:p>
              </table:table-cell>
              <table:table-cell office:value-type="float" office:value="5665.548098434">
                <text:p>5665.548098434</text:p>
              </table:table-cell>
              <table:table-cell office:value-type="float" office:value="7026">
                <text:p>7026</text:p>
              </table:table-cell>
              <table:table-cell office:value-type="float" office:value="21162.6506024096">
                <text:p>21162.6506024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8">
                <text:p>568</text:p>
              </table:table-cell>
              <table:table-cell office:value-type="float" office:value="18622.9508196721">
                <text:p>18622.9508196721</text:p>
              </table:table-cell>
              <table:table-cell office:value-type="float" office:value="4071">
                <text:p>4071</text:p>
              </table:table-cell>
              <table:table-cell office:value-type="float" office:value="9739.23444976077">
                <text:p>9739.23444976077</text:p>
              </table:table-cell>
              <table:table-cell office:value-type="float" office:value="8090">
                <text:p>8090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0">
                <text:p>570</text:p>
              </table:table-cell>
              <table:table-cell office:value-type="float" office:value="16285.7142857143">
                <text:p>16285.7142857143</text:p>
              </table:table-cell>
              <table:table-cell office:value-type="float" office:value="7626">
                <text:p>7626</text:p>
              </table:table-cell>
              <table:table-cell office:value-type="float" office:value="20500">
                <text:p>20500</text:p>
              </table:table-cell>
              <table:table-cell office:value-type="float" office:value="8199">
                <text:p>8199</text:p>
              </table:table-cell>
              <table:table-cell office:value-type="float" office:value="21922.4598930481">
                <text:p>21922.4598930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1">
                <text:p>571</text:p>
              </table:table-cell>
              <table:table-cell office:value-type="float" office:value="19355.9322033898">
                <text:p>19355.9322033898</text:p>
              </table:table-cell>
              <table:table-cell office:value-type="float" office:value="7755">
                <text:p>7755</text:p>
              </table:table-cell>
              <table:table-cell office:value-type="float" office:value="16785.7142857143">
                <text:p>16785.7142857143</text:p>
              </table:table-cell>
              <table:table-cell office:value-type="float" office:value="9612">
                <text:p>9612</text:p>
              </table:table-cell>
              <table:table-cell office:value-type="float" office:value="23301.8181818182">
                <text:p>23301.8181818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3">
                <text:p>573</text:p>
              </table:table-cell>
              <table:table-cell office:value-type="float" office:value="19100">
                <text:p>19100</text:p>
              </table:table-cell>
              <table:table-cell office:value-type="float" office:value="7992">
                <text:p>7992</text:p>
              </table:table-cell>
              <table:table-cell office:value-type="float" office:value="17298.7012987013">
                <text:p>17298.7012987013</text:p>
              </table:table-cell>
              <table:table-cell office:value-type="float" office:value="10112">
                <text:p>10112</text:p>
              </table:table-cell>
              <table:table-cell office:value-type="float" office:value="16388.9789303079">
                <text:p>16388.97893030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3">
                <text:p>583</text:p>
              </table:table-cell>
              <table:table-cell office:value-type="float" office:value="19114.7540983607">
                <text:p>19114.7540983607</text:p>
              </table:table-cell>
              <table:table-cell office:value-type="float" office:value="9018">
                <text:p>9018</text:p>
              </table:table-cell>
              <table:table-cell office:value-type="float" office:value="21730.1204819277">
                <text:p>21730.1204819277</text:p>
              </table:table-cell>
              <table:table-cell office:value-type="float" office:value="10219">
                <text:p>10219</text:p>
              </table:table-cell>
              <table:table-cell office:value-type="float" office:value="22759.4654788419">
                <text:p>22759.4654788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9">
                <text:p>589</text:p>
              </table:table-cell>
              <table:table-cell office:value-type="float" office:value="19000">
                <text:p>19000</text:p>
              </table:table-cell>
              <table:table-cell office:value-type="float" office:value="9367">
                <text:p>9367</text:p>
              </table:table-cell>
              <table:table-cell office:value-type="float" office:value="9808.37696335079">
                <text:p>9808.37696335079</text:p>
              </table:table-cell>
              <table:table-cell office:value-type="float" office:value="10757">
                <text:p>10757</text:p>
              </table:table-cell>
              <table:table-cell office:value-type="float" office:value="22317.4273858921">
                <text:p>22317.42738589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1">
                <text:p>621</text:p>
              </table:table-cell>
              <table:table-cell office:value-type="float" office:value="20360.6557377049">
                <text:p>20360.6557377049</text:p>
              </table:table-cell>
              <table:table-cell office:value-type="float" office:value="9485">
                <text:p>9485</text:p>
              </table:table-cell>
              <table:table-cell office:value-type="float" office:value="11841.4481897628">
                <text:p>11841.4481897628</text:p>
              </table:table-cell>
              <table:table-cell office:value-type="float" office:value="10777">
                <text:p>10777</text:p>
              </table:table-cell>
              <table:table-cell office:value-type="float" office:value="45859.5744680851">
                <text:p>45859.5744680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3">
                <text:p>623</text:p>
              </table:table-cell>
              <table:table-cell office:value-type="float" office:value="17800">
                <text:p>17800</text:p>
              </table:table-cell>
              <table:table-cell office:value-type="float" office:value="9605">
                <text:p>9605</text:p>
              </table:table-cell>
              <table:table-cell office:value-type="float" office:value="21979.4050343249">
                <text:p>21979.4050343249</text:p>
              </table:table-cell>
              <table:table-cell office:value-type="float" office:value="10830">
                <text:p>10830</text:p>
              </table:table-cell>
              <table:table-cell office:value-type="float" office:value="24373.6116831295">
                <text:p>24373.6116831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4">
                <text:p>624</text:p>
              </table:table-cell>
              <table:table-cell office:value-type="float" office:value="19200">
                <text:p>19200</text:p>
              </table:table-cell>
              <table:table-cell office:value-type="float" office:value="9625">
                <text:p>9625</text:p>
              </table:table-cell>
              <table:table-cell office:value-type="float" office:value="17436.5942028986">
                <text:p>17436.5942028986</text:p>
              </table:table-cell>
              <table:table-cell office:value-type="float" office:value="10887">
                <text:p>10887</text:p>
              </table:table-cell>
              <table:table-cell office:value-type="float" office:value="48172.5663716814">
                <text:p>48172.56637168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5">
                <text:p>625</text:p>
              </table:table-cell>
              <table:table-cell office:value-type="float" office:value="18939.3939393939">
                <text:p>18939.3939393939</text:p>
              </table:table-cell>
              <table:table-cell office:value-type="float" office:value="10004">
                <text:p>10004</text:p>
              </table:table-cell>
              <table:table-cell office:value-type="float" office:value="18389.7058823529">
                <text:p>18389.7058823529</text:p>
              </table:table-cell>
              <table:table-cell office:value-type="float" office:value="10954">
                <text:p>10954</text:p>
              </table:table-cell>
              <table:table-cell office:value-type="float" office:value="29367.2922252011">
                <text:p>29367.2922252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0">
                <text:p>630</text:p>
              </table:table-cell>
              <table:table-cell office:value-type="float" office:value="20322.5806451613">
                <text:p>20322.5806451613</text:p>
              </table:table-cell>
              <table:table-cell office:value-type="float" office:value="10134">
                <text:p>10134</text:p>
              </table:table-cell>
              <table:table-cell office:value-type="float" office:value="14435.8974358974">
                <text:p>14435.8974358974</text:p>
              </table:table-cell>
              <table:table-cell office:value-type="float" office:value="10970">
                <text:p>10970</text:p>
              </table:table-cell>
              <table:table-cell office:value-type="float" office:value="16955.1777434312">
                <text:p>16955.1777434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4">
                <text:p>634</text:p>
              </table:table-cell>
              <table:table-cell office:value-type="float" office:value="8025.3164556962">
                <text:p>8025.3164556962</text:p>
              </table:table-cell>
              <table:table-cell office:value-type="float" office:value="10197">
                <text:p>10197</text:p>
              </table:table-cell>
              <table:table-cell office:value-type="float" office:value="26213.3676092545">
                <text:p>26213.3676092545</text:p>
              </table:table-cell>
              <table:table-cell office:value-type="float" office:value="11027">
                <text:p>11027</text:p>
              </table:table-cell>
              <table:table-cell office:value-type="float" office:value="48577.0925110132">
                <text:p>48577.0925110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2">
                <text:p>642</text:p>
              </table:table-cell>
              <table:table-cell office:value-type="float" office:value="2755.36480686695">
                <text:p>2755.36480686695</text:p>
              </table:table-cell>
              <table:table-cell office:value-type="float" office:value="10237">
                <text:p>10237</text:p>
              </table:table-cell>
              <table:table-cell office:value-type="float" office:value="21944.2658092176">
                <text:p>21944.2658092176</text:p>
              </table:table-cell>
              <table:table-cell office:value-type="float" office:value="11621">
                <text:p>11621</text:p>
              </table:table-cell>
              <table:table-cell office:value-type="float" office:value="23524.2914979757">
                <text:p>23524.29149797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5">
                <text:p>645</text:p>
              </table:table-cell>
              <table:table-cell office:value-type="float" office:value="15357.1428571429">
                <text:p>15357.1428571429</text:p>
              </table:table-cell>
              <table:table-cell office:value-type="float" office:value="10762">
                <text:p>10762</text:p>
              </table:table-cell>
              <table:table-cell office:value-type="float" office:value="7605.65371024735">
                <text:p>7605.65371024735</text:p>
              </table:table-cell>
              <table:table-cell office:value-type="float" office:value="11629">
                <text:p>11629</text:p>
              </table:table-cell>
              <table:table-cell office:value-type="float" office:value="24126.5560165975">
                <text:p>24126.5560165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6">
                <text:p>666</text:p>
              </table:table-cell>
              <table:table-cell office:value-type="float" office:value="20181.8181818182">
                <text:p>20181.8181818182</text:p>
              </table:table-cell>
              <table:table-cell office:value-type="float" office:value="10777">
                <text:p>10777</text:p>
              </table:table-cell>
              <table:table-cell office:value-type="float" office:value="15942.3076923077">
                <text:p>15942.3076923077</text:p>
              </table:table-cell>
              <table:table-cell office:value-type="float" office:value="11704">
                <text:p>11704</text:p>
              </table:table-cell>
              <table:table-cell office:value-type="float" office:value="24718.0570221753">
                <text:p>24718.0570221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8">
                <text:p>668</text:p>
              </table:table-cell>
              <table:table-cell office:value-type="float" office:value="20242.4242424242">
                <text:p>20242.4242424242</text:p>
              </table:table-cell>
              <table:table-cell office:value-type="float" office:value="10820">
                <text:p>10820</text:p>
              </table:table-cell>
              <table:table-cell office:value-type="float" office:value="24479.6380090498">
                <text:p>24479.6380090498</text:p>
              </table:table-cell>
              <table:table-cell office:value-type="float" office:value="11733">
                <text:p>11733</text:p>
              </table:table-cell>
              <table:table-cell office:value-type="float" office:value="26366.2921348315">
                <text:p>26366.2921348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">
                <text:p>707</text:p>
              </table:table-cell>
              <table:table-cell office:value-type="float" office:value="20794.1176470588">
                <text:p>20794.1176470588</text:p>
              </table:table-cell>
              <table:table-cell office:value-type="float" office:value="10830">
                <text:p>10830</text:p>
              </table:table-cell>
              <table:table-cell office:value-type="float" office:value="21834.6774193548">
                <text:p>21834.6774193548</text:p>
              </table:table-cell>
              <table:table-cell office:value-type="float" office:value="11994">
                <text:p>11994</text:p>
              </table:table-cell>
              <table:table-cell office:value-type="float" office:value="24679.012345679">
                <text:p>24679.0123456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1">
                <text:p>711</text:p>
              </table:table-cell>
              <table:table-cell office:value-type="float" office:value="10772.7272727273">
                <text:p>10772.7272727273</text:p>
              </table:table-cell>
              <table:table-cell office:value-type="float" office:value="10834">
                <text:p>10834</text:p>
              </table:table-cell>
              <table:table-cell office:value-type="float" office:value="15237.6933895921">
                <text:p>15237.6933895921</text:p>
              </table:table-cell>
              <table:table-cell office:value-type="float" office:value="12224">
                <text:p>12224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9">
                <text:p>729</text:p>
              </table:table-cell>
              <table:table-cell office:value-type="float" office:value="20828.5714285714">
                <text:p>20828.5714285714</text:p>
              </table:table-cell>
              <table:table-cell office:value-type="float" office:value="10889">
                <text:p>10889</text:p>
              </table:table-cell>
              <table:table-cell office:value-type="float" office:value="16084.1949778434">
                <text:p>16084.1949778434</text:p>
              </table:table-cell>
              <table:table-cell office:value-type="float" office:value="12274">
                <text:p>12274</text:p>
              </table:table-cell>
              <table:table-cell office:value-type="float" office:value="25203.2854209446">
                <text:p>25203.2854209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0">
                <text:p>730</text:p>
              </table:table-cell>
              <table:table-cell office:value-type="float" office:value="20000">
                <text:p>20000</text:p>
              </table:table-cell>
              <table:table-cell office:value-type="float" office:value="10945">
                <text:p>10945</text:p>
              </table:table-cell>
              <table:table-cell office:value-type="float" office:value="23923.4972677596">
                <text:p>23923.4972677596</text:p>
              </table:table-cell>
              <table:table-cell office:value-type="float" office:value="12308">
                <text:p>12308</text:p>
              </table:table-cell>
              <table:table-cell office:value-type="float" office:value="27230.0884955752">
                <text:p>27230.0884955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3">
                <text:p>733</text:p>
              </table:table-cell>
              <table:table-cell office:value-type="float" office:value="15934.7826086957">
                <text:p>15934.7826086957</text:p>
              </table:table-cell>
              <table:table-cell office:value-type="float" office:value="10954">
                <text:p>10954</text:p>
              </table:table-cell>
              <table:table-cell office:value-type="float" office:value="17155.8339859045">
                <text:p>17155.8339859045</text:p>
              </table:table-cell>
              <table:table-cell office:value-type="float" office:value="12476">
                <text:p>12476</text:p>
              </table:table-cell>
              <table:table-cell office:value-type="float" office:value="23900.3831417625">
                <text:p>23900.3831417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6">
                <text:p>786</text:p>
              </table:table-cell>
              <table:table-cell office:value-type="float" office:value="20415.5844155844">
                <text:p>20415.5844155844</text:p>
              </table:table-cell>
              <table:table-cell office:value-type="float" office:value="10956">
                <text:p>10956</text:p>
              </table:table-cell>
              <table:table-cell office:value-type="float" office:value="13947.8039465309">
                <text:p>13947.8039465309</text:p>
              </table:table-cell>
              <table:table-cell office:value-type="float" office:value="12485">
                <text:p>12485</text:p>
              </table:table-cell>
              <table:table-cell office:value-type="float" office:value="23163.2653061224">
                <text:p>23163.2653061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3">
                <text:p>793</text:p>
              </table:table-cell>
              <table:table-cell office:value-type="float" office:value="8458.66666666667">
                <text:p>8458.66666666667</text:p>
              </table:table-cell>
              <table:table-cell office:value-type="float" office:value="10967">
                <text:p>10967</text:p>
              </table:table-cell>
              <table:table-cell office:value-type="float" office:value="7794.59843638948">
                <text:p>7794.59843638948</text:p>
              </table:table-cell>
              <table:table-cell office:value-type="float" office:value="12597">
                <text:p>12597</text:p>
              </table:table-cell>
              <table:table-cell office:value-type="float" office:value="20549.7553017944">
                <text:p>20549.7553017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0">
                <text:p>820</text:p>
              </table:table-cell>
              <table:table-cell office:value-type="float" office:value="12519.0839694657">
                <text:p>12519.0839694657</text:p>
              </table:table-cell>
              <table:table-cell office:value-type="float" office:value="11031">
                <text:p>11031</text:p>
              </table:table-cell>
              <table:table-cell office:value-type="float" office:value="13387.1359223301">
                <text:p>13387.1359223301</text:p>
              </table:table-cell>
              <table:table-cell office:value-type="float" office:value="12629">
                <text:p>12629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3">
                <text:p>863</text:p>
              </table:table-cell>
              <table:table-cell office:value-type="float" office:value="16283.0188679245">
                <text:p>16283.0188679245</text:p>
              </table:table-cell>
              <table:table-cell office:value-type="float" office:value="11048">
                <text:p>11048</text:p>
              </table:table-cell>
              <table:table-cell office:value-type="float" office:value="16081.5138282387">
                <text:p>16081.5138282387</text:p>
              </table:table-cell>
              <table:table-cell office:value-type="float" office:value="12817">
                <text:p>12817</text:p>
              </table:table-cell>
              <table:table-cell office:value-type="float" office:value="23604.0515653775">
                <text:p>23604.05156537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6">
                <text:p>876</text:p>
              </table:table-cell>
              <table:table-cell office:value-type="float" office:value="15783.7837837838">
                <text:p>15783.7837837838</text:p>
              </table:table-cell>
              <table:table-cell office:value-type="float" office:value="11084">
                <text:p>11084</text:p>
              </table:table-cell>
              <table:table-cell office:value-type="float" office:value="22972.0207253886">
                <text:p>22972.0207253886</text:p>
              </table:table-cell>
              <table:table-cell office:value-type="float" office:value="12901">
                <text:p>12901</text:p>
              </table:table-cell>
              <table:table-cell office:value-type="float" office:value="22996.4349376114">
                <text:p>22996.4349376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4">
                <text:p>884</text:p>
              </table:table-cell>
              <table:table-cell office:value-type="float" office:value="11050">
                <text:p>11050</text:p>
              </table:table-cell>
              <table:table-cell office:value-type="float" office:value="11141">
                <text:p>11141</text:p>
              </table:table-cell>
              <table:table-cell office:value-type="float" office:value="20423.4647112741">
                <text:p>20423.4647112741</text:p>
              </table:table-cell>
              <table:table-cell office:value-type="float" office:value="13122">
                <text:p>13122</text:p>
              </table:table-cell>
              <table:table-cell office:value-type="float" office:value="23771.7391304348">
                <text:p>23771.7391304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3">
                <text:p>903</text:p>
              </table:table-cell>
              <table:table-cell office:value-type="float" office:value="21247.0588235294">
                <text:p>21247.0588235294</text:p>
              </table:table-cell>
              <table:table-cell office:value-type="float" office:value="11211">
                <text:p>11211</text:p>
              </table:table-cell>
              <table:table-cell office:value-type="float" office:value="26836.6247755835">
                <text:p>26836.6247755835</text:p>
              </table:table-cell>
              <table:table-cell office:value-type="float" office:value="13124">
                <text:p>13124</text:p>
              </table:table-cell>
              <table:table-cell office:value-type="float" office:value="24809.0737240076">
                <text:p>24809.073724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7">
                <text:p>907</text:p>
              </table:table-cell>
              <table:table-cell office:value-type="float" office:value="24513.5135135135">
                <text:p>24513.5135135135</text:p>
              </table:table-cell>
              <table:table-cell office:value-type="float" office:value="11269">
                <text:p>11269</text:p>
              </table:table-cell>
              <table:table-cell office:value-type="float" office:value="22674.0442655936">
                <text:p>22674.0442655936</text:p>
              </table:table-cell>
              <table:table-cell office:value-type="float" office:value="13461">
                <text:p>13461</text:p>
              </table:table-cell>
              <table:table-cell office:value-type="float" office:value="22397.6705490849">
                <text:p>22397.6705490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9">
                <text:p>929</text:p>
              </table:table-cell>
              <table:table-cell office:value-type="float" office:value="17203.7037037037">
                <text:p>17203.7037037037</text:p>
              </table:table-cell>
              <table:table-cell office:value-type="float" office:value="11331">
                <text:p>11331</text:p>
              </table:table-cell>
              <table:table-cell office:value-type="float" office:value="21874.5173745174">
                <text:p>21874.5173745174</text:p>
              </table:table-cell>
              <table:table-cell office:value-type="float" office:value="13465">
                <text:p>13465</text:p>
              </table:table-cell>
              <table:table-cell office:value-type="float" office:value="20127.0553064275">
                <text:p>20127.05530642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0">
                <text:p>930</text:p>
              </table:table-cell>
              <table:table-cell office:value-type="float" office:value="16034.4827586207">
                <text:p>16034.4827586207</text:p>
              </table:table-cell>
              <table:table-cell office:value-type="float" office:value="11340">
                <text:p>11340</text:p>
              </table:table-cell>
              <table:table-cell office:value-type="float" office:value="12989.6907216495">
                <text:p>12989.6907216495</text:p>
              </table:table-cell>
              <table:table-cell office:value-type="float" office:value="13733">
                <text:p>13733</text:p>
              </table:table-cell>
              <table:table-cell office:value-type="float" office:value="35577.7202072539">
                <text:p>35577.72020725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9">
                <text:p>969</text:p>
              </table:table-cell>
              <table:table-cell office:value-type="float" office:value="18283.0188679245">
                <text:p>18283.0188679245</text:p>
              </table:table-cell>
              <table:table-cell office:value-type="float" office:value="11341">
                <text:p>11341</text:p>
              </table:table-cell>
              <table:table-cell office:value-type="float" office:value="6067.95077581594">
                <text:p>6067.95077581594</text:p>
              </table:table-cell>
              <table:table-cell office:value-type="float" office:value="13792">
                <text:p>13792</text:p>
              </table:table-cell>
              <table:table-cell office:value-type="float" office:value="22646.9622331691">
                <text:p>22646.96223316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1">
                <text:p>971</text:p>
              </table:table-cell>
              <table:table-cell office:value-type="float" office:value="17981.4814814815">
                <text:p>17981.4814814815</text:p>
              </table:table-cell>
              <table:table-cell office:value-type="float" office:value="11649">
                <text:p>11649</text:p>
              </table:table-cell>
              <table:table-cell office:value-type="float" office:value="14671.2846347607">
                <text:p>14671.2846347607</text:p>
              </table:table-cell>
              <table:table-cell office:value-type="float" office:value="13800">
                <text:p>13800</text:p>
              </table:table-cell>
              <table:table-cell office:value-type="float" office:value="18387.7415056629">
                <text:p>18387.7415056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5">
                <text:p>1045</text:p>
              </table:table-cell>
              <table:table-cell office:value-type="float" office:value="23222.2222222222">
                <text:p>23222.2222222222</text:p>
              </table:table-cell>
              <table:table-cell office:value-type="float" office:value="11704">
                <text:p>11704</text:p>
              </table:table-cell>
              <table:table-cell office:value-type="float" office:value="20974.9103942652">
                <text:p>20974.9103942652</text:p>
              </table:table-cell>
              <table:table-cell office:value-type="float" office:value="14112">
                <text:p>14112</text:p>
              </table:table-cell>
              <table:table-cell office:value-type="float" office:value="26279.3296089385">
                <text:p>26279.329608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8">
                <text:p>1108</text:p>
              </table:table-cell>
              <table:table-cell office:value-type="float" office:value="17312.5">
                <text:p>17312.5</text:p>
              </table:table-cell>
              <table:table-cell office:value-type="float" office:value="11714">
                <text:p>11714</text:p>
              </table:table-cell>
              <table:table-cell office:value-type="float" office:value="21493.5779816514">
                <text:p>21493.5779816514</text:p>
              </table:table-cell>
              <table:table-cell office:value-type="float" office:value="14163">
                <text:p>14163</text:p>
              </table:table-cell>
              <table:table-cell office:value-type="float" office:value="25892.1389396709">
                <text:p>25892.13893967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09">
                <text:p>1109</text:p>
              </table:table-cell>
              <table:table-cell office:value-type="float" office:value="11924.7311827957">
                <text:p>11924.7311827957</text:p>
              </table:table-cell>
              <table:table-cell office:value-type="float" office:value="11773">
                <text:p>11773</text:p>
              </table:table-cell>
              <table:table-cell office:value-type="float" office:value="12645.5424274973">
                <text:p>12645.5424274973</text:p>
              </table:table-cell>
              <table:table-cell office:value-type="float" office:value="14181">
                <text:p>14181</text:p>
              </table:table-cell>
              <table:table-cell office:value-type="float" office:value="26960.0760456274">
                <text:p>26960.0760456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8">
                <text:p>1198</text:p>
              </table:table-cell>
              <table:table-cell office:value-type="float" office:value="9470.3557312253">
                <text:p>9470.3557312253</text:p>
              </table:table-cell>
              <table:table-cell office:value-type="float" office:value="11919">
                <text:p>11919</text:p>
              </table:table-cell>
              <table:table-cell office:value-type="float" office:value="18799.6845425868">
                <text:p>18799.6845425868</text:p>
              </table:table-cell>
              <table:table-cell office:value-type="float" office:value="14508">
                <text:p>14508</text:p>
              </table:table-cell>
              <table:table-cell office:value-type="float" office:value="24019.8675496689">
                <text:p>24019.8675496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99">
                <text:p>1199</text:p>
              </table:table-cell>
              <table:table-cell office:value-type="float" office:value="13625">
                <text:p>13625</text:p>
              </table:table-cell>
              <table:table-cell office:value-type="float" office:value="12253">
                <text:p>12253</text:p>
              </table:table-cell>
              <table:table-cell office:value-type="float" office:value="25474.0124740125">
                <text:p>25474.0124740125</text:p>
              </table:table-cell>
              <table:table-cell office:value-type="float" office:value="14893">
                <text:p>14893</text:p>
              </table:table-cell>
              <table:table-cell office:value-type="float" office:value="24137.7633711507">
                <text:p>24137.76337115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7">
                <text:p>1237</text:p>
              </table:table-cell>
              <table:table-cell office:value-type="float" office:value="25770.8333333333">
                <text:p>25770.8333333333</text:p>
              </table:table-cell>
              <table:table-cell office:value-type="float" office:value="12308">
                <text:p>12308</text:p>
              </table:table-cell>
              <table:table-cell office:value-type="float" office:value="16520.8053691275">
                <text:p>16520.8053691275</text:p>
              </table:table-cell>
              <table:table-cell office:value-type="float" office:value="14917">
                <text:p>14917</text:p>
              </table:table-cell>
              <table:table-cell office:value-type="float" office:value="32712.7192982456">
                <text:p>32712.7192982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2">
                <text:p>1242</text:p>
              </table:table-cell>
              <table:table-cell office:value-type="float" office:value="12358.2089552239">
                <text:p>12358.2089552239</text:p>
              </table:table-cell>
              <table:table-cell office:value-type="float" office:value="12405">
                <text:p>12405</text:p>
              </table:table-cell>
              <table:table-cell office:value-type="float" office:value="10620.7191780822">
                <text:p>10620.7191780822</text:p>
              </table:table-cell>
              <table:table-cell office:value-type="float" office:value="14957">
                <text:p>14957</text:p>
              </table:table-cell>
              <table:table-cell office:value-type="float" office:value="30338.7423935091">
                <text:p>30338.7423935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44">
                <text:p>1244</text:p>
              </table:table-cell>
              <table:table-cell office:value-type="float" office:value="14056.4971751412">
                <text:p>14056.4971751412</text:p>
              </table:table-cell>
              <table:table-cell office:value-type="float" office:value="12597">
                <text:p>12597</text:p>
              </table:table-cell>
              <table:table-cell office:value-type="float" office:value="28564.6258503401">
                <text:p>28564.6258503401</text:p>
              </table:table-cell>
              <table:table-cell office:value-type="float" office:value="15038">
                <text:p>15038</text:p>
              </table:table-cell>
              <table:table-cell office:value-type="float" office:value="23423.6760124611">
                <text:p>23423.67601246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6">
                <text:p>1246</text:p>
              </table:table-cell>
              <table:table-cell office:value-type="float" office:value="13844.4444444444">
                <text:p>13844.4444444444</text:p>
              </table:table-cell>
              <table:table-cell office:value-type="float" office:value="12612">
                <text:p>12612</text:p>
              </table:table-cell>
              <table:table-cell office:value-type="float" office:value="21196.6386554622">
                <text:p>21196.6386554622</text:p>
              </table:table-cell>
              <table:table-cell office:value-type="float" office:value="15749">
                <text:p>15749</text:p>
              </table:table-cell>
              <table:table-cell office:value-type="float" office:value="23718.3734939759">
                <text:p>23718.37349397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0">
                <text:p>1280</text:p>
              </table:table-cell>
              <table:table-cell office:value-type="float" office:value="4507.04225352113">
                <text:p>4507.04225352113</text:p>
              </table:table-cell>
              <table:table-cell office:value-type="float" office:value="12835">
                <text:p>12835</text:p>
              </table:table-cell>
              <table:table-cell office:value-type="float" office:value="15316.2291169451">
                <text:p>15316.2291169451</text:p>
              </table:table-cell>
              <table:table-cell office:value-type="float" office:value="15909">
                <text:p>15909</text:p>
              </table:table-cell>
              <table:table-cell office:value-type="float" office:value="27335.0515463918">
                <text:p>27335.05154639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3">
                <text:p>1283</text:p>
              </table:table-cell>
              <table:table-cell office:value-type="float" office:value="22910.7142857143">
                <text:p>22910.7142857143</text:p>
              </table:table-cell>
              <table:table-cell office:value-type="float" office:value="13431">
                <text:p>13431</text:p>
              </table:table-cell>
              <table:table-cell office:value-type="float" office:value="24397.8201634877">
                <text:p>24397.8201634877</text:p>
              </table:table-cell>
              <table:table-cell office:value-type="float" office:value="16277">
                <text:p>16277</text:p>
              </table:table-cell>
              <table:table-cell office:value-type="float" office:value="35617.067833698">
                <text:p>35617.0678336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4">
                <text:p>1314</text:p>
              </table:table-cell>
              <table:table-cell office:value-type="float" office:value="21900">
                <text:p>21900</text:p>
              </table:table-cell>
              <table:table-cell office:value-type="float" office:value="13908">
                <text:p>13908</text:p>
              </table:table-cell>
              <table:table-cell office:value-type="float" office:value="25472.5274725275">
                <text:p>25472.5274725275</text:p>
              </table:table-cell>
              <table:table-cell office:value-type="float" office:value="17357">
                <text:p>17357</text:p>
              </table:table-cell>
              <table:table-cell office:value-type="float" office:value="23111.8508655126">
                <text:p>23111.8508655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5">
                <text:p>1325</text:p>
              </table:table-cell>
              <table:table-cell office:value-type="float" office:value="12470.5882352941">
                <text:p>12470.5882352941</text:p>
              </table:table-cell>
              <table:table-cell office:value-type="float" office:value="13925">
                <text:p>13925</text:p>
              </table:table-cell>
              <table:table-cell office:value-type="float" office:value="20508.1001472754">
                <text:p>20508.1001472754</text:p>
              </table:table-cell>
              <table:table-cell office:value-type="float" office:value="18181">
                <text:p>18181</text:p>
              </table:table-cell>
              <table:table-cell office:value-type="float" office:value="27927.8033794163">
                <text:p>27927.8033794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6">
                <text:p>1326</text:p>
              </table:table-cell>
              <table:table-cell office:value-type="float" office:value="17918.9189189189">
                <text:p>17918.9189189189</text:p>
              </table:table-cell>
              <table:table-cell office:value-type="float" office:value="14112">
                <text:p>14112</text:p>
              </table:table-cell>
              <table:table-cell office:value-type="float" office:value="18138.8174807198">
                <text:p>18138.8174807198</text:p>
              </table:table-cell>
              <table:table-cell office:value-type="float" office:value="19245">
                <text:p>19245</text:p>
              </table:table-cell>
              <table:table-cell office:value-type="float" office:value="31140.7766990291">
                <text:p>31140.7766990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4">
                <text:p>1394</text:p>
              </table:table-cell>
              <table:table-cell office:value-type="float" office:value="19361.1111111111">
                <text:p>19361.1111111111</text:p>
              </table:table-cell>
              <table:table-cell office:value-type="float" office:value="14532">
                <text:p>14532</text:p>
              </table:table-cell>
              <table:table-cell office:value-type="float" office:value="24904.8843187661">
                <text:p>24904.8843187661</text:p>
              </table:table-cell>
              <table:table-cell office:value-type="float" office:value="21173">
                <text:p>21173</text:p>
              </table:table-cell>
              <table:table-cell office:value-type="float" office:value="35765.2027027027">
                <text:p>35765.2027027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9">
                <text:p>1399</text:p>
              </table:table-cell>
              <table:table-cell office:value-type="float" office:value="18168.8311688312">
                <text:p>18168.8311688312</text:p>
              </table:table-cell>
              <table:table-cell office:value-type="float" office:value="14661">
                <text:p>14661</text:p>
              </table:table-cell>
              <table:table-cell office:value-type="float" office:value="29439.7590361446">
                <text:p>29439.7590361446</text:p>
              </table:table-cell>
              <table:table-cell office:value-type="float" office:value="21701">
                <text:p>21701</text:p>
              </table:table-cell>
              <table:table-cell office:value-type="float" office:value="30737.9603399433">
                <text:p>30737.96033994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2">
                <text:p>1412</text:p>
              </table:table-cell>
              <table:table-cell office:value-type="float" office:value="23932.2033898305">
                <text:p>23932.2033898305</text:p>
              </table:table-cell>
              <table:table-cell office:value-type="float" office:value="15284">
                <text:p>15284</text:p>
              </table:table-cell>
              <table:table-cell office:value-type="float" office:value="13732.2551662174">
                <text:p>13732.2551662174</text:p>
              </table:table-cell>
              <table:table-cell office:value-type="float" office:value="21826">
                <text:p>21826</text:p>
              </table:table-cell>
              <table:table-cell office:value-type="float" office:value="37351.9893622301">
                <text:p>37351.9893622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2">
                <text:p>1422</text:p>
              </table:table-cell>
              <table:table-cell office:value-type="float" office:value="22571.4285714286">
                <text:p>22571.4285714286</text:p>
              </table:table-cell>
              <table:table-cell office:value-type="float" office:value="15469">
                <text:p>15469</text:p>
              </table:table-cell>
              <table:table-cell office:value-type="float" office:value="26670.6896551724">
                <text:p>26670.6896551724</text:p>
              </table:table-cell>
              <table:table-cell office:value-type="float" office:value="22693">
                <text:p>22693</text:p>
              </table:table-cell>
              <table:table-cell office:value-type="float" office:value="33176.9005847953">
                <text:p>33176.900584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7">
                <text:p>1447</text:p>
              </table:table-cell>
              <table:table-cell office:value-type="float" office:value="16632.183908046">
                <text:p>16632.183908046</text:p>
              </table:table-cell>
              <table:table-cell office:value-type="float" office:value="15853">
                <text:p>15853</text:p>
              </table:table-cell>
              <table:table-cell office:value-type="float" office:value="21627.5579809004">
                <text:p>21627.5579809004</text:p>
              </table:table-cell>
              <table:table-cell office:value-type="float" office:value="22813">
                <text:p>22813</text:p>
              </table:table-cell>
              <table:table-cell office:value-type="float" office:value="33647.4926253687">
                <text:p>33647.4926253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3">
                <text:p>1483</text:p>
              </table:table-cell>
              <table:table-cell office:value-type="float" office:value="18537.5">
                <text:p>18537.5</text:p>
              </table:table-cell>
              <table:table-cell office:value-type="float" office:value="16765">
                <text:p>16765</text:p>
              </table:table-cell>
              <table:table-cell office:value-type="float" office:value="15537.5347544022">
                <text:p>15537.5347544022</text:p>
              </table:table-cell>
              <table:table-cell office:value-type="float" office:value="23175">
                <text:p>23175</text:p>
              </table:table-cell>
              <table:table-cell office:value-type="float" office:value="43156.4245810056">
                <text:p>43156.424581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7">
                <text:p>1487</text:p>
              </table:table-cell>
              <table:table-cell office:value-type="float" office:value="28596.1538461538">
                <text:p>28596.1538461538</text:p>
              </table:table-cell>
              <table:table-cell office:value-type="float" office:value="17077">
                <text:p>17077</text:p>
              </table:table-cell>
              <table:table-cell office:value-type="float" office:value="31049.0909090909">
                <text:p>31049.0909090909</text:p>
              </table:table-cell>
              <table:table-cell office:value-type="float" office:value="26077">
                <text:p>26077</text:p>
              </table:table-cell>
              <table:table-cell office:value-type="float" office:value="30042.6267281106">
                <text:p>30042.62672811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95">
                <text:p>1495</text:p>
              </table:table-cell>
              <table:table-cell office:value-type="float" office:value="9088.14589665654">
                <text:p>9088.14589665654</text:p>
              </table:table-cell>
              <table:table-cell office:value-type="float" office:value="17487">
                <text:p>17487</text:p>
              </table:table-cell>
              <table:table-cell office:value-type="float" office:value="15882.8337874659">
                <text:p>15882.8337874659</text:p>
              </table:table-cell>
              <table:table-cell office:value-type="float" office:value="26717">
                <text:p>26717</text:p>
              </table:table-cell>
              <table:table-cell office:value-type="float" office:value="35717.9144385027">
                <text:p>35717.9144385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6">
                <text:p>1496</text:p>
              </table:table-cell>
              <table:table-cell office:value-type="float" office:value="18469.1358024691">
                <text:p>18469.1358024691</text:p>
              </table:table-cell>
              <table:table-cell office:value-type="float" office:value="17957">
                <text:p>17957</text:p>
              </table:table-cell>
              <table:table-cell office:value-type="float" office:value="28503.1746031746">
                <text:p>28503.1746031746</text:p>
              </table:table-cell>
              <table:table-cell office:value-type="float" office:value="44188">
                <text:p>44188</text:p>
              </table:table-cell>
              <table:table-cell office:value-type="float" office:value="31052.7055516514">
                <text:p>31052.70555165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98">
                <text:p>1498</text:p>
              </table:table-cell>
              <table:table-cell office:value-type="float" office:value="25827.5862068965">
                <text:p>25827.5862068965</text:p>
              </table:table-cell>
              <table:table-cell office:value-type="float" office:value="18309">
                <text:p>18309</text:p>
              </table:table-cell>
              <table:table-cell office:value-type="float" office:value="27783.004552352">
                <text:p>27783.004552352</text:p>
              </table:table-cell>
              <table:table-cell office:value-type="float" office:value="57424">
                <text:p>57424</text:p>
              </table:table-cell>
              <table:table-cell office:value-type="float" office:value="37119.5862960569">
                <text:p>37119.58629605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8">
                <text:p>1508</text:p>
              </table:table-cell>
              <table:table-cell office:value-type="float" office:value="16128.3422459893">
                <text:p>16128.3422459893</text:p>
              </table:table-cell>
              <table:table-cell office:value-type="float" office:value="18901">
                <text:p>18901</text:p>
              </table:table-cell>
              <table:table-cell office:value-type="float" office:value="28465.3614457831">
                <text:p>28465.3614457831</text:p>
              </table:table-cell>
              <table:table-cell office:value-type="float" office:value="60199">
                <text:p>60199</text:p>
              </table:table-cell>
              <table:table-cell office:value-type="float" office:value="38838.064516129">
                <text:p>38838.064516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21">
                <text:p>1521</text:p>
              </table:table-cell>
              <table:table-cell office:value-type="float" office:value="15680.412371134">
                <text:p>15680.412371134</text:p>
              </table:table-cell>
              <table:table-cell office:value-type="float" office:value="19821">
                <text:p>19821</text:p>
              </table:table-cell>
              <table:table-cell office:value-type="float" office:value="20122.8426395939">
                <text:p>20122.8426395939</text:p>
              </table:table-cell>
              <table:table-cell office:value-type="float" office:value="69268">
                <text:p>69268</text:p>
              </table:table-cell>
              <table:table-cell office:value-type="float" office:value="39877.9504893495">
                <text:p>39877.9504893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2">
                <text:p>1522</text:p>
              </table:table-cell>
              <table:table-cell office:value-type="float" office:value="25796.6101694915">
                <text:p>25796.6101694915</text:p>
              </table:table-cell>
              <table:table-cell office:value-type="float" office:value="19861">
                <text:p>19861</text:p>
              </table:table-cell>
              <table:table-cell office:value-type="float" office:value="22492.6387315968">
                <text:p>22492.6387315968</text:p>
              </table:table-cell>
              <table:table-cell office:value-type="float" office:value="70348">
                <text:p>70348</text:p>
              </table:table-cell>
              <table:table-cell office:value-type="float" office:value="40198.8571428571">
                <text:p>40198.85714285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9">
                <text:p>1549</text:p>
              </table:table-cell>
              <table:table-cell office:value-type="float" office:value="20381.5789473684">
                <text:p>20381.5789473684</text:p>
              </table:table-cell>
              <table:table-cell office:value-type="float" office:value="21456">
                <text:p>21456</text:p>
              </table:table-cell>
              <table:table-cell office:value-type="float" office:value="30842.3426725718">
                <text:p>30842.3426725718</text:p>
              </table:table-cell>
              <table:table-cell office:value-type="float" office:value="86572">
                <text:p>86572</text:p>
              </table:table-cell>
              <table:table-cell office:value-type="float" office:value="36252.9313232831">
                <text:p>36252.93132328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2">
                <text:p>1552</text:p>
              </table:table-cell>
              <table:table-cell office:value-type="float" office:value="20421.0526315789">
                <text:p>20421.0526315789</text:p>
              </table:table-cell>
              <table:table-cell office:value-type="float" office:value="21701">
                <text:p>21701</text:p>
              </table:table-cell>
              <table:table-cell office:value-type="float" office:value="30935.1389878831">
                <text:p>30935.1389878831</text:p>
              </table:table-cell>
              <table:table-cell office:value-type="float" office:value="86840">
                <text:p>86840</text:p>
              </table:table-cell>
              <table:table-cell office:value-type="float" office:value="49583.1905903848">
                <text:p>49583.1905903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4">
                <text:p>1574</text:p>
              </table:table-cell>
              <table:table-cell office:value-type="float" office:value="14919.4312796209">
                <text:p>14919.4312796209</text:p>
              </table:table-cell>
              <table:table-cell office:value-type="float" office:value="22637">
                <text:p>22637</text:p>
              </table:table-cell>
              <table:table-cell office:value-type="float" office:value="26757.68321513">
                <text:p>26757.68321513</text:p>
              </table:table-cell>
              <table:table-cell office:value-type="float" office:value="87406">
                <text:p>87406</text:p>
              </table:table-cell>
              <table:table-cell office:value-type="float" office:value="35004.4052863436">
                <text:p>35004.4052863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90">
                <text:p>1590</text:p>
              </table:table-cell>
              <table:table-cell office:value-type="float" office:value="17865.1685393258">
                <text:p>17865.1685393258</text:p>
              </table:table-cell>
              <table:table-cell office:value-type="float" office:value="23317">
                <text:p>23317</text:p>
              </table:table-cell>
              <table:table-cell office:value-type="float" office:value="23939.4250513347">
                <text:p>23939.4250513347</text:p>
              </table:table-cell>
              <table:table-cell office:value-type="float" office:value="92203">
                <text:p>92203</text:p>
              </table:table-cell>
              <table:table-cell office:value-type="float" office:value="24251.1835875855">
                <text:p>24251.18358758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27">
                <text:p>1627</text:p>
              </table:table-cell>
              <table:table-cell office:value-type="float" office:value="16029.5566502463">
                <text:p>16029.5566502463</text:p>
              </table:table-cell>
              <table:table-cell office:value-type="float" office:value="65392">
                <text:p>65392</text:p>
              </table:table-cell>
              <table:table-cell office:value-type="float" office:value="32070.6228543404">
                <text:p>32070.6228543404</text:p>
              </table:table-cell>
              <table:table-cell office:value-type="float" office:value="104707">
                <text:p>104707</text:p>
              </table:table-cell>
              <table:table-cell office:value-type="float" office:value="38116.8547506371">
                <text:p>38116.85475063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0">
                <text:p>1640</text:p>
              </table:table-cell>
              <table:table-cell office:value-type="float" office:value="15769.2307692308">
                <text:p>15769.2307692308</text:p>
              </table:table-cell>
              <table:table-cell office:value-type="float" office:value="68368">
                <text:p>68368</text:p>
              </table:table-cell>
              <table:table-cell office:value-type="float" office:value="31740.0185701021">
                <text:p>31740.0185701021</text:p>
              </table:table-cell>
              <table:table-cell office:value-type="float" office:value="105413">
                <text:p>105413</text:p>
              </table:table-cell>
              <table:table-cell office:value-type="float" office:value="38840.456890199">
                <text:p>38840.4568901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5">
                <text:p>1645</text:p>
              </table:table-cell>
              <table:table-cell office:value-type="float" office:value="5046.01226993865">
                <text:p>5046.01226993865</text:p>
              </table:table-cell>
              <table:table-cell office:value-type="float" office:value="80167">
                <text:p>80167</text:p>
              </table:table-cell>
              <table:table-cell office:value-type="float" office:value="29141.0396219557">
                <text:p>29141.0396219557</text:p>
              </table:table-cell>
              <table:table-cell office:value-type="float" office:value="106924">
                <text:p>106924</text:p>
              </table:table-cell>
              <table:table-cell office:value-type="float" office:value="42396.5107057891">
                <text:p>42396.51070578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7">
                <text:p>1647</text:p>
              </table:table-cell>
              <table:table-cell office:value-type="float" office:value="22256.7567567568">
                <text:p>22256.7567567568</text:p>
              </table:table-cell>
              <table:table-cell office:value-type="float" office:value="81223">
                <text:p>81223</text:p>
              </table:table-cell>
              <table:table-cell office:value-type="float" office:value="38385.1606805293">
                <text:p>38385.1606805293</text:p>
              </table:table-cell>
              <table:table-cell office:value-type="float" office:value="108100">
                <text:p>108100</text:p>
              </table:table-cell>
              <table:table-cell office:value-type="float" office:value="25640.4174573055">
                <text:p>25640.4174573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8">
                <text:p>1648</text:p>
              </table:table-cell>
              <table:table-cell office:value-type="float" office:value="19855.421686747">
                <text:p>19855.421686747</text:p>
              </table:table-cell>
              <table:table-cell office:value-type="float" office:value="82433">
                <text:p>82433</text:p>
              </table:table-cell>
              <table:table-cell office:value-type="float" office:value="32150.1560062403">
                <text:p>32150.1560062403</text:p>
              </table:table-cell>
              <table:table-cell office:value-type="float" office:value="110597">
                <text:p>110597</text:p>
              </table:table-cell>
              <table:table-cell office:value-type="float" office:value="33312.3493975904">
                <text:p>33312.34939759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68">
                <text:p>1668</text:p>
              </table:table-cell>
              <table:table-cell office:value-type="float" office:value="3189.29254302103">
                <text:p>3189.29254302103</text:p>
              </table:table-cell>
              <table:table-cell office:value-type="float" office:value="85738">
                <text:p>85738</text:p>
              </table:table-cell>
              <table:table-cell office:value-type="float" office:value="42997.9939819458">
                <text:p>42997.9939819458</text:p>
              </table:table-cell>
              <table:table-cell office:value-type="float" office:value="112670">
                <text:p>112670</text:p>
              </table:table-cell>
              <table:table-cell office:value-type="float" office:value="39381.3351974834">
                <text:p>39381.3351974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7">
                <text:p>1677</text:p>
              </table:table-cell>
              <table:table-cell office:value-type="float" office:value="27491.8032786885">
                <text:p>27491.8032786885</text:p>
              </table:table-cell>
              <table:table-cell office:value-type="float" office:value="86735">
                <text:p>86735</text:p>
              </table:table-cell>
              <table:table-cell office:value-type="float" office:value="36184.8143512724">
                <text:p>36184.8143512724</text:p>
              </table:table-cell>
              <table:table-cell office:value-type="float" office:value="115267">
                <text:p>115267</text:p>
              </table:table-cell>
              <table:table-cell office:value-type="float" office:value="34971.7839805825">
                <text:p>34971.78398058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1">
                <text:p>1701</text:p>
              </table:table-cell>
              <table:table-cell office:value-type="float" office:value="12741.5730337079">
                <text:p>12741.5730337079</text:p>
              </table:table-cell>
              <table:table-cell office:value-type="float" office:value="86840">
                <text:p>86840</text:p>
              </table:table-cell>
              <table:table-cell office:value-type="float" office:value="47986.7290501512">
                <text:p>47986.7290501512</text:p>
              </table:table-cell>
              <table:table-cell office:value-type="float" office:value="118212">
                <text:p>118212</text:p>
              </table:table-cell>
              <table:table-cell office:value-type="float" office:value="25883.9500766367">
                <text:p>25883.9500766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2">
                <text:p>1702</text:p>
              </table:table-cell>
              <table:table-cell office:value-type="float" office:value="19563.2183908046">
                <text:p>19563.2183908046</text:p>
              </table:table-cell>
              <table:table-cell office:value-type="float" office:value="92130">
                <text:p>92130</text:p>
              </table:table-cell>
              <table:table-cell office:value-type="float" office:value="33710.2085620198">
                <text:p>33710.2085620198</text:p>
              </table:table-cell>
              <table:table-cell office:value-type="float" office:value="121207">
                <text:p>121207</text:p>
              </table:table-cell>
              <table:table-cell office:value-type="float" office:value="38453.9974619289">
                <text:p>38453.99746192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8">
                <text:p>1708</text:p>
              </table:table-cell>
              <table:table-cell office:value-type="float" office:value="21897.4358974359">
                <text:p>21897.4358974359</text:p>
              </table:table-cell>
              <table:table-cell office:value-type="float" office:value="97235">
                <text:p>97235</text:p>
              </table:table-cell>
              <table:table-cell office:value-type="float" office:value="40163.1557207765">
                <text:p>40163.1557207765</text:p>
              </table:table-cell>
              <table:table-cell office:value-type="float" office:value="124014">
                <text:p>124014</text:p>
              </table:table-cell>
              <table:table-cell office:value-type="float" office:value="34004.387167535">
                <text:p>34004.3871675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2">
                <text:p>1722</text:p>
              </table:table-cell>
              <table:table-cell office:value-type="float" office:value="8808.18414322251">
                <text:p>8808.18414322251</text:p>
              </table:table-cell>
              <table:table-cell office:value-type="float" office:value="99724">
                <text:p>99724</text:p>
              </table:table-cell>
              <table:table-cell office:value-type="float" office:value="8048.09942700347">
                <text:p>8048.09942700347</text:p>
              </table:table-cell>
              <table:table-cell office:value-type="float" office:value="127410">
                <text:p>127410</text:p>
              </table:table-cell>
              <table:table-cell office:value-type="float" office:value="34066.8449197861">
                <text:p>34066.84491978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23">
                <text:p>1723</text:p>
              </table:table-cell>
              <table:table-cell office:value-type="float" office:value="17947.9166666667">
                <text:p>17947.9166666667</text:p>
              </table:table-cell>
              <table:table-cell office:value-type="float" office:value="100303">
                <text:p>100303</text:p>
              </table:table-cell>
              <table:table-cell office:value-type="float" office:value="38998.0559875583">
                <text:p>38998.0559875583</text:p>
              </table:table-cell>
              <table:table-cell office:value-type="float" office:value="128827">
                <text:p>128827</text:p>
              </table:table-cell>
              <table:table-cell office:value-type="float" office:value="41171.9399169064">
                <text:p>41171.9399169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32">
                <text:p>1732</text:p>
              </table:table-cell>
              <table:table-cell office:value-type="float" office:value="18425.5319148936">
                <text:p>18425.5319148936</text:p>
              </table:table-cell>
              <table:table-cell office:value-type="float" office:value="100842">
                <text:p>100842</text:p>
              </table:table-cell>
              <table:table-cell office:value-type="float" office:value="37712.0418848168">
                <text:p>37712.0418848168</text:p>
              </table:table-cell>
              <table:table-cell office:value-type="float" office:value="205109">
                <text:p>205109</text:p>
              </table:table-cell>
              <table:table-cell office:value-type="float" office:value="51169.0913331945">
                <text:p>51169.0913331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39">
                <text:p>1739</text:p>
              </table:table-cell>
              <table:table-cell office:value-type="float" office:value="20951.8072289157">
                <text:p>20951.8072289157</text:p>
              </table:table-cell>
              <table:table-cell office:value-type="float" office:value="102066">
                <text:p>102066</text:p>
              </table:table-cell>
              <table:table-cell office:value-type="float" office:value="42598.4974958264">
                <text:p>42598.4974958264</text:p>
              </table:table-cell>
              <table:table-cell office:value-type="float" office:value="279195">
                <text:p>279195</text:p>
              </table:table-cell>
              <table:table-cell office:value-type="float" office:value="44330.7399174341">
                <text:p>44330.73991743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49">
                <text:p>1749</text:p>
              </table:table-cell>
              <table:table-cell office:value-type="float" office:value="16045.871559633">
                <text:p>16045.871559633</text:p>
              </table:table-cell>
              <table:table-cell office:value-type="float" office:value="105413">
                <text:p>105413</text:p>
              </table:table-cell>
              <table:table-cell office:value-type="float" office:value="38811.8556701031">
                <text:p>38811.8556701031</text:p>
              </table:table-cell>
              <table:table-cell office:value-type="float" office:value="279203">
                <text:p>279203</text:p>
              </table:table-cell>
              <table:table-cell office:value-type="float" office:value="50461.4133381529">
                <text:p>50461.41333815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">
                <text:p>1779</text:p>
              </table:table-cell>
              <table:table-cell office:value-type="float" office:value="25597.1223021583">
                <text:p>25597.1223021583</text:p>
              </table:table-cell>
              <table:table-cell office:value-type="float" office:value="108050">
                <text:p>108050</text:p>
              </table:table-cell>
              <table:table-cell office:value-type="float" office:value="43586.1234368697">
                <text:p>43586.1234368697</text:p>
              </table:table-cell>
              <table:table-cell office:value-type="float" office:value="279381">
                <text:p>279381</text:p>
              </table:table-cell>
              <table:table-cell office:value-type="float" office:value="36179.8756798757">
                <text:p>36179.8756798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0">
                <text:p>1780</text:p>
              </table:table-cell>
              <table:table-cell office:value-type="float" office:value="15614.0350877193">
                <text:p>15614.0350877193</text:p>
              </table:table-cell>
              <table:table-cell office:value-type="float" office:value="109783">
                <text:p>109783</text:p>
              </table:table-cell>
              <table:table-cell office:value-type="float" office:value="36679.9198128968">
                <text:p>36679.9198128968</text:p>
              </table:table-cell>
              <table:table-cell office:value-type="float" office:value="279495">
                <text:p>279495</text:p>
              </table:table-cell>
              <table:table-cell office:value-type="float" office:value="37004.5015225738">
                <text:p>37004.501522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4">
                <text:p>1814</text:p>
              </table:table-cell>
              <table:table-cell office:value-type="float" office:value="15179.9163179916">
                <text:p>15179.9163179916</text:p>
              </table:table-cell>
              <table:table-cell office:value-type="float" office:value="121207">
                <text:p>121207</text:p>
              </table:table-cell>
              <table:table-cell office:value-type="float" office:value="35722.6643088712">
                <text:p>35722.6643088712</text:p>
              </table:table-cell>
              <table:table-cell office:value-type="float" office:value="279828">
                <text:p>279828</text:p>
              </table:table-cell>
              <table:table-cell office:value-type="float" office:value="47541.2844036697">
                <text:p>47541.2844036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5">
                <text:p>1815</text:p>
              </table:table-cell>
              <table:table-cell office:value-type="float" office:value="16351.3513513514">
                <text:p>16351.3513513514</text:p>
              </table:table-cell>
              <table:table-cell office:value-type="float" office:value="130945">
                <text:p>130945</text:p>
              </table:table-cell>
              <table:table-cell office:value-type="float" office:value="36627.972027972">
                <text:p>36627.972027972</text:p>
              </table:table-cell>
              <table:table-cell office:value-type="float" office:value="280437">
                <text:p>280437</text:p>
              </table:table-cell>
              <table:table-cell office:value-type="float" office:value="36269.658561821">
                <text:p>36269.6585618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7">
                <text:p>1817</text:p>
              </table:table-cell>
              <table:table-cell office:value-type="float" office:value="21127.9069767442">
                <text:p>21127.9069767442</text:p>
              </table:table-cell>
              <table:table-cell office:value-type="float" office:value="149870">
                <text:p>149870</text:p>
              </table:table-cell>
              <table:table-cell office:value-type="float" office:value="42169.3866066404">
                <text:p>42169.3866066404</text:p>
              </table:table-cell>
              <table:table-cell office:value-type="float" office:value="280441">
                <text:p>280441</text:p>
              </table:table-cell>
              <table:table-cell office:value-type="float" office:value="43983.8456712673">
                <text:p>43983.8456712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8">
                <text:p>1818</text:p>
              </table:table-cell>
              <table:table-cell office:value-type="float" office:value="19978.021978022">
                <text:p>19978.021978022</text:p>
              </table:table-cell>
              <table:table-cell office:value-type="float" office:value="205109">
                <text:p>205109</text:p>
              </table:table-cell>
              <table:table-cell office:value-type="float" office:value="46354.4114988248">
                <text:p>46354.4114988248</text:p>
              </table:table-cell>
              <table:table-cell office:value-type="float" office:value="280960">
                <text:p>280960</text:p>
              </table:table-cell>
              <table:table-cell office:value-type="float" office:value="51847.2042812327">
                <text:p>51847.20428123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8">
                <text:p>1828</text:p>
              </table:table-cell>
              <table:table-cell office:value-type="float" office:value="10445.7142857143">
                <text:p>10445.7142857143</text:p>
              </table:table-cell>
              <table:table-cell office:value-type="float" office:value="279942">
                <text:p>279942</text:p>
              </table:table-cell>
              <table:table-cell office:value-type="float" office:value="52749.5760316563">
                <text:p>52749.5760316563</text:p>
              </table:table-cell>
              <table:table-cell office:value-type="float" office:value="281008">
                <text:p>281008</text:p>
              </table:table-cell>
              <table:table-cell office:value-type="float" office:value="34834.2630469815">
                <text:p>34834.2630469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2">
                <text:p>1832</text:p>
              </table:table-cell>
              <table:table-cell office:value-type="float" office:value="29079.3650793651">
                <text:p>29079.3650793651</text:p>
              </table:table-cell>
              <table:table-cell office:value-type="float" office:value="279981">
                <text:p>279981</text:p>
              </table:table-cell>
              <table:table-cell office:value-type="float" office:value="56447.7822580645">
                <text:p>56447.7822580645</text:p>
              </table:table-cell>
              <table:table-cell office:value-type="float" office:value="400000">
                <text:p>400000</text:p>
              </table:table-cell>
              <table:table-cell office:value-type="float" office:value="34533.7942098396">
                <text:p>34533.79420983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37">
                <text:p>1837</text:p>
              </table:table-cell>
              <table:table-cell office:value-type="float" office:value="22679.012345679">
                <text:p>22679.012345679</text:p>
              </table:table-cell>
              <table:table-cell office:value-type="float" office:value="280111">
                <text:p>280111</text:p>
              </table:table-cell>
              <table:table-cell office:value-type="float" office:value="53384.9818944159">
                <text:p>53384.9818944159</text:p>
              </table:table-cell>
              <table:table-cell office:value-type="float" office:value="1355909">
                <text:p>1355909</text:p>
              </table:table-cell>
              <table:table-cell office:value-type="float" office:value="44858.2866028154">
                <text:p>44858.2866028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49">
                <text:p>1849</text:p>
              </table:table-cell>
              <table:table-cell office:value-type="float" office:value="3750.50709939148">
                <text:p>3750.50709939148</text:p>
              </table:table-cell>
              <table:table-cell office:value-type="float" office:value="280177">
                <text:p>280177</text:p>
              </table:table-cell>
              <table:table-cell office:value-type="float" office:value="53463.7916229367">
                <text:p>53463.7916229367</text:p>
              </table:table-cell>
              <table:table-cell office:value-type="float" office:value="1500000">
                <text:p>1500000</text:p>
              </table:table-cell>
              <table:table-cell office:value-type="float" office:value="38846.1401503993">
                <text:p>38846.14015039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52">
                <text:p>1852</text:p>
              </table:table-cell>
              <table:table-cell office:value-type="float" office:value="24693.3333333333">
                <text:p>24693.3333333333</text:p>
              </table:table-cell>
              <table:table-cell office:value-type="float" office:value="280204">
                <text:p>280204</text:p>
              </table:table-cell>
              <table:table-cell office:value-type="float" office:value="46622.9617304492">
                <text:p>46622.96173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53">
                <text:p>1853</text:p>
              </table:table-cell>
              <table:table-cell office:value-type="float" office:value="7266.66666666667">
                <text:p>7266.66666666667</text:p>
              </table:table-cell>
              <table:table-cell office:value-type="float" office:value="280437">
                <text:p>280437</text:p>
              </table:table-cell>
              <table:table-cell office:value-type="float" office:value="49503.4421888791">
                <text:p>49503.44218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1">
                <text:p>1881</text:p>
              </table:table-cell>
              <table:table-cell office:value-type="float" office:value="25418.9189189189">
                <text:p>25418.9189189189</text:p>
              </table:table-cell>
              <table:table-cell office:value-type="float" office:value="400000">
                <text:p>400000</text:p>
              </table:table-cell>
              <table:table-cell office:value-type="float" office:value="34000.3898144692">
                <text:p>34000.389814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2">
                <text:p>1882</text:p>
              </table:table-cell>
              <table:table-cell office:value-type="float" office:value="19402.0618556701">
                <text:p>19402.0618556701</text:p>
              </table:table-cell>
              <table:table-cell office:value-type="float" office:value="1500000">
                <text:p>1500000</text:p>
              </table:table-cell>
              <table:table-cell office:value-type="float" office:value="28454.517900225">
                <text:p>28454.5179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9">
                <text:p>1899</text:p>
              </table:table-cell>
              <table:table-cell office:value-type="float" office:value="16513.0434782609">
                <text:p>16513.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04">
                <text:p>1904</text:p>
              </table:table-cell>
              <table:table-cell office:value-type="float" office:value="26262.0689655172">
                <text:p>26262.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05">
                <text:p>1905</text:p>
              </table:table-cell>
              <table:table-cell office:value-type="float" office:value="19050">
                <text:p>19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14">
                <text:p>1914</text:p>
              </table:table-cell>
              <table:table-cell office:value-type="float" office:value="18056.6037735849">
                <text:p>18056.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33">
                <text:p>1933</text:p>
              </table:table-cell>
              <table:table-cell office:value-type="float" office:value="17898.1481481482">
                <text:p>17898.1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34">
                <text:p>1934</text:p>
              </table:table-cell>
              <table:table-cell office:value-type="float" office:value="8995.3488372093">
                <text:p>8995.348837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35">
                <text:p>1935</text:p>
              </table:table-cell>
              <table:table-cell office:value-type="float" office:value="20156.25">
                <text:p>2015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43">
                <text:p>1943</text:p>
              </table:table-cell>
              <table:table-cell office:value-type="float" office:value="23130.9523809524">
                <text:p>23130.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48">
                <text:p>1948</text:p>
              </table:table-cell>
              <table:table-cell office:value-type="float" office:value="26147.6510067114">
                <text:p>26147.651006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9">
                <text:p>1949</text:p>
              </table:table-cell>
              <table:table-cell office:value-type="float" office:value="18922.3300970874">
                <text:p>18922.33009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50">
                <text:p>1950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59">
                <text:p>1959</text:p>
              </table:table-cell>
              <table:table-cell office:value-type="float" office:value="20406.25">
                <text:p>2040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2">
                <text:p>1982</text:p>
              </table:table-cell>
              <table:table-cell office:value-type="float" office:value="7423.22097378277">
                <text:p>7423.22097378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3">
                <text:p>1983</text:p>
              </table:table-cell>
              <table:table-cell office:value-type="float" office:value="17394.7368421053">
                <text:p>17394.73684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2">
                <text:p>2002</text:p>
              </table:table-cell>
              <table:table-cell office:value-type="float" office:value="27805.5555555556">
                <text:p>27805.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4">
                <text:p>2004</text:p>
              </table:table-cell>
              <table:table-cell office:value-type="float" office:value="20040">
                <text:p>20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7">
                <text:p>2007</text:p>
              </table:table-cell>
              <table:table-cell office:value-type="float" office:value="22806.8181818182">
                <text:p>22806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8">
                <text:p>2018</text:p>
              </table:table-cell>
              <table:table-cell office:value-type="float" office:value="26207.7922077922">
                <text:p>26207.792207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6">
                <text:p>2026</text:p>
              </table:table-cell>
              <table:table-cell office:value-type="float" office:value="19862.7450980392">
                <text:p>19862.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48">
                <text:p>2048</text:p>
              </table:table-cell>
              <table:table-cell office:value-type="float" office:value="10014.6699266504">
                <text:p>10014.669926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49">
                <text:p>2049</text:p>
              </table:table-cell>
              <table:table-cell office:value-type="float" office:value="20490">
                <text:p>20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0">
                <text:p>2050</text:p>
              </table:table-cell>
              <table:table-cell office:value-type="float" office:value="20163.8683151859">
                <text:p>20163.868315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59">
                <text:p>2059</text:p>
              </table:table-cell>
              <table:table-cell office:value-type="float" office:value="23134.8314606742">
                <text:p>23134.831460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74">
                <text:p>2074</text:p>
              </table:table-cell>
              <table:table-cell office:value-type="float" office:value="24400">
                <text:p>2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75">
                <text:p>2075</text:p>
              </table:table-cell>
              <table:table-cell office:value-type="float" office:value="19302.3255813953">
                <text:p>19302.325581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7">
                <text:p>2107</text:p>
              </table:table-cell>
              <table:table-cell office:value-type="float" office:value="20066.6666666667">
                <text:p>2006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08">
                <text:p>2108</text:p>
              </table:table-cell>
              <table:table-cell office:value-type="float" office:value="16864">
                <text:p>1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11">
                <text:p>2111</text:p>
              </table:table-cell>
              <table:table-cell office:value-type="float" office:value="23197.8021978022">
                <text:p>23197.802197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12">
                <text:p>2112</text:p>
              </table:table-cell>
              <table:table-cell office:value-type="float" office:value="14080">
                <text:p>1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50">
                <text:p>2150</text:p>
              </table:table-cell>
              <table:table-cell office:value-type="float" office:value="10336.5384615385">
                <text:p>10336.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1">
                <text:p>2151</text:p>
              </table:table-cell>
              <table:table-cell office:value-type="float" office:value="19554.5454545455">
                <text:p>19554.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56">
                <text:p>2156</text:p>
              </table:table-cell>
              <table:table-cell office:value-type="float" office:value="8572.56461232604">
                <text:p>8572.5646123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81">
                <text:p>2181</text:p>
              </table:table-cell>
              <table:table-cell office:value-type="float" office:value="26277.1084337349">
                <text:p>26277.10843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82">
                <text:p>2182</text:p>
              </table:table-cell>
              <table:table-cell office:value-type="float" office:value="20980.7692307692">
                <text:p>20980.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2">
                <text:p>2192</text:p>
              </table:table-cell>
              <table:table-cell office:value-type="float" office:value="10242.9906542056">
                <text:p>10242.990654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94">
                <text:p>2194</text:p>
              </table:table-cell>
              <table:table-cell office:value-type="float" office:value="10398.1042654028">
                <text:p>10398.10426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95">
                <text:p>2195</text:p>
              </table:table-cell>
              <table:table-cell office:value-type="float" office:value="8190.29850746269">
                <text:p>8190.298507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15">
                <text:p>2215</text:p>
              </table:table-cell>
              <table:table-cell office:value-type="float" office:value="16468.4014869888">
                <text:p>16468.401486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6">
                <text:p>2216</text:p>
              </table:table-cell>
              <table:table-cell office:value-type="float" office:value="28779.2207792208">
                <text:p>28779.220779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0">
                <text:p>2240</text:p>
              </table:table-cell>
              <table:table-cell office:value-type="float" office:value="28000">
                <text:p>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0">
                <text:p>2250</text:p>
              </table:table-cell>
              <table:table-cell office:value-type="float" office:value="7120.25316455696">
                <text:p>7120.2531645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57">
                <text:p>2257</text:p>
              </table:table-cell>
              <table:table-cell office:value-type="float" office:value="18704.3682199773">
                <text:p>18704.368219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58">
                <text:p>2258</text:p>
              </table:table-cell>
              <table:table-cell office:value-type="float" office:value="19982.3008849558">
                <text:p>19982.300884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59">
                <text:p>2259</text:p>
              </table:table-cell>
              <table:table-cell office:value-type="float" office:value="28594.9367088608">
                <text:p>28594.93670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65">
                <text:p>2265</text:p>
              </table:table-cell>
              <table:table-cell office:value-type="float" office:value="20779.8165137615">
                <text:p>20779.816513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82">
                <text:p>2282</text:p>
              </table:table-cell>
              <table:table-cell office:value-type="float" office:value="13719.4663716761">
                <text:p>13719.466371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83">
                <text:p>2283</text:p>
              </table:table-cell>
              <table:table-cell office:value-type="float" office:value="20849.3150684931">
                <text:p>20849.315068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86">
                <text:p>2286</text:p>
              </table:table-cell>
              <table:table-cell office:value-type="float" office:value="24190.4761904762">
                <text:p>24190.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87">
                <text:p>2287</text:p>
              </table:table-cell>
              <table:table-cell office:value-type="float" office:value="19886.9565217391">
                <text:p>19886.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90">
                <text:p>2290</text:p>
              </table:table-cell>
              <table:table-cell office:value-type="float" office:value="18617.8861788618">
                <text:p>18617.8861788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92">
                <text:p>2292</text:p>
              </table:table-cell>
              <table:table-cell office:value-type="float" office:value="25466.6666666667">
                <text:p>2546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01">
                <text:p>2301</text:p>
              </table:table-cell>
              <table:table-cell office:value-type="float" office:value="9982.6464208243">
                <text:p>9982.646420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19">
                <text:p>2319</text:p>
              </table:table-cell>
              <table:table-cell office:value-type="float" office:value="16743.6823104693">
                <text:p>16743.682310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35">
                <text:p>2335</text:p>
              </table:table-cell>
              <table:table-cell office:value-type="float" office:value="27151.1627906977">
                <text:p>27151.162790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36">
                <text:p>2336</text:p>
              </table:table-cell>
              <table:table-cell office:value-type="float" office:value="22247.619047619">
                <text:p>22247.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2">
                <text:p>2342</text:p>
              </table:table-cell>
              <table:table-cell office:value-type="float" office:value="10408.8888888889">
                <text:p>10408.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43">
                <text:p>2343</text:p>
              </table:table-cell>
              <table:table-cell office:value-type="float" office:value="23908.1632653061">
                <text:p>23908.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53">
                <text:p>2353</text:p>
              </table:table-cell>
              <table:table-cell office:value-type="float" office:value="17603.4473729492">
                <text:p>17603.447372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54">
                <text:p>2354</text:p>
              </table:table-cell>
              <table:table-cell office:value-type="float" office:value="20293.1034482759">
                <text:p>20293.103448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68">
                <text:p>2368</text:p>
              </table:table-cell>
              <table:table-cell office:value-type="float" office:value="18076.3358778626">
                <text:p>18076.335877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72">
                <text:p>2372</text:p>
              </table:table-cell>
              <table:table-cell office:value-type="float" office:value="7530.15873015873">
                <text:p>7530.1587301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95">
                <text:p>2395</text:p>
              </table:table-cell>
              <table:table-cell office:value-type="float" office:value="21576.5765765766">
                <text:p>21576.576576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4">
                <text:p>2404</text:p>
              </table:table-cell>
              <table:table-cell office:value-type="float" office:value="25849.4623655914">
                <text:p>25849.462365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6">
                <text:p>2426</text:p>
              </table:table-cell>
              <table:table-cell office:value-type="float" office:value="8019.8347107438">
                <text:p>8019.834710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27">
                <text:p>2427</text:p>
              </table:table-cell>
              <table:table-cell office:value-type="float" office:value="24270">
                <text:p>24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38">
                <text:p>2438</text:p>
              </table:table-cell>
              <table:table-cell office:value-type="float" office:value="10835.5555555556">
                <text:p>10835.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40">
                <text:p>2440</text:p>
              </table:table-cell>
              <table:table-cell office:value-type="float" office:value="32105.2631578947">
                <text:p>32105.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2">
                <text:p>2442</text:p>
              </table:table-cell>
              <table:table-cell office:value-type="float" office:value="10325.5813953488">
                <text:p>10325.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43">
                <text:p>2443</text:p>
              </table:table-cell>
              <table:table-cell office:value-type="float" office:value="21060.3448275862">
                <text:p>21060.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48">
                <text:p>2448</text:p>
              </table:table-cell>
              <table:table-cell office:value-type="float" office:value="13232.4324324324">
                <text:p>13232.432432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49">
                <text:p>2449</text:p>
              </table:table-cell>
              <table:table-cell office:value-type="float" office:value="17368.7943262411">
                <text:p>17368.794326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65">
                <text:p>2465</text:p>
              </table:table-cell>
              <table:table-cell office:value-type="float" office:value="31202.5316455696">
                <text:p>31202.531645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67">
                <text:p>2467</text:p>
              </table:table-cell>
              <table:table-cell office:value-type="float" office:value="9344.69696969697">
                <text:p>9344.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69">
                <text:p>2469</text:p>
              </table:table-cell>
              <table:table-cell office:value-type="float" office:value="21162.7966777238">
                <text:p>21162.796677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70">
                <text:p>2470</text:p>
              </table:table-cell>
              <table:table-cell office:value-type="float" office:value="22870.3703703704">
                <text:p>22870.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78">
                <text:p>2478</text:p>
              </table:table-cell>
              <table:table-cell office:value-type="float" office:value="24058.2524271845">
                <text:p>24058.252427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83">
                <text:p>2483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84">
                <text:p>2484</text:p>
              </table:table-cell>
              <table:table-cell office:value-type="float" office:value="21413.7931034483">
                <text:p>21413.793103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85">
                <text:p>2485</text:p>
              </table:table-cell>
              <table:table-cell office:value-type="float" office:value="11558.1395348837">
                <text:p>11558.139534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86">
                <text:p>2486</text:p>
              </table:table-cell>
              <table:table-cell office:value-type="float" office:value="20716.6666666667">
                <text:p>207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88">
                <text:p>2488</text:p>
              </table:table-cell>
              <table:table-cell office:value-type="float" office:value="10155.1020408163">
                <text:p>10155.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89">
                <text:p>2489</text:p>
              </table:table-cell>
              <table:table-cell office:value-type="float" office:value="19912">
                <text:p>1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31">
                <text:p>2531</text:p>
              </table:table-cell>
              <table:table-cell office:value-type="float" office:value="31637.5">
                <text:p>316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68">
                <text:p>2568</text:p>
              </table:table-cell>
              <table:table-cell office:value-type="float" office:value="18084.5070422535">
                <text:p>18084.507042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74">
                <text:p>2574</text:p>
              </table:table-cell>
              <table:table-cell office:value-type="float" office:value="12742.5742574257">
                <text:p>12742.5742574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87">
                <text:p>2587</text:p>
              </table:table-cell>
              <table:table-cell office:value-type="float" office:value="21380.1652892562">
                <text:p>21380.165289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13">
                <text:p>2613</text:p>
              </table:table-cell>
              <table:table-cell office:value-type="float" office:value="8401.92926045016">
                <text:p>8401.9292604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9">
                <text:p>2659</text:p>
              </table:table-cell>
              <table:table-cell office:value-type="float" office:value="19551.4705882353">
                <text:p>19551.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84">
                <text:p>2684</text:p>
              </table:table-cell>
              <table:table-cell office:value-type="float" office:value="8828.94736842105">
                <text:p>8828.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85">
                <text:p>2685</text:p>
              </table:table-cell>
              <table:table-cell office:value-type="float" office:value="8745.92833876222">
                <text:p>8745.928338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94">
                <text:p>2694</text:p>
              </table:table-cell>
              <table:table-cell office:value-type="float" office:value="12301.3698630137">
                <text:p>12301.36986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95">
                <text:p>2695</text:p>
              </table:table-cell>
              <table:table-cell office:value-type="float" office:value="23640.350877193">
                <text:p>23640.35087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25">
                <text:p>2725</text:p>
              </table:table-cell>
              <table:table-cell office:value-type="float" office:value="13357.8431372549">
                <text:p>13357.84313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26">
                <text:p>2726</text:p>
              </table:table-cell>
              <table:table-cell office:value-type="float" office:value="7593.3147632312">
                <text:p>7593.314763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72">
                <text:p>2772</text:p>
              </table:table-cell>
              <table:table-cell office:value-type="float" office:value="11922.5806451613">
                <text:p>11922.580645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73">
                <text:p>2773</text:p>
              </table:table-cell>
              <table:table-cell office:value-type="float" office:value="22007.9365079365">
                <text:p>22007.936507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80">
                <text:p>2780</text:p>
              </table:table-cell>
              <table:table-cell office:value-type="float" office:value="12300.8849557522">
                <text:p>12300.884955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81">
                <text:p>2781</text:p>
              </table:table-cell>
              <table:table-cell office:value-type="float" office:value="22427.4193548387">
                <text:p>22427.4193548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85">
                <text:p>2785</text:p>
              </table:table-cell>
              <table:table-cell office:value-type="float" office:value="10333.9517625232">
                <text:p>10333.951762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86">
                <text:p>2786</text:p>
              </table:table-cell>
              <table:table-cell office:value-type="float" office:value="17745.2229299363">
                <text:p>17745.2229299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95">
                <text:p>2795</text:p>
              </table:table-cell>
              <table:table-cell office:value-type="float" office:value="9194.07894736842">
                <text:p>9194.0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96">
                <text:p>2796</text:p>
              </table:table-cell>
              <table:table-cell office:value-type="float" office:value="8576.68711656442">
                <text:p>8576.68711656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41">
                <text:p>2841</text:p>
              </table:table-cell>
              <table:table-cell office:value-type="float" office:value="16565.5976676385">
                <text:p>16565.597667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6">
                <text:p>2866</text:p>
              </table:table-cell>
              <table:table-cell office:value-type="float" office:value="18196.8253968254">
                <text:p>18196.825396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42">
                <text:p>2942</text:p>
              </table:table-cell>
              <table:table-cell office:value-type="float" office:value="16481.7927170868">
                <text:p>16481.792717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3">
                <text:p>2943</text:p>
              </table:table-cell>
              <table:table-cell office:value-type="float" office:value="9875.8389261745">
                <text:p>9875.838926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57">
                <text:p>2957</text:p>
              </table:table-cell>
              <table:table-cell office:value-type="float" office:value="10655.8558558559">
                <text:p>10655.855855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58">
                <text:p>2958</text:p>
              </table:table-cell>
              <table:table-cell office:value-type="float" office:value="22074.6268656716">
                <text:p>22074.62686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80">
                <text:p>2980</text:p>
              </table:table-cell>
              <table:table-cell office:value-type="float" office:value="6803.65296803653">
                <text:p>6803.65296803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13">
                <text:p>3013</text:p>
              </table:table-cell>
              <table:table-cell office:value-type="float" office:value="27390.9090909091">
                <text:p>27390.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57">
                <text:p>3057</text:p>
              </table:table-cell>
              <table:table-cell office:value-type="float" office:value="9766.7731629393">
                <text:p>9766.773162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58">
                <text:p>3058</text:p>
              </table:table-cell>
              <table:table-cell office:value-type="float" office:value="22159.4202898551">
                <text:p>22159.420289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64">
                <text:p>3064</text:p>
              </table:table-cell>
              <table:table-cell office:value-type="float" office:value="9836.27608346709">
                <text:p>9836.2760834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71">
                <text:p>3071</text:p>
              </table:table-cell>
              <table:table-cell office:value-type="float" office:value="19560.5095541401">
                <text:p>19560.509554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47">
                <text:p>3147</text:p>
              </table:table-cell>
              <table:table-cell office:value-type="float" office:value="22804.347826087">
                <text:p>22804.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70">
                <text:p>3170</text:p>
              </table:table-cell>
              <table:table-cell office:value-type="float" office:value="22167.8321678322">
                <text:p>22167.832167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3">
                <text:p>3243</text:p>
              </table:table-cell>
              <table:table-cell office:value-type="float" office:value="9797.583081571">
                <text:p>9797.58308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2">
                <text:p>3262</text:p>
              </table:table-cell>
              <table:table-cell office:value-type="float" office:value="34702.1276595745">
                <text:p>34702.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2">
                <text:p>3292</text:p>
              </table:table-cell>
              <table:table-cell office:value-type="float" office:value="14281.9956616052">
                <text:p>14281.995661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5">
                <text:p>3315</text:p>
              </table:table-cell>
              <table:table-cell office:value-type="float" office:value="20590.0621118012">
                <text:p>20590.06211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74">
                <text:p>3374</text:p>
              </table:table-cell>
              <table:table-cell office:value-type="float" office:value="9695.40229885057">
                <text:p>9695.4022988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75">
                <text:p>3375</text:p>
              </table:table-cell>
              <table:table-cell office:value-type="float" office:value="10613.2075471698">
                <text:p>10613.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00">
                <text:p>3400</text:p>
              </table:table-cell>
              <table:table-cell office:value-type="float" office:value="9042.55319148936">
                <text:p>9042.5531914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10">
                <text:p>3410</text:p>
              </table:table-cell>
              <table:table-cell office:value-type="float" office:value="15750.5773672055">
                <text:p>15750.577367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11">
                <text:p>3411</text:p>
              </table:table-cell>
              <table:table-cell office:value-type="float" office:value="10495.3846153846">
                <text:p>10495.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31">
                <text:p>3431</text:p>
              </table:table-cell>
              <table:table-cell office:value-type="float" office:value="18057.8947368421">
                <text:p>18057.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39">
                <text:p>3439</text:p>
              </table:table-cell>
              <table:table-cell office:value-type="float" office:value="21765.8227848101">
                <text:p>21765.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54">
                <text:p>3654</text:p>
              </table:table-cell>
              <table:table-cell office:value-type="float" office:value="11921.6965742251">
                <text:p>11921.696574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5">
                <text:p>3655</text:p>
              </table:table-cell>
              <table:table-cell office:value-type="float" office:value="14446.6403162055">
                <text:p>14446.640316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49">
                <text:p>3749</text:p>
              </table:table-cell>
              <table:table-cell office:value-type="float" office:value="11157.7380952381">
                <text:p>11157.7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74">
                <text:p>3774</text:p>
              </table:table-cell>
              <table:table-cell office:value-type="float" office:value="11067.4486803519">
                <text:p>11067.4486803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93">
                <text:p>3993</text:p>
              </table:table-cell>
              <table:table-cell office:value-type="float" office:value="15011.2781954887">
                <text:p>15011.278195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52">
                <text:p>4052</text:p>
              </table:table-cell>
              <table:table-cell office:value-type="float" office:value="12517.2219922524">
                <text:p>12517.221992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09">
                <text:p>4109</text:p>
              </table:table-cell>
              <table:table-cell office:value-type="float" office:value="6791.73553719008">
                <text:p>6791.7355371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94">
                <text:p>4194</text:p>
              </table:table-cell>
              <table:table-cell office:value-type="float" office:value="13106.25">
                <text:p>1310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17">
                <text:p>4517</text:p>
              </table:table-cell>
              <table:table-cell office:value-type="float" office:value="33708.9552238806">
                <text:p>33708.95522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45">
                <text:p>4645</text:p>
              </table:table-cell>
              <table:table-cell office:value-type="float" office:value="23225">
                <text:p>2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26">
                <text:p>4826</text:p>
              </table:table-cell>
              <table:table-cell office:value-type="float" office:value="14427.5037369208">
                <text:p>14427.503736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41">
                <text:p>4841</text:p>
              </table:table-cell>
              <table:table-cell office:value-type="float" office:value="11609.1127098321">
                <text:p>11609.112709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66">
                <text:p>5066</text:p>
              </table:table-cell>
              <table:table-cell office:value-type="float" office:value="14557.4712643678">
                <text:p>14557.471264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4">
                <text:p>5084</text:p>
              </table:table-cell>
              <table:table-cell office:value-type="float" office:value="14952.9411764706">
                <text:p>14952.941176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70">
                <text:p>5170</text:p>
              </table:table-cell>
              <table:table-cell office:value-type="float" office:value="13359.173126615">
                <text:p>13359.17312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98">
                <text:p>5198</text:p>
              </table:table-cell>
              <table:table-cell office:value-type="float" office:value="15799.3920972644">
                <text:p>15799.392097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00">
                <text:p>5400</text:p>
              </table:table-cell>
              <table:table-cell office:value-type="float" office:value="15929.203539823">
                <text:p>15929.203539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64">
                <text:p>5464</text:p>
              </table:table-cell>
              <table:table-cell office:value-type="float" office:value="10971.8875502008">
                <text:p>10971.887550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70">
                <text:p>5470</text:p>
              </table:table-cell>
              <table:table-cell office:value-type="float" office:value="15110.4972375691">
                <text:p>15110.497237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74">
                <text:p>5674</text:p>
              </table:table-cell>
              <table:table-cell office:value-type="float" office:value="14737.6623376623">
                <text:p>14737.662337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342">
                <text:p>6342</text:p>
              </table:table-cell>
              <table:table-cell office:value-type="float" office:value="17423.0769230769">
                <text:p>17423.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57">
                <text:p>6557</text:p>
              </table:table-cell>
              <table:table-cell office:value-type="float" office:value="36027.4725274725">
                <text:p>36027.472527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62">
                <text:p>6662</text:p>
              </table:table-cell>
              <table:table-cell office:value-type="float" office:value="21082.2784810127">
                <text:p>21082.278481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80">
                <text:p>6680</text:p>
              </table:table-cell>
              <table:table-cell office:value-type="float" office:value="19031.339031339">
                <text:p>19031.33903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05">
                <text:p>7005</text:p>
              </table:table-cell>
              <table:table-cell office:value-type="float" office:value="17600.5025125628">
                <text:p>17600.502512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62">
                <text:p>7062</text:p>
              </table:table-cell>
              <table:table-cell office:value-type="float" office:value="22103.2863849765">
                <text:p>22103.2863849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69">
                <text:p>7069</text:p>
              </table:table-cell>
              <table:table-cell office:value-type="float" office:value="33032.7102803738">
                <text:p>33032.710280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69">
                <text:p>7369</text:p>
              </table:table-cell>
              <table:table-cell office:value-type="float" office:value="20189.0410958904">
                <text:p>20189.0410958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28">
                <text:p>7428</text:p>
              </table:table-cell>
              <table:table-cell office:value-type="float" office:value="19021.7669654289">
                <text:p>19021.766965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37">
                <text:p>7437</text:p>
              </table:table-cell>
              <table:table-cell office:value-type="float" office:value="35414.2857142857">
                <text:p>35414.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84">
                <text:p>7584</text:p>
              </table:table-cell>
              <table:table-cell office:value-type="float" office:value="20170.2127659574">
                <text:p>20170.212765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26">
                <text:p>7626</text:p>
              </table:table-cell>
              <table:table-cell office:value-type="float" office:value="23981.1320754717">
                <text:p>23981.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753">
                <text:p>7753</text:p>
              </table:table-cell>
              <table:table-cell office:value-type="float" office:value="22407.5144508671">
                <text:p>22407.514450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65">
                <text:p>7765</text:p>
              </table:table-cell>
              <table:table-cell office:value-type="float" office:value="42201.0869565218">
                <text:p>42201.086956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92">
                <text:p>7992</text:p>
              </table:table-cell>
              <table:table-cell office:value-type="float" office:value="23575.221238938">
                <text:p>23575.221238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34">
                <text:p>8034</text:p>
              </table:table-cell>
              <table:table-cell office:value-type="float" office:value="26427.6315789474">
                <text:p>26427.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09">
                <text:p>8209</text:p>
              </table:table-cell>
              <table:table-cell office:value-type="float" office:value="23321.0227272727">
                <text:p>23321.02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88">
                <text:p>8288</text:p>
              </table:table-cell>
              <table:table-cell office:value-type="float" office:value="20540.2726146221">
                <text:p>20540.272614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20">
                <text:p>8420</text:p>
              </table:table-cell>
              <table:table-cell office:value-type="float" office:value="19114.6424517594">
                <text:p>19114.642451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17">
                <text:p>8517</text:p>
              </table:table-cell>
              <table:table-cell office:value-type="float" office:value="17102.4096385542">
                <text:p>17102.409638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17">
                <text:p>8717</text:p>
              </table:table-cell>
              <table:table-cell office:value-type="float" office:value="23307.486631016">
                <text:p>23307.48663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848">
                <text:p>8848</text:p>
              </table:table-cell>
              <table:table-cell office:value-type="float" office:value="21580.487804878">
                <text:p>21580.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30">
                <text:p>9130</text:p>
              </table:table-cell>
              <table:table-cell office:value-type="float" office:value="14608">
                <text:p>1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165">
                <text:p>9165</text:p>
              </table:table-cell>
              <table:table-cell office:value-type="float" office:value="11245.3987730061">
                <text:p>11245.398773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51">
                <text:p>9351</text:p>
              </table:table-cell>
              <table:table-cell office:value-type="float" office:value="23146.0396039604">
                <text:p>23146.039603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55">
                <text:p>9355</text:p>
              </table:table-cell>
              <table:table-cell office:value-type="float" office:value="21908.6651053864">
                <text:p>21908.665105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33">
                <text:p>9433</text:p>
              </table:table-cell>
              <table:table-cell office:value-type="float" office:value="25357.5268817204">
                <text:p>25357.526881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37">
                <text:p>9437</text:p>
              </table:table-cell>
              <table:table-cell office:value-type="float" office:value="20901.4396456257">
                <text:p>20901.4396456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93">
                <text:p>9493</text:p>
              </table:table-cell>
              <table:table-cell office:value-type="float" office:value="20681.917211329">
                <text:p>20681.91721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581">
                <text:p>9581</text:p>
              </table:table-cell>
              <table:table-cell office:value-type="float" office:value="33037.9310344828">
                <text:p>33037.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589">
                <text:p>9589</text:p>
              </table:table-cell>
              <table:table-cell office:value-type="float" office:value="23330.900243309">
                <text:p>23330.90024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612">
                <text:p>9612</text:p>
              </table:table-cell>
              <table:table-cell office:value-type="float" office:value="21431.4381270903">
                <text:p>21431.438127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04">
                <text:p>9704</text:p>
              </table:table-cell>
              <table:table-cell office:value-type="float" office:value="22205.9496567506">
                <text:p>22205.949656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17">
                <text:p>9717</text:p>
              </table:table-cell>
              <table:table-cell office:value-type="float" office:value="20180.6853582555">
                <text:p>20180.685358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21">
                <text:p>9821</text:p>
              </table:table-cell>
              <table:table-cell office:value-type="float" office:value="24430.3482587065">
                <text:p>24430.348258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07">
                <text:p>9907</text:p>
              </table:table-cell>
              <table:table-cell office:value-type="float" office:value="26139.8416886544">
                <text:p>26139.841688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21">
                <text:p>9921</text:p>
              </table:table-cell>
              <table:table-cell office:value-type="float" office:value="23734.4497607656">
                <text:p>23734.449760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33">
                <text:p>9933</text:p>
              </table:table-cell>
              <table:table-cell office:value-type="float" office:value="21500">
                <text:p>2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49">
                <text:p>9949</text:p>
              </table:table-cell>
              <table:table-cell office:value-type="float" office:value="33385.9060402685">
                <text:p>33385.906040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54">
                <text:p>9954</text:p>
              </table:table-cell>
              <table:table-cell office:value-type="float" office:value="24947.3684210526">
                <text:p>24947.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94">
                <text:p>9994</text:p>
              </table:table-cell>
              <table:table-cell office:value-type="float" office:value="25691.5167095116">
                <text:p>25691.516709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12">
                <text:p>10112</text:p>
              </table:table-cell>
              <table:table-cell office:value-type="float" office:value="15849.5297805643">
                <text:p>15849.529780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34">
                <text:p>10134</text:p>
              </table:table-cell>
              <table:table-cell office:value-type="float" office:value="22824.3243243243">
                <text:p>22824.324324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214">
                <text:p>10214</text:p>
              </table:table-cell>
              <table:table-cell office:value-type="float" office:value="25535">
                <text:p>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37">
                <text:p>10237</text:p>
              </table:table-cell>
              <table:table-cell office:value-type="float" office:value="21804.04685836">
                <text:p>21804.0468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265">
                <text:p>10265</text:p>
              </table:table-cell>
              <table:table-cell office:value-type="float" office:value="22710.1769911504">
                <text:p>22710.176991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41">
                <text:p>10341</text:p>
              </table:table-cell>
              <table:table-cell office:value-type="float" office:value="27910.9311740891">
                <text:p>27910.931174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363">
                <text:p>10363</text:p>
              </table:table-cell>
              <table:table-cell office:value-type="float" office:value="24791.8660287081">
                <text:p>24791.866028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85">
                <text:p>10485</text:p>
              </table:table-cell>
              <table:table-cell office:value-type="float" office:value="24383.7209302326">
                <text:p>24383.720930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516">
                <text:p>10516</text:p>
              </table:table-cell>
              <table:table-cell office:value-type="float" office:value="22712.7429805616">
                <text:p>22712.742980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605">
                <text:p>10605</text:p>
              </table:table-cell>
              <table:table-cell office:value-type="float" office:value="28817.9347826087">
                <text:p>28817.934782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62">
                <text:p>10762</text:p>
              </table:table-cell>
              <table:table-cell office:value-type="float" office:value="23044.9678800857">
                <text:p>23044.967880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77">
                <text:p>10777</text:p>
              </table:table-cell>
              <table:table-cell office:value-type="float" office:value="34104.4303797468">
                <text:p>34104.4303797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778">
                <text:p>10778</text:p>
              </table:table-cell>
              <table:table-cell office:value-type="float" office:value="18503.0042918455">
                <text:p>18503.004291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20">
                <text:p>10820</text:p>
              </table:table-cell>
              <table:table-cell office:value-type="float" office:value="27254.4080604534">
                <text:p>27254.408060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30">
                <text:p>10830</text:p>
              </table:table-cell>
              <table:table-cell office:value-type="float" office:value="22102.0408163265">
                <text:p>22102.040816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882">
                <text:p>10882</text:p>
              </table:table-cell>
              <table:table-cell office:value-type="float" office:value="24731.8181818182">
                <text:p>24731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905">
                <text:p>10905</text:p>
              </table:table-cell>
              <table:table-cell office:value-type="float" office:value="20269.5167286245">
                <text:p>20269.516728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945">
                <text:p>10945</text:p>
              </table:table-cell>
              <table:table-cell office:value-type="float" office:value="25572.4299065421">
                <text:p>25572.42990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963">
                <text:p>10963</text:p>
              </table:table-cell>
              <table:table-cell office:value-type="float" office:value="22125.126135217">
                <text:p>22125.12613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031">
                <text:p>11031</text:p>
              </table:table-cell>
              <table:table-cell office:value-type="float" office:value="20580.223880597">
                <text:p>20580.22388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052">
                <text:p>11052</text:p>
              </table:table-cell>
              <table:table-cell office:value-type="float" office:value="26567.3076923077">
                <text:p>26567.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063">
                <text:p>11063</text:p>
              </table:table-cell>
              <table:table-cell office:value-type="float" office:value="22531.5682281059">
                <text:p>22531.568228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66">
                <text:p>11066</text:p>
              </table:table-cell>
              <table:table-cell office:value-type="float" office:value="26665.0602409639">
                <text:p>26665.060240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141">
                <text:p>11141</text:p>
              </table:table-cell>
              <table:table-cell office:value-type="float" office:value="22713.5575942915">
                <text:p>22713.557594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189">
                <text:p>11189</text:p>
              </table:table-cell>
              <table:table-cell office:value-type="float" office:value="36093.5483870968">
                <text:p>36093.548387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201">
                <text:p>11201</text:p>
              </table:table-cell>
              <table:table-cell office:value-type="float" office:value="20627.9926335175">
                <text:p>20627.99263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214">
                <text:p>11214</text:p>
              </table:table-cell>
              <table:table-cell office:value-type="float" office:value="21913.0434782609">
                <text:p>21913.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264">
                <text:p>11264</text:p>
              </table:table-cell>
              <table:table-cell office:value-type="float" office:value="22778.564206269">
                <text:p>22778.56420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94">
                <text:p>11294</text:p>
              </table:table-cell>
              <table:table-cell office:value-type="float" office:value="25436.9369369369">
                <text:p>25436.9369369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316">
                <text:p>11316</text:p>
              </table:table-cell>
              <table:table-cell office:value-type="float" office:value="23974.5762711864">
                <text:p>23974.576271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413">
                <text:p>11413</text:p>
              </table:table-cell>
              <table:table-cell office:value-type="float" office:value="21759.7712106768">
                <text:p>21759.771210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503">
                <text:p>11503</text:p>
              </table:table-cell>
              <table:table-cell office:value-type="float" office:value="24579.0598290598">
                <text:p>24579.059829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536">
                <text:p>11536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554">
                <text:p>11554</text:p>
              </table:table-cell>
              <table:table-cell office:value-type="float" office:value="25790.1785714286">
                <text:p>25790.17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564">
                <text:p>11564</text:p>
              </table:table-cell>
              <table:table-cell office:value-type="float" office:value="27831.5282791817">
                <text:p>27831.528279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73">
                <text:p>11573</text:p>
              </table:table-cell>
              <table:table-cell office:value-type="float" office:value="26124.1534988713">
                <text:p>26124.153498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581">
                <text:p>11581</text:p>
              </table:table-cell>
              <table:table-cell office:value-type="float" office:value="21850.9433962264">
                <text:p>21850.943396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601">
                <text:p>11601</text:p>
              </table:table-cell>
              <table:table-cell office:value-type="float" office:value="21423.8227146814">
                <text:p>21423.822714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636">
                <text:p>11636</text:p>
              </table:table-cell>
              <table:table-cell office:value-type="float" office:value="26385.4875283447">
                <text:p>26385.487528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656">
                <text:p>11656</text:p>
              </table:table-cell>
              <table:table-cell office:value-type="float" office:value="24694.9152542373">
                <text:p>24694.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714">
                <text:p>11714</text:p>
              </table:table-cell>
              <table:table-cell office:value-type="float" office:value="25576.4192139738">
                <text:p>25576.4192139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788">
                <text:p>11788</text:p>
              </table:table-cell>
              <table:table-cell office:value-type="float" office:value="26312.5">
                <text:p>263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844">
                <text:p>11844</text:p>
              </table:table-cell>
              <table:table-cell office:value-type="float" office:value="26320">
                <text:p>26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845">
                <text:p>11845</text:p>
              </table:table-cell>
              <table:table-cell office:value-type="float" office:value="25862.4454148472">
                <text:p>25862.445414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965">
                <text:p>11965</text:p>
              </table:table-cell>
              <table:table-cell office:value-type="float" office:value="35504.4510385757">
                <text:p>35504.451038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990">
                <text:p>11990</text:p>
              </table:table-cell>
              <table:table-cell office:value-type="float" office:value="24875.5186721992">
                <text:p>24875.518672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061">
                <text:p>12061</text:p>
              </table:table-cell>
              <table:table-cell office:value-type="float" office:value="25661.7021276596">
                <text:p>25661.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67">
                <text:p>12067</text:p>
              </table:table-cell>
              <table:table-cell office:value-type="float" office:value="26404.8140043764">
                <text:p>26404.814004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56">
                <text:p>12156</text:p>
              </table:table-cell>
              <table:table-cell office:value-type="float" office:value="27316.8539325843">
                <text:p>27316.853932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65">
                <text:p>12165</text:p>
              </table:table-cell>
              <table:table-cell office:value-type="float" office:value="21998.191681736">
                <text:p>21998.19168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13">
                <text:p>12213</text:p>
              </table:table-cell>
              <table:table-cell office:value-type="float" office:value="25820.2959830867">
                <text:p>25820.295983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16">
                <text:p>12216</text:p>
              </table:table-cell>
              <table:table-cell office:value-type="float" office:value="20652.5781910397">
                <text:p>20652.57819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8">
                <text:p>12218</text:p>
              </table:table-cell>
              <table:table-cell office:value-type="float" office:value="26218.8841201717">
                <text:p>26218.884120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378">
                <text:p>12378</text:p>
              </table:table-cell>
              <table:table-cell office:value-type="float" office:value="22922.2222222222">
                <text:p>22922.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437">
                <text:p>12437</text:p>
              </table:table-cell>
              <table:table-cell office:value-type="float" office:value="23117.1003717472">
                <text:p>23117.100371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76">
                <text:p>12476</text:p>
              </table:table-cell>
              <table:table-cell office:value-type="float" office:value="21906.9359086918">
                <text:p>21906.935908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589">
                <text:p>12589</text:p>
              </table:table-cell>
              <table:table-cell office:value-type="float" office:value="34490.4109589041">
                <text:p>34490.4109589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72">
                <text:p>12672</text:p>
              </table:table-cell>
              <table:table-cell office:value-type="float" office:value="26181.8181818182">
                <text:p>26181.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84">
                <text:p>12684</text:p>
              </table:table-cell>
              <table:table-cell office:value-type="float" office:value="23391.4246196404">
                <text:p>23391.424619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717">
                <text:p>12717</text:p>
              </table:table-cell>
              <table:table-cell office:value-type="float" office:value="22996.383363472">
                <text:p>22996.38336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810">
                <text:p>12810</text:p>
              </table:table-cell>
              <table:table-cell office:value-type="float" office:value="27371.7948717949">
                <text:p>27371.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830">
                <text:p>12830</text:p>
              </table:table-cell>
              <table:table-cell office:value-type="float" office:value="22869.8752228164">
                <text:p>22869.875222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835">
                <text:p>12835</text:p>
              </table:table-cell>
              <table:table-cell office:value-type="float" office:value="26628.6307053942">
                <text:p>26628.630705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844">
                <text:p>12844</text:p>
              </table:table-cell>
              <table:table-cell office:value-type="float" office:value="26212.2448979592">
                <text:p>26212.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002">
                <text:p>13002</text:p>
              </table:table-cell>
              <table:table-cell office:value-type="float" office:value="24812.9770992366">
                <text:p>24812.977099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008">
                <text:p>13008</text:p>
              </table:table-cell>
              <table:table-cell office:value-type="float" office:value="26903.8262668046">
                <text:p>26903.826266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013">
                <text:p>13013</text:p>
              </table:table-cell>
              <table:table-cell office:value-type="float" office:value="30763.5933806147">
                <text:p>30763.593380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085">
                <text:p>13085</text:p>
              </table:table-cell>
              <table:table-cell office:value-type="float" office:value="27431.8658280922">
                <text:p>27431.865828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122">
                <text:p>13122</text:p>
              </table:table-cell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24">
                <text:p>13124</text:p>
              </table:table-cell>
              <table:table-cell office:value-type="float" office:value="23248.8928255093">
                <text:p>23248.892825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181">
                <text:p>13181</text:p>
              </table:table-cell>
              <table:table-cell office:value-type="float" office:value="37025.2808988764">
                <text:p>37025.2808988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249">
                <text:p>13249</text:p>
              </table:table-cell>
              <table:table-cell office:value-type="float" office:value="23041.7391304348">
                <text:p>23041.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334">
                <text:p>13334</text:p>
              </table:table-cell>
              <table:table-cell office:value-type="float" office:value="26248.031496063">
                <text:p>26248.031496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343">
                <text:p>13343</text:p>
              </table:table-cell>
              <table:table-cell office:value-type="float" office:value="25933.9164237123">
                <text:p>25933.91642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359">
                <text:p>13359</text:p>
              </table:table-cell>
              <table:table-cell office:value-type="float" office:value="25063.7898686679">
                <text:p>25063.789868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484">
                <text:p>13484</text:p>
              </table:table-cell>
              <table:table-cell office:value-type="float" office:value="19290.4148783977">
                <text:p>19290.414878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553">
                <text:p>13553</text:p>
              </table:table-cell>
              <table:table-cell office:value-type="float" office:value="22951.7358171041">
                <text:p>22951.735817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613">
                <text:p>13613</text:p>
              </table:table-cell>
              <table:table-cell office:value-type="float" office:value="30454.1387024608">
                <text:p>30454.138702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661">
                <text:p>13661</text:p>
              </table:table-cell>
              <table:table-cell office:value-type="float" office:value="19827.2859216255">
                <text:p>19827.285921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781">
                <text:p>13781</text:p>
              </table:table-cell>
              <table:table-cell office:value-type="float" office:value="39714.6974063401">
                <text:p>39714.697406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792">
                <text:p>13792</text:p>
              </table:table-cell>
              <table:table-cell office:value-type="float" office:value="26121.2121212121">
                <text:p>26121.212121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828">
                <text:p>13828</text:p>
              </table:table-cell>
              <table:table-cell office:value-type="float" office:value="22195.8266452648">
                <text:p>22195.826645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885">
                <text:p>13885</text:p>
              </table:table-cell>
              <table:table-cell office:value-type="float" office:value="20211.0625909753">
                <text:p>20211.062590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895">
                <text:p>13895</text:p>
              </table:table-cell>
              <table:table-cell office:value-type="float" office:value="26216.9811320755">
                <text:p>26216.981132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902">
                <text:p>13902</text:p>
              </table:table-cell>
              <table:table-cell office:value-type="float" office:value="22660.1466992665">
                <text:p>22660.146699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925">
                <text:p>13925</text:p>
              </table:table-cell>
              <table:table-cell office:value-type="float" office:value="25318.1818181818">
                <text:p>25318.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989">
                <text:p>13989</text:p>
              </table:table-cell>
              <table:table-cell office:value-type="float" office:value="36861.6600790514">
                <text:p>36861.660079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163">
                <text:p>14163</text:p>
              </table:table-cell>
              <table:table-cell office:value-type="float" office:value="24066.2701784197">
                <text:p>24066.270178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185">
                <text:p>14185</text:p>
              </table:table-cell>
              <table:table-cell office:value-type="float" office:value="22060.6531881804">
                <text:p>22060.653188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237">
                <text:p>14237</text:p>
              </table:table-cell>
              <table:table-cell office:value-type="float" office:value="39657.3816155989">
                <text:p>39657.3816155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39">
                <text:p>14239</text:p>
              </table:table-cell>
              <table:table-cell office:value-type="float" office:value="23811.0367892977">
                <text:p>23811.036789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482">
                <text:p>14482</text:p>
              </table:table-cell>
              <table:table-cell office:value-type="float" office:value="28285.15625">
                <text:p>28285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17">
                <text:p>14517</text:p>
              </table:table-cell>
              <table:table-cell office:value-type="float" office:value="37033.1632653061">
                <text:p>37033.163265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0">
                <text:p>14540</text:p>
              </table:table-cell>
              <table:table-cell office:value-type="float" office:value="27279.5497185741">
                <text:p>27279.549718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1">
                <text:p>14541</text:p>
              </table:table-cell>
              <table:table-cell office:value-type="float" office:value="35552.5672371638">
                <text:p>35552.567237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97">
                <text:p>14597</text:p>
              </table:table-cell>
              <table:table-cell office:value-type="float" office:value="24824.8299319728">
                <text:p>24824.829931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00">
                <text:p>14600</text:p>
              </table:table-cell>
              <table:table-cell office:value-type="float" office:value="28023.0326295585">
                <text:p>28023.032629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21">
                <text:p>14621</text:p>
              </table:table-cell>
              <table:table-cell office:value-type="float" office:value="28117.3076923077">
                <text:p>28117.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664">
                <text:p>14664</text:p>
              </table:table-cell>
              <table:table-cell office:value-type="float" office:value="24686.8686868687">
                <text:p>24686.868686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20">
                <text:p>14820</text:p>
              </table:table-cell>
              <table:table-cell office:value-type="float" office:value="25161.2903225806">
                <text:p>25161.290322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21">
                <text:p>14821</text:p>
              </table:table-cell>
              <table:table-cell office:value-type="float" office:value="38900.2624671916">
                <text:p>38900.262467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60">
                <text:p>14860</text:p>
              </table:table-cell>
              <table:table-cell office:value-type="float" office:value="25888.5017421603">
                <text:p>25888.501742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893">
                <text:p>14893</text:p>
              </table:table-cell>
              <table:table-cell office:value-type="float" office:value="22112.843355605">
                <text:p>22112.84335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53">
                <text:p>15053</text:p>
              </table:table-cell>
              <table:table-cell office:value-type="float" office:value="39717.6781002639">
                <text:p>39717.678100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189">
                <text:p>15189</text:p>
              </table:table-cell>
              <table:table-cell office:value-type="float" office:value="34997.6958525346">
                <text:p>34997.695852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227">
                <text:p>15227</text:p>
              </table:table-cell>
              <table:table-cell office:value-type="float" office:value="27191.0714285714">
                <text:p>27191.0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237">
                <text:p>15237</text:p>
              </table:table-cell>
              <table:table-cell office:value-type="float" office:value="34551.0204081633">
                <text:p>34551.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461">
                <text:p>15461</text:p>
              </table:table-cell>
              <table:table-cell office:value-type="float" office:value="37618.0048661801">
                <text:p>37618.004866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477">
                <text:p>15477</text:p>
              </table:table-cell>
              <table:table-cell office:value-type="float" office:value="15011.639185257">
                <text:p>15011.63918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589">
                <text:p>15589</text:p>
              </table:table-cell>
              <table:table-cell office:value-type="float" office:value="39869.5652173913">
                <text:p>39869.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597">
                <text:p>15597</text:p>
              </table:table-cell>
              <table:table-cell office:value-type="float" office:value="29822.1797323136">
                <text:p>29822.179732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861">
                <text:p>15861</text:p>
              </table:table-cell>
              <table:table-cell office:value-type="float" office:value="38035.9712230216">
                <text:p>38035.97122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013">
                <text:p>16013</text:p>
              </table:table-cell>
              <table:table-cell office:value-type="float" office:value="26732.8881469115">
                <text:p>26732.888146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186">
                <text:p>16186</text:p>
              </table:table-cell>
              <table:table-cell office:value-type="float" office:value="24524.2424242424">
                <text:p>24524.242424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62">
                <text:p>16262</text:p>
              </table:table-cell>
              <table:table-cell office:value-type="float" office:value="25018.4615384615">
                <text:p>25018.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389">
                <text:p>16389</text:p>
              </table:table-cell>
              <table:table-cell office:value-type="float" office:value="33446.9387755102">
                <text:p>33446.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397">
                <text:p>16397</text:p>
              </table:table-cell>
              <table:table-cell office:value-type="float" office:value="37781.1059907834">
                <text:p>37781.105990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97">
                <text:p>16597</text:p>
              </table:table-cell>
              <table:table-cell office:value-type="float" office:value="33260.5210420842">
                <text:p>33260.521042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861">
                <text:p>16861</text:p>
              </table:table-cell>
              <table:table-cell office:value-type="float" office:value="39030.0925925926">
                <text:p>39030.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893">
                <text:p>16893</text:p>
              </table:table-cell>
              <table:table-cell office:value-type="float" office:value="29952.1276595745">
                <text:p>29952.127659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205">
                <text:p>17205</text:p>
              </table:table-cell>
              <table:table-cell office:value-type="float" office:value="40673.7588652482">
                <text:p>40673.758865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45">
                <text:p>17245</text:p>
              </table:table-cell>
              <table:table-cell office:value-type="float" office:value="27904.5307443366">
                <text:p>27904.530744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399">
                <text:p>17399</text:p>
              </table:table-cell>
              <table:table-cell office:value-type="float" office:value="24790.7978108752">
                <text:p>24790.7978108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453">
                <text:p>17453</text:p>
              </table:table-cell>
              <table:table-cell office:value-type="float" office:value="38612.8318584071">
                <text:p>38612.831858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486">
                <text:p>17486</text:p>
              </table:table-cell>
              <table:table-cell office:value-type="float" office:value="25828.6558345643">
                <text:p>25828.655834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523">
                <text:p>17523</text:p>
              </table:table-cell>
              <table:table-cell office:value-type="float" office:value="24899.4671403197">
                <text:p>24899.467140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533">
                <text:p>17533</text:p>
              </table:table-cell>
              <table:table-cell office:value-type="float" office:value="31031.8584070796">
                <text:p>31031.858407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557">
                <text:p>17557</text:p>
              </table:table-cell>
              <table:table-cell office:value-type="float" office:value="38671.8061674009">
                <text:p>38671.806167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717">
                <text:p>17717</text:p>
              </table:table-cell>
              <table:table-cell office:value-type="float" office:value="37456.6596194503">
                <text:p>37456.659619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061">
                <text:p>18061</text:p>
              </table:table-cell>
              <table:table-cell office:value-type="float" office:value="37548.8565488566">
                <text:p>37548.856548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117">
                <text:p>18117</text:p>
              </table:table-cell>
              <table:table-cell office:value-type="float" office:value="26486.8421052632">
                <text:p>26486.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242">
                <text:p>18242</text:p>
              </table:table-cell>
              <table:table-cell office:value-type="float" office:value="25424.3902439024">
                <text:p>25424.390243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253">
                <text:p>18253</text:p>
              </table:table-cell>
              <table:table-cell office:value-type="float" office:value="18682.7021494371">
                <text:p>18682.702149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261">
                <text:p>18261</text:p>
              </table:table-cell>
              <table:table-cell office:value-type="float" office:value="30690.756302521">
                <text:p>30690.75630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293">
                <text:p>18293</text:p>
              </table:table-cell>
              <table:table-cell office:value-type="float" office:value="35520.3883495146">
                <text:p>35520.388349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299">
                <text:p>18299</text:p>
              </table:table-cell>
              <table:table-cell office:value-type="float" office:value="26610.2633978364">
                <text:p>26610.263397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405">
                <text:p>18405</text:p>
              </table:table-cell>
              <table:table-cell office:value-type="float" office:value="33102.5179856115">
                <text:p>33102.517985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426">
                <text:p>18426</text:p>
              </table:table-cell>
              <table:table-cell office:value-type="float" office:value="21301.7341040462">
                <text:p>21301.734104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549">
                <text:p>18549</text:p>
              </table:table-cell>
              <table:table-cell office:value-type="float" office:value="23965.1162790698">
                <text:p>23965.11627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685">
                <text:p>18685</text:p>
              </table:table-cell>
              <table:table-cell office:value-type="float" office:value="31885.6655290102">
                <text:p>31885.665529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741">
                <text:p>18741</text:p>
              </table:table-cell>
              <table:table-cell office:value-type="float" office:value="33052.91005291">
                <text:p>33052.9100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829">
                <text:p>18829</text:p>
              </table:table-cell>
              <table:table-cell office:value-type="float" office:value="37285.1485148515">
                <text:p>37285.148514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941">
                <text:p>18941</text:p>
              </table:table-cell>
              <table:table-cell office:value-type="float" office:value="29549.1419656786">
                <text:p>29549.141965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73">
                <text:p>18973</text:p>
              </table:table-cell>
              <table:table-cell office:value-type="float" office:value="24449.7422680412">
                <text:p>24449.742268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157">
                <text:p>19157</text:p>
              </table:table-cell>
              <table:table-cell office:value-type="float" office:value="36629.0630975143">
                <text:p>36629.063097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13">
                <text:p>19413</text:p>
              </table:table-cell>
              <table:table-cell office:value-type="float" office:value="37404.6242774566">
                <text:p>37404.624277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501">
                <text:p>19501</text:p>
              </table:table-cell>
              <table:table-cell office:value-type="float" office:value="36587.2420262664">
                <text:p>36587.242026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541">
                <text:p>19541</text:p>
              </table:table-cell>
              <table:table-cell office:value-type="float" office:value="33064.2978003384">
                <text:p>33064.297800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589">
                <text:p>19589</text:p>
              </table:table-cell>
              <table:table-cell office:value-type="float" office:value="34918.0035650624">
                <text:p>34918.003565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733">
                <text:p>19733</text:p>
              </table:table-cell>
              <table:table-cell office:value-type="float" office:value="25527.8137128072">
                <text:p>25527.813712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757">
                <text:p>19757</text:p>
              </table:table-cell>
              <table:table-cell office:value-type="float" office:value="35791.6666666667">
                <text:p>35791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869">
                <text:p>19869</text:p>
              </table:table-cell>
              <table:table-cell office:value-type="float" office:value="36257.299270073">
                <text:p>36257.29927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877">
                <text:p>19877</text:p>
              </table:table-cell>
              <table:table-cell office:value-type="float" office:value="38005.7361376673">
                <text:p>38005.736137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885">
                <text:p>19885</text:p>
              </table:table-cell>
              <table:table-cell office:value-type="float" office:value="37518.8679245283">
                <text:p>37518.867924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909">
                <text:p>19909</text:p>
              </table:table-cell>
              <table:table-cell office:value-type="float" office:value="38808.9668615984">
                <text:p>38808.966861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693">
                <text:p>20693</text:p>
              </table:table-cell>
              <table:table-cell office:value-type="float" office:value="39117.202268431">
                <text:p>39117.20226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269">
                <text:p>21269</text:p>
              </table:table-cell>
              <table:table-cell office:value-type="float" office:value="25811.8932038835">
                <text:p>25811.893203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456">
                <text:p>21456</text:p>
              </table:table-cell>
              <table:table-cell office:value-type="float" office:value="37239.2032171228">
                <text:p>37239.203217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477">
                <text:p>21477</text:p>
              </table:table-cell>
              <table:table-cell office:value-type="float" office:value="26064.3203883495">
                <text:p>26064.320388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557">
                <text:p>21557</text:p>
              </table:table-cell>
              <table:table-cell office:value-type="float" office:value="25909.8557692308">
                <text:p>25909.85576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701">
                <text:p>21701</text:p>
              </table:table-cell>
              <table:table-cell office:value-type="float" office:value="37454.2630307214">
                <text:p>37454.263030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805">
                <text:p>21805</text:p>
              </table:table-cell>
              <table:table-cell office:value-type="float" office:value="37465.6357388316">
                <text:p>37465.635738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826">
                <text:p>21826</text:p>
              </table:table-cell>
              <table:table-cell office:value-type="float" office:value="35605.220228385">
                <text:p>35605.22022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181">
                <text:p>22181</text:p>
              </table:table-cell>
              <table:table-cell office:value-type="float" office:value="36184.339314845">
                <text:p>36184.33931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245">
                <text:p>22245</text:p>
              </table:table-cell>
              <table:table-cell office:value-type="float" office:value="34275.8089368259">
                <text:p>34275.808936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285">
                <text:p>22285</text:p>
              </table:table-cell>
              <table:table-cell office:value-type="float" office:value="31790.2995720399">
                <text:p>31790.299572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365">
                <text:p>22365</text:p>
              </table:table-cell>
              <table:table-cell office:value-type="float" office:value="36784.5394736842">
                <text:p>36784.53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725">
                <text:p>22725</text:p>
              </table:table-cell>
              <table:table-cell office:value-type="float" office:value="36071.4285714286">
                <text:p>36071.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925">
                <text:p>22925</text:p>
              </table:table-cell>
              <table:table-cell office:value-type="float" office:value="29504.5045045045">
                <text:p>29504.504504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3541">
                <text:p>23541</text:p>
              </table:table-cell>
              <table:table-cell office:value-type="float" office:value="37545.4545454545">
                <text:p>37545.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3661">
                <text:p>23661</text:p>
              </table:table-cell>
              <table:table-cell office:value-type="float" office:value="36068.5975609756">
                <text:p>36068.597560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3837">
                <text:p>23837</text:p>
              </table:table-cell>
              <table:table-cell office:value-type="float" office:value="26934.4632768362">
                <text:p>26934.463276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461">
                <text:p>24461</text:p>
              </table:table-cell>
              <table:table-cell office:value-type="float" office:value="39389.694041868">
                <text:p>39389.6940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509">
                <text:p>24509</text:p>
              </table:table-cell>
              <table:table-cell office:value-type="float" office:value="35884.3338213763">
                <text:p>35884.333821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357">
                <text:p>25357</text:p>
              </table:table-cell>
              <table:table-cell office:value-type="float" office:value="36696.0926193922">
                <text:p>36696.092619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941">
                <text:p>25941</text:p>
              </table:table-cell>
              <table:table-cell office:value-type="float" office:value="35535.6164383562">
                <text:p>35535.616438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333">
                <text:p>26333</text:p>
              </table:table-cell>
              <table:table-cell office:value-type="float" office:value="38668.1350954479">
                <text:p>38668.135095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997">
                <text:p>26997</text:p>
              </table:table-cell>
              <table:table-cell office:value-type="float" office:value="40054.8961424332">
                <text:p>40054.896142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285">
                <text:p>27285</text:p>
              </table:table-cell>
              <table:table-cell office:value-type="float" office:value="38592.6449787836">
                <text:p>38592.644978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237">
                <text:p>29237</text:p>
              </table:table-cell>
              <table:table-cell office:value-type="float" office:value="33129.7450424929">
                <text:p>33129.745042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066">
                <text:p>36066</text:p>
              </table:table-cell>
              <table:table-cell office:value-type="float" office:value="37335.4037267081">
                <text:p>37335.40372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858">
                <text:p>39858</text:p>
              </table:table-cell>
              <table:table-cell office:value-type="float" office:value="37815.9392789374">
                <text:p>37815.939278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3519">
                <text:p>43519</text:p>
              </table:table-cell>
              <table:table-cell office:value-type="float" office:value="31029.5900178253">
                <text:p>31029.590017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3625">
                <text:p>43625</text:p>
              </table:table-cell>
              <table:table-cell office:value-type="float" office:value="37064.5709430756">
                <text:p>37064.570943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807">
                <text:p>46807</text:p>
              </table:table-cell>
              <table:table-cell office:value-type="float" office:value="39700.5937234945">
                <text:p>39700.593723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6838">
                <text:p>46838</text:p>
              </table:table-cell>
              <table:table-cell office:value-type="float" office:value="36592.1875">
                <text:p>3659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514">
                <text:p>48514</text:p>
              </table:table-cell>
              <table:table-cell office:value-type="float" office:value="39314.4246353323">
                <text:p>39314.424635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7013">
                <text:p>57013</text:p>
              </table:table-cell>
              <table:table-cell office:value-type="float" office:value="33147.0930232558">
                <text:p>33147.09302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7117">
                <text:p>57117</text:p>
              </table:table-cell>
              <table:table-cell office:value-type="float" office:value="34658.3737864078">
                <text:p>34658.373786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3571">
                <text:p>63571</text:p>
              </table:table-cell>
              <table:table-cell office:value-type="float" office:value="40006.9225928257">
                <text:p>40006.922592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4899">
                <text:p>64899</text:p>
              </table:table-cell>
              <table:table-cell office:value-type="float" office:value="35023.7452779277">
                <text:p>35023.745277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392">
                <text:p>65392</text:p>
              </table:table-cell>
              <table:table-cell office:value-type="float" office:value="38040.7213496219">
                <text:p>38040.721349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381">
                <text:p>66381</text:p>
              </table:table-cell>
              <table:table-cell office:value-type="float" office:value="36513.201320132">
                <text:p>36513.20132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368">
                <text:p>68368</text:p>
              </table:table-cell>
              <table:table-cell office:value-type="float" office:value="33678.8177339902">
                <text:p>33678.817733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660">
                <text:p>68660</text:p>
              </table:table-cell>
              <table:table-cell office:value-type="float" office:value="38144.4444444444">
                <text:p>38144.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377">
                <text:p>70377</text:p>
              </table:table-cell>
              <table:table-cell office:value-type="float" office:value="32672.7019498607">
                <text:p>32672.701949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3043">
                <text:p>73043</text:p>
              </table:table-cell>
              <table:table-cell office:value-type="float" office:value="37944.4155844156">
                <text:p>37944.415584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4491">
                <text:p>74491</text:p>
              </table:table-cell>
              <table:table-cell office:value-type="float" office:value="38656.4608199273">
                <text:p>38656.460819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845">
                <text:p>75845</text:p>
              </table:table-cell>
              <table:table-cell office:value-type="float" office:value="37306.9355632071">
                <text:p>37306.93556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8652">
                <text:p>78652</text:p>
              </table:table-cell>
              <table:table-cell office:value-type="float" office:value="35175.313059034">
                <text:p>35175.313059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9883">
                <text:p>79883</text:p>
              </table:table-cell>
              <table:table-cell office:value-type="float" office:value="35051.7770952172">
                <text:p>35051.777095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0884">
                <text:p>80884</text:p>
              </table:table-cell>
              <table:table-cell office:value-type="float" office:value="38063.0588235294">
                <text:p>38063.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149">
                <text:p>83149</text:p>
              </table:table-cell>
              <table:table-cell office:value-type="float" office:value="35412.6916524702">
                <text:p>35412.691652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4252">
                <text:p>84252</text:p>
              </table:table-cell>
              <table:table-cell office:value-type="float" office:value="32859.5943837754">
                <text:p>32859.594383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4957">
                <text:p>84957</text:p>
              </table:table-cell>
              <table:table-cell office:value-type="float" office:value="37393.0457746479">
                <text:p>37393.045774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5043">
                <text:p>85043</text:p>
              </table:table-cell>
              <table:table-cell office:value-type="float" office:value="35360.9147609148">
                <text:p>35360.914760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5208">
                <text:p>85208</text:p>
              </table:table-cell>
              <table:table-cell office:value-type="float" office:value="37192.4923614142">
                <text:p>37192.492361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5497">
                <text:p>85497</text:p>
              </table:table-cell>
              <table:table-cell office:value-type="float" office:value="36181.5488785442">
                <text:p>36181.548878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572">
                <text:p>86572</text:p>
              </table:table-cell>
              <table:table-cell office:value-type="float" office:value="38752.0143240824">
                <text:p>38752.014324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6735">
                <text:p>86735</text:p>
              </table:table-cell>
              <table:table-cell office:value-type="float" office:value="32594.8891394213">
                <text:p>32594.889139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6840">
                <text:p>86840</text:p>
              </table:table-cell>
              <table:table-cell office:value-type="float" office:value="49693.8483547926">
                <text:p>49693.8483547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687">
                <text:p>87687</text:p>
              </table:table-cell>
              <table:table-cell office:value-type="float" office:value="34713.7767220903">
                <text:p>34713.776722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7854">
                <text:p>87854</text:p>
              </table:table-cell>
              <table:table-cell office:value-type="float" office:value="35713.0081300813">
                <text:p>35713.008130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8823">
                <text:p>88823</text:p>
              </table:table-cell>
              <table:table-cell office:value-type="float" office:value="32655.5147058824">
                <text:p>32655.51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883">
                <text:p>89883</text:p>
              </table:table-cell>
              <table:table-cell office:value-type="float" office:value="30222.9320780094">
                <text:p>30222.932078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2130">
                <text:p>92130</text:p>
              </table:table-cell>
              <table:table-cell office:value-type="float" office:value="37044.6320868516">
                <text:p>37044.632086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3280">
                <text:p>93280</text:p>
              </table:table-cell>
              <table:table-cell office:value-type="float" office:value="36001.5438054805">
                <text:p>36001.543805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569">
                <text:p>94569</text:p>
              </table:table-cell>
              <table:table-cell office:value-type="float" office:value="37275.9164367363">
                <text:p>37275.916436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4860">
                <text:p>94860</text:p>
              </table:table-cell>
              <table:table-cell office:value-type="float" office:value="38389.3160663699">
                <text:p>38389.316066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6749">
                <text:p>96749</text:p>
              </table:table-cell>
              <table:table-cell office:value-type="float" office:value="35899.4434137291">
                <text:p>35899.443413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7136">
                <text:p>97136</text:p>
              </table:table-cell>
              <table:table-cell office:value-type="float" office:value="36682.7794561934">
                <text:p>36682.779456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8584">
                <text:p>98584</text:p>
              </table:table-cell>
              <table:table-cell office:value-type="float" office:value="37613.1247615414">
                <text:p>37613.124761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707">
                <text:p>98707</text:p>
              </table:table-cell>
              <table:table-cell office:value-type="float" office:value="32679.0266512167">
                <text:p>32679.026651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984">
                <text:p>98984</text:p>
              </table:table-cell>
              <table:table-cell office:value-type="float" office:value="34215.0017283097">
                <text:p>34215.001728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684">
                <text:p>99684</text:p>
              </table:table-cell>
              <table:table-cell office:value-type="float" office:value="35124.7357293869">
                <text:p>35124.73572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872">
                <text:p>99872</text:p>
              </table:table-cell>
              <table:table-cell office:value-type="float" office:value="39058.2714118107">
                <text:p>39058.271411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303">
                <text:p>100303</text:p>
              </table:table-cell>
              <table:table-cell office:value-type="float" office:value="37412.5326370757">
                <text:p>37412.53263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060">
                <text:p>101060</text:p>
              </table:table-cell>
              <table:table-cell office:value-type="float" office:value="34987.0174831227">
                <text:p>34987.017483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1475">
                <text:p>101475</text:p>
              </table:table-cell>
              <table:table-cell office:value-type="float" office:value="23157.2341396623">
                <text:p>23157.234139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1476">
                <text:p>101476</text:p>
              </table:table-cell>
              <table:table-cell office:value-type="float" office:value="37934.953271028">
                <text:p>37934.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2732">
                <text:p>102732</text:p>
              </table:table-cell>
              <table:table-cell office:value-type="float" office:value="35970.5882352941">
                <text:p>35970.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3180">
                <text:p>103180</text:p>
              </table:table-cell>
              <table:table-cell office:value-type="float" office:value="34729.0474587681">
                <text:p>34729.047458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4147">
                <text:p>104147</text:p>
              </table:table-cell>
              <table:table-cell office:value-type="float" office:value="37315.2991759226">
                <text:p>37315.299175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4589">
                <text:p>104589</text:p>
              </table:table-cell>
              <table:table-cell office:value-type="float" office:value="37771.397616468">
                <text:p>37771.39761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4798">
                <text:p>104798</text:p>
              </table:table-cell>
              <table:table-cell office:value-type="float" office:value="35803.8947728049">
                <text:p>35803.894772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8454">
                <text:p>108454</text:p>
              </table:table-cell>
              <table:table-cell office:value-type="float" office:value="36320.8305425318">
                <text:p>36320.830542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9712">
                <text:p>109712</text:p>
              </table:table-cell>
              <table:table-cell office:value-type="float" office:value="35853.5947712418">
                <text:p>35853.594771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9767">
                <text:p>109767</text:p>
              </table:table-cell>
              <table:table-cell office:value-type="float" office:value="35859.849722313">
                <text:p>35859.84972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9783">
                <text:p>109783</text:p>
              </table:table-cell>
              <table:table-cell office:value-type="float" office:value="37277.7589134126">
                <text:p>37277.758913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0077">
                <text:p>110077</text:p>
              </table:table-cell>
              <table:table-cell office:value-type="float" office:value="36558.2862836267">
                <text:p>36558.286283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316">
                <text:p>111316</text:p>
              </table:table-cell>
              <table:table-cell office:value-type="float" office:value="26777.9648785182">
                <text:p>26777.964878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1395">
                <text:p>111395</text:p>
              </table:table-cell>
              <table:table-cell office:value-type="float" office:value="34941.9698870765">
                <text:p>34941.969887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1881">
                <text:p>111881</text:p>
              </table:table-cell>
              <table:table-cell office:value-type="float" office:value="36195.7295373665">
                <text:p>36195.72953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2670">
                <text:p>112670</text:p>
              </table:table-cell>
              <table:table-cell office:value-type="float" office:value="36008.3093640141">
                <text:p>36008.309364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4099">
                <text:p>114099</text:p>
              </table:table-cell>
              <table:table-cell office:value-type="float" office:value="36961.1273080661">
                <text:p>36961.127308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4278">
                <text:p>114278</text:p>
              </table:table-cell>
              <table:table-cell office:value-type="float" office:value="36551.4153206461">
                <text:p>36551.415320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4434">
                <text:p>114434</text:p>
              </table:table-cell>
              <table:table-cell office:value-type="float" office:value="36099.0536277603">
                <text:p>36099.053627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8212">
                <text:p>118212</text:p>
              </table:table-cell>
              <table:table-cell office:value-type="float" office:value="30684.4905905256">
                <text:p>30684.490590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9065">
                <text:p>119065</text:p>
              </table:table-cell>
              <table:table-cell office:value-type="float" office:value="32737.1459994501">
                <text:p>32737.145999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9279">
                <text:p>119279</text:p>
              </table:table-cell>
              <table:table-cell office:value-type="float" office:value="38967.3309376021">
                <text:p>38967.330937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1339">
                <text:p>121339</text:p>
              </table:table-cell>
              <table:table-cell office:value-type="float" office:value="33270.9075952838">
                <text:p>33270.907595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1812">
                <text:p>121812</text:p>
              </table:table-cell>
              <table:table-cell office:value-type="float" office:value="35938.043959286">
                <text:p>35938.04395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4494">
                <text:p>124494</text:p>
              </table:table-cell>
              <table:table-cell office:value-type="float" office:value="31621.5392430785">
                <text:p>31621.539243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4825">
                <text:p>124825</text:p>
              </table:table-cell>
              <table:table-cell office:value-type="float" office:value="38242.9534313725">
                <text:p>38242.953431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5078">
                <text:p>125078</text:p>
              </table:table-cell>
              <table:table-cell office:value-type="float" office:value="37236.6775826139">
                <text:p>37236.67758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5748">
                <text:p>125748</text:p>
              </table:table-cell>
              <table:table-cell office:value-type="float" office:value="32168.8411358404">
                <text:p>32168.841135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6783">
                <text:p>126783</text:p>
              </table:table-cell>
              <table:table-cell office:value-type="float" office:value="38107.303877367">
                <text:p>38107.30387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7004">
                <text:p>127004</text:p>
              </table:table-cell>
              <table:table-cell office:value-type="float" office:value="34900.7969222314">
                <text:p>34900.796922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7410">
                <text:p>127410</text:p>
              </table:table-cell>
              <table:table-cell office:value-type="float" office:value="36738.7543252595">
                <text:p>36738.754325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0415">
                <text:p>130415</text:p>
              </table:table-cell>
              <table:table-cell office:value-type="float" office:value="38010.7840279802">
                <text:p>38010.784027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7227">
                <text:p>137227</text:p>
              </table:table-cell>
              <table:table-cell office:value-type="float" office:value="36829.5759527644">
                <text:p>36829.575952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599">
                <text:p>138599</text:p>
              </table:table-cell>
              <table:table-cell office:value-type="float" office:value="37652.540070633">
                <text:p>37652.54007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9302">
                <text:p>139302</text:p>
              </table:table-cell>
              <table:table-cell office:value-type="float" office:value="38428.1379310345">
                <text:p>38428.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62">
                <text:p>149662</text:p>
              </table:table-cell>
              <table:table-cell office:value-type="float" office:value="35356.0122844318">
                <text:p>35356.012284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6308">
                <text:p>156308</text:p>
              </table:table-cell>
              <table:table-cell office:value-type="float" office:value="36119.6995956095">
                <text:p>36119.699595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040">
                <text:p>157040</text:p>
              </table:table-cell>
              <table:table-cell office:value-type="float" office:value="30939.7759939728">
                <text:p>30939.775993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817">
                <text:p>157817</text:p>
              </table:table-cell>
              <table:table-cell office:value-type="float" office:value="36667.5185873606">
                <text:p>36667.518587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5109">
                <text:p>205109</text:p>
              </table:table-cell>
              <table:table-cell office:value-type="float" office:value="50774.3931042934">
                <text:p>50774.393104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9495">
                <text:p>279495</text:p>
              </table:table-cell>
              <table:table-cell office:value-type="float" office:value="51124.0168282422">
                <text:p>51124.016828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80109">
                <text:p>280109</text:p>
              </table:table-cell>
              <table:table-cell office:value-type="float" office:value="56269.3852952993">
                <text:p>56269.385295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80124">
                <text:p>280124</text:p>
              </table:table-cell>
              <table:table-cell office:value-type="float" office:value="55415.2324431256">
                <text:p>55415.232443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80142">
                <text:p>280142</text:p>
              </table:table-cell>
              <table:table-cell office:value-type="float" office:value="53208.3570750237">
                <text:p>53208.35707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0160">
                <text:p>280160</text:p>
              </table:table-cell>
              <table:table-cell office:value-type="float" office:value="55182.1942091787">
                <text:p>55182.194209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0356">
                <text:p>280356</text:p>
              </table:table-cell>
              <table:table-cell office:value-type="float" office:value="54993.3307179286">
                <text:p>54993.330717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0394">
                <text:p>280394</text:p>
              </table:table-cell>
              <table:table-cell office:value-type="float" office:value="41675.6837098692">
                <text:p>41675.683709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0587">
                <text:p>280587</text:p>
              </table:table-cell>
              <table:table-cell office:value-type="float" office:value="52076.280623608">
                <text:p>52076.28062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80960">
                <text:p>280960</text:p>
              </table:table-cell>
              <table:table-cell office:value-type="float" office:value="54982.3874755382">
                <text:p>54982.387475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0000">
                <text:p>400000</text:p>
              </table:table-cell>
              <table:table-cell office:value-type="float" office:value="35023.2028719026">
                <text:p>35023.202871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22238">
                <text:p>522238</text:p>
              </table:table-cell>
              <table:table-cell office:value-type="float" office:value="49912.8357067763">
                <text:p>49912.835706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3058">
                <text:p>1283058</text:p>
              </table:table-cell>
              <table:table-cell office:value-type="float" office:value="38430.4434427089">
                <text:p>38430.443442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5909">
                <text:p>1355909</text:p>
              </table:table-cell>
              <table:table-cell office:value-type="float" office:value="40437.4757686917">
                <text:p>40437.475768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0000">
                <text:p>1500000</text:p>
              </table:table-cell>
              <table:table-cell office:value-type="float" office:value="39714.3826325086">
                <text:p>39714.382632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